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rror" table:style-name="ta1">
        <table:shapes>
          <draw:frame draw:z-index="0" draw:style-name="gr1" draw:text-style-name="P1" svg:width="159.99mm" svg:height="89.99mm" svg:x="305.19mm" svg:y="14.28mm">
            <draw:object draw:notify-on-update-of-ranges="posError.A1:posError.A1672 posError.B1:posError.B16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.0397876" calcext:value-type="float">
            <text:p>0.0397876</text:p>
          </table:table-cell>
          <table:table-cell table:formula="of:=[.A1]-[.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.0397876" calcext:value-type="float">
            <text:p>0.0397876</text:p>
          </table:table-cell>
          <table:table-cell table:formula="of:=[.A2]-[.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.0397876" calcext:value-type="float">
            <text:p>0.0397876</text:p>
          </table:table-cell>
          <table:table-cell table:formula="of:=[.A3]-[.A$1]" office:value-type="float" office:value="0.0400000000000027" calcext:value-type="float">
            <text:p>0.0400000000000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.0397876" calcext:value-type="float">
            <text:p>0.0397876</text:p>
          </table:table-cell>
          <table:table-cell table:formula="of:=[.A4]-[.A$1]" office:value-type="float" office:value="0.0400000000000027" calcext:value-type="float">
            <text:p>0.040000000000003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0397876" calcext:value-type="float">
            <text:p>0.0397876</text:p>
          </table:table-cell>
          <table:table-cell table:formula="of:=[.A5]-[.A$1]" office:value-type="float" office:value="0.0500000000000007" calcext:value-type="float">
            <text:p>0.05000000000000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0397876" calcext:value-type="float">
            <text:p>0.0397876</text:p>
          </table:table-cell>
          <table:table-cell table:formula="of:=[.A6]-[.A$1]" office:value-type="float" office:value="0.0600000000000023" calcext:value-type="float">
            <text:p>0.060000000000002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0.0397876" calcext:value-type="float">
            <text:p>0.0397876</text:p>
          </table:table-cell>
          <table:table-cell table:formula="of:=[.A7]-[.A$1]" office:value-type="float" office:value="0.100000000000001" calcext:value-type="float">
            <text:p>0.100000000000001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0.0397876" calcext:value-type="float">
            <text:p>0.0397876</text:p>
          </table:table-cell>
          <table:table-cell table:formula="of:=[.A8]-[.A$1]" office:value-type="float" office:value="0.100000000000001" calcext:value-type="float">
            <text:p>0.100000000000001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0.0397876" calcext:value-type="float">
            <text:p>0.0397876</text:p>
          </table:table-cell>
          <table:table-cell table:formula="of:=[.A9]-[.A$1]" office:value-type="float" office:value="0.150000000000002" calcext:value-type="float">
            <text:p>0.150000000000002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0.0397876" calcext:value-type="float">
            <text:p>0.0397876</text:p>
          </table:table-cell>
          <table:table-cell table:formula="of:=[.A10]-[.A$1]" office:value-type="float" office:value="0.190000000000001" calcext:value-type="float">
            <text:p>0.190000000000001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0.0397876" calcext:value-type="float">
            <text:p>0.0397876</text:p>
          </table:table-cell>
          <table:table-cell table:formula="of:=[.A11]-[.A$1]" office:value-type="float" office:value="0.190000000000001" calcext:value-type="float">
            <text:p>0.190000000000001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0397876" calcext:value-type="float">
            <text:p>0.0397876</text:p>
          </table:table-cell>
          <table:table-cell table:formula="of:=[.A12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0397876" calcext:value-type="float">
            <text:p>0.0397876</text:p>
          </table:table-cell>
          <table:table-cell table:formula="of:=[.A13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0397876" calcext:value-type="float">
            <text:p>0.0397876</text:p>
          </table:table-cell>
          <table:table-cell table:formula="of:=[.A14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0.0397876" calcext:value-type="float">
            <text:p>0.0397876</text:p>
          </table:table-cell>
          <table:table-cell table:formula="of:=[.A15]-[.A$1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0.0397876" calcext:value-type="float">
            <text:p>0.0397876</text:p>
          </table:table-cell>
          <table:table-cell table:formula="of:=[.A16]-[.A$1]" office:value-type="float" office:value="0.290000000000003" calcext:value-type="float">
            <text:p>0.290000000000003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0.0397876" calcext:value-type="float">
            <text:p>0.0397876</text:p>
          </table:table-cell>
          <table:table-cell table:formula="of:=[.A17]-[.A$1]" office:value-type="float" office:value="0.290000000000003" calcext:value-type="float">
            <text:p>0.290000000000003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0.0397876" calcext:value-type="float">
            <text:p>0.0397876</text:p>
          </table:table-cell>
          <table:table-cell table:formula="of:=[.A18]-[.A$1]" office:value-type="float" office:value="0.330000000000002" calcext:value-type="float">
            <text:p>0.330000000000002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0.0397876" calcext:value-type="float">
            <text:p>0.0397876</text:p>
          </table:table-cell>
          <table:table-cell table:formula="of:=[.A19]-[.A$1]" office:value-type="float" office:value="0.330000000000002" calcext:value-type="float">
            <text:p>0.330000000000002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0.0397876" calcext:value-type="float">
            <text:p>0.0397876</text:p>
          </table:table-cell>
          <table:table-cell table:formula="of:=[.A20]-[.A$1]" office:value-type="float" office:value="0.380000000000003" calcext:value-type="float">
            <text:p>0.380000000000003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.0397876" calcext:value-type="float">
            <text:p>0.0397876</text:p>
          </table:table-cell>
          <table:table-cell table:formula="of:=[.A21]-[.A$1]" office:value-type="float" office:value="0.420000000000002" calcext:value-type="float">
            <text:p>0.420000000000002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.0397876" calcext:value-type="float">
            <text:p>0.0397876</text:p>
          </table:table-cell>
          <table:table-cell table:formula="of:=[.A22]-[.A$1]" office:value-type="float" office:value="0.420000000000002" calcext:value-type="float">
            <text:p>0.42000000000000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0397876" calcext:value-type="float">
            <text:p>0.0397876</text:p>
          </table:table-cell>
          <table:table-cell table:formula="of:=[.A23]-[.A$1]" office:value-type="float" office:value="0.460000000000001" calcext:value-type="float">
            <text:p>0.46000000000000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0397876" calcext:value-type="float">
            <text:p>0.0397876</text:p>
          </table:table-cell>
          <table:table-cell table:formula="of:=[.A24]-[.A$1]" office:value-type="float" office:value="0.460000000000001" calcext:value-type="float">
            <text:p>0.460000000000001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0.0397876" calcext:value-type="float">
            <text:p>0.0397876</text:p>
          </table:table-cell>
          <table:table-cell table:formula="of:=[.A25]-[.A$1]" office:value-type="float" office:value="0.470000000000002" calcext:value-type="float">
            <text:p>0.470000000000002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0.0397876" calcext:value-type="float">
            <text:p>0.0397876</text:p>
          </table:table-cell>
          <table:table-cell table:formula="of:=[.A26]-[.A$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.0397876" calcext:value-type="float">
            <text:p>0.0397876</text:p>
          </table:table-cell>
          <table:table-cell table:formula="of:=[.A27]-[.A$1]" office:value-type="float" office:value="0.520000000000003" calcext:value-type="float">
            <text:p>0.520000000000003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.0397876" calcext:value-type="float">
            <text:p>0.0397876</text:p>
          </table:table-cell>
          <table:table-cell table:formula="of:=[.A28]-[.A$1]" office:value-type="float" office:value="0.520000000000003" calcext:value-type="float">
            <text:p>0.520000000000003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0.0397876" calcext:value-type="float">
            <text:p>0.0397876</text:p>
          </table:table-cell>
          <table:table-cell table:formula="of:=[.A29]-[.A$1]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0.0397876" calcext:value-type="float">
            <text:p>0.0397876</text:p>
          </table:table-cell>
          <table:table-cell table:formula="of:=[.A30]-[.A$1]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0397876" calcext:value-type="float">
            <text:p>0.0397876</text:p>
          </table:table-cell>
          <table:table-cell table:formula="of:=[.A31]-[.A$1]" office:value-type="float" office:value="0.610000000000003" calcext:value-type="float">
            <text:p>0.610000000000003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0397876" calcext:value-type="float">
            <text:p>0.0397876</text:p>
          </table:table-cell>
          <table:table-cell table:formula="of:=[.A32]-[.A$1]" office:value-type="float" office:value="0.610000000000003" calcext:value-type="float">
            <text:p>0.610000000000003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0.0397876" calcext:value-type="float">
            <text:p>0.0397876</text:p>
          </table:table-cell>
          <table:table-cell table:formula="of:=[.A33]-[.A$1]" office:value-type="float" office:value="0.620000000000001" calcext:value-type="float">
            <text:p>0.620000000000001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0.0397876" calcext:value-type="float">
            <text:p>0.0397876</text:p>
          </table:table-cell>
          <table:table-cell table:formula="of:=[.A34]-[.A$1]" office:value-type="float" office:value="0.630000000000003" calcext:value-type="float">
            <text:p>0.630000000000003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0.0397876" calcext:value-type="float">
            <text:p>0.0397876</text:p>
          </table:table-cell>
          <table:table-cell table:formula="of:=[.A35]-[.A$1]" office:value-type="float" office:value="0.670000000000002" calcext:value-type="float">
            <text:p>0.670000000000002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0.0397876" calcext:value-type="float">
            <text:p>0.0397876</text:p>
          </table:table-cell>
          <table:table-cell table:formula="of:=[.A36]-[.A$1]" office:value-type="float" office:value="0.670000000000002" calcext:value-type="float">
            <text:p>0.670000000000002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.0397876" calcext:value-type="float">
            <text:p>0.0397876</text:p>
          </table:table-cell>
          <table:table-cell table:formula="of:=[.A37]-[.A$1]" office:value-type="float" office:value="0.720000000000002" calcext:value-type="float">
            <text:p>0.720000000000002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.0397876" calcext:value-type="float">
            <text:p>0.0397876</text:p>
          </table:table-cell>
          <table:table-cell table:formula="of:=[.A38]-[.A$1]" office:value-type="float" office:value="0.720000000000002" calcext:value-type="float">
            <text:p>0.720000000000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97876" calcext:value-type="float">
            <text:p>0.0397876</text:p>
          </table:table-cell>
          <table:table-cell table:formula="of:=[.A39]-[.A$1]" office:value-type="float" office:value="0.760000000000002" calcext:value-type="float">
            <text:p>0.760000000000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97876" calcext:value-type="float">
            <text:p>0.0397876</text:p>
          </table:table-cell>
          <table:table-cell table:formula="of:=[.A40]-[.A$1]" office:value-type="float" office:value="0.760000000000002" calcext:value-type="float">
            <text:p>0.760000000000002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0.0397876" calcext:value-type="float">
            <text:p>0.0397876</text:p>
          </table:table-cell>
          <table:table-cell table:formula="of:=[.A41]-[.A$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0.0397876" calcext:value-type="float">
            <text:p>0.0397876</text:p>
          </table:table-cell>
          <table:table-cell table:formula="of:=[.A42]-[.A$1]" office:value-type="float" office:value="0.780000000000001" calcext:value-type="float">
            <text:p>0.780000000000001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.0397876" calcext:value-type="float">
            <text:p>0.0397876</text:p>
          </table:table-cell>
          <table:table-cell table:formula="of:=[.A43]-[.A$1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397876" calcext:value-type="float">
            <text:p>0.0397876</text:p>
          </table:table-cell>
          <table:table-cell table:formula="of:=[.A44]-[.A$1]" office:value-type="float" office:value="0.860000000000003" calcext:value-type="float">
            <text:p>0.86000000000000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397876" calcext:value-type="float">
            <text:p>0.0397876</text:p>
          </table:table-cell>
          <table:table-cell table:formula="of:=[.A45]-[.A$1]" office:value-type="float" office:value="0.860000000000003" calcext:value-type="float">
            <text:p>0.860000000000003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0.0397876" calcext:value-type="float">
            <text:p>0.0397876</text:p>
          </table:table-cell>
          <table:table-cell table:formula="of:=[.A46]-[.A$1]" office:value-type="float" office:value="0.900000000000002" calcext:value-type="float">
            <text:p>0.900000000000002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0.0397876" calcext:value-type="float">
            <text:p>0.0397876</text:p>
          </table:table-cell>
          <table:table-cell table:formula="of:=[.A47]-[.A$1]" office:value-type="float" office:value="0.900000000000002" calcext:value-type="float">
            <text:p>0.90000000000000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0397876" calcext:value-type="float">
            <text:p>0.0397876</text:p>
          </table:table-cell>
          <table:table-cell table:formula="of:=[.A48]-[.A$1]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0.0397876" calcext:value-type="float">
            <text:p>0.0397876</text:p>
          </table:table-cell>
          <table:table-cell table:formula="of:=[.A49]-[.A$1]" office:value-type="float" office:value="0.920000000000002" calcext:value-type="float">
            <text:p>0.920000000000002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397876" calcext:value-type="float">
            <text:p>0.0397876</text:p>
          </table:table-cell>
          <table:table-cell table:formula="of:=[.A50]-[.A$1]" office:value-type="float" office:value="0.960000000000001" calcext:value-type="float">
            <text:p>0.96000000000000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.0397876" calcext:value-type="float">
            <text:p>0.0397876</text:p>
          </table:table-cell>
          <table:table-cell table:formula="of:=[.A51]-[.A$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.0397876" calcext:value-type="float">
            <text:p>0.0397876</text:p>
          </table:table-cell>
          <table:table-cell table:formula="of:=[.A52]-[.A$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0.0397876" calcext:value-type="float">
            <text:p>0.0397876</text:p>
          </table:table-cell>
          <table:table-cell table:formula="of:=[.A53]-[.A$1]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0.0397876" calcext:value-type="float">
            <text:p>0.0397876</text:p>
          </table:table-cell>
          <table:table-cell table:formula="of:=[.A54]-[.A$1]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0.0397876" calcext:value-type="float">
            <text:p>0.0397876</text:p>
          </table:table-cell>
          <table:table-cell table:formula="of:=[.A55]-[.A$1]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0.0397876" calcext:value-type="float">
            <text:p>0.0397876</text:p>
          </table:table-cell>
          <table:table-cell table:formula="of:=[.A56]-[.A$1]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0.0397876" calcext:value-type="float">
            <text:p>0.0397876</text:p>
          </table:table-cell>
          <table:table-cell table:formula="of:=[.A57]-[.A$1]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0.0397876" calcext:value-type="float">
            <text:p>0.0397876</text:p>
          </table:table-cell>
          <table:table-cell table:formula="of:=[.A58]-[.A$1]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0.0397876" calcext:value-type="float">
            <text:p>0.0397876</text:p>
          </table:table-cell>
          <table:table-cell table:formula="of:=[.A59]-[.A$1]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0.0397876" calcext:value-type="float">
            <text:p>0.0397876</text:p>
          </table:table-cell>
          <table:table-cell table:formula="of:=[.A60]-[.A$1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0.0397876" calcext:value-type="float">
            <text:p>0.0397876</text:p>
          </table:table-cell>
          <table:table-cell table:formula="of:=[.A61]-[.A$1]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0.0397876" calcext:value-type="float">
            <text:p>0.0397876</text:p>
          </table:table-cell>
          <table:table-cell table:formula="of:=[.A62]-[.A$1]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0.0397876" calcext:value-type="float">
            <text:p>0.0397876</text:p>
          </table:table-cell>
          <table:table-cell table:formula="of:=[.A63]-[.A$1]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.0397876" calcext:value-type="float">
            <text:p>0.0397876</text:p>
          </table:table-cell>
          <table:table-cell table:formula="of:=[.A64]-[.A$1]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.0397876" calcext:value-type="float">
            <text:p>0.0397876</text:p>
          </table:table-cell>
          <table:table-cell table:formula="of:=[.A65]-[.A$1]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.0397876" calcext:value-type="float">
            <text:p>0.0397876</text:p>
          </table:table-cell>
          <table:table-cell table:formula="of:=[.A66]-[.A$1]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.0397876" calcext:value-type="float">
            <text:p>0.0397876</text:p>
          </table:table-cell>
          <table:table-cell table:formula="of:=[.A67]-[.A$1]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0.0397876" calcext:value-type="float">
            <text:p>0.0397876</text:p>
          </table:table-cell>
          <table:table-cell table:formula="of:=[.A68]-[.A$1]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0.0397876" calcext:value-type="float">
            <text:p>0.0397876</text:p>
          </table:table-cell>
          <table:table-cell table:formula="of:=[.A69]-[.A$1]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0397876" calcext:value-type="float">
            <text:p>0.0397876</text:p>
          </table:table-cell>
          <table:table-cell table:formula="of:=[.A70]-[.A$1]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0397876" calcext:value-type="float">
            <text:p>0.0397876</text:p>
          </table:table-cell>
          <table:table-cell table:formula="of:=[.A71]-[.A$1]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0.0397876" calcext:value-type="float">
            <text:p>0.0397876</text:p>
          </table:table-cell>
          <table:table-cell table:formula="of:=[.A72]-[.A$1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0.0397876" calcext:value-type="float">
            <text:p>0.0397876</text:p>
          </table:table-cell>
          <table:table-cell table:formula="of:=[.A73]-[.A$1]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0.0397876" calcext:value-type="float">
            <text:p>0.0397876</text:p>
          </table:table-cell>
          <table:table-cell table:formula="of:=[.A74]-[.A$1]"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0397876" calcext:value-type="float">
            <text:p>0.0397876</text:p>
          </table:table-cell>
          <table:table-cell table:formula="of:=[.A75]-[.A$1]"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0397876" calcext:value-type="float">
            <text:p>0.0397876</text:p>
          </table:table-cell>
          <table:table-cell table:formula="of:=[.A76]-[.A$1]"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397876" calcext:value-type="float">
            <text:p>0.0397876</text:p>
          </table:table-cell>
          <table:table-cell table:formula="of:=[.A77]-[.A$1]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397876" calcext:value-type="float">
            <text:p>0.0397876</text:p>
          </table:table-cell>
          <table:table-cell table:formula="of:=[.A78]-[.A$1]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0397876" calcext:value-type="float">
            <text:p>0.0397876</text:p>
          </table:table-cell>
          <table:table-cell table:formula="of:=[.A79]-[.A$1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0397876" calcext:value-type="float">
            <text:p>0.0397876</text:p>
          </table:table-cell>
          <table:table-cell table:formula="of:=[.A80]-[.A$1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0.0397876" calcext:value-type="float">
            <text:p>0.0397876</text:p>
          </table:table-cell>
          <table:table-cell table:formula="of:=[.A81]-[.A$1]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0.0397876" calcext:value-type="float">
            <text:p>0.0397876</text:p>
          </table:table-cell>
          <table:table-cell table:formula="of:=[.A82]-[.A$1]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0397876" calcext:value-type="float">
            <text:p>0.0397876</text:p>
          </table:table-cell>
          <table:table-cell table:formula="of:=[.A83]-[.A$1]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0397876" calcext:value-type="float">
            <text:p>0.0397876</text:p>
          </table:table-cell>
          <table:table-cell table:formula="of:=[.A84]-[.A$1]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0.0397876" calcext:value-type="float">
            <text:p>0.0397876</text:p>
          </table:table-cell>
          <table:table-cell table:formula="of:=[.A85]-[.A$1]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0397876" calcext:value-type="float">
            <text:p>0.0397876</text:p>
          </table:table-cell>
          <table:table-cell table:formula="of:=[.A86]-[.A$1]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0.0397876" calcext:value-type="float">
            <text:p>0.0397876</text:p>
          </table:table-cell>
          <table:table-cell table:formula="of:=[.A87]-[.A$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0.0397876" calcext:value-type="float">
            <text:p>0.0397876</text:p>
          </table:table-cell>
          <table:table-cell table:formula="of:=[.A88]-[.A$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0.0397876" calcext:value-type="float">
            <text:p>0.0397876</text:p>
          </table:table-cell>
          <table:table-cell table:formula="of:=[.A89]-[.A$1]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.0397876" calcext:value-type="float">
            <text:p>0.0397876</text:p>
          </table:table-cell>
          <table:table-cell table:formula="of:=[.A90]-[.A$1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.0397876" calcext:value-type="float">
            <text:p>0.0397876</text:p>
          </table:table-cell>
          <table:table-cell table:formula="of:=[.A91]-[.A$1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.0397876" calcext:value-type="float">
            <text:p>0.0397876</text:p>
          </table:table-cell>
          <table:table-cell table:formula="of:=[.A92]-[.A$1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.0397876" calcext:value-type="float">
            <text:p>0.0397876</text:p>
          </table:table-cell>
          <table:table-cell table:formula="of:=[.A93]-[.A$1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0.0397876" calcext:value-type="float">
            <text:p>0.0397876</text:p>
          </table:table-cell>
          <table:table-cell table:formula="of:=[.A94]-[.A$1]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0.0397876" calcext:value-type="float">
            <text:p>0.0397876</text:p>
          </table:table-cell>
          <table:table-cell table:formula="of:=[.A95]-[.A$1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0.0397876" calcext:value-type="float">
            <text:p>0.0397876</text:p>
          </table:table-cell>
          <table:table-cell table:formula="of:=[.A96]-[.A$1]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0.0397876" calcext:value-type="float">
            <text:p>0.0397876</text:p>
          </table:table-cell>
          <table:table-cell table:formula="of:=[.A97]-[.A$1]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0.0397876" calcext:value-type="float">
            <text:p>0.0397876</text:p>
          </table:table-cell>
          <table:table-cell table:formula="of:=[.A98]-[.A$1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0.0397876" calcext:value-type="float">
            <text:p>0.0397876</text:p>
          </table:table-cell>
          <table:table-cell table:formula="of:=[.A99]-[.A$1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0.0397876" calcext:value-type="float">
            <text:p>0.0397876</text:p>
          </table:table-cell>
          <table:table-cell table:formula="of:=[.A100]-[.A$1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0.0397876" calcext:value-type="float">
            <text:p>0.0397876</text:p>
          </table:table-cell>
          <table:table-cell table:formula="of:=[.A101]-[.A$1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0.0397876" calcext:value-type="float">
            <text:p>0.0397876</text:p>
          </table:table-cell>
          <table:table-cell table:formula="of:=[.A102]-[.A$1]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0.0397876" calcext:value-type="float">
            <text:p>0.0397876</text:p>
          </table:table-cell>
          <table:table-cell table:formula="of:=[.A103]-[.A$1]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397876" calcext:value-type="float">
            <text:p>0.0397876</text:p>
          </table:table-cell>
          <table:table-cell table:formula="of:=[.A104]-[.A$1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397876" calcext:value-type="float">
            <text:p>0.0397876</text:p>
          </table:table-cell>
          <table:table-cell table:formula="of:=[.A105]-[.A$1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397876" calcext:value-type="float">
            <text:p>0.0397876</text:p>
          </table:table-cell>
          <table:table-cell table:formula="of:=[.A106]-[.A$1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0.0397876" calcext:value-type="float">
            <text:p>0.0397876</text:p>
          </table:table-cell>
          <table:table-cell table:formula="of:=[.A107]-[.A$1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0397876" calcext:value-type="float">
            <text:p>0.0397876</text:p>
          </table:table-cell>
          <table:table-cell table:formula="of:=[.A108]-[.A$1]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0397876" calcext:value-type="float">
            <text:p>0.0397876</text:p>
          </table:table-cell>
          <table:table-cell table:formula="of:=[.A109]-[.A$1]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397876" calcext:value-type="float">
            <text:p>0.0397876</text:p>
          </table:table-cell>
          <table:table-cell table:formula="of:=[.A110]-[.A$1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397876" calcext:value-type="float">
            <text:p>0.0397876</text:p>
          </table:table-cell>
          <table:table-cell table:formula="of:=[.A111]-[.A$1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.0397876" calcext:value-type="float">
            <text:p>0.0397876</text:p>
          </table:table-cell>
          <table:table-cell table:formula="of:=[.A112]-[.A$1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.0397876" calcext:value-type="float">
            <text:p>0.0397876</text:p>
          </table:table-cell>
          <table:table-cell table:formula="of:=[.A113]-[.A$1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397876" calcext:value-type="float">
            <text:p>0.0397876</text:p>
          </table:table-cell>
          <table:table-cell table:formula="of:=[.A114]-[.A$1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.0397876" calcext:value-type="float">
            <text:p>0.0397876</text:p>
          </table:table-cell>
          <table:table-cell table:formula="of:=[.A115]-[.A$1]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397876" calcext:value-type="float">
            <text:p>0.0397876</text:p>
          </table:table-cell>
          <table:table-cell table:formula="of:=[.A116]-[.A$1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397876" calcext:value-type="float">
            <text:p>0.0397876</text:p>
          </table:table-cell>
          <table:table-cell table:formula="of:=[.A117]-[.A$1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.0397876" calcext:value-type="float">
            <text:p>0.0397876</text:p>
          </table:table-cell>
          <table:table-cell table:formula="of:=[.A118]-[.A$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.0397876" calcext:value-type="float">
            <text:p>0.0397876</text:p>
          </table:table-cell>
          <table:table-cell table:formula="of:=[.A119]-[.A$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0397876" calcext:value-type="float">
            <text:p>0.0397876</text:p>
          </table:table-cell>
          <table:table-cell table:formula="of:=[.A120]-[.A$1]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0397876" calcext:value-type="float">
            <text:p>0.0397876</text:p>
          </table:table-cell>
          <table:table-cell table:formula="of:=[.A121]-[.A$1]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.0397876" calcext:value-type="float">
            <text:p>0.0397876</text:p>
          </table:table-cell>
          <table:table-cell table:formula="of:=[.A122]-[.A$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.0397876" calcext:value-type="float">
            <text:p>0.0397876</text:p>
          </table:table-cell>
          <table:table-cell table:formula="of:=[.A123]-[.A$1]"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.0397876" calcext:value-type="float">
            <text:p>0.0397876</text:p>
          </table:table-cell>
          <table:table-cell table:formula="of:=[.A124]-[.A$1]"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0397876" calcext:value-type="float">
            <text:p>0.0397876</text:p>
          </table:table-cell>
          <table:table-cell table:formula="of:=[.A125]-[.A$1]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0397876" calcext:value-type="float">
            <text:p>0.0397876</text:p>
          </table:table-cell>
          <table:table-cell table:formula="of:=[.A126]-[.A$1]"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0397876" calcext:value-type="float">
            <text:p>0.0397876</text:p>
          </table:table-cell>
          <table:table-cell table:formula="of:=[.A127]-[.A$1]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0397876" calcext:value-type="float">
            <text:p>0.0397876</text:p>
          </table:table-cell>
          <table:table-cell table:formula="of:=[.A128]-[.A$1]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0397876" calcext:value-type="float">
            <text:p>0.0397876</text:p>
          </table:table-cell>
          <table:table-cell table:formula="of:=[.A129]-[.A$1]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0397876" calcext:value-type="float">
            <text:p>0.0397876</text:p>
          </table:table-cell>
          <table:table-cell table:formula="of:=[.A130]-[.A$1]"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0397876" calcext:value-type="float">
            <text:p>0.0397876</text:p>
          </table:table-cell>
          <table:table-cell table:formula="of:=[.A131]-[.A$1]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0397876" calcext:value-type="float">
            <text:p>0.0397876</text:p>
          </table:table-cell>
          <table:table-cell table:formula="of:=[.A132]-[.A$1]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0.0397876" calcext:value-type="float">
            <text:p>0.0397876</text:p>
          </table:table-cell>
          <table:table-cell table:formula="of:=[.A133]-[.A$1]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0.0397876" calcext:value-type="float">
            <text:p>0.0397876</text:p>
          </table:table-cell>
          <table:table-cell table:formula="of:=[.A134]-[.A$1]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.0397876" calcext:value-type="float">
            <text:p>0.0397876</text:p>
          </table:table-cell>
          <table:table-cell table:formula="of:=[.A135]-[.A$1]"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.0397876" calcext:value-type="float">
            <text:p>0.0397876</text:p>
          </table:table-cell>
          <table:table-cell table:formula="of:=[.A136]-[.A$1]"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0.0397876" calcext:value-type="float">
            <text:p>0.0397876</text:p>
          </table:table-cell>
          <table:table-cell table:formula="of:=[.A137]-[.A$1]"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0.0397876" calcext:value-type="float">
            <text:p>0.0397876</text:p>
          </table:table-cell>
          <table:table-cell table:formula="of:=[.A138]-[.A$1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.0397876" calcext:value-type="float">
            <text:p>0.0397876</text:p>
          </table:table-cell>
          <table:table-cell table:formula="of:=[.A139]-[.A$1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.0397876" calcext:value-type="float">
            <text:p>0.0397876</text:p>
          </table:table-cell>
          <table:table-cell table:formula="of:=[.A140]-[.A$1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0397876" calcext:value-type="float">
            <text:p>0.0397876</text:p>
          </table:table-cell>
          <table:table-cell table:formula="of:=[.A141]-[.A$1]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0397876" calcext:value-type="float">
            <text:p>0.0397876</text:p>
          </table:table-cell>
          <table:table-cell table:formula="of:=[.A142]-[.A$1]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0397876" calcext:value-type="float">
            <text:p>0.0397876</text:p>
          </table:table-cell>
          <table:table-cell table:formula="of:=[.A143]-[.A$1]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0397876" calcext:value-type="float">
            <text:p>0.0397876</text:p>
          </table:table-cell>
          <table:table-cell table:formula="of:=[.A144]-[.A$1]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0397876" calcext:value-type="float">
            <text:p>0.0397876</text:p>
          </table:table-cell>
          <table:table-cell table:formula="of:=[.A145]-[.A$1]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0397876" calcext:value-type="float">
            <text:p>0.0397876</text:p>
          </table:table-cell>
          <table:table-cell table:formula="of:=[.A146]-[.A$1]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0.0397876" calcext:value-type="float">
            <text:p>0.0397876</text:p>
          </table:table-cell>
          <table:table-cell table:formula="of:=[.A147]-[.A$1]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0.0397876" calcext:value-type="float">
            <text:p>0.0397876</text:p>
          </table:table-cell>
          <table:table-cell table:formula="of:=[.A148]-[.A$1]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0397876" calcext:value-type="float">
            <text:p>0.0397876</text:p>
          </table:table-cell>
          <table:table-cell table:formula="of:=[.A149]-[.A$1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0.0397876" calcext:value-type="float">
            <text:p>0.0397876</text:p>
          </table:table-cell>
          <table:table-cell table:formula="of:=[.A150]-[.A$1]"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0.0397876" calcext:value-type="float">
            <text:p>0.0397876</text:p>
          </table:table-cell>
          <table:table-cell table:formula="of:=[.A151]-[.A$1]"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0.0397876" calcext:value-type="float">
            <text:p>0.0397876</text:p>
          </table:table-cell>
          <table:table-cell table:formula="of:=[.A152]-[.A$1]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0.0397876" calcext:value-type="float">
            <text:p>0.0397876</text:p>
          </table:table-cell>
          <table:table-cell table:formula="of:=[.A153]-[.A$1]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.0397876" calcext:value-type="float">
            <text:p>0.0397876</text:p>
          </table:table-cell>
          <table:table-cell table:formula="of:=[.A154]-[.A$1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.0397876" calcext:value-type="float">
            <text:p>0.0397876</text:p>
          </table:table-cell>
          <table:table-cell table:formula="of:=[.A155]-[.A$1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.0397876" calcext:value-type="float">
            <text:p>0.0397876</text:p>
          </table:table-cell>
          <table:table-cell table:formula="of:=[.A156]-[.A$1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.0397876" calcext:value-type="float">
            <text:p>0.0397876</text:p>
          </table:table-cell>
          <table:table-cell table:formula="of:=[.A157]-[.A$1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0.0397876" calcext:value-type="float">
            <text:p>0.0397876</text:p>
          </table:table-cell>
          <table:table-cell table:formula="of:=[.A158]-[.A$1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0397876" calcext:value-type="float">
            <text:p>0.0397876</text:p>
          </table:table-cell>
          <table:table-cell table:formula="of:=[.A159]-[.A$1]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0.0397876" calcext:value-type="float">
            <text:p>0.0397876</text:p>
          </table:table-cell>
          <table:table-cell table:formula="of:=[.A160]-[.A$1]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0.0397876" calcext:value-type="float">
            <text:p>0.0397876</text:p>
          </table:table-cell>
          <table:table-cell table:formula="of:=[.A161]-[.A$1]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0.0397876" calcext:value-type="float">
            <text:p>0.0397876</text:p>
          </table:table-cell>
          <table:table-cell table:formula="of:=[.A162]-[.A$1]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0.0397876" calcext:value-type="float">
            <text:p>0.0397876</text:p>
          </table:table-cell>
          <table:table-cell table:formula="of:=[.A163]-[.A$1]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0.0397876" calcext:value-type="float">
            <text:p>0.0397876</text:p>
          </table:table-cell>
          <table:table-cell table:formula="of:=[.A164]-[.A$1]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0.0397876" calcext:value-type="float">
            <text:p>0.0397876</text:p>
          </table:table-cell>
          <table:table-cell table:formula="of:=[.A165]-[.A$1]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.0397876" calcext:value-type="float">
            <text:p>0.0397876</text:p>
          </table:table-cell>
          <table:table-cell table:formula="of:=[.A166]-[.A$1]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0397876" calcext:value-type="float">
            <text:p>0.0397876</text:p>
          </table:table-cell>
          <table:table-cell table:formula="of:=[.A167]-[.A$1]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0.0397876" calcext:value-type="float">
            <text:p>0.0397876</text:p>
          </table:table-cell>
          <table:table-cell table:formula="of:=[.A168]-[.A$1]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0.0397876" calcext:value-type="float">
            <text:p>0.0397876</text:p>
          </table:table-cell>
          <table:table-cell table:formula="of:=[.A169]-[.A$1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0.0422557" calcext:value-type="float">
            <text:p>0.0422557</text:p>
          </table:table-cell>
          <table:table-cell table:formula="of:=[.A170]-[.A$1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0.0422557" calcext:value-type="float">
            <text:p>0.0422557</text:p>
          </table:table-cell>
          <table:table-cell table:formula="of:=[.A171]-[.A$1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0.0439879" calcext:value-type="float">
            <text:p>0.0439879</text:p>
          </table:table-cell>
          <table:table-cell table:formula="of:=[.A172]-[.A$1]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464064" calcext:value-type="float">
            <text:p>0.0464064</text:p>
          </table:table-cell>
          <table:table-cell table:formula="of:=[.A173]-[.A$1]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.0646105" calcext:value-type="float">
            <text:p>0.0646105</text:p>
          </table:table-cell>
          <table:table-cell table:formula="of:=[.A174]-[.A$1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0963835" calcext:value-type="float">
            <text:p>0.0963835</text:p>
          </table:table-cell>
          <table:table-cell table:formula="of:=[.A175]-[.A$1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0964551" calcext:value-type="float">
            <text:p>0.0964551</text:p>
          </table:table-cell>
          <table:table-cell table:formula="of:=[.A176]-[.A$1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.152084" calcext:value-type="float">
            <text:p>0.152084</text:p>
          </table:table-cell>
          <table:table-cell table:formula="of:=[.A177]-[.A$1]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.151615" calcext:value-type="float">
            <text:p>0.151615</text:p>
          </table:table-cell>
          <table:table-cell table:formula="of:=[.A178]-[.A$1]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0.164054" calcext:value-type="float">
            <text:p>0.164054</text:p>
          </table:table-cell>
          <table:table-cell table:formula="of:=[.A179]-[.A$1]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0.176887" calcext:value-type="float">
            <text:p>0.176887</text:p>
          </table:table-cell>
          <table:table-cell table:formula="of:=[.A180]-[.A$1]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0.202418" calcext:value-type="float">
            <text:p>0.202418</text:p>
          </table:table-cell>
          <table:table-cell table:formula="of:=[.A181]-[.A$1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0.200014" calcext:value-type="float">
            <text:p>0.200014</text:p>
          </table:table-cell>
          <table:table-cell table:formula="of:=[.A182]-[.A$1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0.251916" calcext:value-type="float">
            <text:p>0.251916</text:p>
          </table:table-cell>
          <table:table-cell table:formula="of:=[.A183]-[.A$1]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0.330488" calcext:value-type="float">
            <text:p>0.330488</text:p>
          </table:table-cell>
          <table:table-cell table:formula="of:=[.A184]-[.A$1]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0.322332" calcext:value-type="float">
            <text:p>0.322332</text:p>
          </table:table-cell>
          <table:table-cell table:formula="of:=[.A185]-[.A$1]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0.393165" calcext:value-type="float">
            <text:p>0.393165</text:p>
          </table:table-cell>
          <table:table-cell table:formula="of:=[.A186]-[.A$1]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0.380068" calcext:value-type="float">
            <text:p>0.380068</text:p>
          </table:table-cell>
          <table:table-cell table:formula="of:=[.A187]-[.A$1]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0.452616" calcext:value-type="float">
            <text:p>0.452616</text:p>
          </table:table-cell>
          <table:table-cell table:formula="of:=[.A188]-[.A$1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0.418793" calcext:value-type="float">
            <text:p>0.418793</text:p>
          </table:table-cell>
          <table:table-cell table:formula="of:=[.A189]-[.A$1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0.400314" calcext:value-type="float">
            <text:p>0.400314</text:p>
          </table:table-cell>
          <table:table-cell table:formula="of:=[.A190]-[.A$1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0.407207" calcext:value-type="float">
            <text:p>0.407207</text:p>
          </table:table-cell>
          <table:table-cell table:formula="of:=[.A191]-[.A$1]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0.458157" calcext:value-type="float">
            <text:p>0.458157</text:p>
          </table:table-cell>
          <table:table-cell table:formula="of:=[.A192]-[.A$1]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449677" calcext:value-type="float">
            <text:p>0.449677</text:p>
          </table:table-cell>
          <table:table-cell table:formula="of:=[.A193]-[.A$1]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52612" calcext:value-type="float">
            <text:p>0.52612</text:p>
          </table:table-cell>
          <table:table-cell table:formula="of:=[.A194]-[.A$1]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494072" calcext:value-type="float">
            <text:p>0.494072</text:p>
          </table:table-cell>
          <table:table-cell table:formula="of:=[.A195]-[.A$1]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461181" calcext:value-type="float">
            <text:p>0.461181</text:p>
          </table:table-cell>
          <table:table-cell table:formula="of:=[.A196]-[.A$1]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0.465905" calcext:value-type="float">
            <text:p>0.465905</text:p>
          </table:table-cell>
          <table:table-cell table:formula="of:=[.A197]-[.A$1]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504346" calcext:value-type="float">
            <text:p>0.504346</text:p>
          </table:table-cell>
          <table:table-cell table:formula="of:=[.A198]-[.A$1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466997" calcext:value-type="float">
            <text:p>0.466997</text:p>
          </table:table-cell>
          <table:table-cell table:formula="of:=[.A199]-[.A$1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586675" calcext:value-type="float">
            <text:p>0.586675</text:p>
          </table:table-cell>
          <table:table-cell table:formula="of:=[.A200]-[.A$1]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464355" calcext:value-type="float">
            <text:p>0.464355</text:p>
          </table:table-cell>
          <table:table-cell table:formula="of:=[.A201]-[.A$1]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.548079" calcext:value-type="float">
            <text:p>0.548079</text:p>
          </table:table-cell>
          <table:table-cell table:formula="of:=[.A202]-[.A$1]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.45957" calcext:value-type="float">
            <text:p>0.45957</text:p>
          </table:table-cell>
          <table:table-cell table:formula="of:=[.A203]-[.A$1]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457379" calcext:value-type="float">
            <text:p>0.457379</text:p>
          </table:table-cell>
          <table:table-cell table:formula="of:=[.A204]-[.A$1]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0.457375" calcext:value-type="float">
            <text:p>0.457375</text:p>
          </table:table-cell>
          <table:table-cell table:formula="of:=[.A205]-[.A$1]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495721" calcext:value-type="float">
            <text:p>0.495721</text:p>
          </table:table-cell>
          <table:table-cell table:formula="of:=[.A206]-[.A$1]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446814" calcext:value-type="float">
            <text:p>0.446814</text:p>
          </table:table-cell>
          <table:table-cell table:formula="of:=[.A207]-[.A$1]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0.437915" calcext:value-type="float">
            <text:p>0.437915</text:p>
          </table:table-cell>
          <table:table-cell table:formula="of:=[.A208]-[.A$1]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0.457457" calcext:value-type="float">
            <text:p>0.457457</text:p>
          </table:table-cell>
          <table:table-cell table:formula="of:=[.A209]-[.A$1]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0.402725" calcext:value-type="float">
            <text:p>0.402725</text:p>
          </table:table-cell>
          <table:table-cell table:formula="of:=[.A210]-[.A$1]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0.46424" calcext:value-type="float">
            <text:p>0.46424</text:p>
          </table:table-cell>
          <table:table-cell table:formula="of:=[.A211]-[.A$1]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0.407006" calcext:value-type="float">
            <text:p>0.407006</text:p>
          </table:table-cell>
          <table:table-cell table:formula="of:=[.A212]-[.A$1]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0.403419" calcext:value-type="float">
            <text:p>0.403419</text:p>
          </table:table-cell>
          <table:table-cell table:formula="of:=[.A213]-[.A$1]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399832" calcext:value-type="float">
            <text:p>0.399832</text:p>
          </table:table-cell>
          <table:table-cell table:formula="of:=[.A214]-[.A$1]"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0.333382" calcext:value-type="float">
            <text:p>0.333382</text:p>
          </table:table-cell>
          <table:table-cell table:formula="of:=[.A215]-[.A$1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0.32572" calcext:value-type="float">
            <text:p>0.32572</text:p>
          </table:table-cell>
          <table:table-cell table:formula="of:=[.A216]-[.A$1]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0.307872" calcext:value-type="float">
            <text:p>0.307872</text:p>
          </table:table-cell>
          <table:table-cell table:formula="of:=[.A217]-[.A$1]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0.365808" calcext:value-type="float">
            <text:p>0.365808</text:p>
          </table:table-cell>
          <table:table-cell table:formula="of:=[.A218]-[.A$1]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0.299811" calcext:value-type="float">
            <text:p>0.299811</text:p>
          </table:table-cell>
          <table:table-cell table:formula="of:=[.A219]-[.A$1]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0.364019" calcext:value-type="float">
            <text:p>0.364019</text:p>
          </table:table-cell>
          <table:table-cell table:formula="of:=[.A220]-[.A$1]"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.361628" calcext:value-type="float">
            <text:p>0.361628</text:p>
          </table:table-cell>
          <table:table-cell table:formula="of:=[.A221]-[.A$1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.492263" calcext:value-type="float">
            <text:p>0.492263</text:p>
          </table:table-cell>
          <table:table-cell table:formula="of:=[.A222]-[.A$1]"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.353031" calcext:value-type="float">
            <text:p>0.353031</text:p>
          </table:table-cell>
          <table:table-cell table:formula="of:=[.A223]-[.A$1]"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0.281753" calcext:value-type="float">
            <text:p>0.281753</text:p>
          </table:table-cell>
          <table:table-cell table:formula="of:=[.A224]-[.A$1]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0.277684" calcext:value-type="float">
            <text:p>0.277684</text:p>
          </table:table-cell>
          <table:table-cell table:formula="of:=[.A225]-[.A$1]"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0.346819" calcext:value-type="float">
            <text:p>0.346819</text:p>
          </table:table-cell>
          <table:table-cell table:formula="of:=[.A226]-[.A$1]"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0.275096" calcext:value-type="float">
            <text:p>0.275096</text:p>
          </table:table-cell>
          <table:table-cell table:formula="of:=[.A227]-[.A$1]"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0.347985" calcext:value-type="float">
            <text:p>0.347985</text:p>
          </table:table-cell>
          <table:table-cell table:formula="of:=[.A228]-[.A$1]"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0.275391" calcext:value-type="float">
            <text:p>0.275391</text:p>
          </table:table-cell>
          <table:table-cell table:formula="of:=[.A229]-[.A$1]"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0.275032" calcext:value-type="float">
            <text:p>0.275032</text:p>
          </table:table-cell>
          <table:table-cell table:formula="of:=[.A230]-[.A$1]"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0.274772" calcext:value-type="float">
            <text:p>0.274772</text:p>
          </table:table-cell>
          <table:table-cell table:formula="of:=[.A231]-[.A$1]"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0.288475" calcext:value-type="float">
            <text:p>0.288475</text:p>
          </table:table-cell>
          <table:table-cell table:formula="of:=[.A232]-[.A$1]"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370253" calcext:value-type="float">
            <text:p>0.370253</text:p>
          </table:table-cell>
          <table:table-cell table:formula="of:=[.A233]-[.A$1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294804" calcext:value-type="float">
            <text:p>0.294804</text:p>
          </table:table-cell>
          <table:table-cell table:formula="of:=[.A234]-[.A$1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378722" calcext:value-type="float">
            <text:p>0.378722</text:p>
          </table:table-cell>
          <table:table-cell table:formula="of:=[.A235]-[.A$1]"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302172" calcext:value-type="float">
            <text:p>0.302172</text:p>
          </table:table-cell>
          <table:table-cell table:formula="of:=[.A236]-[.A$1]"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.387456" calcext:value-type="float">
            <text:p>0.387456</text:p>
          </table:table-cell>
          <table:table-cell table:formula="of:=[.A237]-[.A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.310078" calcext:value-type="float">
            <text:p>0.310078</text:p>
          </table:table-cell>
          <table:table-cell table:formula="of:=[.A238]-[.A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311181" calcext:value-type="float">
            <text:p>0.311181</text:p>
          </table:table-cell>
          <table:table-cell table:formula="of:=[.A239]-[.A$1]"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0.312343" calcext:value-type="float">
            <text:p>0.312343</text:p>
          </table:table-cell>
          <table:table-cell table:formula="of:=[.A240]-[.A$1]"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399874" calcext:value-type="float">
            <text:p>0.399874</text:p>
          </table:table-cell>
          <table:table-cell table:formula="of:=[.A241]-[.A$1]"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0.410609" calcext:value-type="float">
            <text:p>0.410609</text:p>
          </table:table-cell>
          <table:table-cell table:formula="of:=[.A242]-[.A$1]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0.331622" calcext:value-type="float">
            <text:p>0.331622</text:p>
          </table:table-cell>
          <table:table-cell table:formula="of:=[.A243]-[.A$1]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0.417759" calcext:value-type="float">
            <text:p>0.417759</text:p>
          </table:table-cell>
          <table:table-cell table:formula="of:=[.A244]-[.A$1]"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0.338422" calcext:value-type="float">
            <text:p>0.338422</text:p>
          </table:table-cell>
          <table:table-cell table:formula="of:=[.A245]-[.A$1]"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0.427853" calcext:value-type="float">
            <text:p>0.427853</text:p>
          </table:table-cell>
          <table:table-cell table:formula="of:=[.A246]-[.A$1]"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429321" calcext:value-type="float">
            <text:p>0.429321</text:p>
          </table:table-cell>
          <table:table-cell table:formula="of:=[.A247]-[.A$1]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.288466" calcext:value-type="float">
            <text:p>0.288466</text:p>
          </table:table-cell>
          <table:table-cell table:formula="of:=[.A248]-[.A$1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0.295466" calcext:value-type="float">
            <text:p>0.295466</text:p>
          </table:table-cell>
          <table:table-cell table:formula="of:=[.A249]-[.A$1]"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0.544016" calcext:value-type="float">
            <text:p>0.544016</text:p>
          </table:table-cell>
          <table:table-cell table:formula="of:=[.A250]-[.A$1]"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0.376431" calcext:value-type="float">
            <text:p>0.376431</text:p>
          </table:table-cell>
          <table:table-cell table:formula="of:=[.A251]-[.A$1]"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0.38588" calcext:value-type="float">
            <text:p>0.38588</text:p>
          </table:table-cell>
          <table:table-cell table:formula="of:=[.A252]-[.A$1]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0.321167" calcext:value-type="float">
            <text:p>0.321167</text:p>
          </table:table-cell>
          <table:table-cell table:formula="of:=[.A253]-[.A$1]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0.322803" calcext:value-type="float">
            <text:p>0.322803</text:p>
          </table:table-cell>
          <table:table-cell table:formula="of:=[.A254]-[.A$1]"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0.324445" calcext:value-type="float">
            <text:p>0.324445</text:p>
          </table:table-cell>
          <table:table-cell table:formula="of:=[.A255]-[.A$1]"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0.401726" calcext:value-type="float">
            <text:p>0.401726</text:p>
          </table:table-cell>
          <table:table-cell table:formula="of:=[.A256]-[.A$1]"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0.337807" calcext:value-type="float">
            <text:p>0.337807</text:p>
          </table:table-cell>
          <table:table-cell table:formula="of:=[.A257]-[.A$1]"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0.485242" calcext:value-type="float">
            <text:p>0.485242</text:p>
          </table:table-cell>
          <table:table-cell table:formula="of:=[.A258]-[.A$1]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0.344932" calcext:value-type="float">
            <text:p>0.344932</text:p>
          </table:table-cell>
          <table:table-cell table:formula="of:=[.A259]-[.A$1]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.482872" calcext:value-type="float">
            <text:p>0.482872</text:p>
          </table:table-cell>
          <table:table-cell table:formula="of:=[.A260]-[.A$1]"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.407161" calcext:value-type="float">
            <text:p>0.407161</text:p>
          </table:table-cell>
          <table:table-cell table:formula="of:=[.A261]-[.A$1]"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.405632" calcext:value-type="float">
            <text:p>0.405632</text:p>
          </table:table-cell>
          <table:table-cell table:formula="of:=[.A262]-[.A$1]"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407027" calcext:value-type="float">
            <text:p>0.407027</text:p>
          </table:table-cell>
          <table:table-cell table:formula="of:=[.A263]-[.A$1]"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356787" calcext:value-type="float">
            <text:p>0.356787</text:p>
          </table:table-cell>
          <table:table-cell table:formula="of:=[.A264]-[.A$1]"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0.357022" calcext:value-type="float">
            <text:p>0.357022</text:p>
          </table:table-cell>
          <table:table-cell table:formula="of:=[.A265]-[.A$1]"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0.35721" calcext:value-type="float">
            <text:p>0.35721</text:p>
          </table:table-cell>
          <table:table-cell table:formula="of:=[.A266]-[.A$1]"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0.359663" calcext:value-type="float">
            <text:p>0.359663</text:p>
          </table:table-cell>
          <table:table-cell table:formula="of:=[.A267]-[.A$1]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411681" calcext:value-type="float">
            <text:p>0.411681</text:p>
          </table:table-cell>
          <table:table-cell table:formula="of:=[.A268]-[.A$1]"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366289" calcext:value-type="float">
            <text:p>0.366289</text:p>
          </table:table-cell>
          <table:table-cell table:formula="of:=[.A269]-[.A$1]"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0.479281" calcext:value-type="float">
            <text:p>0.479281</text:p>
          </table:table-cell>
          <table:table-cell table:formula="of:=[.A270]-[.A$1]"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0.351236" calcext:value-type="float">
            <text:p>0.351236</text:p>
          </table:table-cell>
          <table:table-cell table:formula="of:=[.A271]-[.A$1]"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0.350568" calcext:value-type="float">
            <text:p>0.350568</text:p>
          </table:table-cell>
          <table:table-cell table:formula="of:=[.A272]-[.A$1]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9991" calcext:value-type="float">
            <text:p>0.349991</text:p>
          </table:table-cell>
          <table:table-cell table:formula="of:=[.A273]-[.A$1]"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0.3493" calcext:value-type="float">
            <text:p>0.3493</text:p>
          </table:table-cell>
          <table:table-cell table:formula="of:=[.A274]-[.A$1]"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0.357691" calcext:value-type="float">
            <text:p>0.357691</text:p>
          </table:table-cell>
          <table:table-cell table:formula="of:=[.A275]-[.A$1]"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0.417378" calcext:value-type="float">
            <text:p>0.417378</text:p>
          </table:table-cell>
          <table:table-cell table:formula="of:=[.A276]-[.A$1]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0.33976" calcext:value-type="float">
            <text:p>0.33976</text:p>
          </table:table-cell>
          <table:table-cell table:formula="of:=[.A277]-[.A$1]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0.357706" calcext:value-type="float">
            <text:p>0.357706</text:p>
          </table:table-cell>
          <table:table-cell table:formula="of:=[.A278]-[.A$1]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0.328264" calcext:value-type="float">
            <text:p>0.328264</text:p>
          </table:table-cell>
          <table:table-cell table:formula="of:=[.A279]-[.A$1]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0.350472" calcext:value-type="float">
            <text:p>0.350472</text:p>
          </table:table-cell>
          <table:table-cell table:formula="of:=[.A280]-[.A$1]"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0.317626" calcext:value-type="float">
            <text:p>0.317626</text:p>
          </table:table-cell>
          <table:table-cell table:formula="of:=[.A281]-[.A$1]"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0.314626" calcext:value-type="float">
            <text:p>0.314626</text:p>
          </table:table-cell>
          <table:table-cell table:formula="of:=[.A282]-[.A$1]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311571" calcext:value-type="float">
            <text:p>0.311571</text:p>
          </table:table-cell>
          <table:table-cell table:formula="of:=[.A283]-[.A$1]"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.340041" calcext:value-type="float">
            <text:p>0.340041</text:p>
          </table:table-cell>
          <table:table-cell table:formula="of:=[.A284]-[.A$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.300152" calcext:value-type="float">
            <text:p>0.300152</text:p>
          </table:table-cell>
          <table:table-cell table:formula="of:=[.A285]-[.A$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0.394851" calcext:value-type="float">
            <text:p>0.394851</text:p>
          </table:table-cell>
          <table:table-cell table:formula="of:=[.A286]-[.A$1]"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0.331622" calcext:value-type="float">
            <text:p>0.331622</text:p>
          </table:table-cell>
          <table:table-cell table:formula="of:=[.A287]-[.A$1]"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.641738" calcext:value-type="float">
            <text:p>0.641738</text:p>
          </table:table-cell>
          <table:table-cell table:formula="of:=[.A288]-[.A$1]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.398585" calcext:value-type="float">
            <text:p>0.398585</text:p>
          </table:table-cell>
          <table:table-cell table:formula="of:=[.A289]-[.A$1]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0.479813" calcext:value-type="float">
            <text:p>0.479813</text:p>
          </table:table-cell>
          <table:table-cell table:formula="of:=[.A290]-[.A$1]"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0.265911" calcext:value-type="float">
            <text:p>0.265911</text:p>
          </table:table-cell>
          <table:table-cell table:formula="of:=[.A291]-[.A$1]"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0.406342" calcext:value-type="float">
            <text:p>0.406342</text:p>
          </table:table-cell>
          <table:table-cell table:formula="of:=[.A292]-[.A$1]"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0.209406" calcext:value-type="float">
            <text:p>0.209406</text:p>
          </table:table-cell>
          <table:table-cell table:formula="of:=[.A293]-[.A$1]"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0.258949" calcext:value-type="float">
            <text:p>0.258949</text:p>
          </table:table-cell>
          <table:table-cell table:formula="of:=[.A294]-[.A$1]"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0.198085" calcext:value-type="float">
            <text:p>0.198085</text:p>
          </table:table-cell>
          <table:table-cell table:formula="of:=[.A295]-[.A$1]"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0.195297" calcext:value-type="float">
            <text:p>0.195297</text:p>
          </table:table-cell>
          <table:table-cell table:formula="of:=[.A296]-[.A$1]"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0.19271" calcext:value-type="float">
            <text:p>0.19271</text:p>
          </table:table-cell>
          <table:table-cell table:formula="of:=[.A297]-[.A$1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0.338293" calcext:value-type="float">
            <text:p>0.338293</text:p>
          </table:table-cell>
          <table:table-cell table:formula="of:=[.A298]-[.A$1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0.187644" calcext:value-type="float">
            <text:p>0.187644</text:p>
          </table:table-cell>
          <table:table-cell table:formula="of:=[.A299]-[.A$1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0.516437" calcext:value-type="float">
            <text:p>0.516437</text:p>
          </table:table-cell>
          <table:table-cell table:formula="of:=[.A300]-[.A$1]"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0.264896" calcext:value-type="float">
            <text:p>0.264896</text:p>
          </table:table-cell>
          <table:table-cell table:formula="of:=[.A301]-[.A$1]"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0.360143" calcext:value-type="float">
            <text:p>0.360143</text:p>
          </table:table-cell>
          <table:table-cell table:formula="of:=[.A302]-[.A$1]"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0.195042" calcext:value-type="float">
            <text:p>0.195042</text:p>
          </table:table-cell>
          <table:table-cell table:formula="of:=[.A303]-[.A$1]"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0.196087" calcext:value-type="float">
            <text:p>0.196087</text:p>
          </table:table-cell>
          <table:table-cell table:formula="of:=[.A304]-[.A$1]"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.197334" calcext:value-type="float">
            <text:p>0.197334</text:p>
          </table:table-cell>
          <table:table-cell table:formula="of:=[.A305]-[.A$1]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292933" calcext:value-type="float">
            <text:p>0.292933</text:p>
          </table:table-cell>
          <table:table-cell table:formula="of:=[.A306]-[.A$1]"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0.221021" calcext:value-type="float">
            <text:p>0.221021</text:p>
          </table:table-cell>
          <table:table-cell table:formula="of:=[.A307]-[.A$1]"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0.322156" calcext:value-type="float">
            <text:p>0.322156</text:p>
          </table:table-cell>
          <table:table-cell table:formula="of:=[.A308]-[.A$1]"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.591421" calcext:value-type="float">
            <text:p>0.591421</text:p>
          </table:table-cell>
          <table:table-cell table:formula="of:=[.A309]-[.A$1]"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.34269" calcext:value-type="float">
            <text:p>0.34269</text:p>
          </table:table-cell>
          <table:table-cell table:formula="of:=[.A310]-[.A$1]"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0.440776" calcext:value-type="float">
            <text:p>0.440776</text:p>
          </table:table-cell>
          <table:table-cell table:formula="of:=[.A311]-[.A$1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0.277523" calcext:value-type="float">
            <text:p>0.277523</text:p>
          </table:table-cell>
          <table:table-cell table:formula="of:=[.A312]-[.A$1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0.29313" calcext:value-type="float">
            <text:p>0.29313</text:p>
          </table:table-cell>
          <table:table-cell table:formula="of:=[.A313]-[.A$1]"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0.5523" calcext:value-type="float">
            <text:p>0.5523</text:p>
          </table:table-cell>
          <table:table-cell table:formula="of:=[.A314]-[.A$1]"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0.311117" calcext:value-type="float">
            <text:p>0.311117</text:p>
          </table:table-cell>
          <table:table-cell table:formula="of:=[.A315]-[.A$1]"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0.48624" calcext:value-type="float">
            <text:p>0.48624</text:p>
          </table:table-cell>
          <table:table-cell table:formula="of:=[.A316]-[.A$1]"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0.406227" calcext:value-type="float">
            <text:p>0.406227</text:p>
          </table:table-cell>
          <table:table-cell table:formula="of:=[.A317]-[.A$1]"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0.327577" calcext:value-type="float">
            <text:p>0.327577</text:p>
          </table:table-cell>
          <table:table-cell table:formula="of:=[.A318]-[.A$1]"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0.333903" calcext:value-type="float">
            <text:p>0.333903</text:p>
          </table:table-cell>
          <table:table-cell table:formula="of:=[.A319]-[.A$1]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0.421385" calcext:value-type="float">
            <text:p>0.421385</text:p>
          </table:table-cell>
          <table:table-cell table:formula="of:=[.A320]-[.A$1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0.34341" calcext:value-type="float">
            <text:p>0.34341</text:p>
          </table:table-cell>
          <table:table-cell table:formula="of:=[.A321]-[.A$1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356017" calcext:value-type="float">
            <text:p>0.356017</text:p>
          </table:table-cell>
          <table:table-cell table:formula="of:=[.A322]-[.A$1]"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413735" calcext:value-type="float">
            <text:p>0.413735</text:p>
          </table:table-cell>
          <table:table-cell table:formula="of:=[.A323]-[.A$1]"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0.43656" calcext:value-type="float">
            <text:p>0.43656</text:p>
          </table:table-cell>
          <table:table-cell table:formula="of:=[.A324]-[.A$1]"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0.360556" calcext:value-type="float">
            <text:p>0.360556</text:p>
          </table:table-cell>
          <table:table-cell table:formula="of:=[.A325]-[.A$1]"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450134" calcext:value-type="float">
            <text:p>0.450134</text:p>
          </table:table-cell>
          <table:table-cell table:formula="of:=[.A326]-[.A$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374371" calcext:value-type="float">
            <text:p>0.374371</text:p>
          </table:table-cell>
          <table:table-cell table:formula="of:=[.A327]-[.A$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.375953" calcext:value-type="float">
            <text:p>0.375953</text:p>
          </table:table-cell>
          <table:table-cell table:formula="of:=[.A328]-[.A$1]"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0.386094" calcext:value-type="float">
            <text:p>0.386094</text:p>
          </table:table-cell>
          <table:table-cell table:formula="of:=[.A329]-[.A$1]"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0.500801" calcext:value-type="float">
            <text:p>0.500801</text:p>
          </table:table-cell>
          <table:table-cell table:formula="of:=[.A330]-[.A$1]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0.424061" calcext:value-type="float">
            <text:p>0.424061</text:p>
          </table:table-cell>
          <table:table-cell table:formula="of:=[.A331]-[.A$1]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0.671033" calcext:value-type="float">
            <text:p>0.671033</text:p>
          </table:table-cell>
          <table:table-cell table:formula="of:=[.A332]-[.A$1]"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0.434893" calcext:value-type="float">
            <text:p>0.434893</text:p>
          </table:table-cell>
          <table:table-cell table:formula="of:=[.A333]-[.A$1]"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0.438118" calcext:value-type="float">
            <text:p>0.438118</text:p>
          </table:table-cell>
          <table:table-cell table:formula="of:=[.A334]-[.A$1]"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0.438863" calcext:value-type="float">
            <text:p>0.438863</text:p>
          </table:table-cell>
          <table:table-cell table:formula="of:=[.A335]-[.A$1]"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0.385021" calcext:value-type="float">
            <text:p>0.385021</text:p>
          </table:table-cell>
          <table:table-cell table:formula="of:=[.A336]-[.A$1]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.387921" calcext:value-type="float">
            <text:p>0.387921</text:p>
          </table:table-cell>
          <table:table-cell table:formula="of:=[.A337]-[.A$1]"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0.394523" calcext:value-type="float">
            <text:p>0.394523</text:p>
          </table:table-cell>
          <table:table-cell table:formula="of:=[.A338]-[.A$1]"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0.553757" calcext:value-type="float">
            <text:p>0.553757</text:p>
          </table:table-cell>
          <table:table-cell table:formula="of:=[.A339]-[.A$1]"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0.400522" calcext:value-type="float">
            <text:p>0.400522</text:p>
          </table:table-cell>
          <table:table-cell table:formula="of:=[.A340]-[.A$1]"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0.482036" calcext:value-type="float">
            <text:p>0.482036</text:p>
          </table:table-cell>
          <table:table-cell table:formula="of:=[.A341]-[.A$1]"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0.406783" calcext:value-type="float">
            <text:p>0.406783</text:p>
          </table:table-cell>
          <table:table-cell table:formula="of:=[.A342]-[.A$1]"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4.63" calcext:value-type="float">
            <text:p>24.63</text:p>
          </table:table-cell>
          <table:table-cell office:value-type="float" office:value="0.407139" calcext:value-type="float">
            <text:p>0.407139</text:p>
          </table:table-cell>
          <table:table-cell table:formula="of:=[.A343]-[.A$1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0.649077" calcext:value-type="float">
            <text:p>0.649077</text:p>
          </table:table-cell>
          <table:table-cell table:formula="of:=[.A344]-[.A$1]"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0.488072" calcext:value-type="float">
            <text:p>0.488072</text:p>
          </table:table-cell>
          <table:table-cell table:formula="of:=[.A345]-[.A$1]"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0.492766" calcext:value-type="float">
            <text:p>0.492766</text:p>
          </table:table-cell>
          <table:table-cell table:formula="of:=[.A346]-[.A$1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0.416629" calcext:value-type="float">
            <text:p>0.416629</text:p>
          </table:table-cell>
          <table:table-cell table:formula="of:=[.A347]-[.A$1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.581905" calcext:value-type="float">
            <text:p>0.581905</text:p>
          </table:table-cell>
          <table:table-cell table:formula="of:=[.A348]-[.A$1]"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.424393" calcext:value-type="float">
            <text:p>0.424393</text:p>
          </table:table-cell>
          <table:table-cell table:formula="of:=[.A349]-[.A$1]"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0.424539" calcext:value-type="float">
            <text:p>0.424539</text:p>
          </table:table-cell>
          <table:table-cell table:formula="of:=[.A350]-[.A$1]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0.506995" calcext:value-type="float">
            <text:p>0.506995</text:p>
          </table:table-cell>
          <table:table-cell table:formula="of:=[.A351]-[.A$1]"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0.677801" calcext:value-type="float">
            <text:p>0.677801</text:p>
          </table:table-cell>
          <table:table-cell table:formula="of:=[.A352]-[.A$1]"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0.432861" calcext:value-type="float">
            <text:p>0.432861</text:p>
          </table:table-cell>
          <table:table-cell table:formula="of:=[.A353]-[.A$1]"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435564" calcext:value-type="float">
            <text:p>0.435564</text:p>
          </table:table-cell>
          <table:table-cell table:formula="of:=[.A354]-[.A$1]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363675" calcext:value-type="float">
            <text:p>0.363675</text:p>
          </table:table-cell>
          <table:table-cell table:formula="of:=[.A355]-[.A$1]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0.363609" calcext:value-type="float">
            <text:p>0.363609</text:p>
          </table:table-cell>
          <table:table-cell table:formula="of:=[.A356]-[.A$1]"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0.363516" calcext:value-type="float">
            <text:p>0.363516</text:p>
          </table:table-cell>
          <table:table-cell table:formula="of:=[.A357]-[.A$1]"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441136" calcext:value-type="float">
            <text:p>0.441136</text:p>
          </table:table-cell>
          <table:table-cell table:formula="of:=[.A358]-[.A$1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368349" calcext:value-type="float">
            <text:p>0.368349</text:p>
          </table:table-cell>
          <table:table-cell table:formula="of:=[.A359]-[.A$1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0.478462" calcext:value-type="float">
            <text:p>0.478462</text:p>
          </table:table-cell>
          <table:table-cell table:formula="of:=[.A360]-[.A$1]"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0.481812" calcext:value-type="float">
            <text:p>0.481812</text:p>
          </table:table-cell>
          <table:table-cell table:formula="of:=[.A361]-[.A$1]"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661678" calcext:value-type="float">
            <text:p>0.661678</text:p>
          </table:table-cell>
          <table:table-cell table:formula="of:=[.A362]-[.A$1]"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409569" calcext:value-type="float">
            <text:p>0.409569</text:p>
          </table:table-cell>
          <table:table-cell table:formula="of:=[.A363]-[.A$1]"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0.677708" calcext:value-type="float">
            <text:p>0.677708</text:p>
          </table:table-cell>
          <table:table-cell table:formula="of:=[.A364]-[.A$1]"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0.502056" calcext:value-type="float">
            <text:p>0.502056</text:p>
          </table:table-cell>
          <table:table-cell table:formula="of:=[.A365]-[.A$1]"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0.421291" calcext:value-type="float">
            <text:p>0.421291</text:p>
          </table:table-cell>
          <table:table-cell table:formula="of:=[.A366]-[.A$1]"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0.420948" calcext:value-type="float">
            <text:p>0.420948</text:p>
          </table:table-cell>
          <table:table-cell table:formula="of:=[.A367]-[.A$1]"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599518" calcext:value-type="float">
            <text:p>0.599518</text:p>
          </table:table-cell>
          <table:table-cell table:formula="of:=[.A368]-[.A$1]"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3572" calcext:value-type="float">
            <text:p>0.3572</text:p>
          </table:table-cell>
          <table:table-cell table:formula="of:=[.A369]-[.A$1]"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633497" calcext:value-type="float">
            <text:p>0.633497</text:p>
          </table:table-cell>
          <table:table-cell table:formula="of:=[.A370]-[.A$1]"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381631" calcext:value-type="float">
            <text:p>0.381631</text:p>
          </table:table-cell>
          <table:table-cell table:formula="of:=[.A371]-[.A$1]"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72809" calcext:value-type="float">
            <text:p>0.72809</text:p>
          </table:table-cell>
          <table:table-cell table:formula="of:=[.A372]-[.A$1]"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380872" calcext:value-type="float">
            <text:p>0.380872</text:p>
          </table:table-cell>
          <table:table-cell table:formula="of:=[.A373]-[.A$1]"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636346" calcext:value-type="float">
            <text:p>0.636346</text:p>
          </table:table-cell>
          <table:table-cell table:formula="of:=[.A374]-[.A$1]"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379552" calcext:value-type="float">
            <text:p>0.379552</text:p>
          </table:table-cell>
          <table:table-cell table:formula="of:=[.A375]-[.A$1]"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607791" calcext:value-type="float">
            <text:p>0.607791</text:p>
          </table:table-cell>
          <table:table-cell table:formula="of:=[.A376]-[.A$1]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430625" calcext:value-type="float">
            <text:p>0.430625</text:p>
          </table:table-cell>
          <table:table-cell table:formula="of:=[.A377]-[.A$1]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355027" calcext:value-type="float">
            <text:p>0.355027</text:p>
          </table:table-cell>
          <table:table-cell table:formula="of:=[.A378]-[.A$1]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0.354021" calcext:value-type="float">
            <text:p>0.354021</text:p>
          </table:table-cell>
          <table:table-cell table:formula="of:=[.A379]-[.A$1]"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698274" calcext:value-type="float">
            <text:p>0.698274</text:p>
          </table:table-cell>
          <table:table-cell table:formula="of:=[.A380]-[.A$1]"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510262" calcext:value-type="float">
            <text:p>0.510262</text:p>
          </table:table-cell>
          <table:table-cell table:formula="of:=[.A381]-[.A$1]"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52246" calcext:value-type="float">
            <text:p>0.452246</text:p>
          </table:table-cell>
          <table:table-cell table:formula="of:=[.A382]-[.A$1]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0.586083" calcext:value-type="float">
            <text:p>0.586083</text:p>
          </table:table-cell>
          <table:table-cell table:formula="of:=[.A383]-[.A$1]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0.332486" calcext:value-type="float">
            <text:p>0.332486</text:p>
          </table:table-cell>
          <table:table-cell table:formula="of:=[.A384]-[.A$1]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0.480065" calcext:value-type="float">
            <text:p>0.480065</text:p>
          </table:table-cell>
          <table:table-cell table:formula="of:=[.A385]-[.A$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0.394056" calcext:value-type="float">
            <text:p>0.394056</text:p>
          </table:table-cell>
          <table:table-cell table:formula="of:=[.A386]-[.A$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0.320889" calcext:value-type="float">
            <text:p>0.320889</text:p>
          </table:table-cell>
          <table:table-cell table:formula="of:=[.A387]-[.A$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351735" calcext:value-type="float">
            <text:p>0.351735</text:p>
          </table:table-cell>
          <table:table-cell table:formula="of:=[.A388]-[.A$1]"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418904" calcext:value-type="float">
            <text:p>0.418904</text:p>
          </table:table-cell>
          <table:table-cell table:formula="of:=[.A389]-[.A$1]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339328" calcext:value-type="float">
            <text:p>0.339328</text:p>
          </table:table-cell>
          <table:table-cell table:formula="of:=[.A390]-[.A$1]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0.600477" calcext:value-type="float">
            <text:p>0.600477</text:p>
          </table:table-cell>
          <table:table-cell table:formula="of:=[.A391]-[.A$1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0.504318" calcext:value-type="float">
            <text:p>0.504318</text:p>
          </table:table-cell>
          <table:table-cell table:formula="of:=[.A392]-[.A$1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0.681708" calcext:value-type="float">
            <text:p>0.681708</text:p>
          </table:table-cell>
          <table:table-cell table:formula="of:=[.A393]-[.A$1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0.487392" calcext:value-type="float">
            <text:p>0.487392</text:p>
          </table:table-cell>
          <table:table-cell table:formula="of:=[.A394]-[.A$1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0.484997" calcext:value-type="float">
            <text:p>0.484997</text:p>
          </table:table-cell>
          <table:table-cell table:formula="of:=[.A395]-[.A$1]"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0.259827" calcext:value-type="float">
            <text:p>0.259827</text:p>
          </table:table-cell>
          <table:table-cell table:formula="of:=[.A396]-[.A$1]"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0.572745" calcext:value-type="float">
            <text:p>0.572745</text:p>
          </table:table-cell>
          <table:table-cell table:formula="of:=[.A397]-[.A$1]"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0.312424" calcext:value-type="float">
            <text:p>0.312424</text:p>
          </table:table-cell>
          <table:table-cell table:formula="of:=[.A398]-[.A$1]"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0.541983" calcext:value-type="float">
            <text:p>0.541983</text:p>
          </table:table-cell>
          <table:table-cell table:formula="of:=[.A399]-[.A$1]"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0.363783" calcext:value-type="float">
            <text:p>0.363783</text:p>
          </table:table-cell>
          <table:table-cell table:formula="of:=[.A400]-[.A$1]"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0.357339" calcext:value-type="float">
            <text:p>0.357339</text:p>
          </table:table-cell>
          <table:table-cell table:formula="of:=[.A401]-[.A$1]"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0.350851" calcext:value-type="float">
            <text:p>0.350851</text:p>
          </table:table-cell>
          <table:table-cell table:formula="of:=[.A402]-[.A$1]"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0.455371" calcext:value-type="float">
            <text:p>0.455371</text:p>
          </table:table-cell>
          <table:table-cell table:formula="of:=[.A403]-[.A$1]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0.294697" calcext:value-type="float">
            <text:p>0.294697</text:p>
          </table:table-cell>
          <table:table-cell table:formula="of:=[.A404]-[.A$1]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0.222476" calcext:value-type="float">
            <text:p>0.222476</text:p>
          </table:table-cell>
          <table:table-cell table:formula="of:=[.A405]-[.A$1]"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0.224219" calcext:value-type="float">
            <text:p>0.224219</text:p>
          </table:table-cell>
          <table:table-cell table:formula="of:=[.A406]-[.A$1]"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0.22082" calcext:value-type="float">
            <text:p>0.22082</text:p>
          </table:table-cell>
          <table:table-cell table:formula="of:=[.A407]-[.A$1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.219839" calcext:value-type="float">
            <text:p>0.219839</text:p>
          </table:table-cell>
          <table:table-cell table:formula="of:=[.A408]-[.A$1]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.233178" calcext:value-type="float">
            <text:p>0.233178</text:p>
          </table:table-cell>
          <table:table-cell table:formula="of:=[.A409]-[.A$1]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0.248152" calcext:value-type="float">
            <text:p>0.248152</text:p>
          </table:table-cell>
          <table:table-cell table:formula="of:=[.A410]-[.A$1]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0.224466" calcext:value-type="float">
            <text:p>0.224466</text:p>
          </table:table-cell>
          <table:table-cell table:formula="of:=[.A411]-[.A$1]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0.261033" calcext:value-type="float">
            <text:p>0.261033</text:p>
          </table:table-cell>
          <table:table-cell table:formula="of:=[.A412]-[.A$1]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0.222201" calcext:value-type="float">
            <text:p>0.222201</text:p>
          </table:table-cell>
          <table:table-cell table:formula="of:=[.A413]-[.A$1]"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0.2447" calcext:value-type="float">
            <text:p>0.2447</text:p>
          </table:table-cell>
          <table:table-cell table:formula="of:=[.A414]-[.A$1]"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227738" calcext:value-type="float">
            <text:p>0.227738</text:p>
          </table:table-cell>
          <table:table-cell table:formula="of:=[.A415]-[.A$1]"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255109" calcext:value-type="float">
            <text:p>0.255109</text:p>
          </table:table-cell>
          <table:table-cell table:formula="of:=[.A416]-[.A$1]"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0.257859" calcext:value-type="float">
            <text:p>0.257859</text:p>
          </table:table-cell>
          <table:table-cell table:formula="of:=[.A417]-[.A$1]"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260499" calcext:value-type="float">
            <text:p>0.260499</text:p>
          </table:table-cell>
          <table:table-cell table:formula="of:=[.A418]-[.A$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0.233241" calcext:value-type="float">
            <text:p>0.233241</text:p>
          </table:table-cell>
          <table:table-cell table:formula="of:=[.A419]-[.A$1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0.30502" calcext:value-type="float">
            <text:p>0.30502</text:p>
          </table:table-cell>
          <table:table-cell table:formula="of:=[.A420]-[.A$1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0.239189" calcext:value-type="float">
            <text:p>0.239189</text:p>
          </table:table-cell>
          <table:table-cell table:formula="of:=[.A421]-[.A$1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0.266872" calcext:value-type="float">
            <text:p>0.266872</text:p>
          </table:table-cell>
          <table:table-cell table:formula="of:=[.A422]-[.A$1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0.23755" calcext:value-type="float">
            <text:p>0.23755</text:p>
          </table:table-cell>
          <table:table-cell table:formula="of:=[.A423]-[.A$1]"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0.264731" calcext:value-type="float">
            <text:p>0.264731</text:p>
          </table:table-cell>
          <table:table-cell table:formula="of:=[.A424]-[.A$1]"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.257088" calcext:value-type="float">
            <text:p>0.257088</text:p>
          </table:table-cell>
          <table:table-cell table:formula="of:=[.A425]-[.A$1]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.286261" calcext:value-type="float">
            <text:p>0.286261</text:p>
          </table:table-cell>
          <table:table-cell table:formula="of:=[.A426]-[.A$1]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0.250128" calcext:value-type="float">
            <text:p>0.250128</text:p>
          </table:table-cell>
          <table:table-cell table:formula="of:=[.A427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0.268602" calcext:value-type="float">
            <text:p>0.268602</text:p>
          </table:table-cell>
          <table:table-cell table:formula="of:=[.A428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0.29868" calcext:value-type="float">
            <text:p>0.29868</text:p>
          </table:table-cell>
          <table:table-cell table:formula="of:=[.A429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0.298069" calcext:value-type="float">
            <text:p>0.298069</text:p>
          </table:table-cell>
          <table:table-cell table:formula="of:=[.A430]-[.A$1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0.261605" calcext:value-type="float">
            <text:p>0.261605</text:p>
          </table:table-cell>
          <table:table-cell table:formula="of:=[.A431]-[.A$1]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0.283227" calcext:value-type="float">
            <text:p>0.283227</text:p>
          </table:table-cell>
          <table:table-cell table:formula="of:=[.A432]-[.A$1]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0.275255" calcext:value-type="float">
            <text:p>0.275255</text:p>
          </table:table-cell>
          <table:table-cell table:formula="of:=[.A433]-[.A$1]"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0.299513" calcext:value-type="float">
            <text:p>0.299513</text:p>
          </table:table-cell>
          <table:table-cell table:formula="of:=[.A434]-[.A$1]"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274123" calcext:value-type="float">
            <text:p>0.274123</text:p>
          </table:table-cell>
          <table:table-cell table:formula="of:=[.A435]-[.A$1]"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294461" calcext:value-type="float">
            <text:p>0.294461</text:p>
          </table:table-cell>
          <table:table-cell table:formula="of:=[.A436]-[.A$1]"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0.29646" calcext:value-type="float">
            <text:p>0.29646</text:p>
          </table:table-cell>
          <table:table-cell table:formula="of:=[.A437]-[.A$1]"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0.295049" calcext:value-type="float">
            <text:p>0.295049</text:p>
          </table:table-cell>
          <table:table-cell table:formula="of:=[.A438]-[.A$1]"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0.26557" calcext:value-type="float">
            <text:p>0.26557</text:p>
          </table:table-cell>
          <table:table-cell table:formula="of:=[.A439]-[.A$1]"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0.28651" calcext:value-type="float">
            <text:p>0.28651</text:p>
          </table:table-cell>
          <table:table-cell table:formula="of:=[.A440]-[.A$1]"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.270633" calcext:value-type="float">
            <text:p>0.270633</text:p>
          </table:table-cell>
          <table:table-cell table:formula="of:=[.A441]-[.A$1]"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0.278826" calcext:value-type="float">
            <text:p>0.278826</text:p>
          </table:table-cell>
          <table:table-cell table:formula="of:=[.A442]-[.A$1]"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0.273955" calcext:value-type="float">
            <text:p>0.273955</text:p>
          </table:table-cell>
          <table:table-cell table:formula="of:=[.A443]-[.A$1]"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0.274897" calcext:value-type="float">
            <text:p>0.274897</text:p>
          </table:table-cell>
          <table:table-cell table:formula="of:=[.A444]-[.A$1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0.269052" calcext:value-type="float">
            <text:p>0.269052</text:p>
          </table:table-cell>
          <table:table-cell table:formula="of:=[.A445]-[.A$1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0.268732" calcext:value-type="float">
            <text:p>0.268732</text:p>
          </table:table-cell>
          <table:table-cell table:formula="of:=[.A446]-[.A$1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0.268042" calcext:value-type="float">
            <text:p>0.268042</text:p>
          </table:table-cell>
          <table:table-cell table:formula="of:=[.A447]-[.A$1]"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.272285" calcext:value-type="float">
            <text:p>0.272285</text:p>
          </table:table-cell>
          <table:table-cell table:formula="of:=[.A448]-[.A$1]"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.2664" calcext:value-type="float">
            <text:p>0.2664</text:p>
          </table:table-cell>
          <table:table-cell table:formula="of:=[.A449]-[.A$1]"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274631" calcext:value-type="float">
            <text:p>0.274631</text:p>
          </table:table-cell>
          <table:table-cell table:formula="of:=[.A450]-[.A$1]"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262498" calcext:value-type="float">
            <text:p>0.262498</text:p>
          </table:table-cell>
          <table:table-cell table:formula="of:=[.A451]-[.A$1]"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293666" calcext:value-type="float">
            <text:p>0.293666</text:p>
          </table:table-cell>
          <table:table-cell table:formula="of:=[.A452]-[.A$1]"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260637" calcext:value-type="float">
            <text:p>0.260637</text:p>
          </table:table-cell>
          <table:table-cell table:formula="of:=[.A453]-[.A$1]"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0.283889" calcext:value-type="float">
            <text:p>0.283889</text:p>
          </table:table-cell>
          <table:table-cell table:formula="of:=[.A454]-[.A$1]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1243" calcext:value-type="float">
            <text:p>0.271243</text:p>
          </table:table-cell>
          <table:table-cell table:formula="of:=[.A455]-[.A$1]"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0971" calcext:value-type="float">
            <text:p>0.260971</text:p>
          </table:table-cell>
          <table:table-cell table:formula="of:=[.A456]-[.A$1]"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0.260775" calcext:value-type="float">
            <text:p>0.260775</text:p>
          </table:table-cell>
          <table:table-cell table:formula="of:=[.A457]-[.A$1]"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0.300825" calcext:value-type="float">
            <text:p>0.300825</text:p>
          </table:table-cell>
          <table:table-cell table:formula="of:=[.A458]-[.A$1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0.260449" calcext:value-type="float">
            <text:p>0.260449</text:p>
          </table:table-cell>
          <table:table-cell table:formula="of:=[.A459]-[.A$1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0.273253" calcext:value-type="float">
            <text:p>0.273253</text:p>
          </table:table-cell>
          <table:table-cell table:formula="of:=[.A460]-[.A$1]"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0.261058" calcext:value-type="float">
            <text:p>0.261058</text:p>
          </table:table-cell>
          <table:table-cell table:formula="of:=[.A461]-[.A$1]"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0.271772" calcext:value-type="float">
            <text:p>0.271772</text:p>
          </table:table-cell>
          <table:table-cell table:formula="of:=[.A462]-[.A$1]"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0.271246" calcext:value-type="float">
            <text:p>0.271246</text:p>
          </table:table-cell>
          <table:table-cell table:formula="of:=[.A463]-[.A$1]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0.288492" calcext:value-type="float">
            <text:p>0.288492</text:p>
          </table:table-cell>
          <table:table-cell table:formula="of:=[.A464]-[.A$1]"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0.250751" calcext:value-type="float">
            <text:p>0.250751</text:p>
          </table:table-cell>
          <table:table-cell table:formula="of:=[.A465]-[.A$1]"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0.273755" calcext:value-type="float">
            <text:p>0.273755</text:p>
          </table:table-cell>
          <table:table-cell table:formula="of:=[.A466]-[.A$1]"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0.250174" calcext:value-type="float">
            <text:p>0.250174</text:p>
          </table:table-cell>
          <table:table-cell table:formula="of:=[.A467]-[.A$1]"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0.249356" calcext:value-type="float">
            <text:p>0.249356</text:p>
          </table:table-cell>
          <table:table-cell table:formula="of:=[.A468]-[.A$1]"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.248497" calcext:value-type="float">
            <text:p>0.248497</text:p>
          </table:table-cell>
          <table:table-cell table:formula="of:=[.A469]-[.A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.29" calcext:value-type="float">
            <text:p>27.29</text:p>
          </table:table-cell>
          <table:table-cell office:value-type="float" office:value="0.276479" calcext:value-type="float">
            <text:p>0.276479</text:p>
          </table:table-cell>
          <table:table-cell table:formula="of:=[.A470]-[.A$1]"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27.29" calcext:value-type="float">
            <text:p>27.29</text:p>
          </table:table-cell>
          <table:table-cell office:value-type="float" office:value="0.244098" calcext:value-type="float">
            <text:p>0.244098</text:p>
          </table:table-cell>
          <table:table-cell table:formula="of:=[.A471]-[.A$1]"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0.248895" calcext:value-type="float">
            <text:p>0.248895</text:p>
          </table:table-cell>
          <table:table-cell table:formula="of:=[.A472]-[.A$1]"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0.239704" calcext:value-type="float">
            <text:p>0.239704</text:p>
          </table:table-cell>
          <table:table-cell table:formula="of:=[.A473]-[.A$1]"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0.238414" calcext:value-type="float">
            <text:p>0.238414</text:p>
          </table:table-cell>
          <table:table-cell table:formula="of:=[.A474]-[.A$1]"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0.237539" calcext:value-type="float">
            <text:p>0.237539</text:p>
          </table:table-cell>
          <table:table-cell table:formula="of:=[.A475]-[.A$1]"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0.247469" calcext:value-type="float">
            <text:p>0.247469</text:p>
          </table:table-cell>
          <table:table-cell table:formula="of:=[.A476]-[.A$1]"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237718" calcext:value-type="float">
            <text:p>0.237718</text:p>
          </table:table-cell>
          <table:table-cell table:formula="of:=[.A477]-[.A$1]"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0.24253" calcext:value-type="float">
            <text:p>0.24253</text:p>
          </table:table-cell>
          <table:table-cell table:formula="of:=[.A478]-[.A$1]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0.229811" calcext:value-type="float">
            <text:p>0.229811</text:p>
          </table:table-cell>
          <table:table-cell table:formula="of:=[.A479]-[.A$1]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0.227993" calcext:value-type="float">
            <text:p>0.227993</text:p>
          </table:table-cell>
          <table:table-cell table:formula="of:=[.A480]-[.A$1]"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0.215111" calcext:value-type="float">
            <text:p>0.215111</text:p>
          </table:table-cell>
          <table:table-cell table:formula="of:=[.A481]-[.A$1]"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0.212057" calcext:value-type="float">
            <text:p>0.212057</text:p>
          </table:table-cell>
          <table:table-cell table:formula="of:=[.A482]-[.A$1]"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0.207028" calcext:value-type="float">
            <text:p>0.207028</text:p>
          </table:table-cell>
          <table:table-cell table:formula="of:=[.A483]-[.A$1]"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0.204897" calcext:value-type="float">
            <text:p>0.204897</text:p>
          </table:table-cell>
          <table:table-cell table:formula="of:=[.A484]-[.A$1]"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0.203661" calcext:value-type="float">
            <text:p>0.203661</text:p>
          </table:table-cell>
          <table:table-cell table:formula="of:=[.A485]-[.A$1]"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0.201939" calcext:value-type="float">
            <text:p>0.201939</text:p>
          </table:table-cell>
          <table:table-cell table:formula="of:=[.A486]-[.A$1]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0.202299" calcext:value-type="float">
            <text:p>0.202299</text:p>
          </table:table-cell>
          <table:table-cell table:formula="of:=[.A487]-[.A$1]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0.204446" calcext:value-type="float">
            <text:p>0.204446</text:p>
          </table:table-cell>
          <table:table-cell table:formula="of:=[.A488]-[.A$1]"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.208501" calcext:value-type="float">
            <text:p>0.208501</text:p>
          </table:table-cell>
          <table:table-cell table:formula="of:=[.A489]-[.A$1]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.214432" calcext:value-type="float">
            <text:p>0.214432</text:p>
          </table:table-cell>
          <table:table-cell table:formula="of:=[.A490]-[.A$1]"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.222159" calcext:value-type="float">
            <text:p>0.222159</text:p>
          </table:table-cell>
          <table:table-cell table:formula="of:=[.A491]-[.A$1]"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0.23679" calcext:value-type="float">
            <text:p>0.23679</text:p>
          </table:table-cell>
          <table:table-cell table:formula="of:=[.A492]-[.A$1]"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0.254412" calcext:value-type="float">
            <text:p>0.254412</text:p>
          </table:table-cell>
          <table:table-cell table:formula="of:=[.A493]-[.A$1]"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0.267354" calcext:value-type="float">
            <text:p>0.267354</text:p>
          </table:table-cell>
          <table:table-cell table:formula="of:=[.A494]-[.A$1]"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0.280863" calcext:value-type="float">
            <text:p>0.280863</text:p>
          </table:table-cell>
          <table:table-cell table:formula="of:=[.A495]-[.A$1]"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0.287693" calcext:value-type="float">
            <text:p>0.287693</text:p>
          </table:table-cell>
          <table:table-cell table:formula="of:=[.A496]-[.A$1]"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0.294508" calcext:value-type="float">
            <text:p>0.294508</text:p>
          </table:table-cell>
          <table:table-cell table:formula="of:=[.A497]-[.A$1]"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0.314371" calcext:value-type="float">
            <text:p>0.314371</text:p>
          </table:table-cell>
          <table:table-cell table:formula="of:=[.A498]-[.A$1]"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0.32063" calcext:value-type="float">
            <text:p>0.32063</text:p>
          </table:table-cell>
          <table:table-cell table:formula="of:=[.A499]-[.A$1]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0.332378" calcext:value-type="float">
            <text:p>0.332378</text:p>
          </table:table-cell>
          <table:table-cell table:formula="of:=[.A500]-[.A$1]"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0.347677" calcext:value-type="float">
            <text:p>0.347677</text:p>
          </table:table-cell>
          <table:table-cell table:formula="of:=[.A501]-[.A$1]"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0.356084" calcext:value-type="float">
            <text:p>0.356084</text:p>
          </table:table-cell>
          <table:table-cell table:formula="of:=[.A502]-[.A$1]"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0.365779" calcext:value-type="float">
            <text:p>0.365779</text:p>
          </table:table-cell>
          <table:table-cell table:formula="of:=[.A503]-[.A$1]"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0.370278" calcext:value-type="float">
            <text:p>0.370278</text:p>
          </table:table-cell>
          <table:table-cell table:formula="of:=[.A504]-[.A$1]"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0.373258" calcext:value-type="float">
            <text:p>0.373258</text:p>
          </table:table-cell>
          <table:table-cell table:formula="of:=[.A505]-[.A$1]"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0.374199" calcext:value-type="float">
            <text:p>0.374199</text:p>
          </table:table-cell>
          <table:table-cell table:formula="of:=[.A506]-[.A$1]"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27.99" calcext:value-type="float">
            <text:p>27.99</text:p>
          </table:table-cell>
          <table:table-cell office:value-type="float" office:value="0.374794" calcext:value-type="float">
            <text:p>0.374794</text:p>
          </table:table-cell>
          <table:table-cell table:formula="of:=[.A507]-[.A$1]"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0.374006" calcext:value-type="float">
            <text:p>0.374006</text:p>
          </table:table-cell>
          <table:table-cell table:formula="of:=[.A508]-[.A$1]"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0.368903" calcext:value-type="float">
            <text:p>0.368903</text:p>
          </table:table-cell>
          <table:table-cell table:formula="of:=[.A509]-[.A$1]"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0.362816" calcext:value-type="float">
            <text:p>0.362816</text:p>
          </table:table-cell>
          <table:table-cell table:formula="of:=[.A510]-[.A$1]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0.357869" calcext:value-type="float">
            <text:p>0.357869</text:p>
          </table:table-cell>
          <table:table-cell table:formula="of:=[.A511]-[.A$1]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0.352308" calcext:value-type="float">
            <text:p>0.352308</text:p>
          </table:table-cell>
          <table:table-cell table:formula="of:=[.A512]-[.A$1]"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0.342967" calcext:value-type="float">
            <text:p>0.342967</text:p>
          </table:table-cell>
          <table:table-cell table:formula="of:=[.A513]-[.A$1]"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0.336152" calcext:value-type="float">
            <text:p>0.336152</text:p>
          </table:table-cell>
          <table:table-cell table:formula="of:=[.A514]-[.A$1]"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0.328928" calcext:value-type="float">
            <text:p>0.328928</text:p>
          </table:table-cell>
          <table:table-cell table:formula="of:=[.A515]-[.A$1]"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0.325174" calcext:value-type="float">
            <text:p>0.325174</text:p>
          </table:table-cell>
          <table:table-cell table:formula="of:=[.A516]-[.A$1]"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0.321333" calcext:value-type="float">
            <text:p>0.321333</text:p>
          </table:table-cell>
          <table:table-cell table:formula="of:=[.A517]-[.A$1]"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0.313407" calcext:value-type="float">
            <text:p>0.313407</text:p>
          </table:table-cell>
          <table:table-cell table:formula="of:=[.A518]-[.A$1]"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0.305187" calcext:value-type="float">
            <text:p>0.305187</text:p>
          </table:table-cell>
          <table:table-cell table:formula="of:=[.A519]-[.A$1]"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.283578" calcext:value-type="float">
            <text:p>0.283578</text:p>
          </table:table-cell>
          <table:table-cell table:formula="of:=[.A520]-[.A$1]"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0.274602" calcext:value-type="float">
            <text:p>0.274602</text:p>
          </table:table-cell>
          <table:table-cell table:formula="of:=[.A521]-[.A$1]"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0.265489" calcext:value-type="float">
            <text:p>0.265489</text:p>
          </table:table-cell>
          <table:table-cell table:formula="of:=[.A522]-[.A$1]"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0.260893" calcext:value-type="float">
            <text:p>0.260893</text:p>
          </table:table-cell>
          <table:table-cell table:formula="of:=[.A523]-[.A$1]"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0.256276" calcext:value-type="float">
            <text:p>0.256276</text:p>
          </table:table-cell>
          <table:table-cell table:formula="of:=[.A524]-[.A$1]"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0.242351" calcext:value-type="float">
            <text:p>0.242351</text:p>
          </table:table-cell>
          <table:table-cell table:formula="of:=[.A525]-[.A$1]"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0.2377" calcext:value-type="float">
            <text:p>0.2377</text:p>
          </table:table-cell>
          <table:table-cell table:formula="of:=[.A526]-[.A$1]"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0.228412" calcext:value-type="float">
            <text:p>0.228412</text:p>
          </table:table-cell>
          <table:table-cell table:formula="of:=[.A527]-[.A$1]"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0.214579" calcext:value-type="float">
            <text:p>0.214579</text:p>
          </table:table-cell>
          <table:table-cell table:formula="of:=[.A528]-[.A$1]"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0.205467" calcext:value-type="float">
            <text:p>0.205467</text:p>
          </table:table-cell>
          <table:table-cell table:formula="of:=[.A529]-[.A$1]"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196474" calcext:value-type="float">
            <text:p>0.196474</text:p>
          </table:table-cell>
          <table:table-cell table:formula="of:=[.A530]-[.A$1]"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192029" calcext:value-type="float">
            <text:p>0.192029</text:p>
          </table:table-cell>
          <table:table-cell table:formula="of:=[.A531]-[.A$1]"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0.187623" calcext:value-type="float">
            <text:p>0.187623</text:p>
          </table:table-cell>
          <table:table-cell table:formula="of:=[.A532]-[.A$1]"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0.170422" calcext:value-type="float">
            <text:p>0.170422</text:p>
          </table:table-cell>
          <table:table-cell table:formula="of:=[.A533]-[.A$1]"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0.158023" calcext:value-type="float">
            <text:p>0.158023</text:p>
          </table:table-cell>
          <table:table-cell table:formula="of:=[.A534]-[.A$1]"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0.153995" calcext:value-type="float">
            <text:p>0.153995</text:p>
          </table:table-cell>
          <table:table-cell table:formula="of:=[.A535]-[.A$1]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0.146106" calcext:value-type="float">
            <text:p>0.146106</text:p>
          </table:table-cell>
          <table:table-cell table:formula="of:=[.A536]-[.A$1]"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0.134708" calcext:value-type="float">
            <text:p>0.134708</text:p>
          </table:table-cell>
          <table:table-cell table:formula="of:=[.A537]-[.A$1]"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0.127414" calcext:value-type="float">
            <text:p>0.127414</text:p>
          </table:table-cell>
          <table:table-cell table:formula="of:=[.A538]-[.A$1]"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0.116947" calcext:value-type="float">
            <text:p>0.116947</text:p>
          </table:table-cell>
          <table:table-cell table:formula="of:=[.A539]-[.A$1]"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0.113587" calcext:value-type="float">
            <text:p>0.113587</text:p>
          </table:table-cell>
          <table:table-cell table:formula="of:=[.A540]-[.A$1]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0.100816" calcext:value-type="float">
            <text:p>0.100816</text:p>
          </table:table-cell>
          <table:table-cell table:formula="of:=[.A541]-[.A$1]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28.81" calcext:value-type="float">
            <text:p>28.81</text:p>
          </table:table-cell>
          <table:table-cell office:value-type="float" office:value="0.08639" calcext:value-type="float">
            <text:p>0.08639</text:p>
          </table:table-cell>
          <table:table-cell table:formula="of:=[.A542]-[.A$1]"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0.0811064" calcext:value-type="float">
            <text:p>0.0811064</text:p>
          </table:table-cell>
          <table:table-cell table:formula="of:=[.A543]-[.A$1]"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0.0761023" calcext:value-type="float">
            <text:p>0.0761023</text:p>
          </table:table-cell>
          <table:table-cell table:formula="of:=[.A544]-[.A$1]"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0.0737049" calcext:value-type="float">
            <text:p>0.0737049</text:p>
          </table:table-cell>
          <table:table-cell table:formula="of:=[.A545]-[.A$1]"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0.0713769" calcext:value-type="float">
            <text:p>0.0713769</text:p>
          </table:table-cell>
          <table:table-cell table:formula="of:=[.A546]-[.A$1]"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0.0669281" calcext:value-type="float">
            <text:p>0.0669281</text:p>
          </table:table-cell>
          <table:table-cell table:formula="of:=[.A547]-[.A$1]"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0.062753" calcext:value-type="float">
            <text:p>0.062753</text:p>
          </table:table-cell>
          <table:table-cell table:formula="of:=[.A548]-[.A$1]"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0.056996" calcext:value-type="float">
            <text:p>0.056996</text:p>
          </table:table-cell>
          <table:table-cell table:formula="of:=[.A549]-[.A$1]"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0.05521" calcext:value-type="float">
            <text:p>0.05521</text:p>
          </table:table-cell>
          <table:table-cell table:formula="of:=[.A550]-[.A$1]"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0245" calcext:value-type="float">
            <text:p>0.050245</text:p>
          </table:table-cell>
          <table:table-cell table:formula="of:=[.A551]-[.A$1]"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72581" calcext:value-type="float">
            <text:p>0.0472581</text:p>
          </table:table-cell>
          <table:table-cell table:formula="of:=[.A552]-[.A$1]"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432548" calcext:value-type="float">
            <text:p>0.0432548</text:p>
          </table:table-cell>
          <table:table-cell table:formula="of:=[.A553]-[.A$1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420461" calcext:value-type="float">
            <text:p>0.0420461</text:p>
          </table:table-cell>
          <table:table-cell table:formula="of:=[.A554]-[.A$1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408997" calcext:value-type="float">
            <text:p>0.0408997</text:p>
          </table:table-cell>
          <table:table-cell table:formula="of:=[.A555]-[.A$1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0.0398152" calcext:value-type="float">
            <text:p>0.0398152</text:p>
          </table:table-cell>
          <table:table-cell table:formula="of:=[.A556]-[.A$1]"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378302" calcext:value-type="float">
            <text:p>0.0378302</text:p>
          </table:table-cell>
          <table:table-cell table:formula="of:=[.A557]-[.A$1]"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360875" calcext:value-type="float">
            <text:p>0.0360875</text:p>
          </table:table-cell>
          <table:table-cell table:formula="of:=[.A558]-[.A$1]"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0.0353057" calcext:value-type="float">
            <text:p>0.0353057</text:p>
          </table:table-cell>
          <table:table-cell table:formula="of:=[.A559]-[.A$1]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0.0333098" calcext:value-type="float">
            <text:p>0.0333098</text:p>
          </table:table-cell>
          <table:table-cell table:formula="of:=[.A560]-[.A$1]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0.0314271" calcext:value-type="float">
            <text:p>0.0314271</text:p>
          </table:table-cell>
          <table:table-cell table:formula="of:=[.A561]-[.A$1]"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0.0305494" calcext:value-type="float">
            <text:p>0.0305494</text:p>
          </table:table-cell>
          <table:table-cell table:formula="of:=[.A562]-[.A$1]"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0.0301897" calcext:value-type="float">
            <text:p>0.0301897</text:p>
          </table:table-cell>
          <table:table-cell table:formula="of:=[.A563]-[.A$1]"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0.0299437" calcext:value-type="float">
            <text:p>0.0299437</text:p>
          </table:table-cell>
          <table:table-cell table:formula="of:=[.A564]-[.A$1]"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0.0299304" calcext:value-type="float">
            <text:p>0.0299304</text:p>
          </table:table-cell>
          <table:table-cell table:formula="of:=[.A565]-[.A$1]"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.0299475" calcext:value-type="float">
            <text:p>0.0299475</text:p>
          </table:table-cell>
          <table:table-cell table:formula="of:=[.A566]-[.A$1]"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29.29" calcext:value-type="float">
            <text:p>29.29</text:p>
          </table:table-cell>
          <table:table-cell office:value-type="float" office:value="0.0299925" calcext:value-type="float">
            <text:p>0.0299925</text:p>
          </table:table-cell>
          <table:table-cell table:formula="of:=[.A567]-[.A$1]"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0.0302724" calcext:value-type="float">
            <text:p>0.0302724</text:p>
          </table:table-cell>
          <table:table-cell table:formula="of:=[.A568]-[.A$1]"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0.030407" calcext:value-type="float">
            <text:p>0.030407</text:p>
          </table:table-cell>
          <table:table-cell table:formula="of:=[.A569]-[.A$1]"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0.0309067" calcext:value-type="float">
            <text:p>0.0309067</text:p>
          </table:table-cell>
          <table:table-cell table:formula="of:=[.A570]-[.A$1]"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0.0313022" calcext:value-type="float">
            <text:p>0.0313022</text:p>
          </table:table-cell>
          <table:table-cell table:formula="of:=[.A571]-[.A$1]"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0319589" calcext:value-type="float">
            <text:p>0.0319589</text:p>
          </table:table-cell>
          <table:table-cell table:formula="of:=[.A572]-[.A$1]"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0321896" calcext:value-type="float">
            <text:p>0.0321896</text:p>
          </table:table-cell>
          <table:table-cell table:formula="of:=[.A573]-[.A$1]"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0.0324247" calcext:value-type="float">
            <text:p>0.0324247</text:p>
          </table:table-cell>
          <table:table-cell table:formula="of:=[.A574]-[.A$1]"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0.032663" calcext:value-type="float">
            <text:p>0.032663</text:p>
          </table:table-cell>
          <table:table-cell table:formula="of:=[.A575]-[.A$1]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0.033146" calcext:value-type="float">
            <text:p>0.033146</text:p>
          </table:table-cell>
          <table:table-cell table:formula="of:=[.A576]-[.A$1]"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0.0336334" calcext:value-type="float">
            <text:p>0.0336334</text:p>
          </table:table-cell>
          <table:table-cell table:formula="of:=[.A577]-[.A$1]"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0.034602" calcext:value-type="float">
            <text:p>0.034602</text:p>
          </table:table-cell>
          <table:table-cell table:formula="of:=[.A578]-[.A$1]"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0.0348401" calcext:value-type="float">
            <text:p>0.0348401</text:p>
          </table:table-cell>
          <table:table-cell table:formula="of:=[.A579]-[.A$1]"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0.0355387" calcext:value-type="float">
            <text:p>0.0355387</text:p>
          </table:table-cell>
          <table:table-cell table:formula="of:=[.A580]-[.A$1]"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0.0357655" calcext:value-type="float">
            <text:p>0.0357655</text:p>
          </table:table-cell>
          <table:table-cell table:formula="of:=[.A581]-[.A$1]"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0.0359891" calcext:value-type="float">
            <text:p>0.0359891</text:p>
          </table:table-cell>
          <table:table-cell table:formula="of:=[.A582]-[.A$1]"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29.59" calcext:value-type="float">
            <text:p>29.59</text:p>
          </table:table-cell>
          <table:table-cell office:value-type="float" office:value="0.0362092" calcext:value-type="float">
            <text:p>0.0362092</text:p>
          </table:table-cell>
          <table:table-cell table:formula="of:=[.A583]-[.A$1]"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0.0370526" calcext:value-type="float">
            <text:p>0.0370526</text:p>
          </table:table-cell>
          <table:table-cell table:formula="of:=[.A584]-[.A$1]"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0.0378328" calcext:value-type="float">
            <text:p>0.0378328</text:p>
          </table:table-cell>
          <table:table-cell table:formula="of:=[.A585]-[.A$1]"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0385448" calcext:value-type="float">
            <text:p>0.0385448</text:p>
          </table:table-cell>
          <table:table-cell table:formula="of:=[.A586]-[.A$1]"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0387121" calcext:value-type="float">
            <text:p>0.0387121</text:p>
          </table:table-cell>
          <table:table-cell table:formula="of:=[.A587]-[.A$1]"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0.0390334" calcext:value-type="float">
            <text:p>0.0390334</text:p>
          </table:table-cell>
          <table:table-cell table:formula="of:=[.A588]-[.A$1]"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0.039337" calcext:value-type="float">
            <text:p>0.039337</text:p>
          </table:table-cell>
          <table:table-cell table:formula="of:=[.A589]-[.A$1]"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0.0394824" calcext:value-type="float">
            <text:p>0.0394824</text:p>
          </table:table-cell>
          <table:table-cell table:formula="of:=[.A590]-[.A$1]"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0.0396237" calcext:value-type="float">
            <text:p>0.0396237</text:p>
          </table:table-cell>
          <table:table-cell table:formula="of:=[.A591]-[.A$1]"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0.0400218" calcext:value-type="float">
            <text:p>0.0400218</text:p>
          </table:table-cell>
          <table:table-cell table:formula="of:=[.A592]-[.A$1]"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0.0401464" calcext:value-type="float">
            <text:p>0.0401464</text:p>
          </table:table-cell>
          <table:table-cell table:formula="of:=[.A593]-[.A$1]"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0.0403839" calcext:value-type="float">
            <text:p>0.0403839</text:p>
          </table:table-cell>
          <table:table-cell table:formula="of:=[.A594]-[.A$1]"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0.040711" calcext:value-type="float">
            <text:p>0.040711</text:p>
          </table:table-cell>
          <table:table-cell table:formula="of:=[.A595]-[.A$1]"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0.0409105" calcext:value-type="float">
            <text:p>0.0409105</text:p>
          </table:table-cell>
          <table:table-cell table:formula="of:=[.A596]-[.A$1]"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0.0410951" calcext:value-type="float">
            <text:p>0.0410951</text:p>
          </table:table-cell>
          <table:table-cell table:formula="of:=[.A597]-[.A$1]"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.0411823" calcext:value-type="float">
            <text:p>0.0411823</text:p>
          </table:table-cell>
          <table:table-cell table:formula="of:=[.A598]-[.A$1]"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0.041266" calcext:value-type="float">
            <text:p>0.041266</text:p>
          </table:table-cell>
          <table:table-cell table:formula="of:=[.A599]-[.A$1]"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0.0414235" calcext:value-type="float">
            <text:p>0.0414235</text:p>
          </table:table-cell>
          <table:table-cell table:formula="of:=[.A600]-[.A$1]"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0.0414975" calcext:value-type="float">
            <text:p>0.0414975</text:p>
          </table:table-cell>
          <table:table-cell table:formula="of:=[.A601]-[.A$1]"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0.0417638" calcext:value-type="float">
            <text:p>0.0417638</text:p>
          </table:table-cell>
          <table:table-cell table:formula="of:=[.A602]-[.A$1]"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0.041823" calcext:value-type="float">
            <text:p>0.041823</text:p>
          </table:table-cell>
          <table:table-cell table:formula="of:=[.A603]-[.A$1]"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0.0419329" calcext:value-type="float">
            <text:p>0.0419329</text:p>
          </table:table-cell>
          <table:table-cell table:formula="of:=[.A604]-[.A$1]"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0.0420318" calcext:value-type="float">
            <text:p>0.0420318</text:p>
          </table:table-cell>
          <table:table-cell table:formula="of:=[.A605]-[.A$1]"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0.0420774" calcext:value-type="float">
            <text:p>0.0420774</text:p>
          </table:table-cell>
          <table:table-cell table:formula="of:=[.A606]-[.A$1]"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0.0421205" calcext:value-type="float">
            <text:p>0.0421205</text:p>
          </table:table-cell>
          <table:table-cell table:formula="of:=[.A607]-[.A$1]"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0.0422353" calcext:value-type="float">
            <text:p>0.0422353</text:p>
          </table:table-cell>
          <table:table-cell table:formula="of:=[.A608]-[.A$1]"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0.0422691" calcext:value-type="float">
            <text:p>0.0422691</text:p>
          </table:table-cell>
          <table:table-cell table:formula="of:=[.A609]-[.A$1]"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0.042383" calcext:value-type="float">
            <text:p>0.042383</text:p>
          </table:table-cell>
          <table:table-cell table:formula="of:=[.A610]-[.A$1]" office:value-type="float" office:value="12.91" calcext:value-type="float">
            <text:p>12.91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0.0424651" calcext:value-type="float">
            <text:p>0.0424651</text:p>
          </table:table-cell>
          <table:table-cell table:formula="of:=[.A611]-[.A$1]"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0.0425281" calcext:value-type="float">
            <text:p>0.0425281</text:p>
          </table:table-cell>
          <table:table-cell table:formula="of:=[.A612]-[.A$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0.0425469" calcext:value-type="float">
            <text:p>0.0425469</text:p>
          </table:table-cell>
          <table:table-cell table:formula="of:=[.A613]-[.A$1]"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0.0425503" calcext:value-type="float">
            <text:p>0.0425503</text:p>
          </table:table-cell>
          <table:table-cell table:formula="of:=[.A614]-[.A$1]"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0.0425523" calcext:value-type="float">
            <text:p>0.0425523</text:p>
          </table:table-cell>
          <table:table-cell table:formula="of:=[.A615]-[.A$1]"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42553" calcext:value-type="float">
            <text:p>0.042553</text:p>
          </table:table-cell>
          <table:table-cell table:formula="of:=[.A616]-[.A$1]"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0.0425475" calcext:value-type="float">
            <text:p>0.0425475</text:p>
          </table:table-cell>
          <table:table-cell table:formula="of:=[.A617]-[.A$1]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0.0425434" calcext:value-type="float">
            <text:p>0.0425434</text:p>
          </table:table-cell>
          <table:table-cell table:formula="of:=[.A618]-[.A$1]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0.0425249" calcext:value-type="float">
            <text:p>0.0425249</text:p>
          </table:table-cell>
          <table:table-cell table:formula="of:=[.A619]-[.A$1]"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0.0425167" calcext:value-type="float">
            <text:p>0.0425167</text:p>
          </table:table-cell>
          <table:table-cell table:formula="of:=[.A620]-[.A$1]"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0.0424864" calcext:value-type="float">
            <text:p>0.0424864</text:p>
          </table:table-cell>
          <table:table-cell table:formula="of:=[.A621]-[.A$1]"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0.0424619" calcext:value-type="float">
            <text:p>0.0424619</text:p>
          </table:table-cell>
          <table:table-cell table:formula="of:=[.A622]-[.A$1]"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0.0424343" calcext:value-type="float">
            <text:p>0.0424343</text:p>
          </table:table-cell>
          <table:table-cell table:formula="of:=[.A623]-[.A$1]"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0.0424036" calcext:value-type="float">
            <text:p>0.0424036</text:p>
          </table:table-cell>
          <table:table-cell table:formula="of:=[.A624]-[.A$1]"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0.0423873" calcext:value-type="float">
            <text:p>0.0423873</text:p>
          </table:table-cell>
          <table:table-cell table:formula="of:=[.A625]-[.A$1]"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0.0423703" calcext:value-type="float">
            <text:p>0.0423703</text:p>
          </table:table-cell>
          <table:table-cell table:formula="of:=[.A626]-[.A$1]"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0.0423527" calcext:value-type="float">
            <text:p>0.0423527</text:p>
          </table:table-cell>
          <table:table-cell table:formula="of:=[.A627]-[.A$1]"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0.0422966" calcext:value-type="float">
            <text:p>0.0422966</text:p>
          </table:table-cell>
          <table:table-cell table:formula="of:=[.A628]-[.A$1]"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22152" calcext:value-type="float">
            <text:p>0.0422152</text:p>
          </table:table-cell>
          <table:table-cell table:formula="of:=[.A629]-[.A$1]"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0.0421273" calcext:value-type="float">
            <text:p>0.0421273</text:p>
          </table:table-cell>
          <table:table-cell table:formula="of:=[.A630]-[.A$1]"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0.0421045" calcext:value-type="float">
            <text:p>0.0421045</text:p>
          </table:table-cell>
          <table:table-cell table:formula="of:=[.A631]-[.A$1]"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30.66" calcext:value-type="float">
            <text:p>30.66</text:p>
          </table:table-cell>
          <table:table-cell office:value-type="float" office:value="0.0420344" calcext:value-type="float">
            <text:p>0.0420344</text:p>
          </table:table-cell>
          <table:table-cell table:formula="of:=[.A632]-[.A$1]"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30.66" calcext:value-type="float">
            <text:p>30.66</text:p>
          </table:table-cell>
          <table:table-cell office:value-type="float" office:value="0.0420105" calcext:value-type="float">
            <text:p>0.0420105</text:p>
          </table:table-cell>
          <table:table-cell table:formula="of:=[.A633]-[.A$1]"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0.0419863" calcext:value-type="float">
            <text:p>0.0419863</text:p>
          </table:table-cell>
          <table:table-cell table:formula="of:=[.A634]-[.A$1]"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0.041962" calcext:value-type="float">
            <text:p>0.041962</text:p>
          </table:table-cell>
          <table:table-cell table:formula="of:=[.A635]-[.A$1]"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0.0419375" calcext:value-type="float">
            <text:p>0.0419375</text:p>
          </table:table-cell>
          <table:table-cell table:formula="of:=[.A636]-[.A$1]"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0.041863" calcext:value-type="float">
            <text:p>0.041863</text:p>
          </table:table-cell>
          <table:table-cell table:formula="of:=[.A637]-[.A$1]"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.0417877" calcext:value-type="float">
            <text:p>0.0417877</text:p>
          </table:table-cell>
          <table:table-cell table:formula="of:=[.A638]-[.A$1]"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.0417624" calcext:value-type="float">
            <text:p>0.0417624</text:p>
          </table:table-cell>
          <table:table-cell table:formula="of:=[.A639]-[.A$1]"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0.0416353" calcext:value-type="float">
            <text:p>0.0416353</text:p>
          </table:table-cell>
          <table:table-cell table:formula="of:=[.A640]-[.A$1]" office:value-type="float" office:value="13.57" calcext:value-type="float">
            <text:p>13.57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0.041559" calcext:value-type="float">
            <text:p>0.041559</text:p>
          </table:table-cell>
          <table:table-cell table:formula="of:=[.A641]-[.A$1]"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0.0415336" calcext:value-type="float">
            <text:p>0.0415336</text:p>
          </table:table-cell>
          <table:table-cell table:formula="of:=[.A642]-[.A$1]"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0.0415083" calcext:value-type="float">
            <text:p>0.0415083</text:p>
          </table:table-cell>
          <table:table-cell table:formula="of:=[.A643]-[.A$1]"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0.041483" calcext:value-type="float">
            <text:p>0.041483</text:p>
          </table:table-cell>
          <table:table-cell table:formula="of:=[.A644]-[.A$1]"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0.0414076" calcext:value-type="float">
            <text:p>0.0414076</text:p>
          </table:table-cell>
          <table:table-cell table:formula="of:=[.A645]-[.A$1]" office:value-type="float" office:value="13.67" calcext:value-type="float">
            <text:p>13.67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413578" calcext:value-type="float">
            <text:p>0.0413578</text:p>
          </table:table-cell>
          <table:table-cell table:formula="of:=[.A646]-[.A$1]"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41284" calcext:value-type="float">
            <text:p>0.041284</text:p>
          </table:table-cell>
          <table:table-cell table:formula="of:=[.A647]-[.A$1]"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0.0412354" calcext:value-type="float">
            <text:p>0.0412354</text:p>
          </table:table-cell>
          <table:table-cell table:formula="of:=[.A648]-[.A$1]"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0.0411874" calcext:value-type="float">
            <text:p>0.0411874</text:p>
          </table:table-cell>
          <table:table-cell table:formula="of:=[.A649]-[.A$1]"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11636" calcext:value-type="float">
            <text:p>0.0411636</text:p>
          </table:table-cell>
          <table:table-cell table:formula="of:=[.A650]-[.A$1]" office:value-type="float" office:value="13.76" calcext:value-type="float">
            <text:p>13.76</text:p>
          </table:table-cell>
        </table:table-row>
        <table:table-row table:style-name="ro1">
          <table:table-cell office:value-type="float" office:value="31.01" calcext:value-type="float">
            <text:p>31.01</text:p>
          </table:table-cell>
          <table:table-cell office:value-type="float" office:value="0.04114" calcext:value-type="float">
            <text:p>0.04114</text:p>
          </table:table-cell>
          <table:table-cell table:formula="of:=[.A651]-[.A$1]" office:value-type="float" office:value="13.77" calcext:value-type="float">
            <text:p>13.77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0.0410933" calcext:value-type="float">
            <text:p>0.0410933</text:p>
          </table:table-cell>
          <table:table-cell table:formula="of:=[.A652]-[.A$1]" office:value-type="float" office:value="13.81" calcext:value-type="float">
            <text:p>13.81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0.0410473" calcext:value-type="float">
            <text:p>0.0410473</text:p>
          </table:table-cell>
          <table:table-cell table:formula="of:=[.A653]-[.A$1]" office:value-type="float" office:value="13.81" calcext:value-type="float">
            <text:p>13.81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0.0409577" calcext:value-type="float">
            <text:p>0.0409577</text:p>
          </table:table-cell>
          <table:table-cell table:formula="of:=[.A654]-[.A$1]" office:value-type="float" office:value="13.85" calcext:value-type="float">
            <text:p>13.85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0.0409141" calcext:value-type="float">
            <text:p>0.0409141</text:p>
          </table:table-cell>
          <table:table-cell table:formula="of:=[.A655]-[.A$1]"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0.0408503" calcext:value-type="float">
            <text:p>0.0408503</text:p>
          </table:table-cell>
          <table:table-cell table:formula="of:=[.A656]-[.A$1]"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0.0407885" calcext:value-type="float">
            <text:p>0.0407885</text:p>
          </table:table-cell>
          <table:table-cell table:formula="of:=[.A657]-[.A$1]"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0.0407684" calcext:value-type="float">
            <text:p>0.0407684</text:p>
          </table:table-cell>
          <table:table-cell table:formula="of:=[.A658]-[.A$1]"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0.0407484" calcext:value-type="float">
            <text:p>0.0407484</text:p>
          </table:table-cell>
          <table:table-cell table:formula="of:=[.A659]-[.A$1]"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407287" calcext:value-type="float">
            <text:p>0.0407287</text:p>
          </table:table-cell>
          <table:table-cell table:formula="of:=[.A660]-[.A$1]"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.04069" calcext:value-type="float">
            <text:p>0.04069</text:p>
          </table:table-cell>
          <table:table-cell table:formula="of:=[.A661]-[.A$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.0406523" calcext:value-type="float">
            <text:p>0.0406523</text:p>
          </table:table-cell>
          <table:table-cell table:formula="of:=[.A662]-[.A$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0.0405797" calcext:value-type="float">
            <text:p>0.0405797</text:p>
          </table:table-cell>
          <table:table-cell table:formula="of:=[.A663]-[.A$1]" office:value-type="float" office:value="14.05" calcext:value-type="float">
            <text:p>14.05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0.0405622" calcext:value-type="float">
            <text:p>0.0405622</text:p>
          </table:table-cell>
          <table:table-cell table:formula="of:=[.A664]-[.A$1]" office:value-type="float" office:value="14.05" calcext:value-type="float">
            <text:p>14.05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0.0405278" calcext:value-type="float">
            <text:p>0.0405278</text:p>
          </table:table-cell>
          <table:table-cell table:formula="of:=[.A665]-[.A$1]"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0.0404944" calcext:value-type="float">
            <text:p>0.0404944</text:p>
          </table:table-cell>
          <table:table-cell table:formula="of:=[.A666]-[.A$1]"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0.040478" calcext:value-type="float">
            <text:p>0.040478</text:p>
          </table:table-cell>
          <table:table-cell table:formula="of:=[.A667]-[.A$1]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0.0404619" calcext:value-type="float">
            <text:p>0.0404619</text:p>
          </table:table-cell>
          <table:table-cell table:formula="of:=[.A668]-[.A$1]" office:value-type="float" office:value="14.11" calcext:value-type="float">
            <text:p>14.11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0.0403999" calcext:value-type="float">
            <text:p>0.0403999</text:p>
          </table:table-cell>
          <table:table-cell table:formula="of:=[.A669]-[.A$1]"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0.0403704" calcext:value-type="float">
            <text:p>0.0403704</text:p>
          </table:table-cell>
          <table:table-cell table:formula="of:=[.A670]-[.A$1]" office:value-type="float" office:value="14.19" calcext:value-type="float">
            <text:p>14.19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0.0403418" calcext:value-type="float">
            <text:p>0.0403418</text:p>
          </table:table-cell>
          <table:table-cell table:formula="of:=[.A671]-[.A$1]" office:value-type="float" office:value="14.19" calcext:value-type="float">
            <text:p>14.19</text:p>
          </table:table-cell>
        </table:table-row>
        <table:table-row table:style-name="ro1">
          <table:table-cell office:value-type="float" office:value="31.47" calcext:value-type="float">
            <text:p>31.47</text:p>
          </table:table-cell>
          <table:table-cell office:value-type="float" office:value="0.0402873" calcext:value-type="float">
            <text:p>0.0402873</text:p>
          </table:table-cell>
          <table:table-cell table:formula="of:=[.A672]-[.A$1]"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.0402244" calcext:value-type="float">
            <text:p>0.0402244</text:p>
          </table:table-cell>
          <table:table-cell table:formula="of:=[.A673]-[.A$1]"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.0401781" calcext:value-type="float">
            <text:p>0.0401781</text:p>
          </table:table-cell>
          <table:table-cell table:formula="of:=[.A674]-[.A$1]" office:value-type="float" office:value="14.32" calcext:value-type="float">
            <text:p>14.32</text:p>
          </table:table-cell>
        </table:table-row>
        <table:table-row table:style-name="ro1">
          <table:table-cell office:value-type="float" office:value="31.57" calcext:value-type="float">
            <text:p>31.57</text:p>
          </table:table-cell>
          <table:table-cell office:value-type="float" office:value="0.0401671" calcext:value-type="float">
            <text:p>0.0401671</text:p>
          </table:table-cell>
          <table:table-cell table:formula="of:=[.A675]-[.A$1]" office:value-type="float" office:value="14.33" calcext:value-type="float">
            <text:p>14.33</text:p>
          </table:table-cell>
        </table:table-row>
        <table:table-row table:style-name="ro1">
          <table:table-cell office:value-type="float" office:value="31.58" calcext:value-type="float">
            <text:p>31.58</text:p>
          </table:table-cell>
          <table:table-cell office:value-type="float" office:value="0.0401562" calcext:value-type="float">
            <text:p>0.0401562</text:p>
          </table:table-cell>
          <table:table-cell table:formula="of:=[.A676]-[.A$1]" office:value-type="float" office:value="14.34" calcext:value-type="float">
            <text:p>14.34</text:p>
          </table:table-cell>
        </table:table-row>
        <table:table-row table:style-name="ro1">
          <table:table-cell office:value-type="float" office:value="31.62" calcext:value-type="float">
            <text:p>31.62</text:p>
          </table:table-cell>
          <table:table-cell office:value-type="float" office:value="0.040115" calcext:value-type="float">
            <text:p>0.040115</text:p>
          </table:table-cell>
          <table:table-cell table:formula="of:=[.A677]-[.A$1]"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31.67" calcext:value-type="float">
            <text:p>31.67</text:p>
          </table:table-cell>
          <table:table-cell office:value-type="float" office:value="0.0400769" calcext:value-type="float">
            <text:p>0.0400769</text:p>
          </table:table-cell>
          <table:table-cell table:formula="of:=[.A678]-[.A$1]"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0.0400337" calcext:value-type="float">
            <text:p>0.0400337</text:p>
          </table:table-cell>
          <table:table-cell table:formula="of:=[.A679]-[.A$1]"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0.0400099" calcext:value-type="float">
            <text:p>0.0400099</text:p>
          </table:table-cell>
          <table:table-cell table:formula="of:=[.A680]-[.A$1]"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0.039995" calcext:value-type="float">
            <text:p>0.039995</text:p>
          </table:table-cell>
          <table:table-cell table:formula="of:=[.A681]-[.A$1]"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399807" calcext:value-type="float">
            <text:p>0.0399807</text:p>
          </table:table-cell>
          <table:table-cell table:formula="of:=[.A682]-[.A$1]"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399671" calcext:value-type="float">
            <text:p>0.0399671</text:p>
          </table:table-cell>
          <table:table-cell table:formula="of:=[.A683]-[.A$1]"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0.0399605" calcext:value-type="float">
            <text:p>0.0399605</text:p>
          </table:table-cell>
          <table:table-cell table:formula="of:=[.A684]-[.A$1]"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31.82" calcext:value-type="float">
            <text:p>31.82</text:p>
          </table:table-cell>
          <table:table-cell office:value-type="float" office:value="0.0399541" calcext:value-type="float">
            <text:p>0.0399541</text:p>
          </table:table-cell>
          <table:table-cell table:formula="of:=[.A685]-[.A$1]"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1.86" calcext:value-type="float">
            <text:p>31.86</text:p>
          </table:table-cell>
          <table:table-cell office:value-type="float" office:value="0.0399301" calcext:value-type="float">
            <text:p>0.0399301</text:p>
          </table:table-cell>
          <table:table-cell table:formula="of:=[.A686]-[.A$1]"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31.91" calcext:value-type="float">
            <text:p>31.91</text:p>
          </table:table-cell>
          <table:table-cell office:value-type="float" office:value="0.0399136" calcext:value-type="float">
            <text:p>0.0399136</text:p>
          </table:table-cell>
          <table:table-cell table:formula="of:=[.A687]-[.A$1]"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31.91" calcext:value-type="float">
            <text:p>31.91</text:p>
          </table:table-cell>
          <table:table-cell office:value-type="float" office:value="0.0399083" calcext:value-type="float">
            <text:p>0.0399083</text:p>
          </table:table-cell>
          <table:table-cell table:formula="of:=[.A688]-[.A$1]"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0.0398887" calcext:value-type="float">
            <text:p>0.0398887</text:p>
          </table:table-cell>
          <table:table-cell table:formula="of:=[.A689]-[.A$1]"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0.0398842" calcext:value-type="float">
            <text:p>0.0398842</text:p>
          </table:table-cell>
          <table:table-cell table:formula="of:=[.A690]-[.A$1]"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8671" calcext:value-type="float">
            <text:p>0.0398671</text:p>
          </table:table-cell>
          <table:table-cell table:formula="of:=[.A691]-[.A$1]"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8632" calcext:value-type="float">
            <text:p>0.0398632</text:p>
          </table:table-cell>
          <table:table-cell table:formula="of:=[.A692]-[.A$1]"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.0398484" calcext:value-type="float">
            <text:p>0.0398484</text:p>
          </table:table-cell>
          <table:table-cell table:formula="of:=[.A693]-[.A$1]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0.039845" calcext:value-type="float">
            <text:p>0.039845</text:p>
          </table:table-cell>
          <table:table-cell table:formula="of:=[.A694]-[.A$1]"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32.06" calcext:value-type="float">
            <text:p>32.06</text:p>
          </table:table-cell>
          <table:table-cell office:value-type="float" office:value="0.0398417" calcext:value-type="float">
            <text:p>0.0398417</text:p>
          </table:table-cell>
          <table:table-cell table:formula="of:=[.A695]-[.A$1]"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0398295" calcext:value-type="float">
            <text:p>0.0398295</text:p>
          </table:table-cell>
          <table:table-cell table:formula="of:=[.A696]-[.A$1]"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0.0398214" calcext:value-type="float">
            <text:p>0.0398214</text:p>
          </table:table-cell>
          <table:table-cell table:formula="of:=[.A697]-[.A$1]"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0.0398164" calcext:value-type="float">
            <text:p>0.0398164</text:p>
          </table:table-cell>
          <table:table-cell table:formula="of:=[.A698]-[.A$1]"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0.0398074" calcext:value-type="float">
            <text:p>0.0398074</text:p>
          </table:table-cell>
          <table:table-cell table:formula="of:=[.A699]-[.A$1]"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0398053" calcext:value-type="float">
            <text:p>0.0398053</text:p>
          </table:table-cell>
          <table:table-cell table:formula="of:=[.A700]-[.A$1]"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32.21" calcext:value-type="float">
            <text:p>32.21</text:p>
          </table:table-cell>
          <table:table-cell office:value-type="float" office:value="0.0398033" calcext:value-type="float">
            <text:p>0.0398033</text:p>
          </table:table-cell>
          <table:table-cell table:formula="of:=[.A701]-[.A$1]" office:value-type="float" office:value="14.97" calcext:value-type="float">
            <text:p>14.97</text:p>
          </table:table-cell>
        </table:table-row>
      </table:table>
      <table:table table:name="Sheet2" table:style-name="ta1">
        <table:shapes>
          <draw:frame draw:z-index="0" draw:style-name="gr1" draw:text-style-name="P1" svg:width="224.4mm" svg:height="133.87mm" svg:x="68.28mm" svg:y="18.33mm">
            <draw:object draw:notify-on-update-of-ranges="Sheet2.A1:Sheet2.A701 Sheet2.B1:Sheet2.B7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4.21mm" svg:height="133.34mm" svg:x="316.09mm" svg:y="18.59mm">
            <draw:object draw:notify-on-update-of-ranges="Sheet2.I40:Sheet2.I103 Sheet2.J40:Sheet2.J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0400000000000027" calcext:value-type="float">
            <text:p>0.0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0400000000000027" calcext:value-type="float">
            <text:p>0.0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0500000000000007" calcext:value-type="float">
            <text:p>0.05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0600000000000023" calcext:value-type="float">
            <text:p>0.06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100000000000001" calcext:value-type="float">
            <text:p>0.10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100000000000001" calcext:value-type="float">
            <text:p>0.10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150000000000002" calcext:value-type="float">
            <text:p>0.15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190000000000001" calcext:value-type="float">
            <text:p>0.1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190000000000001" calcext:value-type="float">
            <text:p>0.1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90000000000003" calcext:value-type="float">
            <text:p>0.2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290000000000003" calcext:value-type="float">
            <text:p>0.2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330000000000002" calcext:value-type="float">
            <text:p>0.33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330000000000002" calcext:value-type="float">
            <text:p>0.33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380000000000003" calcext:value-type="float">
            <text:p>0.38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20000000000002" calcext:value-type="float">
            <text:p>0.4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20000000000002" calcext:value-type="float">
            <text:p>0.4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60000000000001" calcext:value-type="float">
            <text:p>0.4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60000000000001" calcext:value-type="float">
            <text:p>0.4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70000000000002" calcext:value-type="float">
            <text:p>0.47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520000000000003" calcext:value-type="float">
            <text:p>0.52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520000000000003" calcext:value-type="float">
            <text:p>0.52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10000000000003" calcext:value-type="float">
            <text:p>0.61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10000000000003" calcext:value-type="float">
            <text:p>0.61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20000000000001" calcext:value-type="float">
            <text:p>0.62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30000000000003" calcext:value-type="float">
            <text:p>0.63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70000000000002" calcext:value-type="float">
            <text:p>0.67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670000000000002" calcext:value-type="float">
            <text:p>0.67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720000000000002" calcext:value-type="float">
            <text:p>0.7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720000000000002" calcext:value-type="float">
            <text:p>0.7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760000000000002" calcext:value-type="float">
            <text:p>0.76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0.760000000000002" calcext:value-type="float">
            <text:p>0.76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COUNTIF([.B$1:.B$800]; &quot;&lt;&quot;&amp;[.I41]) - COUNTIF([.B$1:.B$800]; &quot;&lt;&quot;&amp;[.I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000000000003" calcext:value-type="float">
            <text:p>0.77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780000000000001" calcext:value-type="float">
            <text:p>0.78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table:formula="of:=COUNTIF([.B$1:.B$800]; &quot;&lt;&quot;&amp;[.I43]) - COUNTIF([.B$1:.B$800]; &quot;&lt;&quot;&amp;[.I4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06" calcext:value-type="float">
            <text:p>0.06</text:p>
          </table:table-cell>
          <table:table-cell table:formula="of:=COUNTIF([.B$1:.B$800]; &quot;&lt;&quot;&amp;[.I44]) - COUNTIF([.B$1:.B$800]; &quot;&lt;&quot;&amp;[.I4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60000000000003" calcext:value-type="float">
            <text:p>0.86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08" calcext:value-type="float">
            <text:p>0.08</text:p>
          </table:table-cell>
          <table:table-cell table:formula="of:=COUNTIF([.B$1:.B$800]; &quot;&lt;&quot;&amp;[.I45]) - COUNTIF([.B$1:.B$800]; &quot;&lt;&quot;&amp;[.I4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860000000000003" calcext:value-type="float">
            <text:p>0.86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formula="of:=COUNTIF([.B$1:.B$800]; &quot;&lt;&quot;&amp;[.I46]) - COUNTIF([.B$1:.B$800]; &quot;&lt;&quot;&amp;[.I4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00000000000002" calcext:value-type="float">
            <text:p>0.90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12" calcext:value-type="float">
            <text:p>0.12</text:p>
          </table:table-cell>
          <table:table-cell table:formula="of:=COUNTIF([.B$1:.B$800]; &quot;&lt;&quot;&amp;[.I47]) - COUNTIF([.B$1:.B$800]; &quot;&lt;&quot;&amp;[.I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00000000000002" calcext:value-type="float">
            <text:p>0.90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14" calcext:value-type="float">
            <text:p>0.14</text:p>
          </table:table-cell>
          <table:table-cell table:formula="of:=COUNTIF([.B$1:.B$800]; &quot;&lt;&quot;&amp;[.I48]) - COUNTIF([.B$1:.B$800]; &quot;&lt;&quot;&amp;[.I4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16" calcext:value-type="float">
            <text:p>0.16</text:p>
          </table:table-cell>
          <table:table-cell table:formula="of:=COUNTIF([.B$1:.B$800]; &quot;&lt;&quot;&amp;[.I49]) - COUNTIF([.B$1:.B$800]; &quot;&lt;&quot;&amp;[.I4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20000000000002" calcext:value-type="float">
            <text:p>0.9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18" calcext:value-type="float">
            <text:p>0.18</text:p>
          </table:table-cell>
          <table:table-cell table:formula="of:=COUNTIF([.B$1:.B$800]; &quot;&lt;&quot;&amp;[.I50]) - COUNTIF([.B$1:.B$800]; &quot;&lt;&quot;&amp;[.I4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formula="of:=COUNTIF([.B$1:.B$800]; &quot;&lt;&quot;&amp;[.I51]) - COUNTIF([.B$1:.B$800]; &quot;&lt;&quot;&amp;[.I5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22" calcext:value-type="float">
            <text:p>0.22</text:p>
          </table:table-cell>
          <table:table-cell table:formula="of:=COUNTIF([.B$1:.B$800]; &quot;&lt;&quot;&amp;[.I52]) - COUNTIF([.B$1:.B$800]; &quot;&lt;&quot;&amp;[.I5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24" calcext:value-type="float">
            <text:p>0.24</text:p>
          </table:table-cell>
          <table:table-cell table:formula="of:=COUNTIF([.B$1:.B$800]; &quot;&lt;&quot;&amp;[.I53]) - COUNTIF([.B$1:.B$800]; &quot;&lt;&quot;&amp;[.I5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26" calcext:value-type="float">
            <text:p>0.26</text:p>
          </table:table-cell>
          <table:table-cell table:formula="of:=COUNTIF([.B$1:.B$800]; &quot;&lt;&quot;&amp;[.I54]) - COUNTIF([.B$1:.B$800]; &quot;&lt;&quot;&amp;[.I5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28" calcext:value-type="float">
            <text:p>0.28</text:p>
          </table:table-cell>
          <table:table-cell table:formula="of:=COUNTIF([.B$1:.B$800]; &quot;&lt;&quot;&amp;[.I55]) - COUNTIF([.B$1:.B$800]; &quot;&lt;&quot;&amp;[.I5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formula="of:=COUNTIF([.B$1:.B$800]; &quot;&lt;&quot;&amp;[.I56]) - COUNTIF([.B$1:.B$800]; &quot;&lt;&quot;&amp;[.I5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32" calcext:value-type="float">
            <text:p>0.32</text:p>
          </table:table-cell>
          <table:table-cell table:formula="of:=COUNTIF([.B$1:.B$800]; &quot;&lt;&quot;&amp;[.I57]) - COUNTIF([.B$1:.B$800]; &quot;&lt;&quot;&amp;[.I5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34" calcext:value-type="float">
            <text:p>0.34</text:p>
          </table:table-cell>
          <table:table-cell table:formula="of:=COUNTIF([.B$1:.B$800]; &quot;&lt;&quot;&amp;[.I58]) - COUNTIF([.B$1:.B$800]; &quot;&lt;&quot;&amp;[.I57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36" calcext:value-type="float">
            <text:p>0.36</text:p>
          </table:table-cell>
          <table:table-cell table:formula="of:=COUNTIF([.B$1:.B$800]; &quot;&lt;&quot;&amp;[.I59]) - COUNTIF([.B$1:.B$800]; &quot;&lt;&quot;&amp;[.I5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38" calcext:value-type="float">
            <text:p>0.38</text:p>
          </table:table-cell>
          <table:table-cell table:formula="of:=COUNTIF([.B$1:.B$800]; &quot;&lt;&quot;&amp;[.I60]) - COUNTIF([.B$1:.B$800]; &quot;&lt;&quot;&amp;[.I5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formula="of:=COUNTIF([.B$1:.B$800]; &quot;&lt;&quot;&amp;[.I61]) - COUNTIF([.B$1:.B$800]; &quot;&lt;&quot;&amp;[.I6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42" calcext:value-type="float">
            <text:p>0.42</text:p>
          </table:table-cell>
          <table:table-cell table:formula="of:=COUNTIF([.B$1:.B$800]; &quot;&lt;&quot;&amp;[.I62]) - COUNTIF([.B$1:.B$800]; &quot;&lt;&quot;&amp;[.I6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44" calcext:value-type="float">
            <text:p>0.44</text:p>
          </table:table-cell>
          <table:table-cell table:formula="of:=COUNTIF([.B$1:.B$800]; &quot;&lt;&quot;&amp;[.I63]) - COUNTIF([.B$1:.B$800]; &quot;&lt;&quot;&amp;[.I6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46" calcext:value-type="float">
            <text:p>0.46</text:p>
          </table:table-cell>
          <table:table-cell table:formula="of:=COUNTIF([.B$1:.B$800]; &quot;&lt;&quot;&amp;[.I64]) - COUNTIF([.B$1:.B$800]; &quot;&lt;&quot;&amp;[.I6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48" calcext:value-type="float">
            <text:p>0.48</text:p>
          </table:table-cell>
          <table:table-cell table:formula="of:=COUNTIF([.B$1:.B$800]; &quot;&lt;&quot;&amp;[.I65]) - COUNTIF([.B$1:.B$800]; &quot;&lt;&quot;&amp;[.I6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formula="of:=COUNTIF([.B$1:.B$800]; &quot;&lt;&quot;&amp;[.I66]) - COUNTIF([.B$1:.B$800]; &quot;&lt;&quot;&amp;[.I6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 table:formula="of:=COUNTIF([.B$1:.B$800]; &quot;&lt;&quot;&amp;[.I67]) - COUNTIF([.B$1:.B$800]; &quot;&lt;&quot;&amp;[.I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54" calcext:value-type="float">
            <text:p>0.54</text:p>
          </table:table-cell>
          <table:table-cell table:formula="of:=COUNTIF([.B$1:.B$800]; &quot;&lt;&quot;&amp;[.I68]) - COUNTIF([.B$1:.B$800]; &quot;&lt;&quot;&amp;[.I6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56" calcext:value-type="float">
            <text:p>0.56</text:p>
          </table:table-cell>
          <table:table-cell table:formula="of:=COUNTIF([.B$1:.B$800]; &quot;&lt;&quot;&amp;[.I69]) - COUNTIF([.B$1:.B$800]; &quot;&lt;&quot;&amp;[.I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58" calcext:value-type="float">
            <text:p>0.58</text:p>
          </table:table-cell>
          <table:table-cell table:formula="of:=COUNTIF([.B$1:.B$800]; &quot;&lt;&quot;&amp;[.I70]) - COUNTIF([.B$1:.B$800]; &quot;&lt;&quot;&amp;[.I6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formula="of:=COUNTIF([.B$1:.B$800]; &quot;&lt;&quot;&amp;[.I71]) - COUNTIF([.B$1:.B$800]; &quot;&lt;&quot;&amp;[.I7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62" calcext:value-type="float">
            <text:p>0.62</text:p>
          </table:table-cell>
          <table:table-cell table:formula="of:=COUNTIF([.B$1:.B$800]; &quot;&lt;&quot;&amp;[.I72]) - COUNTIF([.B$1:.B$800]; &quot;&lt;&quot;&amp;[.I7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64" calcext:value-type="float">
            <text:p>0.64</text:p>
          </table:table-cell>
          <table:table-cell table:formula="of:=COUNTIF([.B$1:.B$800]; &quot;&lt;&quot;&amp;[.I73]) - COUNTIF([.B$1:.B$800]; &quot;&lt;&quot;&amp;[.I7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66" calcext:value-type="float">
            <text:p>0.66</text:p>
          </table:table-cell>
          <table:table-cell table:formula="of:=COUNTIF([.B$1:.B$800]; &quot;&lt;&quot;&amp;[.I74]) - COUNTIF([.B$1:.B$800]; &quot;&lt;&quot;&amp;[.I7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68" calcext:value-type="float">
            <text:p>0.68</text:p>
          </table:table-cell>
          <table:table-cell table:formula="of:=COUNTIF([.B$1:.B$800]; &quot;&lt;&quot;&amp;[.I75]) - COUNTIF([.B$1:.B$800]; &quot;&lt;&quot;&amp;[.I7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 table:formula="of:=COUNTIF([.B$1:.B$800]; &quot;&lt;&quot;&amp;[.I76]) - COUNTIF([.B$1:.B$800]; &quot;&lt;&quot;&amp;[.I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72" calcext:value-type="float">
            <text:p>0.72</text:p>
          </table:table-cell>
          <table:table-cell table:formula="of:=COUNTIF([.B$1:.B$800]; &quot;&lt;&quot;&amp;[.I77]) - COUNTIF([.B$1:.B$800]; &quot;&lt;&quot;&amp;[.I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74" calcext:value-type="float">
            <text:p>0.74</text:p>
          </table:table-cell>
          <table:table-cell table:formula="of:=COUNTIF([.B$1:.B$800]; &quot;&lt;&quot;&amp;[.I78]) - COUNTIF([.B$1:.B$800]; &quot;&lt;&quot;&amp;[.I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76" calcext:value-type="float">
            <text:p>0.76</text:p>
          </table:table-cell>
          <table:table-cell table:formula="of:=COUNTIF([.B$1:.B$800]; &quot;&lt;&quot;&amp;[.I79]) - COUNTIF([.B$1:.B$800]; &quot;&lt;&quot;&amp;[.I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78" calcext:value-type="float">
            <text:p>0.78</text:p>
          </table:table-cell>
          <table:table-cell table:formula="of:=COUNTIF([.B$1:.B$800]; &quot;&lt;&quot;&amp;[.I80]) - COUNTIF([.B$1:.B$800]; &quot;&lt;&quot;&amp;[.I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formula="of:=COUNTIF([.B$1:.B$800]; &quot;&lt;&quot;&amp;[.I81]) - COUNTIF([.B$1:.B$800]; &quot;&lt;&quot;&amp;[.I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82" calcext:value-type="float">
            <text:p>0.82</text:p>
          </table:table-cell>
          <table:table-cell table:formula="of:=COUNTIF([.B$1:.B$800]; &quot;&lt;&quot;&amp;[.I82]) - COUNTIF([.B$1:.B$800]; &quot;&lt;&quot;&amp;[.I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84" calcext:value-type="float">
            <text:p>0.84</text:p>
          </table:table-cell>
          <table:table-cell table:formula="of:=COUNTIF([.B$1:.B$800]; &quot;&lt;&quot;&amp;[.I83]) - COUNTIF([.B$1:.B$800]; &quot;&lt;&quot;&amp;[.I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86" calcext:value-type="float">
            <text:p>0.86</text:p>
          </table:table-cell>
          <table:table-cell table:formula="of:=COUNTIF([.B$1:.B$800]; &quot;&lt;&quot;&amp;[.I84]) - COUNTIF([.B$1:.B$800]; &quot;&lt;&quot;&amp;[.I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88" calcext:value-type="float">
            <text:p>0.88</text:p>
          </table:table-cell>
          <table:table-cell table:formula="of:=COUNTIF([.B$1:.B$800]; &quot;&lt;&quot;&amp;[.I85]) - COUNTIF([.B$1:.B$800]; &quot;&lt;&quot;&amp;[.I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formula="of:=COUNTIF([.B$1:.B$800]; &quot;&lt;&quot;&amp;[.I86]) - COUNTIF([.B$1:.B$800]; &quot;&lt;&quot;&amp;[.I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92" calcext:value-type="float">
            <text:p>0.92</text:p>
          </table:table-cell>
          <table:table-cell table:formula="of:=COUNTIF([.B$1:.B$800]; &quot;&lt;&quot;&amp;[.I87]) - COUNTIF([.B$1:.B$800]; &quot;&lt;&quot;&amp;[.I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94" calcext:value-type="float">
            <text:p>0.94</text:p>
          </table:table-cell>
          <table:table-cell table:formula="of:=COUNTIF([.B$1:.B$800]; &quot;&lt;&quot;&amp;[.I88]) - COUNTIF([.B$1:.B$800]; &quot;&lt;&quot;&amp;[.I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96" calcext:value-type="float">
            <text:p>0.96</text:p>
          </table:table-cell>
          <table:table-cell table:formula="of:=COUNTIF([.B$1:.B$800]; &quot;&lt;&quot;&amp;[.I89]) - COUNTIF([.B$1:.B$800]; &quot;&lt;&quot;&amp;[.I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0.98" calcext:value-type="float">
            <text:p>0.98</text:p>
          </table:table-cell>
          <table:table-cell table:formula="of:=COUNTIF([.B$1:.B$800]; &quot;&lt;&quot;&amp;[.I90]) - COUNTIF([.B$1:.B$800]; &quot;&lt;&quot;&amp;[.I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COUNTIF([.B$1:.B$800]; &quot;&lt;&quot;&amp;[.I91]) - COUNTIF([.B$1:.B$800]; &quot;&lt;&quot;&amp;[.I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02" calcext:value-type="float">
            <text:p>1.02</text:p>
          </table:table-cell>
          <table:table-cell table:formula="of:=COUNTIF([.B$1:.B$800]; &quot;&lt;&quot;&amp;[.I92]) - COUNTIF([.B$1:.B$800]; &quot;&lt;&quot;&amp;[.I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04" calcext:value-type="float">
            <text:p>1.04</text:p>
          </table:table-cell>
          <table:table-cell table:formula="of:=COUNTIF([.B$1:.B$800]; &quot;&lt;&quot;&amp;[.I93]) - COUNTIF([.B$1:.B$800]; &quot;&lt;&quot;&amp;[.I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06" calcext:value-type="float">
            <text:p>1.06</text:p>
          </table:table-cell>
          <table:table-cell table:formula="of:=COUNTIF([.B$1:.B$800]; &quot;&lt;&quot;&amp;[.I94]) - COUNTIF([.B$1:.B$800]; &quot;&lt;&quot;&amp;[.I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08" calcext:value-type="float">
            <text:p>1.08</text:p>
          </table:table-cell>
          <table:table-cell table:formula="of:=COUNTIF([.B$1:.B$800]; &quot;&lt;&quot;&amp;[.I95]) - COUNTIF([.B$1:.B$800]; &quot;&lt;&quot;&amp;[.I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 table:formula="of:=COUNTIF([.B$1:.B$800]; &quot;&lt;&quot;&amp;[.I96]) - COUNTIF([.B$1:.B$800]; &quot;&lt;&quot;&amp;[.I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12" calcext:value-type="float">
            <text:p>1.12</text:p>
          </table:table-cell>
          <table:table-cell table:formula="of:=COUNTIF([.B$1:.B$800]; &quot;&lt;&quot;&amp;[.I97]) - COUNTIF([.B$1:.B$800]; &quot;&lt;&quot;&amp;[.I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14" calcext:value-type="float">
            <text:p>1.14</text:p>
          </table:table-cell>
          <table:table-cell table:formula="of:=COUNTIF([.B$1:.B$800]; &quot;&lt;&quot;&amp;[.I98]) - COUNTIF([.B$1:.B$800]; &quot;&lt;&quot;&amp;[.I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16" calcext:value-type="float">
            <text:p>1.16</text:p>
          </table:table-cell>
          <table:table-cell table:formula="of:=COUNTIF([.B$1:.B$800]; &quot;&lt;&quot;&amp;[.I99]) - COUNTIF([.B$1:.B$800]; &quot;&lt;&quot;&amp;[.I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18" calcext:value-type="float">
            <text:p>1.18</text:p>
          </table:table-cell>
          <table:table-cell table:formula="of:=COUNTIF([.B$1:.B$800]; &quot;&lt;&quot;&amp;[.I100]) - COUNTIF([.B$1:.B$800]; &quot;&lt;&quot;&amp;[.I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table:formula="of:=COUNTIF([.B$1:.B$800]; &quot;&lt;&quot;&amp;[.I101]) - COUNTIF([.B$1:.B$800]; &quot;&lt;&quot;&amp;[.I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22" calcext:value-type="float">
            <text:p>1.22</text:p>
          </table:table-cell>
          <table:table-cell table:formula="of:=COUNTIF([.B$1:.B$800]; &quot;&lt;&quot;&amp;[.I102]) - COUNTIF([.B$1:.B$800]; &quot;&lt;&quot;&amp;[.I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24" calcext:value-type="float">
            <text:p>1.24</text:p>
          </table:table-cell>
          <table:table-cell table:formula="of:=COUNTIF([.B$1:.B$800]; &quot;&lt;&quot;&amp;[.I103]) - COUNTIF([.B$1:.B$800]; &quot;&lt;&quot;&amp;[.I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26" calcext:value-type="float">
            <text:p>1.26</text:p>
          </table:table-cell>
          <table:table-cell table:formula="of:=COUNTIF([.B$1:.B$800]; &quot;&lt;&quot;&amp;[.I104]) - COUNTIF([.B$1:.B$800]; &quot;&lt;&quot;&amp;[.I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397876" calcext:value-type="float">
            <text:p>0.0397876</text:p>
          </table:table-cell>
          <table:table-cell table:number-columns-repeated="6"/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397876" calcext:value-type="float">
            <text:p>0.0397876</text:p>
          </table:table-cell>
          <table:table-cell table:number-columns-repeated="8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422557" calcext:value-type="float">
            <text:p>0.0422557</text:p>
          </table:table-cell>
          <table:table-cell table:number-columns-repeated="8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422557" calcext:value-type="float">
            <text:p>0.0422557</text:p>
          </table:table-cell>
          <table:table-cell table:number-columns-repeated="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439879" calcext:value-type="float">
            <text:p>0.0439879</text:p>
          </table:table-cell>
          <table:table-cell table:number-columns-repeated="8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464064" calcext:value-type="float">
            <text:p>0.0464064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646105" calcext:value-type="float">
            <text:p>0.0646105</text:p>
          </table:table-cell>
          <table:table-cell table:number-columns-repeated="8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963835" calcext:value-type="float">
            <text:p>0.0963835</text:p>
          </table:table-cell>
          <table:table-cell table:number-columns-repeated="8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964551" calcext:value-type="float">
            <text:p>0.0964551</text:p>
          </table:table-cell>
          <table:table-cell table:number-columns-repeated="8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152084" calcext:value-type="float">
            <text:p>0.152084</text:p>
          </table:table-cell>
          <table:table-cell table:number-columns-repeated="8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151615" calcext:value-type="float">
            <text:p>0.151615</text:p>
          </table:table-cell>
          <table:table-cell table:number-columns-repeated="8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164054" calcext:value-type="float">
            <text:p>0.164054</text:p>
          </table:table-cell>
          <table:table-cell table:number-columns-repeated="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76887" calcext:value-type="float">
            <text:p>0.176887</text:p>
          </table:table-cell>
          <table:table-cell table:number-columns-repeated="8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202418" calcext:value-type="float">
            <text:p>0.202418</text:p>
          </table:table-cell>
          <table:table-cell table:number-columns-repeated="8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200014" calcext:value-type="float">
            <text:p>0.200014</text:p>
          </table:table-cell>
          <table:table-cell table:number-columns-repeated="8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251916" calcext:value-type="float">
            <text:p>0.251916</text:p>
          </table:table-cell>
          <table:table-cell table:number-columns-repeated="8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330488" calcext:value-type="float">
            <text:p>0.330488</text:p>
          </table:table-cell>
          <table:table-cell table:number-columns-repeated="8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322332" calcext:value-type="float">
            <text:p>0.322332</text:p>
          </table:table-cell>
          <table:table-cell table:number-columns-repeated="8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393165" calcext:value-type="float">
            <text:p>0.393165</text:p>
          </table:table-cell>
          <table:table-cell table:number-columns-repeated="8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380068" calcext:value-type="float">
            <text:p>0.380068</text:p>
          </table:table-cell>
          <table:table-cell table:number-columns-repeated="8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52616" calcext:value-type="float">
            <text:p>0.452616</text:p>
          </table:table-cell>
          <table:table-cell table:number-columns-repeated="8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18793" calcext:value-type="float">
            <text:p>0.418793</text:p>
          </table:table-cell>
          <table:table-cell table:number-columns-repeated="8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00314" calcext:value-type="float">
            <text:p>0.400314</text:p>
          </table:table-cell>
          <table:table-cell table:number-columns-repeated="8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407207" calcext:value-type="float">
            <text:p>0.407207</text:p>
          </table:table-cell>
          <table:table-cell table:number-columns-repeated="8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458157" calcext:value-type="float">
            <text:p>0.458157</text:p>
          </table:table-cell>
          <table:table-cell table:number-columns-repeated="8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449677" calcext:value-type="float">
            <text:p>0.449677</text:p>
          </table:table-cell>
          <table:table-cell table:number-columns-repeated="8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2612" calcext:value-type="float">
            <text:p>0.52612</text:p>
          </table:table-cell>
          <table:table-cell table:number-columns-repeated="8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494072" calcext:value-type="float">
            <text:p>0.494072</text:p>
          </table:table-cell>
          <table:table-cell table:number-columns-repeated="8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461181" calcext:value-type="float">
            <text:p>0.461181</text:p>
          </table:table-cell>
          <table:table-cell table:number-columns-repeated="8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465905" calcext:value-type="float">
            <text:p>0.465905</text:p>
          </table:table-cell>
          <table:table-cell table:number-columns-repeated="8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504346" calcext:value-type="float">
            <text:p>0.504346</text:p>
          </table:table-cell>
          <table:table-cell table:number-columns-repeated="8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466997" calcext:value-type="float">
            <text:p>0.466997</text:p>
          </table:table-cell>
          <table:table-cell table:number-columns-repeated="8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586675" calcext:value-type="float">
            <text:p>0.586675</text:p>
          </table:table-cell>
          <table:table-cell table:number-columns-repeated="8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464355" calcext:value-type="float">
            <text:p>0.464355</text:p>
          </table:table-cell>
          <table:table-cell table:number-columns-repeated="8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48079" calcext:value-type="float">
            <text:p>0.548079</text:p>
          </table:table-cell>
          <table:table-cell table:number-columns-repeated="8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45957" calcext:value-type="float">
            <text:p>0.45957</text:p>
          </table:table-cell>
          <table:table-cell table:number-columns-repeated="8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457379" calcext:value-type="float">
            <text:p>0.457379</text:p>
          </table:table-cell>
          <table:table-cell table:number-columns-repeated="8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457375" calcext:value-type="float">
            <text:p>0.457375</text:p>
          </table:table-cell>
          <table:table-cell table:number-columns-repeated="8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495721" calcext:value-type="float">
            <text:p>0.495721</text:p>
          </table:table-cell>
          <table:table-cell table:number-columns-repeated="8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446814" calcext:value-type="float">
            <text:p>0.446814</text:p>
          </table:table-cell>
          <table:table-cell table:number-columns-repeated="8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437915" calcext:value-type="float">
            <text:p>0.437915</text:p>
          </table:table-cell>
          <table:table-cell table:number-columns-repeated="8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457457" calcext:value-type="float">
            <text:p>0.457457</text:p>
          </table:table-cell>
          <table:table-cell table:number-columns-repeated="8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402725" calcext:value-type="float">
            <text:p>0.402725</text:p>
          </table:table-cell>
          <table:table-cell table:number-columns-repeated="8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46424" calcext:value-type="float">
            <text:p>0.46424</text:p>
          </table:table-cell>
          <table:table-cell table:number-columns-repeated="8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407006" calcext:value-type="float">
            <text:p>0.407006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403419" calcext:value-type="float">
            <text:p>0.403419</text:p>
          </table:table-cell>
          <table:table-cell table:number-columns-repeated="8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399832" calcext:value-type="float">
            <text:p>0.399832</text:p>
          </table:table-cell>
          <table:table-cell table:number-columns-repeated="8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333382" calcext:value-type="float">
            <text:p>0.333382</text:p>
          </table:table-cell>
          <table:table-cell table:number-columns-repeated="8"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32572" calcext:value-type="float">
            <text:p>0.32572</text:p>
          </table:table-cell>
          <table:table-cell table:number-columns-repeated="8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307872" calcext:value-type="float">
            <text:p>0.307872</text:p>
          </table:table-cell>
          <table:table-cell table:number-columns-repeated="8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365808" calcext:value-type="float">
            <text:p>0.365808</text:p>
          </table:table-cell>
          <table:table-cell table:number-columns-repeated="8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299811" calcext:value-type="float">
            <text:p>0.299811</text:p>
          </table:table-cell>
          <table:table-cell table:number-columns-repeated="8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364019" calcext:value-type="float">
            <text:p>0.364019</text:p>
          </table:table-cell>
          <table:table-cell table:number-columns-repeated="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361628" calcext:value-type="float">
            <text:p>0.361628</text:p>
          </table:table-cell>
          <table:table-cell table:number-columns-repeated="8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492263" calcext:value-type="float">
            <text:p>0.492263</text:p>
          </table:table-cell>
          <table:table-cell table:number-columns-repeated="8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353031" calcext:value-type="float">
            <text:p>0.353031</text:p>
          </table:table-cell>
          <table:table-cell table:number-columns-repeated="8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281753" calcext:value-type="float">
            <text:p>0.281753</text:p>
          </table:table-cell>
          <table:table-cell table:number-columns-repeated="8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277684" calcext:value-type="float">
            <text:p>0.277684</text:p>
          </table:table-cell>
          <table:table-cell table:number-columns-repeated="8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346819" calcext:value-type="float">
            <text:p>0.346819</text:p>
          </table:table-cell>
          <table:table-cell table:number-columns-repeated="8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275096" calcext:value-type="float">
            <text:p>0.275096</text:p>
          </table:table-cell>
          <table:table-cell table:number-columns-repeated="8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347985" calcext:value-type="float">
            <text:p>0.347985</text:p>
          </table:table-cell>
          <table:table-cell table:number-columns-repeated="8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275391" calcext:value-type="float">
            <text:p>0.275391</text:p>
          </table:table-cell>
          <table:table-cell table:number-columns-repeated="8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275032" calcext:value-type="float">
            <text:p>0.275032</text:p>
          </table:table-cell>
          <table:table-cell table:number-columns-repeated="8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274772" calcext:value-type="float">
            <text:p>0.274772</text:p>
          </table:table-cell>
          <table:table-cell table:number-columns-repeated="8"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288475" calcext:value-type="float">
            <text:p>0.288475</text:p>
          </table:table-cell>
          <table:table-cell table:number-columns-repeated="8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370253" calcext:value-type="float">
            <text:p>0.370253</text:p>
          </table:table-cell>
          <table:table-cell table:number-columns-repeated="8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294804" calcext:value-type="float">
            <text:p>0.294804</text:p>
          </table:table-cell>
          <table:table-cell table:number-columns-repeated="8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378722" calcext:value-type="float">
            <text:p>0.378722</text:p>
          </table:table-cell>
          <table:table-cell table:number-columns-repeated="8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302172" calcext:value-type="float">
            <text:p>0.3021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7456" calcext:value-type="float">
            <text:p>0.3874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0078" calcext:value-type="float">
            <text:p>0.310078</text:p>
          </table:table-cell>
          <table:table-cell table:number-columns-repeated="8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311181" calcext:value-type="float">
            <text:p>0.311181</text:p>
          </table:table-cell>
          <table:table-cell table:number-columns-repeated="8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312343" calcext:value-type="float">
            <text:p>0.312343</text:p>
          </table:table-cell>
          <table:table-cell table:number-columns-repeated="8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399874" calcext:value-type="float">
            <text:p>0.399874</text:p>
          </table:table-cell>
          <table:table-cell table:number-columns-repeated="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10609" calcext:value-type="float">
            <text:p>0.410609</text:p>
          </table:table-cell>
          <table:table-cell table:number-columns-repeated="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331622" calcext:value-type="float">
            <text:p>0.331622</text:p>
          </table:table-cell>
          <table:table-cell table:number-columns-repeated="8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417759" calcext:value-type="float">
            <text:p>0.417759</text:p>
          </table:table-cell>
          <table:table-cell table:number-columns-repeated="8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338422" calcext:value-type="float">
            <text:p>0.338422</text:p>
          </table:table-cell>
          <table:table-cell table:number-columns-repeated="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27853" calcext:value-type="float">
            <text:p>0.427853</text:p>
          </table:table-cell>
          <table:table-cell table:number-columns-repeated="8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429321" calcext:value-type="float">
            <text:p>0.429321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88466" calcext:value-type="float">
            <text:p>0.288466</text:p>
          </table:table-cell>
          <table:table-cell table:number-columns-repeated="8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295466" calcext:value-type="float">
            <text:p>0.295466</text:p>
          </table:table-cell>
          <table:table-cell table:number-columns-repeated="8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44016" calcext:value-type="float">
            <text:p>0.544016</text:p>
          </table:table-cell>
          <table:table-cell table:number-columns-repeated="8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376431" calcext:value-type="float">
            <text:p>0.376431</text:p>
          </table:table-cell>
          <table:table-cell table:number-columns-repeated="8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38588" calcext:value-type="float">
            <text:p>0.38588</text:p>
          </table:table-cell>
          <table:table-cell table:number-columns-repeated="8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321167" calcext:value-type="float">
            <text:p>0.321167</text:p>
          </table:table-cell>
          <table:table-cell table:number-columns-repeated="8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322803" calcext:value-type="float">
            <text:p>0.322803</text:p>
          </table:table-cell>
          <table:table-cell table:number-columns-repeated="8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324445" calcext:value-type="float">
            <text:p>0.324445</text:p>
          </table:table-cell>
          <table:table-cell table:number-columns-repeated="8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401726" calcext:value-type="float">
            <text:p>0.401726</text:p>
          </table:table-cell>
          <table:table-cell table:number-columns-repeated="8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337807" calcext:value-type="float">
            <text:p>0.337807</text:p>
          </table:table-cell>
          <table:table-cell table:number-columns-repeated="8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485242" calcext:value-type="float">
            <text:p>0.485242</text:p>
          </table:table-cell>
          <table:table-cell table:number-columns-repeated="8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344932" calcext:value-type="float">
            <text:p>0.344932</text:p>
          </table:table-cell>
          <table:table-cell table:number-columns-repeated="8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482872" calcext:value-type="float">
            <text:p>0.482872</text:p>
          </table:table-cell>
          <table:table-cell table:number-columns-repeated="8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407161" calcext:value-type="float">
            <text:p>0.407161</text:p>
          </table:table-cell>
          <table:table-cell table:number-columns-repeated="8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405632" calcext:value-type="float">
            <text:p>0.405632</text:p>
          </table:table-cell>
          <table:table-cell table:number-columns-repeated="8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407027" calcext:value-type="float">
            <text:p>0.407027</text:p>
          </table:table-cell>
          <table:table-cell table:number-columns-repeated="8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356787" calcext:value-type="float">
            <text:p>0.356787</text:p>
          </table:table-cell>
          <table:table-cell table:number-columns-repeated="8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357022" calcext:value-type="float">
            <text:p>0.357022</text:p>
          </table:table-cell>
          <table:table-cell table:number-columns-repeated="8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35721" calcext:value-type="float">
            <text:p>0.35721</text:p>
          </table:table-cell>
          <table:table-cell table:number-columns-repeated="8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59663" calcext:value-type="float">
            <text:p>0.359663</text:p>
          </table:table-cell>
          <table:table-cell table:number-columns-repeated="8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411681" calcext:value-type="float">
            <text:p>0.411681</text:p>
          </table:table-cell>
          <table:table-cell table:number-columns-repeated="8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366289" calcext:value-type="float">
            <text:p>0.366289</text:p>
          </table:table-cell>
          <table:table-cell table:number-columns-repeated="8"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479281" calcext:value-type="float">
            <text:p>0.479281</text:p>
          </table:table-cell>
          <table:table-cell table:number-columns-repeated="8"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351236" calcext:value-type="float">
            <text:p>0.351236</text:p>
          </table:table-cell>
          <table:table-cell table:number-columns-repeated="8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350568" calcext:value-type="float">
            <text:p>0.350568</text:p>
          </table:table-cell>
          <table:table-cell table:number-columns-repeated="8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349991" calcext:value-type="float">
            <text:p>0.349991</text:p>
          </table:table-cell>
          <table:table-cell table:number-columns-repeated="8"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3493" calcext:value-type="float">
            <text:p>0.3493</text:p>
          </table:table-cell>
          <table:table-cell table:number-columns-repeated="8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357691" calcext:value-type="float">
            <text:p>0.357691</text:p>
          </table:table-cell>
          <table:table-cell table:number-columns-repeated="8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17378" calcext:value-type="float">
            <text:p>0.417378</text:p>
          </table:table-cell>
          <table:table-cell table:number-columns-repeated="8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33976" calcext:value-type="float">
            <text:p>0.33976</text:p>
          </table:table-cell>
          <table:table-cell table:number-columns-repeated="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57706" calcext:value-type="float">
            <text:p>0.357706</text:p>
          </table:table-cell>
          <table:table-cell table:number-columns-repeated="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28264" calcext:value-type="float">
            <text:p>0.328264</text:p>
          </table:table-cell>
          <table:table-cell table:number-columns-repeated="8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350472" calcext:value-type="float">
            <text:p>0.350472</text:p>
          </table:table-cell>
          <table:table-cell table:number-columns-repeated="8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317626" calcext:value-type="float">
            <text:p>0.317626</text:p>
          </table:table-cell>
          <table:table-cell table:number-columns-repeated="8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314626" calcext:value-type="float">
            <text:p>0.314626</text:p>
          </table:table-cell>
          <table:table-cell table:number-columns-repeated="8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311571" calcext:value-type="float">
            <text:p>0.311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0152" calcext:value-type="float">
            <text:p>0.300152</text:p>
          </table:table-cell>
          <table:table-cell table:number-columns-repeated="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394851" calcext:value-type="float">
            <text:p>0.394851</text:p>
          </table:table-cell>
          <table:table-cell table:number-columns-repeated="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331622" calcext:value-type="float">
            <text:p>0.331622</text:p>
          </table:table-cell>
          <table:table-cell table:number-columns-repeated="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641738" calcext:value-type="float">
            <text:p>0.641738</text:p>
          </table:table-cell>
          <table:table-cell table:number-columns-repeated="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98585" calcext:value-type="float">
            <text:p>0.398585</text:p>
          </table:table-cell>
          <table:table-cell table:number-columns-repeated="8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479813" calcext:value-type="float">
            <text:p>0.479813</text:p>
          </table:table-cell>
          <table:table-cell table:number-columns-repeated="8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265911" calcext:value-type="float">
            <text:p>0.265911</text:p>
          </table:table-cell>
          <table:table-cell table:number-columns-repeated="8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406342" calcext:value-type="float">
            <text:p>0.406342</text:p>
          </table:table-cell>
          <table:table-cell table:number-columns-repeated="8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209406" calcext:value-type="float">
            <text:p>0.209406</text:p>
          </table:table-cell>
          <table:table-cell table:number-columns-repeated="8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0.258949" calcext:value-type="float">
            <text:p>0.258949</text:p>
          </table:table-cell>
          <table:table-cell table:number-columns-repeated="8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0.198085" calcext:value-type="float">
            <text:p>0.198085</text:p>
          </table:table-cell>
          <table:table-cell table:number-columns-repeated="8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195297" calcext:value-type="float">
            <text:p>0.195297</text:p>
          </table:table-cell>
          <table:table-cell table:number-columns-repeated="8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19271" calcext:value-type="float">
            <text:p>0.19271</text:p>
          </table:table-cell>
          <table:table-cell table:number-columns-repeated="8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338293" calcext:value-type="float">
            <text:p>0.338293</text:p>
          </table:table-cell>
          <table:table-cell table:number-columns-repeated="8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187644" calcext:value-type="float">
            <text:p>0.187644</text:p>
          </table:table-cell>
          <table:table-cell table:number-columns-repeated="8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516437" calcext:value-type="float">
            <text:p>0.516437</text:p>
          </table:table-cell>
          <table:table-cell table:number-columns-repeated="8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264896" calcext:value-type="float">
            <text:p>0.264896</text:p>
          </table:table-cell>
          <table:table-cell table:number-columns-repeated="8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360143" calcext:value-type="float">
            <text:p>0.360143</text:p>
          </table:table-cell>
          <table:table-cell table:number-columns-repeated="8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195042" calcext:value-type="float">
            <text:p>0.195042</text:p>
          </table:table-cell>
          <table:table-cell table:number-columns-repeated="8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196087" calcext:value-type="float">
            <text:p>0.196087</text:p>
          </table:table-cell>
          <table:table-cell table:number-columns-repeated="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97334" calcext:value-type="float">
            <text:p>0.197334</text:p>
          </table:table-cell>
          <table:table-cell table:number-columns-repeated="8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292933" calcext:value-type="float">
            <text:p>0.292933</text:p>
          </table:table-cell>
          <table:table-cell table:number-columns-repeated="8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221021" calcext:value-type="float">
            <text:p>0.221021</text:p>
          </table:table-cell>
          <table:table-cell table:number-columns-repeated="8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322156" calcext:value-type="float">
            <text:p>0.322156</text:p>
          </table:table-cell>
          <table:table-cell table:number-columns-repeated="8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591421" calcext:value-type="float">
            <text:p>0.591421</text:p>
          </table:table-cell>
          <table:table-cell table:number-columns-repeated="8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34269" calcext:value-type="float">
            <text:p>0.34269</text:p>
          </table:table-cell>
          <table:table-cell table:number-columns-repeated="8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440776" calcext:value-type="float">
            <text:p>0.440776</text:p>
          </table:table-cell>
          <table:table-cell table:number-columns-repeated="8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277523" calcext:value-type="float">
            <text:p>0.277523</text:p>
          </table:table-cell>
          <table:table-cell table:number-columns-repeated="8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0.29313" calcext:value-type="float">
            <text:p>0.29313</text:p>
          </table:table-cell>
          <table:table-cell table:number-columns-repeated="8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5523" calcext:value-type="float">
            <text:p>0.5523</text:p>
          </table:table-cell>
          <table:table-cell table:number-columns-repeated="8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311117" calcext:value-type="float">
            <text:p>0.311117</text:p>
          </table:table-cell>
          <table:table-cell table:number-columns-repeated="8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48624" calcext:value-type="float">
            <text:p>0.48624</text:p>
          </table:table-cell>
          <table:table-cell table:number-columns-repeated="8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406227" calcext:value-type="float">
            <text:p>0.406227</text:p>
          </table:table-cell>
          <table:table-cell table:number-columns-repeated="8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327577" calcext:value-type="float">
            <text:p>0.327577</text:p>
          </table:table-cell>
          <table:table-cell table:number-columns-repeated="8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333903" calcext:value-type="float">
            <text:p>0.333903</text:p>
          </table:table-cell>
          <table:table-cell table:number-columns-repeated="8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421385" calcext:value-type="float">
            <text:p>0.421385</text:p>
          </table:table-cell>
          <table:table-cell table:number-columns-repeated="8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34341" calcext:value-type="float">
            <text:p>0.34341</text:p>
          </table:table-cell>
          <table:table-cell table:number-columns-repeated="8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356017" calcext:value-type="float">
            <text:p>0.356017</text:p>
          </table:table-cell>
          <table:table-cell table:number-columns-repeated="8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413735" calcext:value-type="float">
            <text:p>0.413735</text:p>
          </table:table-cell>
          <table:table-cell table:number-columns-repeated="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43656" calcext:value-type="float">
            <text:p>0.43656</text:p>
          </table:table-cell>
          <table:table-cell table:number-columns-repeated="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360556" calcext:value-type="float">
            <text:p>0.3605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0134" calcext:value-type="float">
            <text:p>0.45013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4371" calcext:value-type="float">
            <text:p>0.374371</text:p>
          </table:table-cell>
          <table:table-cell table:number-columns-repeated="8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0.375953" calcext:value-type="float">
            <text:p>0.375953</text:p>
          </table:table-cell>
          <table:table-cell table:number-columns-repeated="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386094" calcext:value-type="float">
            <text:p>0.386094</text:p>
          </table:table-cell>
          <table:table-cell table:number-columns-repeated="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500801" calcext:value-type="float">
            <text:p>0.500801</text:p>
          </table:table-cell>
          <table:table-cell table:number-columns-repeated="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424061" calcext:value-type="float">
            <text:p>0.424061</text:p>
          </table:table-cell>
          <table:table-cell table:number-columns-repeated="8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671033" calcext:value-type="float">
            <text:p>0.671033</text:p>
          </table:table-cell>
          <table:table-cell table:number-columns-repeated="8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434893" calcext:value-type="float">
            <text:p>0.434893</text:p>
          </table:table-cell>
          <table:table-cell table:number-columns-repeated="8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438118" calcext:value-type="float">
            <text:p>0.438118</text:p>
          </table:table-cell>
          <table:table-cell table:number-columns-repeated="8"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438863" calcext:value-type="float">
            <text:p>0.438863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385021" calcext:value-type="float">
            <text:p>0.385021</text:p>
          </table:table-cell>
          <table:table-cell table:number-columns-repeated="8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387921" calcext:value-type="float">
            <text:p>0.387921</text:p>
          </table:table-cell>
          <table:table-cell table:number-columns-repeated="8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394523" calcext:value-type="float">
            <text:p>0.394523</text:p>
          </table:table-cell>
          <table:table-cell table:number-columns-repeated="8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553757" calcext:value-type="float">
            <text:p>0.553757</text:p>
          </table:table-cell>
          <table:table-cell table:number-columns-repeated="8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400522" calcext:value-type="float">
            <text:p>0.400522</text:p>
          </table:table-cell>
          <table:table-cell table:number-columns-repeated="8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482036" calcext:value-type="float">
            <text:p>0.482036</text:p>
          </table:table-cell>
          <table:table-cell table:number-columns-repeated="8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406783" calcext:value-type="float">
            <text:p>0.406783</text:p>
          </table:table-cell>
          <table:table-cell table:number-columns-repeated="8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407139" calcext:value-type="float">
            <text:p>0.407139</text:p>
          </table:table-cell>
          <table:table-cell table:number-columns-repeated="8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649077" calcext:value-type="float">
            <text:p>0.649077</text:p>
          </table:table-cell>
          <table:table-cell table:number-columns-repeated="8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488072" calcext:value-type="float">
            <text:p>0.488072</text:p>
          </table:table-cell>
          <table:table-cell table:number-columns-repeated="8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492766" calcext:value-type="float">
            <text:p>0.492766</text:p>
          </table:table-cell>
          <table:table-cell table:number-columns-repeated="8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416629" calcext:value-type="float">
            <text:p>0.416629</text:p>
          </table:table-cell>
          <table:table-cell table:number-columns-repeated="8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581905" calcext:value-type="float">
            <text:p>0.581905</text:p>
          </table:table-cell>
          <table:table-cell table:number-columns-repeated="8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424393" calcext:value-type="float">
            <text:p>0.424393</text:p>
          </table:table-cell>
          <table:table-cell table:number-columns-repeated="8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424539" calcext:value-type="float">
            <text:p>0.424539</text:p>
          </table:table-cell>
          <table:table-cell table:number-columns-repeated="8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506995" calcext:value-type="float">
            <text:p>0.506995</text:p>
          </table:table-cell>
          <table:table-cell table:number-columns-repeated="8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677801" calcext:value-type="float">
            <text:p>0.677801</text:p>
          </table:table-cell>
          <table:table-cell table:number-columns-repeated="8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432861" calcext:value-type="float">
            <text:p>0.432861</text:p>
          </table:table-cell>
          <table:table-cell table:number-columns-repeated="8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435564" calcext:value-type="float">
            <text:p>0.435564</text:p>
          </table:table-cell>
          <table:table-cell table:number-columns-repeated="8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363675" calcext:value-type="float">
            <text:p>0.363675</text:p>
          </table:table-cell>
          <table:table-cell table:number-columns-repeated="8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363609" calcext:value-type="float">
            <text:p>0.363609</text:p>
          </table:table-cell>
          <table:table-cell table:number-columns-repeated="8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363516" calcext:value-type="float">
            <text:p>0.363516</text:p>
          </table:table-cell>
          <table:table-cell table:number-columns-repeated="8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441136" calcext:value-type="float">
            <text:p>0.441136</text:p>
          </table:table-cell>
          <table:table-cell table:number-columns-repeated="8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368349" calcext:value-type="float">
            <text:p>0.368349</text:p>
          </table:table-cell>
          <table:table-cell table:number-columns-repeated="8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478462" calcext:value-type="float">
            <text:p>0.478462</text:p>
          </table:table-cell>
          <table:table-cell table:number-columns-repeated="8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481812" calcext:value-type="float">
            <text:p>0.481812</text:p>
          </table:table-cell>
          <table:table-cell table:number-columns-repeated="8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661678" calcext:value-type="float">
            <text:p>0.661678</text:p>
          </table:table-cell>
          <table:table-cell table:number-columns-repeated="8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409569" calcext:value-type="float">
            <text:p>0.409569</text:p>
          </table:table-cell>
          <table:table-cell table:number-columns-repeated="8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677708" calcext:value-type="float">
            <text:p>0.677708</text:p>
          </table:table-cell>
          <table:table-cell table:number-columns-repeated="8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502056" calcext:value-type="float">
            <text:p>0.502056</text:p>
          </table:table-cell>
          <table:table-cell table:number-columns-repeated="8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421291" calcext:value-type="float">
            <text:p>0.421291</text:p>
          </table:table-cell>
          <table:table-cell table:number-columns-repeated="8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420948" calcext:value-type="float">
            <text:p>0.420948</text:p>
          </table:table-cell>
          <table:table-cell table:number-columns-repeated="8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599518" calcext:value-type="float">
            <text:p>0.599518</text:p>
          </table:table-cell>
          <table:table-cell table:number-columns-repeated="8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3572" calcext:value-type="float">
            <text:p>0.3572</text:p>
          </table:table-cell>
          <table:table-cell table:number-columns-repeated="8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633497" calcext:value-type="float">
            <text:p>0.633497</text:p>
          </table:table-cell>
          <table:table-cell table:number-columns-repeated="8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381631" calcext:value-type="float">
            <text:p>0.381631</text:p>
          </table:table-cell>
          <table:table-cell table:number-columns-repeated="8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72809" calcext:value-type="float">
            <text:p>0.72809</text:p>
          </table:table-cell>
          <table:table-cell table:number-columns-repeated="8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380872" calcext:value-type="float">
            <text:p>0.380872</text:p>
          </table:table-cell>
          <table:table-cell table:number-columns-repeated="8"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636346" calcext:value-type="float">
            <text:p>0.636346</text:p>
          </table:table-cell>
          <table:table-cell table:number-columns-repeated="8"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379552" calcext:value-type="float">
            <text:p>0.379552</text:p>
          </table:table-cell>
          <table:table-cell table:number-columns-repeated="8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607791" calcext:value-type="float">
            <text:p>0.607791</text:p>
          </table:table-cell>
          <table:table-cell table:number-columns-repeated="8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430625" calcext:value-type="float">
            <text:p>0.430625</text:p>
          </table:table-cell>
          <table:table-cell table:number-columns-repeated="8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355027" calcext:value-type="float">
            <text:p>0.355027</text:p>
          </table:table-cell>
          <table:table-cell table:number-columns-repeated="8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354021" calcext:value-type="float">
            <text:p>0.354021</text:p>
          </table:table-cell>
          <table:table-cell table:number-columns-repeated="8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698274" calcext:value-type="float">
            <text:p>0.698274</text:p>
          </table:table-cell>
          <table:table-cell table:number-columns-repeated="8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510262" calcext:value-type="float">
            <text:p>0.510262</text:p>
          </table:table-cell>
          <table:table-cell table:number-columns-repeated="8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452246" calcext:value-type="float">
            <text:p>0.452246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586083" calcext:value-type="float">
            <text:p>0.586083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332486" calcext:value-type="float">
            <text:p>0.332486</text:p>
          </table:table-cell>
          <table:table-cell table:number-columns-repeated="8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480065" calcext:value-type="float">
            <text:p>0.480065</text:p>
          </table:table-cell>
          <table:table-cell table:number-columns-repeated="8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394056" calcext:value-type="float">
            <text:p>0.394056</text:p>
          </table:table-cell>
          <table:table-cell table:number-columns-repeated="8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320889" calcext:value-type="float">
            <text:p>0.320889</text:p>
          </table:table-cell>
          <table:table-cell table:number-columns-repeated="8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351735" calcext:value-type="float">
            <text:p>0.351735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418904" calcext:value-type="float">
            <text:p>0.418904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339328" calcext:value-type="float">
            <text:p>0.339328</text:p>
          </table:table-cell>
          <table:table-cell table:number-columns-repeated="8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600477" calcext:value-type="float">
            <text:p>0.600477</text:p>
          </table:table-cell>
          <table:table-cell table:number-columns-repeated="8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504318" calcext:value-type="float">
            <text:p>0.504318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681708" calcext:value-type="float">
            <text:p>0.681708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487392" calcext:value-type="float">
            <text:p>0.487392</text:p>
          </table:table-cell>
          <table:table-cell table:number-columns-repeated="8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484997" calcext:value-type="float">
            <text:p>0.484997</text:p>
          </table:table-cell>
          <table:table-cell table:number-columns-repeated="8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259827" calcext:value-type="float">
            <text:p>0.259827</text:p>
          </table:table-cell>
          <table:table-cell table:number-columns-repeated="8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572745" calcext:value-type="float">
            <text:p>0.572745</text:p>
          </table:table-cell>
          <table:table-cell table:number-columns-repeated="8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312424" calcext:value-type="float">
            <text:p>0.312424</text:p>
          </table:table-cell>
          <table:table-cell table:number-columns-repeated="8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541983" calcext:value-type="float">
            <text:p>0.541983</text:p>
          </table:table-cell>
          <table:table-cell table:number-columns-repeated="8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363783" calcext:value-type="float">
            <text:p>0.363783</text:p>
          </table:table-cell>
          <table:table-cell table:number-columns-repeated="8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357339" calcext:value-type="float">
            <text:p>0.357339</text:p>
          </table:table-cell>
          <table:table-cell table:number-columns-repeated="8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350851" calcext:value-type="float">
            <text:p>0.350851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455371" calcext:value-type="float">
            <text:p>0.455371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294697" calcext:value-type="float">
            <text:p>0.294697</text:p>
          </table:table-cell>
          <table:table-cell table:number-columns-repeated="8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222476" calcext:value-type="float">
            <text:p>0.222476</text:p>
          </table:table-cell>
          <table:table-cell table:number-columns-repeated="8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224219" calcext:value-type="float">
            <text:p>0.224219</text:p>
          </table:table-cell>
          <table:table-cell table:number-columns-repeated="8"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22082" calcext:value-type="float">
            <text:p>0.22082</text:p>
          </table:table-cell>
          <table:table-cell table:number-columns-repeated="8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219839" calcext:value-type="float">
            <text:p>0.219839</text:p>
          </table:table-cell>
          <table:table-cell table:number-columns-repeated="8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233178" calcext:value-type="float">
            <text:p>0.233178</text:p>
          </table:table-cell>
          <table:table-cell table:number-columns-repeated="8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248152" calcext:value-type="float">
            <text:p>0.248152</text:p>
          </table:table-cell>
          <table:table-cell table:number-columns-repeated="8"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224466" calcext:value-type="float">
            <text:p>0.224466</text:p>
          </table:table-cell>
          <table:table-cell table:number-columns-repeated="8"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261033" calcext:value-type="float">
            <text:p>0.261033</text:p>
          </table:table-cell>
          <table:table-cell table:number-columns-repeated="8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222201" calcext:value-type="float">
            <text:p>0.222201</text:p>
          </table:table-cell>
          <table:table-cell table:number-columns-repeated="8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2447" calcext:value-type="float">
            <text:p>0.2447</text:p>
          </table:table-cell>
          <table:table-cell table:number-columns-repeated="8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227738" calcext:value-type="float">
            <text:p>0.227738</text:p>
          </table:table-cell>
          <table:table-cell table:number-columns-repeated="8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255109" calcext:value-type="float">
            <text:p>0.255109</text:p>
          </table:table-cell>
          <table:table-cell table:number-columns-repeated="8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257859" calcext:value-type="float">
            <text:p>0.2578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0499" calcext:value-type="float">
            <text:p>0.260499</text:p>
          </table:table-cell>
          <table:table-cell table:number-columns-repeated="8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233241" calcext:value-type="float">
            <text:p>0.233241</text:p>
          </table:table-cell>
          <table:table-cell table:number-columns-repeated="8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30502" calcext:value-type="float">
            <text:p>0.30502</text:p>
          </table:table-cell>
          <table:table-cell table:number-columns-repeated="8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239189" calcext:value-type="float">
            <text:p>0.239189</text:p>
          </table:table-cell>
          <table:table-cell table:number-columns-repeated="8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266872" calcext:value-type="float">
            <text:p>0.266872</text:p>
          </table:table-cell>
          <table:table-cell table:number-columns-repeated="8"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23755" calcext:value-type="float">
            <text:p>0.23755</text:p>
          </table:table-cell>
          <table:table-cell table:number-columns-repeated="8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264731" calcext:value-type="float">
            <text:p>0.264731</text:p>
          </table:table-cell>
          <table:table-cell table:number-columns-repeated="8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257088" calcext:value-type="float">
            <text:p>0.257088</text:p>
          </table:table-cell>
          <table:table-cell table:number-columns-repeated="8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286261" calcext:value-type="float">
            <text:p>0.286261</text:p>
          </table:table-cell>
          <table:table-cell table:number-columns-repeated="8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250128" calcext:value-type="float">
            <text:p>0.250128</text:p>
          </table:table-cell>
          <table:table-cell table:number-columns-repeated="8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268602" calcext:value-type="float">
            <text:p>0.268602</text:p>
          </table:table-cell>
          <table:table-cell table:number-columns-repeated="8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29868" calcext:value-type="float">
            <text:p>0.29868</text:p>
          </table:table-cell>
          <table:table-cell table:number-columns-repeated="8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298069" calcext:value-type="float">
            <text:p>0.298069</text:p>
          </table:table-cell>
          <table:table-cell table:number-columns-repeated="8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261605" calcext:value-type="float">
            <text:p>0.261605</text:p>
          </table:table-cell>
          <table:table-cell table:number-columns-repeated="8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283227" calcext:value-type="float">
            <text:p>0.283227</text:p>
          </table:table-cell>
          <table:table-cell table:number-columns-repeated="8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275255" calcext:value-type="float">
            <text:p>0.275255</text:p>
          </table:table-cell>
          <table:table-cell table:number-columns-repeated="8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299513" calcext:value-type="float">
            <text:p>0.299513</text:p>
          </table:table-cell>
          <table:table-cell table:number-columns-repeated="8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274123" calcext:value-type="float">
            <text:p>0.274123</text:p>
          </table:table-cell>
          <table:table-cell table:number-columns-repeated="8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294461" calcext:value-type="float">
            <text:p>0.294461</text:p>
          </table:table-cell>
          <table:table-cell table:number-columns-repeated="8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29646" calcext:value-type="float">
            <text:p>0.29646</text:p>
          </table:table-cell>
          <table:table-cell table:number-columns-repeated="8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295049" calcext:value-type="float">
            <text:p>0.295049</text:p>
          </table:table-cell>
          <table:table-cell table:number-columns-repeated="8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26557" calcext:value-type="float">
            <text:p>0.26557</text:p>
          </table:table-cell>
          <table:table-cell table:number-columns-repeated="8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28651" calcext:value-type="float">
            <text:p>0.28651</text:p>
          </table:table-cell>
          <table:table-cell table:number-columns-repeated="8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270633" calcext:value-type="float">
            <text:p>0.270633</text:p>
          </table:table-cell>
          <table:table-cell table:number-columns-repeated="8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278826" calcext:value-type="float">
            <text:p>0.278826</text:p>
          </table:table-cell>
          <table:table-cell table:number-columns-repeated="8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273955" calcext:value-type="float">
            <text:p>0.273955</text:p>
          </table:table-cell>
          <table:table-cell table:number-columns-repeated="8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274897" calcext:value-type="float">
            <text:p>0.274897</text:p>
          </table:table-cell>
          <table:table-cell table:number-columns-repeated="8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269052" calcext:value-type="float">
            <text:p>0.269052</text:p>
          </table:table-cell>
          <table:table-cell table:number-columns-repeated="8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268732" calcext:value-type="float">
            <text:p>0.268732</text:p>
          </table:table-cell>
          <table:table-cell table:number-columns-repeated="8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268042" calcext:value-type="float">
            <text:p>0.268042</text:p>
          </table:table-cell>
          <table:table-cell table:number-columns-repeated="8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272285" calcext:value-type="float">
            <text:p>0.272285</text:p>
          </table:table-cell>
          <table:table-cell table:number-columns-repeated="8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2664" calcext:value-type="float">
            <text:p>0.2664</text:p>
          </table:table-cell>
          <table:table-cell table:number-columns-repeated="8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274631" calcext:value-type="float">
            <text:p>0.274631</text:p>
          </table:table-cell>
          <table:table-cell table:number-columns-repeated="8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262498" calcext:value-type="float">
            <text:p>0.262498</text:p>
          </table:table-cell>
          <table:table-cell table:number-columns-repeated="8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293666" calcext:value-type="float">
            <text:p>0.293666</text:p>
          </table:table-cell>
          <table:table-cell table:number-columns-repeated="8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260637" calcext:value-type="float">
            <text:p>0.260637</text:p>
          </table:table-cell>
          <table:table-cell table:number-columns-repeated="8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283889" calcext:value-type="float">
            <text:p>0.283889</text:p>
          </table:table-cell>
          <table:table-cell table:number-columns-repeated="8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271243" calcext:value-type="float">
            <text:p>0.271243</text:p>
          </table:table-cell>
          <table:table-cell table:number-columns-repeated="8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260971" calcext:value-type="float">
            <text:p>0.260971</text:p>
          </table:table-cell>
          <table:table-cell table:number-columns-repeated="8"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260775" calcext:value-type="float">
            <text:p>0.260775</text:p>
          </table:table-cell>
          <table:table-cell table:number-columns-repeated="8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300825" calcext:value-type="float">
            <text:p>0.300825</text:p>
          </table:table-cell>
          <table:table-cell table:number-columns-repeated="8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60449" calcext:value-type="float">
            <text:p>0.260449</text:p>
          </table:table-cell>
          <table:table-cell table:number-columns-repeated="8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273253" calcext:value-type="float">
            <text:p>0.273253</text:p>
          </table:table-cell>
          <table:table-cell table:number-columns-repeated="8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261058" calcext:value-type="float">
            <text:p>0.261058</text:p>
          </table:table-cell>
          <table:table-cell table:number-columns-repeated="8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271772" calcext:value-type="float">
            <text:p>0.271772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271246" calcext:value-type="float">
            <text:p>0.271246</text:p>
          </table:table-cell>
          <table:table-cell table:number-columns-repeated="8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288492" calcext:value-type="float">
            <text:p>0.288492</text:p>
          </table:table-cell>
          <table:table-cell table:number-columns-repeated="8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250751" calcext:value-type="float">
            <text:p>0.250751</text:p>
          </table:table-cell>
          <table:table-cell table:number-columns-repeated="8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73755" calcext:value-type="float">
            <text:p>0.273755</text:p>
          </table:table-cell>
          <table:table-cell table:number-columns-repeated="8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50174" calcext:value-type="float">
            <text:p>0.250174</text:p>
          </table:table-cell>
          <table:table-cell table:number-columns-repeated="8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249356" calcext:value-type="float">
            <text:p>0.2493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8497" calcext:value-type="float">
            <text:p>0.248497</text:p>
          </table:table-cell>
          <table:table-cell table:number-columns-repeated="8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276479" calcext:value-type="float">
            <text:p>0.276479</text:p>
          </table:table-cell>
          <table:table-cell table:number-columns-repeated="8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244098" calcext:value-type="float">
            <text:p>0.244098</text:p>
          </table:table-cell>
          <table:table-cell table:number-columns-repeated="8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248895" calcext:value-type="float">
            <text:p>0.248895</text:p>
          </table:table-cell>
          <table:table-cell table:number-columns-repeated="8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239704" calcext:value-type="float">
            <text:p>0.239704</text:p>
          </table:table-cell>
          <table:table-cell table:number-columns-repeated="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238414" calcext:value-type="float">
            <text:p>0.238414</text:p>
          </table:table-cell>
          <table:table-cell table:number-columns-repeated="8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237539" calcext:value-type="float">
            <text:p>0.237539</text:p>
          </table:table-cell>
          <table:table-cell table:number-columns-repeated="8"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247469" calcext:value-type="float">
            <text:p>0.247469</text:p>
          </table:table-cell>
          <table:table-cell table:number-columns-repeated="8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237718" calcext:value-type="float">
            <text:p>0.237718</text:p>
          </table:table-cell>
          <table:table-cell table:number-columns-repeated="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24253" calcext:value-type="float">
            <text:p>0.24253</text:p>
          </table:table-cell>
          <table:table-cell table:number-columns-repeated="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229811" calcext:value-type="float">
            <text:p>0.229811</text:p>
          </table:table-cell>
          <table:table-cell table:number-columns-repeated="8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227993" calcext:value-type="float">
            <text:p>0.227993</text:p>
          </table:table-cell>
          <table:table-cell table:number-columns-repeated="8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215111" calcext:value-type="float">
            <text:p>0.215111</text:p>
          </table:table-cell>
          <table:table-cell table:number-columns-repeated="8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212057" calcext:value-type="float">
            <text:p>0.212057</text:p>
          </table:table-cell>
          <table:table-cell table:number-columns-repeated="8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207028" calcext:value-type="float">
            <text:p>0.207028</text:p>
          </table:table-cell>
          <table:table-cell table:number-columns-repeated="8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204897" calcext:value-type="float">
            <text:p>0.204897</text:p>
          </table:table-cell>
          <table:table-cell table:number-columns-repeated="8"/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0.203661" calcext:value-type="float">
            <text:p>0.203661</text:p>
          </table:table-cell>
          <table:table-cell table:number-columns-repeated="8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201939" calcext:value-type="float">
            <text:p>0.201939</text:p>
          </table:table-cell>
          <table:table-cell table:number-columns-repeated="8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202299" calcext:value-type="float">
            <text:p>0.202299</text:p>
          </table:table-cell>
          <table:table-cell table:number-columns-repeated="8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0.204446" calcext:value-type="float">
            <text:p>0.204446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208501" calcext:value-type="float">
            <text:p>0.208501</text:p>
          </table:table-cell>
          <table:table-cell table:number-columns-repeated="8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214432" calcext:value-type="float">
            <text:p>0.214432</text:p>
          </table:table-cell>
          <table:table-cell table:number-columns-repeated="8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222159" calcext:value-type="float">
            <text:p>0.222159</text:p>
          </table:table-cell>
          <table:table-cell table:number-columns-repeated="8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.23679" calcext:value-type="float">
            <text:p>0.23679</text:p>
          </table:table-cell>
          <table:table-cell table:number-columns-repeated="8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.254412" calcext:value-type="float">
            <text:p>0.254412</text:p>
          </table:table-cell>
          <table:table-cell table:number-columns-repeated="8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267354" calcext:value-type="float">
            <text:p>0.267354</text:p>
          </table:table-cell>
          <table:table-cell table:number-columns-repeated="8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280863" calcext:value-type="float">
            <text:p>0.280863</text:p>
          </table:table-cell>
          <table:table-cell table:number-columns-repeated="8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287693" calcext:value-type="float">
            <text:p>0.287693</text:p>
          </table:table-cell>
          <table:table-cell table:number-columns-repeated="8"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294508" calcext:value-type="float">
            <text:p>0.294508</text:p>
          </table:table-cell>
          <table:table-cell table:number-columns-repeated="8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0.314371" calcext:value-type="float">
            <text:p>0.314371</text:p>
          </table:table-cell>
          <table:table-cell table:number-columns-repeated="8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32063" calcext:value-type="float">
            <text:p>0.32063</text:p>
          </table:table-cell>
          <table:table-cell table:number-columns-repeated="8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332378" calcext:value-type="float">
            <text:p>0.332378</text:p>
          </table:table-cell>
          <table:table-cell table:number-columns-repeated="8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347677" calcext:value-type="float">
            <text:p>0.347677</text:p>
          </table:table-cell>
          <table:table-cell table:number-columns-repeated="8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356084" calcext:value-type="float">
            <text:p>0.356084</text:p>
          </table:table-cell>
          <table:table-cell table:number-columns-repeated="8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365779" calcext:value-type="float">
            <text:p>0.365779</text:p>
          </table:table-cell>
          <table:table-cell table:number-columns-repeated="8"/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370278" calcext:value-type="float">
            <text:p>0.370278</text:p>
          </table:table-cell>
          <table:table-cell table:number-columns-repeated="8"/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373258" calcext:value-type="float">
            <text:p>0.373258</text:p>
          </table:table-cell>
          <table:table-cell table:number-columns-repeated="8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374199" calcext:value-type="float">
            <text:p>0.374199</text:p>
          </table:table-cell>
          <table:table-cell table:number-columns-repeated="8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374794" calcext:value-type="float">
            <text:p>0.374794</text:p>
          </table:table-cell>
          <table:table-cell table:number-columns-repeated="8"/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0.374006" calcext:value-type="float">
            <text:p>0.374006</text:p>
          </table:table-cell>
          <table:table-cell table:number-columns-repeated="8"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0.368903" calcext:value-type="float">
            <text:p>0.368903</text:p>
          </table:table-cell>
          <table:table-cell table:number-columns-repeated="8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362816" calcext:value-type="float">
            <text:p>0.362816</text:p>
          </table:table-cell>
          <table:table-cell table:number-columns-repeated="8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357869" calcext:value-type="float">
            <text:p>0.357869</text:p>
          </table:table-cell>
          <table:table-cell table:number-columns-repeated="8"/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352308" calcext:value-type="float">
            <text:p>0.352308</text:p>
          </table:table-cell>
          <table:table-cell table:number-columns-repeated="8"/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342967" calcext:value-type="float">
            <text:p>0.342967</text:p>
          </table:table-cell>
          <table:table-cell table:number-columns-repeated="8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336152" calcext:value-type="float">
            <text:p>0.336152</text:p>
          </table:table-cell>
          <table:table-cell table:number-columns-repeated="8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328928" calcext:value-type="float">
            <text:p>0.328928</text:p>
          </table:table-cell>
          <table:table-cell table:number-columns-repeated="8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.325174" calcext:value-type="float">
            <text:p>0.325174</text:p>
          </table:table-cell>
          <table:table-cell table:number-columns-repeated="8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0.321333" calcext:value-type="float">
            <text:p>0.321333</text:p>
          </table:table-cell>
          <table:table-cell table:number-columns-repeated="8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313407" calcext:value-type="float">
            <text:p>0.313407</text:p>
          </table:table-cell>
          <table:table-cell table:number-columns-repeated="8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305187" calcext:value-type="float">
            <text:p>0.305187</text:p>
          </table:table-cell>
          <table:table-cell table:number-columns-repeated="8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283578" calcext:value-type="float">
            <text:p>0.283578</text:p>
          </table:table-cell>
          <table:table-cell table:number-columns-repeated="8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274602" calcext:value-type="float">
            <text:p>0.274602</text:p>
          </table:table-cell>
          <table:table-cell table:number-columns-repeated="8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265489" calcext:value-type="float">
            <text:p>0.265489</text:p>
          </table:table-cell>
          <table:table-cell table:number-columns-repeated="8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260893" calcext:value-type="float">
            <text:p>0.260893</text:p>
          </table:table-cell>
          <table:table-cell table:number-columns-repeated="8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256276" calcext:value-type="float">
            <text:p>0.256276</text:p>
          </table:table-cell>
          <table:table-cell table:number-columns-repeated="8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242351" calcext:value-type="float">
            <text:p>0.242351</text:p>
          </table:table-cell>
          <table:table-cell table:number-columns-repeated="8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2377" calcext:value-type="float">
            <text:p>0.2377</text:p>
          </table:table-cell>
          <table:table-cell table:number-columns-repeated="8"/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228412" calcext:value-type="float">
            <text:p>0.228412</text:p>
          </table:table-cell>
          <table:table-cell table:number-columns-repeated="8"/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214579" calcext:value-type="float">
            <text:p>0.214579</text:p>
          </table:table-cell>
          <table:table-cell table:number-columns-repeated="8"/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205467" calcext:value-type="float">
            <text:p>0.205467</text:p>
          </table:table-cell>
          <table:table-cell table:number-columns-repeated="8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196474" calcext:value-type="float">
            <text:p>0.196474</text:p>
          </table:table-cell>
          <table:table-cell table:number-columns-repeated="8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192029" calcext:value-type="float">
            <text:p>0.192029</text:p>
          </table:table-cell>
          <table:table-cell table:number-columns-repeated="8"/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0.187623" calcext:value-type="float">
            <text:p>0.187623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170422" calcext:value-type="float">
            <text:p>0.170422</text:p>
          </table:table-cell>
          <table:table-cell table:number-columns-repeated="8"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0.158023" calcext:value-type="float">
            <text:p>0.158023</text:p>
          </table:table-cell>
          <table:table-cell table:number-columns-repeated="8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153995" calcext:value-type="float">
            <text:p>0.153995</text:p>
          </table:table-cell>
          <table:table-cell table:number-columns-repeated="8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146106" calcext:value-type="float">
            <text:p>0.146106</text:p>
          </table:table-cell>
          <table:table-cell table:number-columns-repeated="8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134708" calcext:value-type="float">
            <text:p>0.134708</text:p>
          </table:table-cell>
          <table:table-cell table:number-columns-repeated="8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127414" calcext:value-type="float">
            <text:p>0.127414</text:p>
          </table:table-cell>
          <table:table-cell table:number-columns-repeated="8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116947" calcext:value-type="float">
            <text:p>0.116947</text:p>
          </table:table-cell>
          <table:table-cell table:number-columns-repeated="8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113587" calcext:value-type="float">
            <text:p>0.113587</text:p>
          </table:table-cell>
          <table:table-cell table:number-columns-repeated="8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100816" calcext:value-type="float">
            <text:p>0.100816</text:p>
          </table:table-cell>
          <table:table-cell table:number-columns-repeated="8"/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0.08639" calcext:value-type="float">
            <text:p>0.08639</text:p>
          </table:table-cell>
          <table:table-cell table:number-columns-repeated="8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0811064" calcext:value-type="float">
            <text:p>0.0811064</text:p>
          </table:table-cell>
          <table:table-cell table:number-columns-repeated="8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0761023" calcext:value-type="float">
            <text:p>0.0761023</text:p>
          </table:table-cell>
          <table:table-cell table:number-columns-repeated="8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0737049" calcext:value-type="float">
            <text:p>0.0737049</text:p>
          </table:table-cell>
          <table:table-cell table:number-columns-repeated="8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0713769" calcext:value-type="float">
            <text:p>0.0713769</text:p>
          </table:table-cell>
          <table:table-cell table:number-columns-repeated="8"/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0669281" calcext:value-type="float">
            <text:p>0.0669281</text:p>
          </table:table-cell>
          <table:table-cell table:number-columns-repeated="8"/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062753" calcext:value-type="float">
            <text:p>0.062753</text:p>
          </table:table-cell>
          <table:table-cell table:number-columns-repeated="8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056996" calcext:value-type="float">
            <text:p>0.056996</text:p>
          </table:table-cell>
          <table:table-cell table:number-columns-repeated="8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05521" calcext:value-type="float">
            <text:p>0.05521</text:p>
          </table:table-cell>
          <table:table-cell table:number-columns-repeated="8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050245" calcext:value-type="float">
            <text:p>0.050245</text:p>
          </table:table-cell>
          <table:table-cell table:number-columns-repeated="8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0472581" calcext:value-type="float">
            <text:p>0.0472581</text:p>
          </table:table-cell>
          <table:table-cell table:number-columns-repeated="8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432548" calcext:value-type="float">
            <text:p>0.0432548</text:p>
          </table:table-cell>
          <table:table-cell table:number-columns-repeated="8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420461" calcext:value-type="float">
            <text:p>0.0420461</text:p>
          </table:table-cell>
          <table:table-cell table:number-columns-repeated="8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408997" calcext:value-type="float">
            <text:p>0.0408997</text:p>
          </table:table-cell>
          <table:table-cell table:number-columns-repeated="8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0398152" calcext:value-type="float">
            <text:p>0.0398152</text:p>
          </table:table-cell>
          <table:table-cell table:number-columns-repeated="8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0378302" calcext:value-type="float">
            <text:p>0.0378302</text:p>
          </table:table-cell>
          <table:table-cell table:number-columns-repeated="8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0360875" calcext:value-type="float">
            <text:p>0.0360875</text:p>
          </table:table-cell>
          <table:table-cell table:number-columns-repeated="8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353057" calcext:value-type="float">
            <text:p>0.0353057</text:p>
          </table:table-cell>
          <table:table-cell table:number-columns-repeated="8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333098" calcext:value-type="float">
            <text:p>0.0333098</text:p>
          </table:table-cell>
          <table:table-cell table:number-columns-repeated="8"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0314271" calcext:value-type="float">
            <text:p>0.0314271</text:p>
          </table:table-cell>
          <table:table-cell table:number-columns-repeated="8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0.0305494" calcext:value-type="float">
            <text:p>0.0305494</text:p>
          </table:table-cell>
          <table:table-cell table:number-columns-repeated="8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0.0301897" calcext:value-type="float">
            <text:p>0.0301897</text:p>
          </table:table-cell>
          <table:table-cell table:number-columns-repeated="8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0299437" calcext:value-type="float">
            <text:p>0.0299437</text:p>
          </table:table-cell>
          <table:table-cell table:number-columns-repeated="8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0299304" calcext:value-type="float">
            <text:p>0.0299304</text:p>
          </table:table-cell>
          <table:table-cell table:number-columns-repeated="8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0299475" calcext:value-type="float">
            <text:p>0.0299475</text:p>
          </table:table-cell>
          <table:table-cell table:number-columns-repeated="8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0299925" calcext:value-type="float">
            <text:p>0.0299925</text:p>
          </table:table-cell>
          <table:table-cell table:number-columns-repeated="8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302724" calcext:value-type="float">
            <text:p>0.0302724</text:p>
          </table:table-cell>
          <table:table-cell table:number-columns-repeated="8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30407" calcext:value-type="float">
            <text:p>0.030407</text:p>
          </table:table-cell>
          <table:table-cell table:number-columns-repeated="8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0309067" calcext:value-type="float">
            <text:p>0.0309067</text:p>
          </table:table-cell>
          <table:table-cell table:number-columns-repeated="8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0313022" calcext:value-type="float">
            <text:p>0.0313022</text:p>
          </table:table-cell>
          <table:table-cell table:number-columns-repeated="8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319589" calcext:value-type="float">
            <text:p>0.0319589</text:p>
          </table:table-cell>
          <table:table-cell table:number-columns-repeated="8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321896" calcext:value-type="float">
            <text:p>0.0321896</text:p>
          </table:table-cell>
          <table:table-cell table:number-columns-repeated="8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0.0324247" calcext:value-type="float">
            <text:p>0.0324247</text:p>
          </table:table-cell>
          <table:table-cell table:number-columns-repeated="8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32663" calcext:value-type="float">
            <text:p>0.032663</text:p>
          </table:table-cell>
          <table:table-cell table:number-columns-repeated="8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033146" calcext:value-type="float">
            <text:p>0.033146</text:p>
          </table:table-cell>
          <table:table-cell table:number-columns-repeated="8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0336334" calcext:value-type="float">
            <text:p>0.0336334</text:p>
          </table:table-cell>
          <table:table-cell table:number-columns-repeated="8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0.034602" calcext:value-type="float">
            <text:p>0.034602</text:p>
          </table:table-cell>
          <table:table-cell table:number-columns-repeated="8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0.0348401" calcext:value-type="float">
            <text:p>0.0348401</text:p>
          </table:table-cell>
          <table:table-cell table:number-columns-repeated="8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355387" calcext:value-type="float">
            <text:p>0.0355387</text:p>
          </table:table-cell>
          <table:table-cell table:number-columns-repeated="8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357655" calcext:value-type="float">
            <text:p>0.0357655</text:p>
          </table:table-cell>
          <table:table-cell table:number-columns-repeated="8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0359891" calcext:value-type="float">
            <text:p>0.0359891</text:p>
          </table:table-cell>
          <table:table-cell table:number-columns-repeated="8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0362092" calcext:value-type="float">
            <text:p>0.0362092</text:p>
          </table:table-cell>
          <table:table-cell table:number-columns-repeated="8"/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0370526" calcext:value-type="float">
            <text:p>0.0370526</text:p>
          </table:table-cell>
          <table:table-cell table:number-columns-repeated="8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0378328" calcext:value-type="float">
            <text:p>0.0378328</text:p>
          </table:table-cell>
          <table:table-cell table:number-columns-repeated="8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0385448" calcext:value-type="float">
            <text:p>0.0385448</text:p>
          </table:table-cell>
          <table:table-cell table:number-columns-repeated="8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0387121" calcext:value-type="float">
            <text:p>0.0387121</text:p>
          </table:table-cell>
          <table:table-cell table:number-columns-repeated="8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390334" calcext:value-type="float">
            <text:p>0.0390334</text:p>
          </table:table-cell>
          <table:table-cell table:number-columns-repeated="8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39337" calcext:value-type="float">
            <text:p>0.039337</text:p>
          </table:table-cell>
          <table:table-cell table:number-columns-repeated="8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394824" calcext:value-type="float">
            <text:p>0.0394824</text:p>
          </table:table-cell>
          <table:table-cell table:number-columns-repeated="8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0396237" calcext:value-type="float">
            <text:p>0.0396237</text:p>
          </table:table-cell>
          <table:table-cell table:number-columns-repeated="8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0400218" calcext:value-type="float">
            <text:p>0.0400218</text:p>
          </table:table-cell>
          <table:table-cell table:number-columns-repeated="8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0401464" calcext:value-type="float">
            <text:p>0.0401464</text:p>
          </table:table-cell>
          <table:table-cell table:number-columns-repeated="8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0403839" calcext:value-type="float">
            <text:p>0.0403839</text:p>
          </table:table-cell>
          <table:table-cell table:number-columns-repeated="8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040711" calcext:value-type="float">
            <text:p>0.040711</text:p>
          </table:table-cell>
          <table:table-cell table:number-columns-repeated="8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0.0409105" calcext:value-type="float">
            <text:p>0.0409105</text:p>
          </table:table-cell>
          <table:table-cell table:number-columns-repeated="8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0.0410951" calcext:value-type="float">
            <text:p>0.0410951</text:p>
          </table:table-cell>
          <table:table-cell table:number-columns-repeated="8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0411823" calcext:value-type="float">
            <text:p>0.0411823</text:p>
          </table:table-cell>
          <table:table-cell table:number-columns-repeated="8"/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0.041266" calcext:value-type="float">
            <text:p>0.041266</text:p>
          </table:table-cell>
          <table:table-cell table:number-columns-repeated="8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0414235" calcext:value-type="float">
            <text:p>0.0414235</text:p>
          </table:table-cell>
          <table:table-cell table:number-columns-repeated="8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0414975" calcext:value-type="float">
            <text:p>0.0414975</text:p>
          </table:table-cell>
          <table:table-cell table:number-columns-repeated="8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0.0417638" calcext:value-type="float">
            <text:p>0.0417638</text:p>
          </table:table-cell>
          <table:table-cell table:number-columns-repeated="8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0.041823" calcext:value-type="float">
            <text:p>0.041823</text:p>
          </table:table-cell>
          <table:table-cell table:number-columns-repeated="8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0419329" calcext:value-type="float">
            <text:p>0.0419329</text:p>
          </table:table-cell>
          <table:table-cell table:number-columns-repeated="8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0420318" calcext:value-type="float">
            <text:p>0.0420318</text:p>
          </table:table-cell>
          <table:table-cell table:number-columns-repeated="8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0420774" calcext:value-type="float">
            <text:p>0.0420774</text:p>
          </table:table-cell>
          <table:table-cell table:number-columns-repeated="8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0.0421205" calcext:value-type="float">
            <text:p>0.0421205</text:p>
          </table:table-cell>
          <table:table-cell table:number-columns-repeated="8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0422353" calcext:value-type="float">
            <text:p>0.0422353</text:p>
          </table:table-cell>
          <table:table-cell table:number-columns-repeated="8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0422691" calcext:value-type="float">
            <text:p>0.0422691</text:p>
          </table:table-cell>
          <table:table-cell table:number-columns-repeated="8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0.042383" calcext:value-type="float">
            <text:p>0.042383</text:p>
          </table:table-cell>
          <table:table-cell table:number-columns-repeated="8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0424651" calcext:value-type="float">
            <text:p>0.04246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25281" calcext:value-type="float">
            <text:p>0.0425281</text:p>
          </table:table-cell>
          <table:table-cell table:number-columns-repeated="8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0425469" calcext:value-type="float">
            <text:p>0.0425469</text:p>
          </table:table-cell>
          <table:table-cell table:number-columns-repeated="8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0425503" calcext:value-type="float">
            <text:p>0.0425503</text:p>
          </table:table-cell>
          <table:table-cell table:number-columns-repeated="8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0425523" calcext:value-type="float">
            <text:p>0.0425523</text:p>
          </table:table-cell>
          <table:table-cell table:number-columns-repeated="8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042553" calcext:value-type="float">
            <text:p>0.042553</text:p>
          </table:table-cell>
          <table:table-cell table:number-columns-repeated="8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425475" calcext:value-type="float">
            <text:p>0.0425475</text:p>
          </table:table-cell>
          <table:table-cell table:number-columns-repeated="8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425434" calcext:value-type="float">
            <text:p>0.0425434</text:p>
          </table:table-cell>
          <table:table-cell table:number-columns-repeated="8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0425249" calcext:value-type="float">
            <text:p>0.0425249</text:p>
          </table:table-cell>
          <table:table-cell table:number-columns-repeated="8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0425167" calcext:value-type="float">
            <text:p>0.0425167</text:p>
          </table:table-cell>
          <table:table-cell table:number-columns-repeated="8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0424864" calcext:value-type="float">
            <text:p>0.0424864</text:p>
          </table:table-cell>
          <table:table-cell table:number-columns-repeated="8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0424619" calcext:value-type="float">
            <text:p>0.0424619</text:p>
          </table:table-cell>
          <table:table-cell table:number-columns-repeated="8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424343" calcext:value-type="float">
            <text:p>0.0424343</text:p>
          </table:table-cell>
          <table:table-cell table:number-columns-repeated="8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424036" calcext:value-type="float">
            <text:p>0.0424036</text:p>
          </table:table-cell>
          <table:table-cell table:number-columns-repeated="8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0423873" calcext:value-type="float">
            <text:p>0.0423873</text:p>
          </table:table-cell>
          <table:table-cell table:number-columns-repeated="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0423703" calcext:value-type="float">
            <text:p>0.0423703</text:p>
          </table:table-cell>
          <table:table-cell table:number-columns-repeated="8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0.0423527" calcext:value-type="float">
            <text:p>0.0423527</text:p>
          </table:table-cell>
          <table:table-cell table:number-columns-repeated="8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0.0422966" calcext:value-type="float">
            <text:p>0.0422966</text:p>
          </table:table-cell>
          <table:table-cell table:number-columns-repeated="8"/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0.0422152" calcext:value-type="float">
            <text:p>0.0422152</text:p>
          </table:table-cell>
          <table:table-cell table:number-columns-repeated="8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421273" calcext:value-type="float">
            <text:p>0.0421273</text:p>
          </table:table-cell>
          <table:table-cell table:number-columns-repeated="8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421045" calcext:value-type="float">
            <text:p>0.0421045</text:p>
          </table:table-cell>
          <table:table-cell table:number-columns-repeated="8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.0420344" calcext:value-type="float">
            <text:p>0.0420344</text:p>
          </table:table-cell>
          <table:table-cell table:number-columns-repeated="8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.0420105" calcext:value-type="float">
            <text:p>0.0420105</text:p>
          </table:table-cell>
          <table:table-cell table:number-columns-repeated="8"/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0.0419863" calcext:value-type="float">
            <text:p>0.0419863</text:p>
          </table:table-cell>
          <table:table-cell table:number-columns-repeated="8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041962" calcext:value-type="float">
            <text:p>0.041962</text:p>
          </table:table-cell>
          <table:table-cell table:number-columns-repeated="8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0419375" calcext:value-type="float">
            <text:p>0.0419375</text:p>
          </table:table-cell>
          <table:table-cell table:number-columns-repeated="8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041863" calcext:value-type="float">
            <text:p>0.041863</text:p>
          </table:table-cell>
          <table:table-cell table:number-columns-repeated="8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0417877" calcext:value-type="float">
            <text:p>0.0417877</text:p>
          </table:table-cell>
          <table:table-cell table:number-columns-repeated="8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0417624" calcext:value-type="float">
            <text:p>0.0417624</text:p>
          </table:table-cell>
          <table:table-cell table:number-columns-repeated="8"/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0.0416353" calcext:value-type="float">
            <text:p>0.0416353</text:p>
          </table:table-cell>
          <table:table-cell table:number-columns-repeated="8"/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0.041559" calcext:value-type="float">
            <text:p>0.041559</text:p>
          </table:table-cell>
          <table:table-cell table:number-columns-repeated="8"/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0.0415336" calcext:value-type="float">
            <text:p>0.0415336</text:p>
          </table:table-cell>
          <table:table-cell table:number-columns-repeated="8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0415083" calcext:value-type="float">
            <text:p>0.0415083</text:p>
          </table:table-cell>
          <table:table-cell table:number-columns-repeated="8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0.041483" calcext:value-type="float">
            <text:p>0.041483</text:p>
          </table:table-cell>
          <table:table-cell table:number-columns-repeated="8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0.0414076" calcext:value-type="float">
            <text:p>0.0414076</text:p>
          </table:table-cell>
          <table:table-cell table:number-columns-repeated="8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0413578" calcext:value-type="float">
            <text:p>0.0413578</text:p>
          </table:table-cell>
          <table:table-cell table:number-columns-repeated="8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041284" calcext:value-type="float">
            <text:p>0.041284</text:p>
          </table:table-cell>
          <table:table-cell table:number-columns-repeated="8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412354" calcext:value-type="float">
            <text:p>0.0412354</text:p>
          </table:table-cell>
          <table:table-cell table:number-columns-repeated="8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411874" calcext:value-type="float">
            <text:p>0.0411874</text:p>
          </table:table-cell>
          <table:table-cell table:number-columns-repeated="8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0411636" calcext:value-type="float">
            <text:p>0.0411636</text:p>
          </table:table-cell>
          <table:table-cell table:number-columns-repeated="8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04114" calcext:value-type="float">
            <text:p>0.04114</text:p>
          </table:table-cell>
          <table:table-cell table:number-columns-repeated="8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0410933" calcext:value-type="float">
            <text:p>0.0410933</text:p>
          </table:table-cell>
          <table:table-cell table:number-columns-repeated="8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0410473" calcext:value-type="float">
            <text:p>0.0410473</text:p>
          </table:table-cell>
          <table:table-cell table:number-columns-repeated="8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0409577" calcext:value-type="float">
            <text:p>0.0409577</text:p>
          </table:table-cell>
          <table:table-cell table:number-columns-repeated="8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409141" calcext:value-type="float">
            <text:p>0.0409141</text:p>
          </table:table-cell>
          <table:table-cell table:number-columns-repeated="8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408503" calcext:value-type="float">
            <text:p>0.0408503</text:p>
          </table:table-cell>
          <table:table-cell table:number-columns-repeated="8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0407885" calcext:value-type="float">
            <text:p>0.0407885</text:p>
          </table:table-cell>
          <table:table-cell table:number-columns-repeated="8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0407684" calcext:value-type="float">
            <text:p>0.0407684</text:p>
          </table:table-cell>
          <table:table-cell table:number-columns-repeated="8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407484" calcext:value-type="float">
            <text:p>0.0407484</text:p>
          </table:table-cell>
          <table:table-cell table:number-columns-repeated="8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0407287" calcext:value-type="float">
            <text:p>0.04072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069" calcext:value-type="float">
            <text:p>0.0406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06523" calcext:value-type="float">
            <text:p>0.0406523</text:p>
          </table:table-cell>
          <table:table-cell table:number-columns-repeated="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405797" calcext:value-type="float">
            <text:p>0.0405797</text:p>
          </table:table-cell>
          <table:table-cell table:number-columns-repeated="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405622" calcext:value-type="float">
            <text:p>0.0405622</text:p>
          </table:table-cell>
          <table:table-cell table:number-columns-repeated="8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0405278" calcext:value-type="float">
            <text:p>0.0405278</text:p>
          </table:table-cell>
          <table:table-cell table:number-columns-repeated="8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0404944" calcext:value-type="float">
            <text:p>0.0404944</text:p>
          </table:table-cell>
          <table:table-cell table:number-columns-repeated="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40478" calcext:value-type="float">
            <text:p>0.040478</text:p>
          </table:table-cell>
          <table:table-cell table:number-columns-repeated="8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0.0404619" calcext:value-type="float">
            <text:p>0.0404619</text:p>
          </table:table-cell>
          <table:table-cell table:number-columns-repeated="8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0403999" calcext:value-type="float">
            <text:p>0.0403999</text:p>
          </table:table-cell>
          <table:table-cell table:number-columns-repeated="8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0403704" calcext:value-type="float">
            <text:p>0.0403704</text:p>
          </table:table-cell>
          <table:table-cell table:number-columns-repeated="8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0403418" calcext:value-type="float">
            <text:p>0.0403418</text:p>
          </table:table-cell>
          <table:table-cell table:number-columns-repeated="8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0402873" calcext:value-type="float">
            <text:p>0.0402873</text:p>
          </table:table-cell>
          <table:table-cell table:number-columns-repeated="8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0402244" calcext:value-type="float">
            <text:p>0.0402244</text:p>
          </table:table-cell>
          <table:table-cell table:number-columns-repeated="8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.0401781" calcext:value-type="float">
            <text:p>0.0401781</text:p>
          </table:table-cell>
          <table:table-cell table:number-columns-repeated="8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0.0401671" calcext:value-type="float">
            <text:p>0.0401671</text:p>
          </table:table-cell>
          <table:table-cell table:number-columns-repeated="8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0401562" calcext:value-type="float">
            <text:p>0.0401562</text:p>
          </table:table-cell>
          <table:table-cell table:number-columns-repeated="8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040115" calcext:value-type="float">
            <text:p>0.040115</text:p>
          </table:table-cell>
          <table:table-cell table:number-columns-repeated="8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0400769" calcext:value-type="float">
            <text:p>0.0400769</text:p>
          </table:table-cell>
          <table:table-cell table:number-columns-repeated="8"/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0.0400337" calcext:value-type="float">
            <text:p>0.0400337</text:p>
          </table:table-cell>
          <table:table-cell table:number-columns-repeated="8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0400099" calcext:value-type="float">
            <text:p>0.0400099</text:p>
          </table:table-cell>
          <table:table-cell table:number-columns-repeated="8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039995" calcext:value-type="float">
            <text:p>0.039995</text:p>
          </table:table-cell>
          <table:table-cell table:number-columns-repeated="8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0399807" calcext:value-type="float">
            <text:p>0.0399807</text:p>
          </table:table-cell>
          <table:table-cell table:number-columns-repeated="8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0399671" calcext:value-type="float">
            <text:p>0.0399671</text:p>
          </table:table-cell>
          <table:table-cell table:number-columns-repeated="8"/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0.0399605" calcext:value-type="float">
            <text:p>0.0399605</text:p>
          </table:table-cell>
          <table:table-cell table:number-columns-repeated="8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399541" calcext:value-type="float">
            <text:p>0.0399541</text:p>
          </table:table-cell>
          <table:table-cell table:number-columns-repeated="8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0.0399301" calcext:value-type="float">
            <text:p>0.0399301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0.0399136" calcext:value-type="float">
            <text:p>0.0399136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0.0399083" calcext:value-type="float">
            <text:p>0.0399083</text:p>
          </table:table-cell>
          <table:table-cell table:number-columns-repeated="8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0398887" calcext:value-type="float">
            <text:p>0.0398887</text:p>
          </table:table-cell>
          <table:table-cell table:number-columns-repeated="8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0398842" calcext:value-type="float">
            <text:p>0.0398842</text:p>
          </table:table-cell>
          <table:table-cell table:number-columns-repeated="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.0398671" calcext:value-type="float">
            <text:p>0.0398671</text:p>
          </table:table-cell>
          <table:table-cell table:number-columns-repeated="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.0398632" calcext:value-type="float">
            <text:p>0.0398632</text:p>
          </table:table-cell>
          <table:table-cell table:number-columns-repeated="8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0398484" calcext:value-type="float">
            <text:p>0.0398484</text:p>
          </table:table-cell>
          <table:table-cell table:number-columns-repeated="8"/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039845" calcext:value-type="float">
            <text:p>0.039845</text:p>
          </table:table-cell>
          <table:table-cell table:number-columns-repeated="8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0398417" calcext:value-type="float">
            <text:p>0.0398417</text:p>
          </table:table-cell>
          <table:table-cell table:number-columns-repeated="8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0398295" calcext:value-type="float">
            <text:p>0.0398295</text:p>
          </table:table-cell>
          <table:table-cell table:number-columns-repeated="8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0398214" calcext:value-type="float">
            <text:p>0.0398214</text:p>
          </table:table-cell>
          <table:table-cell table:number-columns-repeated="8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0398164" calcext:value-type="float">
            <text:p>0.0398164</text:p>
          </table:table-cell>
          <table:table-cell table:number-columns-repeated="8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398074" calcext:value-type="float">
            <text:p>0.0398074</text:p>
          </table:table-cell>
          <table:table-cell table:number-columns-repeated="8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.0398053" calcext:value-type="float">
            <text:p>0.0398053</text:p>
          </table:table-cell>
          <table:table-cell table:number-columns-repeated="8"/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0.0398033" calcext:value-type="float">
            <text:p>0.03980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-00-00</text:date>, <text:time style:data-style-name="N2" text:time-value="14:35:26.826252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5:13:42.729567442</dc:date>
    <meta:editing-duration>PT40M8S</meta:editing-duration>
    <meta:editing-cycles>2</meta:editing-cycles>
    <meta:generator>LibreOffice/6.0.7.3$Linux_X86_64 LibreOffice_project/00m0$Build-3</meta:generator>
    <meta:document-statistic meta:table-count="2" meta:cell-count="36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Position error over time</text:p>
        </chart:title>
        <chart:plot-area chart:style-name="ch3" table:cell-range-address="posError.A1:posError.B1672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7.336cm" svg:y="8.019cm" chart:style-name="ch5">
              <text:p>Time (seconds)</text:p>
            </chart:title>
          </chart:axis>
          <chart:axis chart:dimension="y" chart:name="primary-y" chart:style-name="ch4">
            <chart:title svg:x="0.451cm" svg:y="5.606cm" chart:style-name="ch6">
              <text:p>Error (meters)</text:p>
            </chart:title>
            <chart:grid chart:style-name="ch7" chart:class="major"/>
          </chart:axis>
          <chart:series chart:style-name="ch8" chart:values-cell-range-address="posError.B1:posError.B1672" chart:class="chart:scatter">
            <chart:domain table:cell-range-address="posError.A1:posError.A1672"/>
            <chart:data-point chart:repeated="16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4">
                <text:p>17.24</text:p>
                <draw:g>
                  <svg:desc>posError.A1:posError.A1672</svg:desc>
                </draw:g>
              </table:table-cell>
              <table:table-cell office:value-type="float" office:value="0.0397876">
                <text:p>0.0397876</text:p>
                <draw:g>
                  <svg:desc>posError.B1:posError.B16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4">
                <text:p>17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28">
                <text:p>17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8">
                <text:p>17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9">
                <text:p>17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3">
                <text:p>17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34">
                <text:p>17.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4">
                <text:p>17.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39">
                <text:p>17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43">
                <text:p>17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43">
                <text:p>17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48">
                <text:p>17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8">
                <text:p>17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8">
                <text:p>17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49">
                <text:p>17.4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53">
                <text:p>17.5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53">
                <text:p>17.5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7">
                <text:p>17.5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57">
                <text:p>17.5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2">
                <text:p>17.6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66">
                <text:p>17.6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66">
                <text:p>17.6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">
                <text:p>17.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7">
                <text:p>17.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71">
                <text:p>17.7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72">
                <text:p>17.7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6">
                <text:p>17.7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6">
                <text:p>17.7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81">
                <text:p>17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81">
                <text:p>17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85">
                <text:p>17.8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85">
                <text:p>17.8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86">
                <text:p>17.8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87">
                <text:p>17.8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91">
                <text:p>17.9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91">
                <text:p>17.9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96">
                <text:p>17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96">
                <text:p>17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01">
                <text:p>18.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02">
                <text:p>18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06">
                <text:p>18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1">
                <text:p>18.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1">
                <text:p>18.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14">
                <text:p>18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14">
                <text:p>18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15">
                <text:p>18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16">
                <text:p>18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2">
                <text:p>18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24">
                <text:p>18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24">
                <text:p>18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29">
                <text:p>18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29">
                <text:p>18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33">
                <text:p>18.3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33">
                <text:p>18.3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38">
                <text:p>18.3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8">
                <text:p>18.3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38">
                <text:p>18.3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9">
                <text:p>18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43">
                <text:p>18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3">
                <text:p>18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47">
                <text:p>18.4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52">
                <text:p>18.5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52">
                <text:p>18.5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56">
                <text:p>18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56">
                <text:p>18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61">
                <text:p>18.6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61">
                <text:p>18.6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5">
                <text:p>18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65">
                <text:p>18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66">
                <text:p>18.6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67">
                <text:p>18.6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1">
                <text:p>18.7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75">
                <text:p>18.7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8">
                <text:p>18.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8">
                <text:p>18.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4">
                <text:p>18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84">
                <text:p>18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89">
                <text:p>18.8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89">
                <text:p>18.8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93">
                <text:p>18.9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93">
                <text:p>18.9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94">
                <text:p>18.9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95">
                <text:p>18.9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9">
                <text:p>18.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9">
                <text:p>18.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03">
                <text:p>19.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08">
                <text:p>19.0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08">
                <text:p>19.0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2">
                <text:p>19.1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12">
                <text:p>19.1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13">
                <text:p>19.1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14">
                <text:p>19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18">
                <text:p>19.1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8">
                <text:p>19.1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22">
                <text:p>19.2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26">
                <text:p>19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26">
                <text:p>19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31">
                <text:p>19.3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35">
                <text:p>19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35">
                <text:p>19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4">
                <text:p>19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4">
                <text:p>19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4">
                <text:p>19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41">
                <text:p>19.4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45">
                <text:p>19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45">
                <text:p>19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5">
                <text:p>19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5">
                <text:p>19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54">
                <text:p>19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.54">
                <text:p>19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55">
                <text:p>19.5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56">
                <text:p>19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6">
                <text:p>19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6">
                <text:p>19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64">
                <text:p>19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4">
                <text:p>19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69">
                <text:p>19.6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69">
                <text:p>19.6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74">
                <text:p>19.7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78">
                <text:p>19.7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78">
                <text:p>19.7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79">
                <text:p>19.7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">
                <text:p>19.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84">
                <text:p>19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4">
                <text:p>19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88">
                <text:p>19.8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92">
                <text:p>19.9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7">
                <text:p>19.9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97">
                <text:p>19.9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02">
                <text:p>20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02">
                <text:p>20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06">
                <text:p>20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06">
                <text:p>20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07">
                <text:p>20.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08">
                <text:p>20.0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12">
                <text:p>20.1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12">
                <text:p>20.1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16">
                <text:p>20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16">
                <text:p>20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2">
                <text:p>20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2">
                <text:p>20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.25">
                <text:p>20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25">
                <text:p>20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29">
                <text:p>20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29">
                <text:p>20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3">
                <text:p>20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31">
                <text:p>20.3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35">
                <text:p>20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39">
                <text:p>20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39">
                <text:p>20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44">
                <text:p>20.4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44">
                <text:p>20.4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48">
                <text:p>20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48">
                <text:p>20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49">
                <text:p>20.4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5">
                <text:p>20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54">
                <text:p>20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54">
                <text:p>20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59">
                <text:p>20.5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59">
                <text:p>20.5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63">
                <text:p>20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3">
                <text:p>20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4">
                <text:p>20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5">
                <text:p>20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69">
                <text:p>20.6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4">
                <text:p>20.7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78">
                <text:p>20.78</text:p>
              </table:table-cell>
              <table:table-cell office:value-type="float" office:value="0.0422557">
                <text:p>0.0422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8">
                <text:p>20.78</text:p>
              </table:table-cell>
              <table:table-cell office:value-type="float" office:value="0.0422557">
                <text:p>0.04225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79">
                <text:p>20.79</text:p>
              </table:table-cell>
              <table:table-cell office:value-type="float" office:value="0.0439879">
                <text:p>0.0439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8">
                <text:p>20.8</text:p>
              </table:table-cell>
              <table:table-cell office:value-type="float" office:value="0.0464064">
                <text:p>0.04640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84">
                <text:p>20.84</text:p>
              </table:table-cell>
              <table:table-cell office:value-type="float" office:value="0.0646105">
                <text:p>0.0646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8">
                <text:p>20.88</text:p>
              </table:table-cell>
              <table:table-cell office:value-type="float" office:value="0.0963835">
                <text:p>0.09638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88">
                <text:p>20.88</text:p>
              </table:table-cell>
              <table:table-cell office:value-type="float" office:value="0.0964551">
                <text:p>0.09645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2">
                <text:p>20.92</text:p>
              </table:table-cell>
              <table:table-cell office:value-type="float" office:value="0.152084">
                <text:p>0.152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92">
                <text:p>20.92</text:p>
              </table:table-cell>
              <table:table-cell office:value-type="float" office:value="0.151615">
                <text:p>0.151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93">
                <text:p>20.93</text:p>
              </table:table-cell>
              <table:table-cell office:value-type="float" office:value="0.164054">
                <text:p>0.164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94">
                <text:p>20.94</text:p>
              </table:table-cell>
              <table:table-cell office:value-type="float" office:value="0.176887">
                <text:p>0.176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98">
                <text:p>20.98</text:p>
              </table:table-cell>
              <table:table-cell office:value-type="float" office:value="0.202418">
                <text:p>0.202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98">
                <text:p>20.98</text:p>
              </table:table-cell>
              <table:table-cell office:value-type="float" office:value="0.200014">
                <text:p>0.2000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02">
                <text:p>21.02</text:p>
              </table:table-cell>
              <table:table-cell office:value-type="float" office:value="0.251916">
                <text:p>0.251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07">
                <text:p>21.07</text:p>
              </table:table-cell>
              <table:table-cell office:value-type="float" office:value="0.330488">
                <text:p>0.330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07">
                <text:p>21.07</text:p>
              </table:table-cell>
              <table:table-cell office:value-type="float" office:value="0.322332">
                <text:p>0.322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11">
                <text:p>21.11</text:p>
              </table:table-cell>
              <table:table-cell office:value-type="float" office:value="0.393165">
                <text:p>0.393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11">
                <text:p>21.11</text:p>
              </table:table-cell>
              <table:table-cell office:value-type="float" office:value="0.380068">
                <text:p>0.380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16">
                <text:p>21.16</text:p>
              </table:table-cell>
              <table:table-cell office:value-type="float" office:value="0.452616">
                <text:p>0.452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16">
                <text:p>21.16</text:p>
              </table:table-cell>
              <table:table-cell office:value-type="float" office:value="0.418793">
                <text:p>0.418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16">
                <text:p>21.16</text:p>
              </table:table-cell>
              <table:table-cell office:value-type="float" office:value="0.400314">
                <text:p>0.400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17">
                <text:p>21.17</text:p>
              </table:table-cell>
              <table:table-cell office:value-type="float" office:value="0.407207">
                <text:p>0.407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21">
                <text:p>21.21</text:p>
              </table:table-cell>
              <table:table-cell office:value-type="float" office:value="0.458157">
                <text:p>0.45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25">
                <text:p>21.25</text:p>
              </table:table-cell>
              <table:table-cell office:value-type="float" office:value="0.449677">
                <text:p>0.4496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3">
                <text:p>21.3</text:p>
              </table:table-cell>
              <table:table-cell office:value-type="float" office:value="0.52612">
                <text:p>0.526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3">
                <text:p>21.3</text:p>
              </table:table-cell>
              <table:table-cell office:value-type="float" office:value="0.494072">
                <text:p>0.4940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3">
                <text:p>21.3</text:p>
              </table:table-cell>
              <table:table-cell office:value-type="float" office:value="0.461181">
                <text:p>0.461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31">
                <text:p>21.31</text:p>
              </table:table-cell>
              <table:table-cell office:value-type="float" office:value="0.465905">
                <text:p>0.4659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35">
                <text:p>21.35</text:p>
              </table:table-cell>
              <table:table-cell office:value-type="float" office:value="0.504346">
                <text:p>0.5043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35">
                <text:p>21.35</text:p>
              </table:table-cell>
              <table:table-cell office:value-type="float" office:value="0.466997">
                <text:p>0.466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4">
                <text:p>21.4</text:p>
              </table:table-cell>
              <table:table-cell office:value-type="float" office:value="0.586675">
                <text:p>0.5866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4">
                <text:p>21.4</text:p>
              </table:table-cell>
              <table:table-cell office:value-type="float" office:value="0.464355">
                <text:p>0.4643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44">
                <text:p>21.44</text:p>
              </table:table-cell>
              <table:table-cell office:value-type="float" office:value="0.548079">
                <text:p>0.548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44">
                <text:p>21.44</text:p>
              </table:table-cell>
              <table:table-cell office:value-type="float" office:value="0.45957">
                <text:p>0.459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45">
                <text:p>21.45</text:p>
              </table:table-cell>
              <table:table-cell office:value-type="float" office:value="0.457379">
                <text:p>0.4573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46">
                <text:p>21.46</text:p>
              </table:table-cell>
              <table:table-cell office:value-type="float" office:value="0.457375">
                <text:p>0.457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">
                <text:p>21.5</text:p>
              </table:table-cell>
              <table:table-cell office:value-type="float" office:value="0.495721">
                <text:p>0.495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5">
                <text:p>21.5</text:p>
              </table:table-cell>
              <table:table-cell office:value-type="float" office:value="0.446814">
                <text:p>0.446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54">
                <text:p>21.54</text:p>
              </table:table-cell>
              <table:table-cell office:value-type="float" office:value="0.437915">
                <text:p>0.437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59">
                <text:p>21.59</text:p>
              </table:table-cell>
              <table:table-cell office:value-type="float" office:value="0.457457">
                <text:p>0.4574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59">
                <text:p>21.59</text:p>
              </table:table-cell>
              <table:table-cell office:value-type="float" office:value="0.402725">
                <text:p>0.402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63">
                <text:p>21.63</text:p>
              </table:table-cell>
              <table:table-cell office:value-type="float" office:value="0.46424">
                <text:p>0.464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63">
                <text:p>21.63</text:p>
              </table:table-cell>
              <table:table-cell office:value-type="float" office:value="0.407006">
                <text:p>0.4070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64">
                <text:p>21.64</text:p>
              </table:table-cell>
              <table:table-cell office:value-type="float" office:value="0.403419">
                <text:p>0.4034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65">
                <text:p>21.65</text:p>
              </table:table-cell>
              <table:table-cell office:value-type="float" office:value="0.399832">
                <text:p>0.3998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69">
                <text:p>21.69</text:p>
              </table:table-cell>
              <table:table-cell office:value-type="float" office:value="0.333382">
                <text:p>0.333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73">
                <text:p>21.73</text:p>
              </table:table-cell>
              <table:table-cell office:value-type="float" office:value="0.32572">
                <text:p>0.325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8">
                <text:p>21.78</text:p>
              </table:table-cell>
              <table:table-cell office:value-type="float" office:value="0.307872">
                <text:p>0.307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2">
                <text:p>21.82</text:p>
              </table:table-cell>
              <table:table-cell office:value-type="float" office:value="0.365808">
                <text:p>0.3658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2">
                <text:p>21.82</text:p>
              </table:table-cell>
              <table:table-cell office:value-type="float" office:value="0.299811">
                <text:p>0.299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3">
                <text:p>21.83</text:p>
              </table:table-cell>
              <table:table-cell office:value-type="float" office:value="0.364019">
                <text:p>0.364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84">
                <text:p>21.84</text:p>
              </table:table-cell>
              <table:table-cell office:value-type="float" office:value="0.361628">
                <text:p>0.3616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88">
                <text:p>21.88</text:p>
              </table:table-cell>
              <table:table-cell office:value-type="float" office:value="0.492263">
                <text:p>0.4922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88">
                <text:p>21.88</text:p>
              </table:table-cell>
              <table:table-cell office:value-type="float" office:value="0.353031">
                <text:p>0.353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92">
                <text:p>21.92</text:p>
              </table:table-cell>
              <table:table-cell office:value-type="float" office:value="0.281753">
                <text:p>0.2817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96">
                <text:p>21.96</text:p>
              </table:table-cell>
              <table:table-cell office:value-type="float" office:value="0.277684">
                <text:p>0.277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01">
                <text:p>22.01</text:p>
              </table:table-cell>
              <table:table-cell office:value-type="float" office:value="0.346819">
                <text:p>0.3468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01">
                <text:p>22.01</text:p>
              </table:table-cell>
              <table:table-cell office:value-type="float" office:value="0.275096">
                <text:p>0.2750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05">
                <text:p>22.05</text:p>
              </table:table-cell>
              <table:table-cell office:value-type="float" office:value="0.347985">
                <text:p>0.347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05">
                <text:p>22.05</text:p>
              </table:table-cell>
              <table:table-cell office:value-type="float" office:value="0.275391">
                <text:p>0.275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06">
                <text:p>22.06</text:p>
              </table:table-cell>
              <table:table-cell office:value-type="float" office:value="0.275032">
                <text:p>0.275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07">
                <text:p>22.07</text:p>
              </table:table-cell>
              <table:table-cell office:value-type="float" office:value="0.274772">
                <text:p>0.2747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11">
                <text:p>22.11</text:p>
              </table:table-cell>
              <table:table-cell office:value-type="float" office:value="0.288475">
                <text:p>0.288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15">
                <text:p>22.15</text:p>
              </table:table-cell>
              <table:table-cell office:value-type="float" office:value="0.370253">
                <text:p>0.370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15">
                <text:p>22.15</text:p>
              </table:table-cell>
              <table:table-cell office:value-type="float" office:value="0.294804">
                <text:p>0.2948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2">
                <text:p>22.2</text:p>
              </table:table-cell>
              <table:table-cell office:value-type="float" office:value="0.378722">
                <text:p>0.378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2">
                <text:p>22.2</text:p>
              </table:table-cell>
              <table:table-cell office:value-type="float" office:value="0.302172">
                <text:p>0.3021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24">
                <text:p>22.24</text:p>
              </table:table-cell>
              <table:table-cell office:value-type="float" office:value="0.387456">
                <text:p>0.3874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24">
                <text:p>22.24</text:p>
              </table:table-cell>
              <table:table-cell office:value-type="float" office:value="0.310078">
                <text:p>0.310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5">
                <text:p>22.25</text:p>
              </table:table-cell>
              <table:table-cell office:value-type="float" office:value="0.311181">
                <text:p>0.311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6">
                <text:p>22.26</text:p>
              </table:table-cell>
              <table:table-cell office:value-type="float" office:value="0.312343">
                <text:p>0.3123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3">
                <text:p>22.3</text:p>
              </table:table-cell>
              <table:table-cell office:value-type="float" office:value="0.399874">
                <text:p>0.3998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4">
                <text:p>22.34</text:p>
              </table:table-cell>
              <table:table-cell office:value-type="float" office:value="0.410609">
                <text:p>0.4106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34">
                <text:p>22.34</text:p>
              </table:table-cell>
              <table:table-cell office:value-type="float" office:value="0.331622">
                <text:p>0.3316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8">
                <text:p>22.38</text:p>
              </table:table-cell>
              <table:table-cell office:value-type="float" office:value="0.417759">
                <text:p>0.4177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38">
                <text:p>22.38</text:p>
              </table:table-cell>
              <table:table-cell office:value-type="float" office:value="0.338422">
                <text:p>0.3384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39">
                <text:p>22.39</text:p>
              </table:table-cell>
              <table:table-cell office:value-type="float" office:value="0.427853">
                <text:p>0.427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4">
                <text:p>22.4</text:p>
              </table:table-cell>
              <table:table-cell office:value-type="float" office:value="0.429321">
                <text:p>0.429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44">
                <text:p>22.44</text:p>
              </table:table-cell>
              <table:table-cell office:value-type="float" office:value="0.288466">
                <text:p>0.2884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48">
                <text:p>22.48</text:p>
              </table:table-cell>
              <table:table-cell office:value-type="float" office:value="0.295466">
                <text:p>0.2954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53">
                <text:p>22.53</text:p>
              </table:table-cell>
              <table:table-cell office:value-type="float" office:value="0.544016">
                <text:p>0.5440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53">
                <text:p>22.53</text:p>
              </table:table-cell>
              <table:table-cell office:value-type="float" office:value="0.376431">
                <text:p>0.3764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57">
                <text:p>22.57</text:p>
              </table:table-cell>
              <table:table-cell office:value-type="float" office:value="0.38588">
                <text:p>0.385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57">
                <text:p>22.57</text:p>
              </table:table-cell>
              <table:table-cell office:value-type="float" office:value="0.321167">
                <text:p>0.321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58">
                <text:p>22.58</text:p>
              </table:table-cell>
              <table:table-cell office:value-type="float" office:value="0.322803">
                <text:p>0.3228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59">
                <text:p>22.59</text:p>
              </table:table-cell>
              <table:table-cell office:value-type="float" office:value="0.324445">
                <text:p>0.324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63">
                <text:p>22.63</text:p>
              </table:table-cell>
              <table:table-cell office:value-type="float" office:value="0.401726">
                <text:p>0.401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63">
                <text:p>22.63</text:p>
              </table:table-cell>
              <table:table-cell office:value-type="float" office:value="0.337807">
                <text:p>0.3378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67">
                <text:p>22.67</text:p>
              </table:table-cell>
              <table:table-cell office:value-type="float" office:value="0.485242">
                <text:p>0.4852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67">
                <text:p>22.67</text:p>
              </table:table-cell>
              <table:table-cell office:value-type="float" office:value="0.344932">
                <text:p>0.3449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72">
                <text:p>22.72</text:p>
              </table:table-cell>
              <table:table-cell office:value-type="float" office:value="0.482872">
                <text:p>0.4828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72">
                <text:p>22.72</text:p>
              </table:table-cell>
              <table:table-cell office:value-type="float" office:value="0.407161">
                <text:p>0.407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.76">
                <text:p>22.76</text:p>
              </table:table-cell>
              <table:table-cell office:value-type="float" office:value="0.405632">
                <text:p>0.4056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8">
                <text:p>22.8</text:p>
              </table:table-cell>
              <table:table-cell office:value-type="float" office:value="0.407027">
                <text:p>0.4070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.8">
                <text:p>22.8</text:p>
              </table:table-cell>
              <table:table-cell office:value-type="float" office:value="0.356787">
                <text:p>0.3567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.81">
                <text:p>22.81</text:p>
              </table:table-cell>
              <table:table-cell office:value-type="float" office:value="0.357022">
                <text:p>0.3570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.82">
                <text:p>22.82</text:p>
              </table:table-cell>
              <table:table-cell office:value-type="float" office:value="0.35721">
                <text:p>0.35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86">
                <text:p>22.86</text:p>
              </table:table-cell>
              <table:table-cell office:value-type="float" office:value="0.359663">
                <text:p>0.3596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9">
                <text:p>22.9</text:p>
              </table:table-cell>
              <table:table-cell office:value-type="float" office:value="0.411681">
                <text:p>0.4116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9">
                <text:p>22.9</text:p>
              </table:table-cell>
              <table:table-cell office:value-type="float" office:value="0.366289">
                <text:p>0.366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95">
                <text:p>22.95</text:p>
              </table:table-cell>
              <table:table-cell office:value-type="float" office:value="0.479281">
                <text:p>0.4792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95">
                <text:p>22.95</text:p>
              </table:table-cell>
              <table:table-cell office:value-type="float" office:value="0.351236">
                <text:p>0.351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99">
                <text:p>22.99</text:p>
              </table:table-cell>
              <table:table-cell office:value-type="float" office:value="0.350568">
                <text:p>0.350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">
                <text:p>23</text:p>
              </table:table-cell>
              <table:table-cell office:value-type="float" office:value="0.349991">
                <text:p>0.349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01">
                <text:p>23.01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05">
                <text:p>23.05</text:p>
              </table:table-cell>
              <table:table-cell office:value-type="float" office:value="0.357691">
                <text:p>0.3576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.09">
                <text:p>23.09</text:p>
              </table:table-cell>
              <table:table-cell office:value-type="float" office:value="0.417378">
                <text:p>0.417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.09">
                <text:p>23.09</text:p>
              </table:table-cell>
              <table:table-cell office:value-type="float" office:value="0.33976">
                <text:p>0.339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14">
                <text:p>23.14</text:p>
              </table:table-cell>
              <table:table-cell office:value-type="float" office:value="0.357706">
                <text:p>0.357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.14">
                <text:p>23.14</text:p>
              </table:table-cell>
              <table:table-cell office:value-type="float" office:value="0.328264">
                <text:p>0.328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18">
                <text:p>23.18</text:p>
              </table:table-cell>
              <table:table-cell office:value-type="float" office:value="0.350472">
                <text:p>0.3504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18">
                <text:p>23.18</text:p>
              </table:table-cell>
              <table:table-cell office:value-type="float" office:value="0.317626">
                <text:p>0.317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19">
                <text:p>23.19</text:p>
              </table:table-cell>
              <table:table-cell office:value-type="float" office:value="0.314626">
                <text:p>0.3146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2">
                <text:p>23.2</text:p>
              </table:table-cell>
              <table:table-cell office:value-type="float" office:value="0.311571">
                <text:p>0.3115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24">
                <text:p>23.24</text:p>
              </table:table-cell>
              <table:table-cell office:value-type="float" office:value="0.340041">
                <text:p>0.3400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24">
                <text:p>23.24</text:p>
              </table:table-cell>
              <table:table-cell office:value-type="float" office:value="0.300152">
                <text:p>0.3001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29">
                <text:p>23.29</text:p>
              </table:table-cell>
              <table:table-cell office:value-type="float" office:value="0.394851">
                <text:p>0.3948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29">
                <text:p>23.29</text:p>
              </table:table-cell>
              <table:table-cell office:value-type="float" office:value="0.331622">
                <text:p>0.3316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34">
                <text:p>23.34</text:p>
              </table:table-cell>
              <table:table-cell office:value-type="float" office:value="0.641738">
                <text:p>0.6417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34">
                <text:p>23.34</text:p>
              </table:table-cell>
              <table:table-cell office:value-type="float" office:value="0.398585">
                <text:p>0.398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38">
                <text:p>23.38</text:p>
              </table:table-cell>
              <table:table-cell office:value-type="float" office:value="0.479813">
                <text:p>0.4798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38">
                <text:p>23.38</text:p>
              </table:table-cell>
              <table:table-cell office:value-type="float" office:value="0.265911">
                <text:p>0.2659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43">
                <text:p>23.43</text:p>
              </table:table-cell>
              <table:table-cell office:value-type="float" office:value="0.406342">
                <text:p>0.4063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43">
                <text:p>23.43</text:p>
              </table:table-cell>
              <table:table-cell office:value-type="float" office:value="0.209406">
                <text:p>0.2094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47">
                <text:p>23.47</text:p>
              </table:table-cell>
              <table:table-cell office:value-type="float" office:value="0.258949">
                <text:p>0.2589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47">
                <text:p>23.47</text:p>
              </table:table-cell>
              <table:table-cell office:value-type="float" office:value="0.198085">
                <text:p>0.1980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.48">
                <text:p>23.48</text:p>
              </table:table-cell>
              <table:table-cell office:value-type="float" office:value="0.195297">
                <text:p>0.1952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49">
                <text:p>23.49</text:p>
              </table:table-cell>
              <table:table-cell office:value-type="float" office:value="0.19271">
                <text:p>0.192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.53">
                <text:p>23.53</text:p>
              </table:table-cell>
              <table:table-cell office:value-type="float" office:value="0.338293">
                <text:p>0.3382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53">
                <text:p>23.53</text:p>
              </table:table-cell>
              <table:table-cell office:value-type="float" office:value="0.187644">
                <text:p>0.187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58">
                <text:p>23.58</text:p>
              </table:table-cell>
              <table:table-cell office:value-type="float" office:value="0.516437">
                <text:p>0.5164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.58">
                <text:p>23.58</text:p>
              </table:table-cell>
              <table:table-cell office:value-type="float" office:value="0.264896">
                <text:p>0.2648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.62">
                <text:p>23.62</text:p>
              </table:table-cell>
              <table:table-cell office:value-type="float" office:value="0.360143">
                <text:p>0.3601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.62">
                <text:p>23.62</text:p>
              </table:table-cell>
              <table:table-cell office:value-type="float" office:value="0.195042">
                <text:p>0.1950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.63">
                <text:p>23.63</text:p>
              </table:table-cell>
              <table:table-cell office:value-type="float" office:value="0.196087">
                <text:p>0.1960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.64">
                <text:p>23.64</text:p>
              </table:table-cell>
              <table:table-cell office:value-type="float" office:value="0.197334">
                <text:p>0.1973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.68">
                <text:p>23.68</text:p>
              </table:table-cell>
              <table:table-cell office:value-type="float" office:value="0.292933">
                <text:p>0.2929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.72">
                <text:p>23.72</text:p>
              </table:table-cell>
              <table:table-cell office:value-type="float" office:value="0.221021">
                <text:p>0.221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.77">
                <text:p>23.77</text:p>
              </table:table-cell>
              <table:table-cell office:value-type="float" office:value="0.322156">
                <text:p>0.3221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.82">
                <text:p>23.82</text:p>
              </table:table-cell>
              <table:table-cell office:value-type="float" office:value="0.591421">
                <text:p>0.5914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.82">
                <text:p>23.82</text:p>
              </table:table-cell>
              <table:table-cell office:value-type="float" office:value="0.34269">
                <text:p>0.342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.86">
                <text:p>23.86</text:p>
              </table:table-cell>
              <table:table-cell office:value-type="float" office:value="0.440776">
                <text:p>0.4407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.86">
                <text:p>23.86</text:p>
              </table:table-cell>
              <table:table-cell office:value-type="float" office:value="0.277523">
                <text:p>0.2775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.91">
                <text:p>23.91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.96">
                <text:p>23.96</text:p>
              </table:table-cell>
              <table:table-cell office:value-type="float" office:value="0.5523">
                <text:p>0.5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.96">
                <text:p>23.96</text:p>
              </table:table-cell>
              <table:table-cell office:value-type="float" office:value="0.311117">
                <text:p>0.311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.01">
                <text:p>24.01</text:p>
              </table:table-cell>
              <table:table-cell office:value-type="float" office:value="0.48624">
                <text:p>0.486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.01">
                <text:p>24.01</text:p>
              </table:table-cell>
              <table:table-cell office:value-type="float" office:value="0.406227">
                <text:p>0.40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.01">
                <text:p>24.01</text:p>
              </table:table-cell>
              <table:table-cell office:value-type="float" office:value="0.327577">
                <text:p>0.327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.02">
                <text:p>24.02</text:p>
              </table:table-cell>
              <table:table-cell office:value-type="float" office:value="0.333903">
                <text:p>0.333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.06">
                <text:p>24.06</text:p>
              </table:table-cell>
              <table:table-cell office:value-type="float" office:value="0.421385">
                <text:p>0.4213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06">
                <text:p>24.06</text:p>
              </table:table-cell>
              <table:table-cell office:value-type="float" office:value="0.34341">
                <text:p>0.343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1">
                <text:p>24.1</text:p>
              </table:table-cell>
              <table:table-cell office:value-type="float" office:value="0.356017">
                <text:p>0.3560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15">
                <text:p>24.15</text:p>
              </table:table-cell>
              <table:table-cell office:value-type="float" office:value="0.413735">
                <text:p>0.4137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.19">
                <text:p>24.19</text:p>
              </table:table-cell>
              <table:table-cell office:value-type="float" office:value="0.43656">
                <text:p>0.436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19">
                <text:p>24.19</text:p>
              </table:table-cell>
              <table:table-cell office:value-type="float" office:value="0.360556">
                <text:p>0.360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.24">
                <text:p>24.24</text:p>
              </table:table-cell>
              <table:table-cell office:value-type="float" office:value="0.450134">
                <text:p>0.450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24">
                <text:p>24.24</text:p>
              </table:table-cell>
              <table:table-cell office:value-type="float" office:value="0.374371">
                <text:p>0.374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.25">
                <text:p>24.25</text:p>
              </table:table-cell>
              <table:table-cell office:value-type="float" office:value="0.375953">
                <text:p>0.3759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.29">
                <text:p>24.29</text:p>
              </table:table-cell>
              <table:table-cell office:value-type="float" office:value="0.386094">
                <text:p>0.386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.34">
                <text:p>24.34</text:p>
              </table:table-cell>
              <table:table-cell office:value-type="float" office:value="0.500801">
                <text:p>0.5008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34">
                <text:p>24.34</text:p>
              </table:table-cell>
              <table:table-cell office:value-type="float" office:value="0.424061">
                <text:p>0.424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.38">
                <text:p>24.38</text:p>
              </table:table-cell>
              <table:table-cell office:value-type="float" office:value="0.671033">
                <text:p>0.6710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.38">
                <text:p>24.38</text:p>
              </table:table-cell>
              <table:table-cell office:value-type="float" office:value="0.434893">
                <text:p>0.4348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42">
                <text:p>24.42</text:p>
              </table:table-cell>
              <table:table-cell office:value-type="float" office:value="0.438118">
                <text:p>0.4381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.43">
                <text:p>24.43</text:p>
              </table:table-cell>
              <table:table-cell office:value-type="float" office:value="0.438863">
                <text:p>0.4388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.44">
                <text:p>24.44</text:p>
              </table:table-cell>
              <table:table-cell office:value-type="float" office:value="0.385021">
                <text:p>0.385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48">
                <text:p>24.48</text:p>
              </table:table-cell>
              <table:table-cell office:value-type="float" office:value="0.387921">
                <text:p>0.3879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52">
                <text:p>24.52</text:p>
              </table:table-cell>
              <table:table-cell office:value-type="float" office:value="0.394523">
                <text:p>0.394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57">
                <text:p>24.57</text:p>
              </table:table-cell>
              <table:table-cell office:value-type="float" office:value="0.553757">
                <text:p>0.5537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57">
                <text:p>24.57</text:p>
              </table:table-cell>
              <table:table-cell office:value-type="float" office:value="0.400522">
                <text:p>0.4005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62">
                <text:p>24.62</text:p>
              </table:table-cell>
              <table:table-cell office:value-type="float" office:value="0.482036">
                <text:p>0.482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62">
                <text:p>24.62</text:p>
              </table:table-cell>
              <table:table-cell office:value-type="float" office:value="0.406783">
                <text:p>0.4067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63">
                <text:p>24.63</text:p>
              </table:table-cell>
              <table:table-cell office:value-type="float" office:value="0.407139">
                <text:p>0.407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67">
                <text:p>24.67</text:p>
              </table:table-cell>
              <table:table-cell office:value-type="float" office:value="0.649077">
                <text:p>0.6490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67">
                <text:p>24.67</text:p>
              </table:table-cell>
              <table:table-cell office:value-type="float" office:value="0.488072">
                <text:p>0.488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71">
                <text:p>24.71</text:p>
              </table:table-cell>
              <table:table-cell office:value-type="float" office:value="0.492766">
                <text:p>0.4927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71">
                <text:p>24.71</text:p>
              </table:table-cell>
              <table:table-cell office:value-type="float" office:value="0.416629">
                <text:p>0.4166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76">
                <text:p>24.76</text:p>
              </table:table-cell>
              <table:table-cell office:value-type="float" office:value="0.581905">
                <text:p>0.5819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76">
                <text:p>24.76</text:p>
              </table:table-cell>
              <table:table-cell office:value-type="float" office:value="0.424393">
                <text:p>0.4243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77">
                <text:p>24.77</text:p>
              </table:table-cell>
              <table:table-cell office:value-type="float" office:value="0.424539">
                <text:p>0.424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82">
                <text:p>24.82</text:p>
              </table:table-cell>
              <table:table-cell office:value-type="float" office:value="0.506995">
                <text:p>0.5069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86">
                <text:p>24.86</text:p>
              </table:table-cell>
              <table:table-cell office:value-type="float" office:value="0.677801">
                <text:p>0.6778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86">
                <text:p>24.86</text:p>
              </table:table-cell>
              <table:table-cell office:value-type="float" office:value="0.432861">
                <text:p>0.4328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9">
                <text:p>24.9</text:p>
              </table:table-cell>
              <table:table-cell office:value-type="float" office:value="0.435564">
                <text:p>0.4355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9">
                <text:p>24.9</text:p>
              </table:table-cell>
              <table:table-cell office:value-type="float" office:value="0.363675">
                <text:p>0.3636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91">
                <text:p>24.91</text:p>
              </table:table-cell>
              <table:table-cell office:value-type="float" office:value="0.363609">
                <text:p>0.3636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92">
                <text:p>24.92</text:p>
              </table:table-cell>
              <table:table-cell office:value-type="float" office:value="0.363516">
                <text:p>0.363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96">
                <text:p>24.96</text:p>
              </table:table-cell>
              <table:table-cell office:value-type="float" office:value="0.441136">
                <text:p>0.4411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96">
                <text:p>24.96</text:p>
              </table:table-cell>
              <table:table-cell office:value-type="float" office:value="0.368349">
                <text:p>0.3683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.01">
                <text:p>25.01</text:p>
              </table:table-cell>
              <table:table-cell office:value-type="float" office:value="0.478462">
                <text:p>0.4784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.06">
                <text:p>25.06</text:p>
              </table:table-cell>
              <table:table-cell office:value-type="float" office:value="0.481812">
                <text:p>0.481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.1">
                <text:p>25.1</text:p>
              </table:table-cell>
              <table:table-cell office:value-type="float" office:value="0.661678">
                <text:p>0.6616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1">
                <text:p>25.1</text:p>
              </table:table-cell>
              <table:table-cell office:value-type="float" office:value="0.409569">
                <text:p>0.4095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15">
                <text:p>25.15</text:p>
              </table:table-cell>
              <table:table-cell office:value-type="float" office:value="0.677708">
                <text:p>0.6777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15">
                <text:p>25.15</text:p>
              </table:table-cell>
              <table:table-cell office:value-type="float" office:value="0.502056">
                <text:p>0.502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15">
                <text:p>25.15</text:p>
              </table:table-cell>
              <table:table-cell office:value-type="float" office:value="0.421291">
                <text:p>0.421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16">
                <text:p>25.16</text:p>
              </table:table-cell>
              <table:table-cell office:value-type="float" office:value="0.420948">
                <text:p>0.4209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2">
                <text:p>25.2</text:p>
              </table:table-cell>
              <table:table-cell office:value-type="float" office:value="0.599518">
                <text:p>0.5995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2">
                <text:p>25.2</text:p>
              </table:table-cell>
              <table:table-cell office:value-type="float" office:value="0.3572">
                <text:p>0.35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.25">
                <text:p>25.25</text:p>
              </table:table-cell>
              <table:table-cell office:value-type="float" office:value="0.633497">
                <text:p>0.633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.25">
                <text:p>25.25</text:p>
              </table:table-cell>
              <table:table-cell office:value-type="float" office:value="0.381631">
                <text:p>0.3816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.3">
                <text:p>25.3</text:p>
              </table:table-cell>
              <table:table-cell office:value-type="float" office:value="0.72809">
                <text:p>0.728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3">
                <text:p>25.3</text:p>
              </table:table-cell>
              <table:table-cell office:value-type="float" office:value="0.380872">
                <text:p>0.3808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.35">
                <text:p>25.35</text:p>
              </table:table-cell>
              <table:table-cell office:value-type="float" office:value="0.636346">
                <text:p>0.6363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.35">
                <text:p>25.35</text:p>
              </table:table-cell>
              <table:table-cell office:value-type="float" office:value="0.379552">
                <text:p>0.3795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4">
                <text:p>25.4</text:p>
              </table:table-cell>
              <table:table-cell office:value-type="float" office:value="0.607791">
                <text:p>0.6077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.4">
                <text:p>25.4</text:p>
              </table:table-cell>
              <table:table-cell office:value-type="float" office:value="0.430625">
                <text:p>0.43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.4">
                <text:p>25.4</text:p>
              </table:table-cell>
              <table:table-cell office:value-type="float" office:value="0.355027">
                <text:p>0.3550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.41">
                <text:p>25.41</text:p>
              </table:table-cell>
              <table:table-cell office:value-type="float" office:value="0.354021">
                <text:p>0.3540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.45">
                <text:p>25.45</text:p>
              </table:table-cell>
              <table:table-cell office:value-type="float" office:value="0.698274">
                <text:p>0.6982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.45">
                <text:p>25.45</text:p>
              </table:table-cell>
              <table:table-cell office:value-type="float" office:value="0.510262">
                <text:p>0.5102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.5">
                <text:p>25.5</text:p>
              </table:table-cell>
              <table:table-cell office:value-type="float" office:value="0.452246">
                <text:p>0.4522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.54">
                <text:p>25.54</text:p>
              </table:table-cell>
              <table:table-cell office:value-type="float" office:value="0.586083">
                <text:p>0.5860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.54">
                <text:p>25.54</text:p>
              </table:table-cell>
              <table:table-cell office:value-type="float" office:value="0.332486">
                <text:p>0.3324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.59">
                <text:p>25.59</text:p>
              </table:table-cell>
              <table:table-cell office:value-type="float" office:value="0.480065">
                <text:p>0.4800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.59">
                <text:p>25.59</text:p>
              </table:table-cell>
              <table:table-cell office:value-type="float" office:value="0.394056">
                <text:p>0.394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.59">
                <text:p>25.59</text:p>
              </table:table-cell>
              <table:table-cell office:value-type="float" office:value="0.320889">
                <text:p>0.3208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6">
                <text:p>25.6</text:p>
              </table:table-cell>
              <table:table-cell office:value-type="float" office:value="0.351735">
                <text:p>0.3517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64">
                <text:p>25.64</text:p>
              </table:table-cell>
              <table:table-cell office:value-type="float" office:value="0.418904">
                <text:p>0.4189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64">
                <text:p>25.64</text:p>
              </table:table-cell>
              <table:table-cell office:value-type="float" office:value="0.339328">
                <text:p>0.3393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69">
                <text:p>25.69</text:p>
              </table:table-cell>
              <table:table-cell office:value-type="float" office:value="0.600477">
                <text:p>0.6004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69">
                <text:p>25.69</text:p>
              </table:table-cell>
              <table:table-cell office:value-type="float" office:value="0.504318">
                <text:p>0.5043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74">
                <text:p>25.74</text:p>
              </table:table-cell>
              <table:table-cell office:value-type="float" office:value="0.681708">
                <text:p>0.6817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74">
                <text:p>25.74</text:p>
              </table:table-cell>
              <table:table-cell office:value-type="float" office:value="0.487392">
                <text:p>0.4873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78">
                <text:p>25.78</text:p>
              </table:table-cell>
              <table:table-cell office:value-type="float" office:value="0.484997">
                <text:p>0.484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78">
                <text:p>25.78</text:p>
              </table:table-cell>
              <table:table-cell office:value-type="float" office:value="0.259827">
                <text:p>0.2598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83">
                <text:p>25.83</text:p>
              </table:table-cell>
              <table:table-cell office:value-type="float" office:value="0.572745">
                <text:p>0.5727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83">
                <text:p>25.83</text:p>
              </table:table-cell>
              <table:table-cell office:value-type="float" office:value="0.312424">
                <text:p>0.3124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87">
                <text:p>25.87</text:p>
              </table:table-cell>
              <table:table-cell office:value-type="float" office:value="0.541983">
                <text:p>0.5419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7">
                <text:p>25.87</text:p>
              </table:table-cell>
              <table:table-cell office:value-type="float" office:value="0.363783">
                <text:p>0.3637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8">
                <text:p>25.88</text:p>
              </table:table-cell>
              <table:table-cell office:value-type="float" office:value="0.357339">
                <text:p>0.3573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89">
                <text:p>25.89</text:p>
              </table:table-cell>
              <table:table-cell office:value-type="float" office:value="0.350851">
                <text:p>0.3508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.94">
                <text:p>25.94</text:p>
              </table:table-cell>
              <table:table-cell office:value-type="float" office:value="0.455371">
                <text:p>0.4553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.94">
                <text:p>25.94</text:p>
              </table:table-cell>
              <table:table-cell office:value-type="float" office:value="0.294697">
                <text:p>0.2946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.98">
                <text:p>25.98</text:p>
              </table:table-cell>
              <table:table-cell office:value-type="float" office:value="0.222476">
                <text:p>0.2224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03">
                <text:p>26.03</text:p>
              </table:table-cell>
              <table:table-cell office:value-type="float" office:value="0.224219">
                <text:p>0.224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07">
                <text:p>26.07</text:p>
              </table:table-cell>
              <table:table-cell office:value-type="float" office:value="0.22082">
                <text:p>0.220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08">
                <text:p>26.08</text:p>
              </table:table-cell>
              <table:table-cell office:value-type="float" office:value="0.219839">
                <text:p>0.2198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08">
                <text:p>26.08</text:p>
              </table:table-cell>
              <table:table-cell office:value-type="float" office:value="0.233178">
                <text:p>0.2331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09">
                <text:p>26.09</text:p>
              </table:table-cell>
              <table:table-cell office:value-type="float" office:value="0.248152">
                <text:p>0.2481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13">
                <text:p>26.13</text:p>
              </table:table-cell>
              <table:table-cell office:value-type="float" office:value="0.224466">
                <text:p>0.2244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13">
                <text:p>26.13</text:p>
              </table:table-cell>
              <table:table-cell office:value-type="float" office:value="0.261033">
                <text:p>0.2610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18">
                <text:p>26.18</text:p>
              </table:table-cell>
              <table:table-cell office:value-type="float" office:value="0.222201">
                <text:p>0.2222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18">
                <text:p>26.18</text:p>
              </table:table-cell>
              <table:table-cell office:value-type="float" office:value="0.2447">
                <text:p>0.24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22">
                <text:p>26.22</text:p>
              </table:table-cell>
              <table:table-cell office:value-type="float" office:value="0.227738">
                <text:p>0.2277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22">
                <text:p>26.22</text:p>
              </table:table-cell>
              <table:table-cell office:value-type="float" office:value="0.255109">
                <text:p>0.255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23">
                <text:p>26.23</text:p>
              </table:table-cell>
              <table:table-cell office:value-type="float" office:value="0.257859">
                <text:p>0.2578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24">
                <text:p>26.24</text:p>
              </table:table-cell>
              <table:table-cell office:value-type="float" office:value="0.260499">
                <text:p>0.2604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28">
                <text:p>26.28</text:p>
              </table:table-cell>
              <table:table-cell office:value-type="float" office:value="0.233241">
                <text:p>0.2332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.28">
                <text:p>26.28</text:p>
              </table:table-cell>
              <table:table-cell office:value-type="float" office:value="0.30502">
                <text:p>0.305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.33">
                <text:p>26.33</text:p>
              </table:table-cell>
              <table:table-cell office:value-type="float" office:value="0.239189">
                <text:p>0.2391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.33">
                <text:p>26.33</text:p>
              </table:table-cell>
              <table:table-cell office:value-type="float" office:value="0.266872">
                <text:p>0.2668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.37">
                <text:p>26.37</text:p>
              </table:table-cell>
              <table:table-cell office:value-type="float" office:value="0.23755">
                <text:p>0.237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.38">
                <text:p>26.38</text:p>
              </table:table-cell>
              <table:table-cell office:value-type="float" office:value="0.264731">
                <text:p>0.2647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.42">
                <text:p>26.42</text:p>
              </table:table-cell>
              <table:table-cell office:value-type="float" office:value="0.257088">
                <text:p>0.257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.42">
                <text:p>26.42</text:p>
              </table:table-cell>
              <table:table-cell office:value-type="float" office:value="0.286261">
                <text:p>0.2862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.47">
                <text:p>26.47</text:p>
              </table:table-cell>
              <table:table-cell office:value-type="float" office:value="0.250128">
                <text:p>0.250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.47">
                <text:p>26.47</text:p>
              </table:table-cell>
              <table:table-cell office:value-type="float" office:value="0.268602">
                <text:p>0.2686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.47">
                <text:p>26.47</text:p>
              </table:table-cell>
              <table:table-cell office:value-type="float" office:value="0.29868">
                <text:p>0.298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.48">
                <text:p>26.48</text:p>
              </table:table-cell>
              <table:table-cell office:value-type="float" office:value="0.298069">
                <text:p>0.298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.52">
                <text:p>26.52</text:p>
              </table:table-cell>
              <table:table-cell office:value-type="float" office:value="0.261605">
                <text:p>0.2616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.52">
                <text:p>26.52</text:p>
              </table:table-cell>
              <table:table-cell office:value-type="float" office:value="0.283227">
                <text:p>0.283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.57">
                <text:p>26.57</text:p>
              </table:table-cell>
              <table:table-cell office:value-type="float" office:value="0.275255">
                <text:p>0.2752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.57">
                <text:p>26.57</text:p>
              </table:table-cell>
              <table:table-cell office:value-type="float" office:value="0.299513">
                <text:p>0.2995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.61">
                <text:p>26.61</text:p>
              </table:table-cell>
              <table:table-cell office:value-type="float" office:value="0.274123">
                <text:p>0.2741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.61">
                <text:p>26.61</text:p>
              </table:table-cell>
              <table:table-cell office:value-type="float" office:value="0.294461">
                <text:p>0.2944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.62">
                <text:p>26.62</text:p>
              </table:table-cell>
              <table:table-cell office:value-type="float" office:value="0.29646">
                <text:p>0.296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.63">
                <text:p>26.63</text:p>
              </table:table-cell>
              <table:table-cell office:value-type="float" office:value="0.295049">
                <text:p>0.2950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.67">
                <text:p>26.67</text:p>
              </table:table-cell>
              <table:table-cell office:value-type="float" office:value="0.26557">
                <text:p>0.265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.67">
                <text:p>26.67</text:p>
              </table:table-cell>
              <table:table-cell office:value-type="float" office:value="0.28651">
                <text:p>0.286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.72">
                <text:p>26.72</text:p>
              </table:table-cell>
              <table:table-cell office:value-type="float" office:value="0.270633">
                <text:p>0.2706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.76">
                <text:p>26.76</text:p>
              </table:table-cell>
              <table:table-cell office:value-type="float" office:value="0.278826">
                <text:p>0.2788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.76">
                <text:p>26.76</text:p>
              </table:table-cell>
              <table:table-cell office:value-type="float" office:value="0.273955">
                <text:p>0.273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.81">
                <text:p>26.81</text:p>
              </table:table-cell>
              <table:table-cell office:value-type="float" office:value="0.274897">
                <text:p>0.2748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.81">
                <text:p>26.81</text:p>
              </table:table-cell>
              <table:table-cell office:value-type="float" office:value="0.269052">
                <text:p>0.26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.81">
                <text:p>26.81</text:p>
              </table:table-cell>
              <table:table-cell office:value-type="float" office:value="0.268732">
                <text:p>0.2687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.82">
                <text:p>26.82</text:p>
              </table:table-cell>
              <table:table-cell office:value-type="float" office:value="0.268042">
                <text:p>0.2680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86">
                <text:p>26.86</text:p>
              </table:table-cell>
              <table:table-cell office:value-type="float" office:value="0.272285">
                <text:p>0.2722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.86">
                <text:p>26.86</text:p>
              </table:table-cell>
              <table:table-cell office:value-type="float" office:value="0.2664">
                <text:p>0.2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.9">
                <text:p>26.9</text:p>
              </table:table-cell>
              <table:table-cell office:value-type="float" office:value="0.274631">
                <text:p>0.2746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.9">
                <text:p>26.9</text:p>
              </table:table-cell>
              <table:table-cell office:value-type="float" office:value="0.262498">
                <text:p>0.2624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.95">
                <text:p>26.95</text:p>
              </table:table-cell>
              <table:table-cell office:value-type="float" office:value="0.293666">
                <text:p>0.2936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95">
                <text:p>26.95</text:p>
              </table:table-cell>
              <table:table-cell office:value-type="float" office:value="0.260637">
                <text:p>0.2606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99">
                <text:p>26.99</text:p>
              </table:table-cell>
              <table:table-cell office:value-type="float" office:value="0.283889">
                <text:p>0.283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">
                <text:p>27</text:p>
              </table:table-cell>
              <table:table-cell office:value-type="float" office:value="0.271243">
                <text:p>0.2712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">
                <text:p>27</text:p>
              </table:table-cell>
              <table:table-cell office:value-type="float" office:value="0.260971">
                <text:p>0.260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.01">
                <text:p>27.01</text:p>
              </table:table-cell>
              <table:table-cell office:value-type="float" office:value="0.260775">
                <text:p>0.2607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.05">
                <text:p>27.05</text:p>
              </table:table-cell>
              <table:table-cell office:value-type="float" office:value="0.300825">
                <text:p>0.3008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.05">
                <text:p>27.05</text:p>
              </table:table-cell>
              <table:table-cell office:value-type="float" office:value="0.260449">
                <text:p>0.2604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.09">
                <text:p>27.09</text:p>
              </table:table-cell>
              <table:table-cell office:value-type="float" office:value="0.273253">
                <text:p>0.273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.09">
                <text:p>27.09</text:p>
              </table:table-cell>
              <table:table-cell office:value-type="float" office:value="0.261058">
                <text:p>0.2610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.13">
                <text:p>27.13</text:p>
              </table:table-cell>
              <table:table-cell office:value-type="float" office:value="0.271772">
                <text:p>0.2717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.14">
                <text:p>27.14</text:p>
              </table:table-cell>
              <table:table-cell office:value-type="float" office:value="0.271246">
                <text:p>0.2712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.18">
                <text:p>27.18</text:p>
              </table:table-cell>
              <table:table-cell office:value-type="float" office:value="0.288492">
                <text:p>0.288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.18">
                <text:p>27.18</text:p>
              </table:table-cell>
              <table:table-cell office:value-type="float" office:value="0.250751">
                <text:p>0.2507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22">
                <text:p>27.22</text:p>
              </table:table-cell>
              <table:table-cell office:value-type="float" office:value="0.273755">
                <text:p>0.2737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.22">
                <text:p>27.22</text:p>
              </table:table-cell>
              <table:table-cell office:value-type="float" office:value="0.250174">
                <text:p>0.2501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.23">
                <text:p>27.23</text:p>
              </table:table-cell>
              <table:table-cell office:value-type="float" office:value="0.249356">
                <text:p>0.2493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.24">
                <text:p>27.24</text:p>
              </table:table-cell>
              <table:table-cell office:value-type="float" office:value="0.248497">
                <text:p>0.2484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9">
                <text:p>27.29</text:p>
              </table:table-cell>
              <table:table-cell office:value-type="float" office:value="0.276479">
                <text:p>0.276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29">
                <text:p>27.29</text:p>
              </table:table-cell>
              <table:table-cell office:value-type="float" office:value="0.244098">
                <text:p>0.244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33">
                <text:p>27.33</text:p>
              </table:table-cell>
              <table:table-cell office:value-type="float" office:value="0.248895">
                <text:p>0.2488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33">
                <text:p>27.33</text:p>
              </table:table-cell>
              <table:table-cell office:value-type="float" office:value="0.239704">
                <text:p>0.2397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34">
                <text:p>27.34</text:p>
              </table:table-cell>
              <table:table-cell office:value-type="float" office:value="0.238414">
                <text:p>0.2384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35">
                <text:p>27.35</text:p>
              </table:table-cell>
              <table:table-cell office:value-type="float" office:value="0.237539">
                <text:p>0.2375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39">
                <text:p>27.39</text:p>
              </table:table-cell>
              <table:table-cell office:value-type="float" office:value="0.247469">
                <text:p>0.2474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4">
                <text:p>27.4</text:p>
              </table:table-cell>
              <table:table-cell office:value-type="float" office:value="0.237718">
                <text:p>0.2377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44">
                <text:p>27.44</text:p>
              </table:table-cell>
              <table:table-cell office:value-type="float" office:value="0.24253">
                <text:p>0.24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44">
                <text:p>27.44</text:p>
              </table:table-cell>
              <table:table-cell office:value-type="float" office:value="0.229811">
                <text:p>0.2298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9">
                <text:p>27.49</text:p>
              </table:table-cell>
              <table:table-cell office:value-type="float" office:value="0.227993">
                <text:p>0.2279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49">
                <text:p>27.49</text:p>
              </table:table-cell>
              <table:table-cell office:value-type="float" office:value="0.215111">
                <text:p>0.2151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3">
                <text:p>27.53</text:p>
              </table:table-cell>
              <table:table-cell office:value-type="float" office:value="0.212057">
                <text:p>0.2120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53">
                <text:p>27.53</text:p>
              </table:table-cell>
              <table:table-cell office:value-type="float" office:value="0.207028">
                <text:p>0.2070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54">
                <text:p>27.54</text:p>
              </table:table-cell>
              <table:table-cell office:value-type="float" office:value="0.204897">
                <text:p>0.2048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55">
                <text:p>27.55</text:p>
              </table:table-cell>
              <table:table-cell office:value-type="float" office:value="0.203661">
                <text:p>0.2036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59">
                <text:p>27.59</text:p>
              </table:table-cell>
              <table:table-cell office:value-type="float" office:value="0.201939">
                <text:p>0.2019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59">
                <text:p>27.59</text:p>
              </table:table-cell>
              <table:table-cell office:value-type="float" office:value="0.202299">
                <text:p>0.202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63">
                <text:p>27.63</text:p>
              </table:table-cell>
              <table:table-cell office:value-type="float" office:value="0.204446">
                <text:p>0.2044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64">
                <text:p>27.64</text:p>
              </table:table-cell>
              <table:table-cell office:value-type="float" office:value="0.208501">
                <text:p>0.2085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68">
                <text:p>27.68</text:p>
              </table:table-cell>
              <table:table-cell office:value-type="float" office:value="0.214432">
                <text:p>0.2144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.68">
                <text:p>27.68</text:p>
              </table:table-cell>
              <table:table-cell office:value-type="float" office:value="0.222159">
                <text:p>0.2221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.73">
                <text:p>27.73</text:p>
              </table:table-cell>
              <table:table-cell office:value-type="float" office:value="0.23679">
                <text:p>0.236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.73">
                <text:p>27.73</text:p>
              </table:table-cell>
              <table:table-cell office:value-type="float" office:value="0.254412">
                <text:p>0.2544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.77">
                <text:p>27.77</text:p>
              </table:table-cell>
              <table:table-cell office:value-type="float" office:value="0.267354">
                <text:p>0.2673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.77">
                <text:p>27.77</text:p>
              </table:table-cell>
              <table:table-cell office:value-type="float" office:value="0.280863">
                <text:p>0.2808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.78">
                <text:p>27.78</text:p>
              </table:table-cell>
              <table:table-cell office:value-type="float" office:value="0.287693">
                <text:p>0.2876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.79">
                <text:p>27.79</text:p>
              </table:table-cell>
              <table:table-cell office:value-type="float" office:value="0.294508">
                <text:p>0.2945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.83">
                <text:p>27.83</text:p>
              </table:table-cell>
              <table:table-cell office:value-type="float" office:value="0.314371">
                <text:p>0.3143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.84">
                <text:p>27.84</text:p>
              </table:table-cell>
              <table:table-cell office:value-type="float" office:value="0.32063">
                <text:p>0.320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88">
                <text:p>27.88</text:p>
              </table:table-cell>
              <table:table-cell office:value-type="float" office:value="0.332378">
                <text:p>0.3323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.88">
                <text:p>27.88</text:p>
              </table:table-cell>
              <table:table-cell office:value-type="float" office:value="0.347677">
                <text:p>0.3476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.93">
                <text:p>27.93</text:p>
              </table:table-cell>
              <table:table-cell office:value-type="float" office:value="0.356084">
                <text:p>0.3560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.93">
                <text:p>27.93</text:p>
              </table:table-cell>
              <table:table-cell office:value-type="float" office:value="0.365779">
                <text:p>0.3657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.97">
                <text:p>27.97</text:p>
              </table:table-cell>
              <table:table-cell office:value-type="float" office:value="0.370278">
                <text:p>0.3702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.97">
                <text:p>27.97</text:p>
              </table:table-cell>
              <table:table-cell office:value-type="float" office:value="0.373258">
                <text:p>0.3732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.98">
                <text:p>27.98</text:p>
              </table:table-cell>
              <table:table-cell office:value-type="float" office:value="0.374199">
                <text:p>0.3741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.99">
                <text:p>27.99</text:p>
              </table:table-cell>
              <table:table-cell office:value-type="float" office:value="0.374794">
                <text:p>0.3747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.03">
                <text:p>28.03</text:p>
              </table:table-cell>
              <table:table-cell office:value-type="float" office:value="0.374006">
                <text:p>0.374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.07">
                <text:p>28.07</text:p>
              </table:table-cell>
              <table:table-cell office:value-type="float" office:value="0.368903">
                <text:p>0.3689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.12">
                <text:p>28.12</text:p>
              </table:table-cell>
              <table:table-cell office:value-type="float" office:value="0.362816">
                <text:p>0.3628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.12">
                <text:p>28.12</text:p>
              </table:table-cell>
              <table:table-cell office:value-type="float" office:value="0.357869">
                <text:p>0.3578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.17">
                <text:p>28.17</text:p>
              </table:table-cell>
              <table:table-cell office:value-type="float" office:value="0.352308">
                <text:p>0.3523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.17">
                <text:p>28.17</text:p>
              </table:table-cell>
              <table:table-cell office:value-type="float" office:value="0.342967">
                <text:p>0.3429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.21">
                <text:p>28.21</text:p>
              </table:table-cell>
              <table:table-cell office:value-type="float" office:value="0.336152">
                <text:p>0.3361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.21">
                <text:p>28.21</text:p>
              </table:table-cell>
              <table:table-cell office:value-type="float" office:value="0.328928">
                <text:p>0.3289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.22">
                <text:p>28.22</text:p>
              </table:table-cell>
              <table:table-cell office:value-type="float" office:value="0.325174">
                <text:p>0.3251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.23">
                <text:p>28.23</text:p>
              </table:table-cell>
              <table:table-cell office:value-type="float" office:value="0.321333">
                <text:p>0.321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.27">
                <text:p>28.27</text:p>
              </table:table-cell>
              <table:table-cell office:value-type="float" office:value="0.313407">
                <text:p>0.3134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.27">
                <text:p>28.27</text:p>
              </table:table-cell>
              <table:table-cell office:value-type="float" office:value="0.305187">
                <text:p>0.305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.32">
                <text:p>28.32</text:p>
              </table:table-cell>
              <table:table-cell office:value-type="float" office:value="0.283578">
                <text:p>0.2835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.36">
                <text:p>28.36</text:p>
              </table:table-cell>
              <table:table-cell office:value-type="float" office:value="0.274602">
                <text:p>0.274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.36">
                <text:p>28.36</text:p>
              </table:table-cell>
              <table:table-cell office:value-type="float" office:value="0.265489">
                <text:p>0.2654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.37">
                <text:p>28.37</text:p>
              </table:table-cell>
              <table:table-cell office:value-type="float" office:value="0.260893">
                <text:p>0.2608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.38">
                <text:p>28.38</text:p>
              </table:table-cell>
              <table:table-cell office:value-type="float" office:value="0.256276">
                <text:p>0.2562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.42">
                <text:p>28.42</text:p>
              </table:table-cell>
              <table:table-cell office:value-type="float" office:value="0.242351">
                <text:p>0.2423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42">
                <text:p>28.42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.47">
                <text:p>28.47</text:p>
              </table:table-cell>
              <table:table-cell office:value-type="float" office:value="0.228412">
                <text:p>0.2284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.47">
                <text:p>28.47</text:p>
              </table:table-cell>
              <table:table-cell office:value-type="float" office:value="0.214579">
                <text:p>0.2145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.51">
                <text:p>28.51</text:p>
              </table:table-cell>
              <table:table-cell office:value-type="float" office:value="0.205467">
                <text:p>0.2054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.52">
                <text:p>28.52</text:p>
              </table:table-cell>
              <table:table-cell office:value-type="float" office:value="0.196474">
                <text:p>0.196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.52">
                <text:p>28.52</text:p>
              </table:table-cell>
              <table:table-cell office:value-type="float" office:value="0.192029">
                <text:p>0.1920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.53">
                <text:p>28.53</text:p>
              </table:table-cell>
              <table:table-cell office:value-type="float" office:value="0.187623">
                <text:p>0.1876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.57">
                <text:p>28.57</text:p>
              </table:table-cell>
              <table:table-cell office:value-type="float" office:value="0.170422">
                <text:p>0.1704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.61">
                <text:p>28.61</text:p>
              </table:table-cell>
              <table:table-cell office:value-type="float" office:value="0.158023">
                <text:p>0.1580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.62">
                <text:p>28.62</text:p>
              </table:table-cell>
              <table:table-cell office:value-type="float" office:value="0.153995">
                <text:p>0.1539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.66">
                <text:p>28.66</text:p>
              </table:table-cell>
              <table:table-cell office:value-type="float" office:value="0.146106">
                <text:p>0.1461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.66">
                <text:p>28.66</text:p>
              </table:table-cell>
              <table:table-cell office:value-type="float" office:value="0.134708">
                <text:p>0.1347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.71">
                <text:p>28.71</text:p>
              </table:table-cell>
              <table:table-cell office:value-type="float" office:value="0.127414">
                <text:p>0.1274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.71">
                <text:p>28.71</text:p>
              </table:table-cell>
              <table:table-cell office:value-type="float" office:value="0.116947">
                <text:p>0.1169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.76">
                <text:p>28.76</text:p>
              </table:table-cell>
              <table:table-cell office:value-type="float" office:value="0.113587">
                <text:p>0.1135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.76">
                <text:p>28.76</text:p>
              </table:table-cell>
              <table:table-cell office:value-type="float" office:value="0.100816">
                <text:p>0.1008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.81">
                <text:p>28.81</text:p>
              </table:table-cell>
              <table:table-cell office:value-type="float" office:value="0.08639">
                <text:p>0.086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.85">
                <text:p>28.85</text:p>
              </table:table-cell>
              <table:table-cell office:value-type="float" office:value="0.0811064">
                <text:p>0.08110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.85">
                <text:p>28.85</text:p>
              </table:table-cell>
              <table:table-cell office:value-type="float" office:value="0.0761023">
                <text:p>0.07610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.86">
                <text:p>28.86</text:p>
              </table:table-cell>
              <table:table-cell office:value-type="float" office:value="0.0737049">
                <text:p>0.0737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.87">
                <text:p>28.87</text:p>
              </table:table-cell>
              <table:table-cell office:value-type="float" office:value="0.0713769">
                <text:p>0.07137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.91">
                <text:p>28.91</text:p>
              </table:table-cell>
              <table:table-cell office:value-type="float" office:value="0.0669281">
                <text:p>0.06692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.91">
                <text:p>28.91</text:p>
              </table:table-cell>
              <table:table-cell office:value-type="float" office:value="0.062753">
                <text:p>0.0627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.96">
                <text:p>28.96</text:p>
              </table:table-cell>
              <table:table-cell office:value-type="float" office:value="0.056996">
                <text:p>0.0569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.96">
                <text:p>28.96</text:p>
              </table:table-cell>
              <table:table-cell office:value-type="float" office:value="0.05521">
                <text:p>0.055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">
                <text:p>29</text:p>
              </table:table-cell>
              <table:table-cell office:value-type="float" office:value="0.050245">
                <text:p>0.0502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">
                <text:p>29</text:p>
              </table:table-cell>
              <table:table-cell office:value-type="float" office:value="0.0472581">
                <text:p>0.04725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.05">
                <text:p>29.05</text:p>
              </table:table-cell>
              <table:table-cell office:value-type="float" office:value="0.0432548">
                <text:p>0.04325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.05">
                <text:p>29.05</text:p>
              </table:table-cell>
              <table:table-cell office:value-type="float" office:value="0.0420461">
                <text:p>0.04204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.05">
                <text:p>29.05</text:p>
              </table:table-cell>
              <table:table-cell office:value-type="float" office:value="0.0408997">
                <text:p>0.04089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.06">
                <text:p>29.06</text:p>
              </table:table-cell>
              <table:table-cell office:value-type="float" office:value="0.0398152">
                <text:p>0.03981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.1">
                <text:p>29.1</text:p>
              </table:table-cell>
              <table:table-cell office:value-type="float" office:value="0.0378302">
                <text:p>0.03783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.1">
                <text:p>29.1</text:p>
              </table:table-cell>
              <table:table-cell office:value-type="float" office:value="0.0360875">
                <text:p>0.0360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.14">
                <text:p>29.14</text:p>
              </table:table-cell>
              <table:table-cell office:value-type="float" office:value="0.0353057">
                <text:p>0.03530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.14">
                <text:p>29.14</text:p>
              </table:table-cell>
              <table:table-cell office:value-type="float" office:value="0.0333098">
                <text:p>0.03330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.19">
                <text:p>29.19</text:p>
              </table:table-cell>
              <table:table-cell office:value-type="float" office:value="0.0314271">
                <text:p>0.03142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.23">
                <text:p>29.23</text:p>
              </table:table-cell>
              <table:table-cell office:value-type="float" office:value="0.0305494">
                <text:p>0.03054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23">
                <text:p>29.23</text:p>
              </table:table-cell>
              <table:table-cell office:value-type="float" office:value="0.0301897">
                <text:p>0.03018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.27">
                <text:p>29.27</text:p>
              </table:table-cell>
              <table:table-cell office:value-type="float" office:value="0.0299437">
                <text:p>0.02994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.27">
                <text:p>29.27</text:p>
              </table:table-cell>
              <table:table-cell office:value-type="float" office:value="0.0299304">
                <text:p>0.0299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28">
                <text:p>29.28</text:p>
              </table:table-cell>
              <table:table-cell office:value-type="float" office:value="0.0299475">
                <text:p>0.02994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29">
                <text:p>29.29</text:p>
              </table:table-cell>
              <table:table-cell office:value-type="float" office:value="0.0299925">
                <text:p>0.02999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.33">
                <text:p>29.33</text:p>
              </table:table-cell>
              <table:table-cell office:value-type="float" office:value="0.0302724">
                <text:p>0.03027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.33">
                <text:p>29.33</text:p>
              </table:table-cell>
              <table:table-cell office:value-type="float" office:value="0.030407">
                <text:p>0.0304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.38">
                <text:p>29.38</text:p>
              </table:table-cell>
              <table:table-cell office:value-type="float" office:value="0.0309067">
                <text:p>0.03090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.38">
                <text:p>29.38</text:p>
              </table:table-cell>
              <table:table-cell office:value-type="float" office:value="0.0313022">
                <text:p>0.03130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.42">
                <text:p>29.42</text:p>
              </table:table-cell>
              <table:table-cell office:value-type="float" office:value="0.0319589">
                <text:p>0.03195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.42">
                <text:p>29.42</text:p>
              </table:table-cell>
              <table:table-cell office:value-type="float" office:value="0.0321896">
                <text:p>0.03218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.43">
                <text:p>29.43</text:p>
              </table:table-cell>
              <table:table-cell office:value-type="float" office:value="0.0324247">
                <text:p>0.03242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.44">
                <text:p>29.44</text:p>
              </table:table-cell>
              <table:table-cell office:value-type="float" office:value="0.032663">
                <text:p>0.0326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.48">
                <text:p>29.48</text:p>
              </table:table-cell>
              <table:table-cell office:value-type="float" office:value="0.033146">
                <text:p>0.0331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.48">
                <text:p>29.48</text:p>
              </table:table-cell>
              <table:table-cell office:value-type="float" office:value="0.0336334">
                <text:p>0.03363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.53">
                <text:p>29.53</text:p>
              </table:table-cell>
              <table:table-cell office:value-type="float" office:value="0.034602">
                <text:p>0.0346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.53">
                <text:p>29.53</text:p>
              </table:table-cell>
              <table:table-cell office:value-type="float" office:value="0.0348401">
                <text:p>0.03484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.57">
                <text:p>29.57</text:p>
              </table:table-cell>
              <table:table-cell office:value-type="float" office:value="0.0355387">
                <text:p>0.03553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.57">
                <text:p>29.57</text:p>
              </table:table-cell>
              <table:table-cell office:value-type="float" office:value="0.0357655">
                <text:p>0.03576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58">
                <text:p>29.58</text:p>
              </table:table-cell>
              <table:table-cell office:value-type="float" office:value="0.0359891">
                <text:p>0.03598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59">
                <text:p>29.59</text:p>
              </table:table-cell>
              <table:table-cell office:value-type="float" office:value="0.0362092">
                <text:p>0.03620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63">
                <text:p>29.63</text:p>
              </table:table-cell>
              <table:table-cell office:value-type="float" office:value="0.0370526">
                <text:p>0.03705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67">
                <text:p>29.67</text:p>
              </table:table-cell>
              <table:table-cell office:value-type="float" office:value="0.0378328">
                <text:p>0.03783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72">
                <text:p>29.72</text:p>
              </table:table-cell>
              <table:table-cell office:value-type="float" office:value="0.0385448">
                <text:p>0.03854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72">
                <text:p>29.72</text:p>
              </table:table-cell>
              <table:table-cell office:value-type="float" office:value="0.0387121">
                <text:p>0.03871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77">
                <text:p>29.77</text:p>
              </table:table-cell>
              <table:table-cell office:value-type="float" office:value="0.0390334">
                <text:p>0.0390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77">
                <text:p>29.77</text:p>
              </table:table-cell>
              <table:table-cell office:value-type="float" office:value="0.039337">
                <text:p>0.0393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77">
                <text:p>29.77</text:p>
              </table:table-cell>
              <table:table-cell office:value-type="float" office:value="0.0394824">
                <text:p>0.03948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78">
                <text:p>29.78</text:p>
              </table:table-cell>
              <table:table-cell office:value-type="float" office:value="0.0396237">
                <text:p>0.03962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82">
                <text:p>29.82</text:p>
              </table:table-cell>
              <table:table-cell office:value-type="float" office:value="0.0400218">
                <text:p>0.0400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82">
                <text:p>29.82</text:p>
              </table:table-cell>
              <table:table-cell office:value-type="float" office:value="0.0401464">
                <text:p>0.04014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87">
                <text:p>29.87</text:p>
              </table:table-cell>
              <table:table-cell office:value-type="float" office:value="0.0403839">
                <text:p>0.04038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87">
                <text:p>29.87</text:p>
              </table:table-cell>
              <table:table-cell office:value-type="float" office:value="0.040711">
                <text:p>0.0407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91">
                <text:p>29.91</text:p>
              </table:table-cell>
              <table:table-cell office:value-type="float" office:value="0.0409105">
                <text:p>0.04091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91">
                <text:p>29.91</text:p>
              </table:table-cell>
              <table:table-cell office:value-type="float" office:value="0.0410951">
                <text:p>0.04109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92">
                <text:p>29.92</text:p>
              </table:table-cell>
              <table:table-cell office:value-type="float" office:value="0.0411823">
                <text:p>0.04118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93">
                <text:p>29.93</text:p>
              </table:table-cell>
              <table:table-cell office:value-type="float" office:value="0.041266">
                <text:p>0.0412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97">
                <text:p>29.97</text:p>
              </table:table-cell>
              <table:table-cell office:value-type="float" office:value="0.0414235">
                <text:p>0.04142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97">
                <text:p>29.97</text:p>
              </table:table-cell>
              <table:table-cell office:value-type="float" office:value="0.0414975">
                <text:p>0.04149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01">
                <text:p>30.01</text:p>
              </table:table-cell>
              <table:table-cell office:value-type="float" office:value="0.0417638">
                <text:p>0.04176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01">
                <text:p>30.01</text:p>
              </table:table-cell>
              <table:table-cell office:value-type="float" office:value="0.041823">
                <text:p>0.0418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05">
                <text:p>30.05</text:p>
              </table:table-cell>
              <table:table-cell office:value-type="float" office:value="0.0419329">
                <text:p>0.04193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05">
                <text:p>30.05</text:p>
              </table:table-cell>
              <table:table-cell office:value-type="float" office:value="0.0420318">
                <text:p>0.04203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06">
                <text:p>30.06</text:p>
              </table:table-cell>
              <table:table-cell office:value-type="float" office:value="0.0420774">
                <text:p>0.0420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.07">
                <text:p>30.07</text:p>
              </table:table-cell>
              <table:table-cell office:value-type="float" office:value="0.0421205">
                <text:p>0.0421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11">
                <text:p>30.11</text:p>
              </table:table-cell>
              <table:table-cell office:value-type="float" office:value="0.0422353">
                <text:p>0.04223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11">
                <text:p>30.11</text:p>
              </table:table-cell>
              <table:table-cell office:value-type="float" office:value="0.0422691">
                <text:p>0.04226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15">
                <text:p>30.15</text:p>
              </table:table-cell>
              <table:table-cell office:value-type="float" office:value="0.042383">
                <text:p>0.0423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19">
                <text:p>30.19</text:p>
              </table:table-cell>
              <table:table-cell office:value-type="float" office:value="0.0424651">
                <text:p>0.04246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24">
                <text:p>30.24</text:p>
              </table:table-cell>
              <table:table-cell office:value-type="float" office:value="0.0425281">
                <text:p>0.04252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.28">
                <text:p>30.28</text:p>
              </table:table-cell>
              <table:table-cell office:value-type="float" office:value="0.0425469">
                <text:p>0.04254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28">
                <text:p>30.28</text:p>
              </table:table-cell>
              <table:table-cell office:value-type="float" office:value="0.0425503">
                <text:p>0.04255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.29">
                <text:p>30.29</text:p>
              </table:table-cell>
              <table:table-cell office:value-type="float" office:value="0.0425523">
                <text:p>0.04255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.3">
                <text:p>30.3</text:p>
              </table:table-cell>
              <table:table-cell office:value-type="float" office:value="0.042553">
                <text:p>0.0425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.34">
                <text:p>30.34</text:p>
              </table:table-cell>
              <table:table-cell office:value-type="float" office:value="0.0425475">
                <text:p>0.04254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.34">
                <text:p>30.34</text:p>
              </table:table-cell>
              <table:table-cell office:value-type="float" office:value="0.0425434">
                <text:p>0.04254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.38">
                <text:p>30.38</text:p>
              </table:table-cell>
              <table:table-cell office:value-type="float" office:value="0.0425249">
                <text:p>0.04252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38">
                <text:p>30.38</text:p>
              </table:table-cell>
              <table:table-cell office:value-type="float" office:value="0.0425167">
                <text:p>0.04251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0.43">
                <text:p>30.43</text:p>
              </table:table-cell>
              <table:table-cell office:value-type="float" office:value="0.0424864">
                <text:p>0.04248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.43">
                <text:p>30.43</text:p>
              </table:table-cell>
              <table:table-cell office:value-type="float" office:value="0.0424619">
                <text:p>0.04246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.47">
                <text:p>30.47</text:p>
              </table:table-cell>
              <table:table-cell office:value-type="float" office:value="0.0424343">
                <text:p>0.04243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.47">
                <text:p>30.47</text:p>
              </table:table-cell>
              <table:table-cell office:value-type="float" office:value="0.0424036">
                <text:p>0.04240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.48">
                <text:p>30.48</text:p>
              </table:table-cell>
              <table:table-cell office:value-type="float" office:value="0.0423873">
                <text:p>0.04238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.49">
                <text:p>30.49</text:p>
              </table:table-cell>
              <table:table-cell office:value-type="float" office:value="0.0423703">
                <text:p>0.04237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0.53">
                <text:p>30.53</text:p>
              </table:table-cell>
              <table:table-cell office:value-type="float" office:value="0.0423527">
                <text:p>0.04235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.53">
                <text:p>30.53</text:p>
              </table:table-cell>
              <table:table-cell office:value-type="float" office:value="0.0422966">
                <text:p>0.04229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.57">
                <text:p>30.57</text:p>
              </table:table-cell>
              <table:table-cell office:value-type="float" office:value="0.0422152">
                <text:p>0.04221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.62">
                <text:p>30.62</text:p>
              </table:table-cell>
              <table:table-cell office:value-type="float" office:value="0.0421273">
                <text:p>0.04212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.62">
                <text:p>30.62</text:p>
              </table:table-cell>
              <table:table-cell office:value-type="float" office:value="0.0421045">
                <text:p>0.0421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.66">
                <text:p>30.66</text:p>
              </table:table-cell>
              <table:table-cell office:value-type="float" office:value="0.0420344">
                <text:p>0.04203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.66">
                <text:p>30.66</text:p>
              </table:table-cell>
              <table:table-cell office:value-type="float" office:value="0.0420105">
                <text:p>0.04201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.67">
                <text:p>30.67</text:p>
              </table:table-cell>
              <table:table-cell office:value-type="float" office:value="0.0419863">
                <text:p>0.04198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.68">
                <text:p>30.68</text:p>
              </table:table-cell>
              <table:table-cell office:value-type="float" office:value="0.041962">
                <text:p>0.0419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.72">
                <text:p>30.72</text:p>
              </table:table-cell>
              <table:table-cell office:value-type="float" office:value="0.0419375">
                <text:p>0.0419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.72">
                <text:p>30.72</text:p>
              </table:table-cell>
              <table:table-cell office:value-type="float" office:value="0.041863">
                <text:p>0.0418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.76">
                <text:p>30.76</text:p>
              </table:table-cell>
              <table:table-cell office:value-type="float" office:value="0.0417877">
                <text:p>0.04178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.76">
                <text:p>30.76</text:p>
              </table:table-cell>
              <table:table-cell office:value-type="float" office:value="0.0417624">
                <text:p>0.04176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.81">
                <text:p>30.81</text:p>
              </table:table-cell>
              <table:table-cell office:value-type="float" office:value="0.0416353">
                <text:p>0.04163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.85">
                <text:p>30.85</text:p>
              </table:table-cell>
              <table:table-cell office:value-type="float" office:value="0.041559">
                <text:p>0.0415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.85">
                <text:p>30.85</text:p>
              </table:table-cell>
              <table:table-cell office:value-type="float" office:value="0.0415336">
                <text:p>0.04153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.86">
                <text:p>30.86</text:p>
              </table:table-cell>
              <table:table-cell office:value-type="float" office:value="0.0415083">
                <text:p>0.04150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.87">
                <text:p>30.87</text:p>
              </table:table-cell>
              <table:table-cell office:value-type="float" office:value="0.041483">
                <text:p>0.0414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.91">
                <text:p>30.91</text:p>
              </table:table-cell>
              <table:table-cell office:value-type="float" office:value="0.0414076">
                <text:p>0.04140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.95">
                <text:p>30.95</text:p>
              </table:table-cell>
              <table:table-cell office:value-type="float" office:value="0.0413578">
                <text:p>0.04135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.95">
                <text:p>30.95</text:p>
              </table:table-cell>
              <table:table-cell office:value-type="float" office:value="0.041284">
                <text:p>0.041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.99">
                <text:p>30.99</text:p>
              </table:table-cell>
              <table:table-cell office:value-type="float" office:value="0.0412354">
                <text:p>0.04123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.99">
                <text:p>30.99</text:p>
              </table:table-cell>
              <table:table-cell office:value-type="float" office:value="0.0411874">
                <text:p>0.04118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">
                <text:p>31</text:p>
              </table:table-cell>
              <table:table-cell office:value-type="float" office:value="0.0411636">
                <text:p>0.04116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.01">
                <text:p>31.01</text:p>
              </table:table-cell>
              <table:table-cell office:value-type="float" office:value="0.04114">
                <text:p>0.041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.05">
                <text:p>31.05</text:p>
              </table:table-cell>
              <table:table-cell office:value-type="float" office:value="0.0410933">
                <text:p>0.04109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1.05">
                <text:p>31.05</text:p>
              </table:table-cell>
              <table:table-cell office:value-type="float" office:value="0.0410473">
                <text:p>0.04104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.09">
                <text:p>31.09</text:p>
              </table:table-cell>
              <table:table-cell office:value-type="float" office:value="0.0409577">
                <text:p>0.04095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.14">
                <text:p>31.14</text:p>
              </table:table-cell>
              <table:table-cell office:value-type="float" office:value="0.0409141">
                <text:p>0.04091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.14">
                <text:p>31.14</text:p>
              </table:table-cell>
              <table:table-cell office:value-type="float" office:value="0.0408503">
                <text:p>0.04085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1.18">
                <text:p>31.18</text:p>
              </table:table-cell>
              <table:table-cell office:value-type="float" office:value="0.0407885">
                <text:p>0.04078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.18">
                <text:p>31.18</text:p>
              </table:table-cell>
              <table:table-cell office:value-type="float" office:value="0.0407684">
                <text:p>0.04076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.19">
                <text:p>31.19</text:p>
              </table:table-cell>
              <table:table-cell office:value-type="float" office:value="0.0407484">
                <text:p>0.04074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.2">
                <text:p>31.2</text:p>
              </table:table-cell>
              <table:table-cell office:value-type="float" office:value="0.0407287">
                <text:p>0.04072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.24">
                <text:p>31.24</text:p>
              </table:table-cell>
              <table:table-cell office:value-type="float" office:value="0.04069">
                <text:p>0.040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.24">
                <text:p>31.24</text:p>
              </table:table-cell>
              <table:table-cell office:value-type="float" office:value="0.0406523">
                <text:p>0.04065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.29">
                <text:p>31.29</text:p>
              </table:table-cell>
              <table:table-cell office:value-type="float" office:value="0.0405797">
                <text:p>0.04057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.29">
                <text:p>31.29</text:p>
              </table:table-cell>
              <table:table-cell office:value-type="float" office:value="0.0405622">
                <text:p>0.04056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.33">
                <text:p>31.33</text:p>
              </table:table-cell>
              <table:table-cell office:value-type="float" office:value="0.0405278">
                <text:p>0.04052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.33">
                <text:p>31.33</text:p>
              </table:table-cell>
              <table:table-cell office:value-type="float" office:value="0.0404944">
                <text:p>0.04049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.34">
                <text:p>31.34</text:p>
              </table:table-cell>
              <table:table-cell office:value-type="float" office:value="0.040478">
                <text:p>0.0404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.35">
                <text:p>31.35</text:p>
              </table:table-cell>
              <table:table-cell office:value-type="float" office:value="0.0404619">
                <text:p>0.04046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.39">
                <text:p>31.39</text:p>
              </table:table-cell>
              <table:table-cell office:value-type="float" office:value="0.0403999">
                <text:p>0.04039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.43">
                <text:p>31.43</text:p>
              </table:table-cell>
              <table:table-cell office:value-type="float" office:value="0.0403704">
                <text:p>0.04037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.43">
                <text:p>31.43</text:p>
              </table:table-cell>
              <table:table-cell office:value-type="float" office:value="0.0403418">
                <text:p>0.04034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.47">
                <text:p>31.47</text:p>
              </table:table-cell>
              <table:table-cell office:value-type="float" office:value="0.0402873">
                <text:p>0.04028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1.52">
                <text:p>31.52</text:p>
              </table:table-cell>
              <table:table-cell office:value-type="float" office:value="0.0402244">
                <text:p>0.04022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.56">
                <text:p>31.56</text:p>
              </table:table-cell>
              <table:table-cell office:value-type="float" office:value="0.0401781">
                <text:p>0.04017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1.57">
                <text:p>31.57</text:p>
              </table:table-cell>
              <table:table-cell office:value-type="float" office:value="0.0401671">
                <text:p>0.04016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.58">
                <text:p>31.58</text:p>
              </table:table-cell>
              <table:table-cell office:value-type="float" office:value="0.0401562">
                <text:p>0.04015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.62">
                <text:p>31.62</text:p>
              </table:table-cell>
              <table:table-cell office:value-type="float" office:value="0.040115">
                <text:p>0.0401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.67">
                <text:p>31.67</text:p>
              </table:table-cell>
              <table:table-cell office:value-type="float" office:value="0.0400769">
                <text:p>0.04007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.71">
                <text:p>31.71</text:p>
              </table:table-cell>
              <table:table-cell office:value-type="float" office:value="0.0400337">
                <text:p>0.04003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.76">
                <text:p>31.76</text:p>
              </table:table-cell>
              <table:table-cell office:value-type="float" office:value="0.0400099">
                <text:p>0.04000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.76">
                <text:p>31.76</text:p>
              </table:table-cell>
              <table:table-cell office:value-type="float" office:value="0.039995">
                <text:p>0.0399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.8">
                <text:p>31.8</text:p>
              </table:table-cell>
              <table:table-cell office:value-type="float" office:value="0.0399807">
                <text:p>0.03998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.8">
                <text:p>31.8</text:p>
              </table:table-cell>
              <table:table-cell office:value-type="float" office:value="0.0399671">
                <text:p>0.03996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.81">
                <text:p>31.81</text:p>
              </table:table-cell>
              <table:table-cell office:value-type="float" office:value="0.0399605">
                <text:p>0.03996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.82">
                <text:p>31.82</text:p>
              </table:table-cell>
              <table:table-cell office:value-type="float" office:value="0.0399541">
                <text:p>0.03995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.86">
                <text:p>31.86</text:p>
              </table:table-cell>
              <table:table-cell office:value-type="float" office:value="0.0399301">
                <text:p>0.03993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.91">
                <text:p>31.91</text:p>
              </table:table-cell>
              <table:table-cell office:value-type="float" office:value="0.0399136">
                <text:p>0.03991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.91">
                <text:p>31.91</text:p>
              </table:table-cell>
              <table:table-cell office:value-type="float" office:value="0.0399083">
                <text:p>0.03990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.95">
                <text:p>31.95</text:p>
              </table:table-cell>
              <table:table-cell office:value-type="float" office:value="0.0398887">
                <text:p>0.03988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.95">
                <text:p>31.95</text:p>
              </table:table-cell>
              <table:table-cell office:value-type="float" office:value="0.0398842">
                <text:p>0.03988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">
                <text:p>32</text:p>
              </table:table-cell>
              <table:table-cell office:value-type="float" office:value="0.0398671">
                <text:p>0.03986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">
                <text:p>32</text:p>
              </table:table-cell>
              <table:table-cell office:value-type="float" office:value="0.0398632">
                <text:p>0.03986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.04">
                <text:p>32.04</text:p>
              </table:table-cell>
              <table:table-cell office:value-type="float" office:value="0.0398484">
                <text:p>0.03984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2.05">
                <text:p>32.05</text:p>
              </table:table-cell>
              <table:table-cell office:value-type="float" office:value="0.039845">
                <text:p>0.0398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.06">
                <text:p>32.06</text:p>
              </table:table-cell>
              <table:table-cell office:value-type="float" office:value="0.0398417">
                <text:p>0.03984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2.1">
                <text:p>32.1</text:p>
              </table:table-cell>
              <table:table-cell office:value-type="float" office:value="0.0398295">
                <text:p>0.03982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2.15">
                <text:p>32.15</text:p>
              </table:table-cell>
              <table:table-cell office:value-type="float" office:value="0.0398214">
                <text:p>0.03982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2.15">
                <text:p>32.15</text:p>
              </table:table-cell>
              <table:table-cell office:value-type="float" office:value="0.0398164">
                <text:p>0.03981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2.19">
                <text:p>32.19</text:p>
              </table:table-cell>
              <table:table-cell office:value-type="float" office:value="0.0398074">
                <text:p>0.03980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.2">
                <text:p>32.2</text:p>
              </table:table-cell>
              <table:table-cell office:value-type="float" office:value="0.0398053">
                <text:p>0.03980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.21">
                <text:p>32.21</text:p>
              </table:table-cell>
              <table:table-cell office:value-type="float" office:value="0.0398033">
                <text:p>0.03980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41cm" svg:height="13.388cm" xlink:href=".." xlink:type="simple" chart:class="chart:scatter" chart:style-name="ch1">
        <chart:title svg:x="8.597cm" svg:y="0.403cm" chart:style-name="ch2">
          <text:p>Position Error Along Time</text:p>
        </chart:title>
        <chart:plot-area chart:style-name="ch3" table:cell-range-address="Sheet2.A1:Sheet2.B701" svg:x="1.459cm" svg:y="1.449cm" svg:width="20.534cm" svg:height="10.691cm">
          <chartooo:coordinate-region svg:x="2.186cm" svg:y="1.648cm" svg:width="19.62cm" svg:height="9.845cm"/>
          <chart:axis chart:dimension="x" chart:name="primary-x" chart:style-name="ch4">
            <chart:title svg:x="10.557cm" svg:y="12.407cm" chart:style-name="ch5">
              <text:p>Time (seconds)</text:p>
            </chart:title>
          </chart:axis>
          <chart:axis chart:dimension="y" chart:name="primary-y" chart:style-name="ch4">
            <chart:title svg:x="0.451cm" svg:y="7.843cm" chart:style-name="ch6">
              <text:p>Error (meters)</text:p>
            </chart:title>
            <chart:grid chart:style-name="ch7" chart:class="major"/>
          </chart:axis>
          <chart:series chart:style-name="ch8" chart:values-cell-range-address="Sheet2.B1:Sheet2.B701" chart:class="chart:scatter">
            <chart:domain table:cell-range-address="Sheet2.A1:Sheet2.A701"/>
            <chart:data-point chart:repeated="7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701</svg:desc>
                </draw:g>
              </table:table-cell>
              <table:table-cell office:value-type="float" office:value="0.0397876">
                <text:p>0.0397876</text:p>
                <draw:g>
                  <svg:desc>Sheet2.B1:Sheet2.B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0000000000027">
                <text:p>0.040000000000002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00000027">
                <text:p>0.040000000000002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00000023">
                <text:p>0.060000000000002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000000000002">
                <text:p>0.15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0000000000003">
                <text:p>0.29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0000000000003">
                <text:p>0.29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0000000000002">
                <text:p>0.33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0000000000002">
                <text:p>0.33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0000000000003">
                <text:p>0.38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0000000000002">
                <text:p>0.47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0000000000003">
                <text:p>0.52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0000000000003">
                <text:p>0.52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">
                <text:p>0.5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">
                <text:p>0.5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0000000000003">
                <text:p>0.61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0000000000003">
                <text:p>0.61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0000000000003">
                <text:p>0.63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0000000000002">
                <text:p>0.67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0000000000002">
                <text:p>0.67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0000000000003">
                <text:p>0.77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0000000000003">
                <text:p>0.86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0000000000003">
                <text:p>0.86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">
                <text:p>0.9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">
                <text:p>1.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5">
                <text:p>1.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">
                <text:p>1.0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">
                <text:p>1.0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">
                <text:p>1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">
                <text:p>1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5">
                <text:p>1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">
                <text:p>1.1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9">
                <text:p>1.1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3">
                <text:p>1.2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2">
                <text:p>1.3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7">
                <text:p>1.3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">
                <text:p>1.3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">
                <text:p>1.4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">
                <text:p>1.4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3">
                <text:p>1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7">
                <text:p>1.4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">
                <text:p>1.5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1">
                <text:p>1.5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6">
                <text:p>1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">
                <text:p>1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">
                <text:p>1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5">
                <text:p>1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5">
                <text:p>1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9">
                <text:p>1.6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9">
                <text:p>1.6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1">
                <text:p>1.7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5">
                <text:p>1.7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5">
                <text:p>1.7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9">
                <text:p>1.7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4">
                <text:p>1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4">
                <text:p>1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8">
                <text:p>1.8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8">
                <text:p>1.8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9">
                <text:p>1.8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">
                <text:p>1.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4">
                <text:p>1.9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8">
                <text:p>1.9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">
                <text:p>2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2">
                <text:p>2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">
                <text:p>2.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1">
                <text:p>2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1">
                <text:p>2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6">
                <text:p>2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6">
                <text:p>2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6">
                <text:p>2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7">
                <text:p>2.1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">
                <text:p>2.2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1">
                <text:p>2.2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">
                <text:p>2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6">
                <text:p>2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">
                <text:p>2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">
                <text:p>2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1">
                <text:p>2.3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2">
                <text:p>2.3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6">
                <text:p>2.3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6">
                <text:p>2.3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">
                <text:p>2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">
                <text:p>2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5">
                <text:p>2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5">
                <text:p>2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">
                <text:p>2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">
                <text:p>2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4">
                <text:p>2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5">
                <text:p>2.5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6">
                <text:p>2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">
                <text:p>2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">
                <text:p>2.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4">
                <text:p>2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8">
                <text:p>2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3">
                <text:p>2.7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">
                <text:p>2.7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8">
                <text:p>2.7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8">
                <text:p>2.7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2">
                <text:p>2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2">
                <text:p>2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">
                <text:p>2.8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4">
                <text:p>2.8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8">
                <text:p>2.8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8">
                <text:p>2.8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2">
                <text:p>2.9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2">
                <text:p>2.9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">
                <text:p>2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6">
                <text:p>2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1">
                <text:p>3.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">
                <text:p>3.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5">
                <text:p>3.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5">
                <text:p>3.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6">
                <text:p>3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7">
                <text:p>3.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1">
                <text:p>3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5">
                <text:p>3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5">
                <text:p>3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2">
                <text:p>3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">
                <text:p>3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4">
                <text:p>3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4">
                <text:p>3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5">
                <text:p>3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6">
                <text:p>3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">
                <text:p>3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">
                <text:p>3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">
                <text:p>3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5">
                <text:p>3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">
                <text:p>3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9">
                <text:p>3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">
                <text:p>3.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1">
                <text:p>3.4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5">
                <text:p>3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">
                <text:p>3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4">
                <text:p>3.54</text:p>
              </table:table-cell>
              <table:table-cell office:value-type="float" office:value="0.0422557">
                <text:p>0.0422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4">
                <text:p>3.54</text:p>
              </table:table-cell>
              <table:table-cell office:value-type="float" office:value="0.0422557">
                <text:p>0.04225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5">
                <text:p>3.55</text:p>
              </table:table-cell>
              <table:table-cell office:value-type="float" office:value="0.0439879">
                <text:p>0.0439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6">
                <text:p>3.56</text:p>
              </table:table-cell>
              <table:table-cell office:value-type="float" office:value="0.0464064">
                <text:p>0.04640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">
                <text:p>3.6</text:p>
              </table:table-cell>
              <table:table-cell office:value-type="float" office:value="0.0646105">
                <text:p>0.0646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4">
                <text:p>3.64</text:p>
              </table:table-cell>
              <table:table-cell office:value-type="float" office:value="0.0963835">
                <text:p>0.09638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">
                <text:p>3.64</text:p>
              </table:table-cell>
              <table:table-cell office:value-type="float" office:value="0.0964551">
                <text:p>0.09645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8">
                <text:p>3.68</text:p>
              </table:table-cell>
              <table:table-cell office:value-type="float" office:value="0.152084">
                <text:p>0.152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">
                <text:p>3.68</text:p>
              </table:table-cell>
              <table:table-cell office:value-type="float" office:value="0.151615">
                <text:p>0.151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9">
                <text:p>3.69</text:p>
              </table:table-cell>
              <table:table-cell office:value-type="float" office:value="0.164054">
                <text:p>0.164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">
                <text:p>3.7</text:p>
              </table:table-cell>
              <table:table-cell office:value-type="float" office:value="0.176887">
                <text:p>0.176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">
                <text:p>3.74</text:p>
              </table:table-cell>
              <table:table-cell office:value-type="float" office:value="0.202418">
                <text:p>0.202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4">
                <text:p>3.74</text:p>
              </table:table-cell>
              <table:table-cell office:value-type="float" office:value="0.200014">
                <text:p>0.2000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">
                <text:p>3.78</text:p>
              </table:table-cell>
              <table:table-cell office:value-type="float" office:value="0.251916">
                <text:p>0.251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3">
                <text:p>3.83</text:p>
              </table:table-cell>
              <table:table-cell office:value-type="float" office:value="0.330488">
                <text:p>0.330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3">
                <text:p>3.83</text:p>
              </table:table-cell>
              <table:table-cell office:value-type="float" office:value="0.322332">
                <text:p>0.322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7">
                <text:p>3.87</text:p>
              </table:table-cell>
              <table:table-cell office:value-type="float" office:value="0.393165">
                <text:p>0.393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7">
                <text:p>3.87</text:p>
              </table:table-cell>
              <table:table-cell office:value-type="float" office:value="0.380068">
                <text:p>0.380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2">
                <text:p>3.92</text:p>
              </table:table-cell>
              <table:table-cell office:value-type="float" office:value="0.452616">
                <text:p>0.452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2">
                <text:p>3.92</text:p>
              </table:table-cell>
              <table:table-cell office:value-type="float" office:value="0.418793">
                <text:p>0.418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2">
                <text:p>3.92</text:p>
              </table:table-cell>
              <table:table-cell office:value-type="float" office:value="0.400314">
                <text:p>0.400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3">
                <text:p>3.93</text:p>
              </table:table-cell>
              <table:table-cell office:value-type="float" office:value="0.407207">
                <text:p>0.407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7">
                <text:p>3.97</text:p>
              </table:table-cell>
              <table:table-cell office:value-type="float" office:value="0.458157">
                <text:p>0.45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01">
                <text:p>4.01</text:p>
              </table:table-cell>
              <table:table-cell office:value-type="float" office:value="0.449677">
                <text:p>0.4496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6">
                <text:p>4.06</text:p>
              </table:table-cell>
              <table:table-cell office:value-type="float" office:value="0.52612">
                <text:p>0.526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6">
                <text:p>4.06</text:p>
              </table:table-cell>
              <table:table-cell office:value-type="float" office:value="0.494072">
                <text:p>0.4940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6">
                <text:p>4.06</text:p>
              </table:table-cell>
              <table:table-cell office:value-type="float" office:value="0.461181">
                <text:p>0.461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7">
                <text:p>4.07</text:p>
              </table:table-cell>
              <table:table-cell office:value-type="float" office:value="0.465905">
                <text:p>0.4659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1">
                <text:p>4.11</text:p>
              </table:table-cell>
              <table:table-cell office:value-type="float" office:value="0.504346">
                <text:p>0.5043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1">
                <text:p>4.11</text:p>
              </table:table-cell>
              <table:table-cell office:value-type="float" office:value="0.466997">
                <text:p>0.466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6">
                <text:p>4.16</text:p>
              </table:table-cell>
              <table:table-cell office:value-type="float" office:value="0.586675">
                <text:p>0.5866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6">
                <text:p>4.16</text:p>
              </table:table-cell>
              <table:table-cell office:value-type="float" office:value="0.464355">
                <text:p>0.4643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">
                <text:p>4.2</text:p>
              </table:table-cell>
              <table:table-cell office:value-type="float" office:value="0.548079">
                <text:p>0.548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">
                <text:p>4.2</text:p>
              </table:table-cell>
              <table:table-cell office:value-type="float" office:value="0.45957">
                <text:p>0.459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1">
                <text:p>4.21</text:p>
              </table:table-cell>
              <table:table-cell office:value-type="float" office:value="0.457379">
                <text:p>0.4573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2">
                <text:p>4.22</text:p>
              </table:table-cell>
              <table:table-cell office:value-type="float" office:value="0.457375">
                <text:p>0.457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6">
                <text:p>4.26</text:p>
              </table:table-cell>
              <table:table-cell office:value-type="float" office:value="0.495721">
                <text:p>0.495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6">
                <text:p>4.26</text:p>
              </table:table-cell>
              <table:table-cell office:value-type="float" office:value="0.446814">
                <text:p>0.446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">
                <text:p>4.3</text:p>
              </table:table-cell>
              <table:table-cell office:value-type="float" office:value="0.437915">
                <text:p>0.437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35">
                <text:p>4.35</text:p>
              </table:table-cell>
              <table:table-cell office:value-type="float" office:value="0.457457">
                <text:p>0.4574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35">
                <text:p>4.35</text:p>
              </table:table-cell>
              <table:table-cell office:value-type="float" office:value="0.402725">
                <text:p>0.402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39">
                <text:p>4.39</text:p>
              </table:table-cell>
              <table:table-cell office:value-type="float" office:value="0.46424">
                <text:p>0.464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">
                <text:p>4.39</text:p>
              </table:table-cell>
              <table:table-cell office:value-type="float" office:value="0.407006">
                <text:p>0.4070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4">
                <text:p>4.4</text:p>
              </table:table-cell>
              <table:table-cell office:value-type="float" office:value="0.403419">
                <text:p>0.4034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1">
                <text:p>4.41</text:p>
              </table:table-cell>
              <table:table-cell office:value-type="float" office:value="0.399832">
                <text:p>0.3998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45">
                <text:p>4.45</text:p>
              </table:table-cell>
              <table:table-cell office:value-type="float" office:value="0.333382">
                <text:p>0.333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49">
                <text:p>4.49</text:p>
              </table:table-cell>
              <table:table-cell office:value-type="float" office:value="0.32572">
                <text:p>0.325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54">
                <text:p>4.54</text:p>
              </table:table-cell>
              <table:table-cell office:value-type="float" office:value="0.307872">
                <text:p>0.307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8">
                <text:p>4.58</text:p>
              </table:table-cell>
              <table:table-cell office:value-type="float" office:value="0.365808">
                <text:p>0.3658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8">
                <text:p>4.58</text:p>
              </table:table-cell>
              <table:table-cell office:value-type="float" office:value="0.299811">
                <text:p>0.299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9">
                <text:p>4.59</text:p>
              </table:table-cell>
              <table:table-cell office:value-type="float" office:value="0.364019">
                <text:p>0.364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6">
                <text:p>4.6</text:p>
              </table:table-cell>
              <table:table-cell office:value-type="float" office:value="0.361628">
                <text:p>0.3616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64">
                <text:p>4.64</text:p>
              </table:table-cell>
              <table:table-cell office:value-type="float" office:value="0.492263">
                <text:p>0.4922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4">
                <text:p>4.64</text:p>
              </table:table-cell>
              <table:table-cell office:value-type="float" office:value="0.353031">
                <text:p>0.353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68">
                <text:p>4.68</text:p>
              </table:table-cell>
              <table:table-cell office:value-type="float" office:value="0.281753">
                <text:p>0.2817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72">
                <text:p>4.72</text:p>
              </table:table-cell>
              <table:table-cell office:value-type="float" office:value="0.277684">
                <text:p>0.277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7">
                <text:p>4.77</text:p>
              </table:table-cell>
              <table:table-cell office:value-type="float" office:value="0.346819">
                <text:p>0.3468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7">
                <text:p>4.77</text:p>
              </table:table-cell>
              <table:table-cell office:value-type="float" office:value="0.275096">
                <text:p>0.2750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81">
                <text:p>4.81</text:p>
              </table:table-cell>
              <table:table-cell office:value-type="float" office:value="0.347985">
                <text:p>0.347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1">
                <text:p>4.81</text:p>
              </table:table-cell>
              <table:table-cell office:value-type="float" office:value="0.275391">
                <text:p>0.275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2">
                <text:p>4.82</text:p>
              </table:table-cell>
              <table:table-cell office:value-type="float" office:value="0.275032">
                <text:p>0.275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83">
                <text:p>4.83</text:p>
              </table:table-cell>
              <table:table-cell office:value-type="float" office:value="0.274772">
                <text:p>0.2747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87">
                <text:p>4.87</text:p>
              </table:table-cell>
              <table:table-cell office:value-type="float" office:value="0.288475">
                <text:p>0.288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91">
                <text:p>4.91</text:p>
              </table:table-cell>
              <table:table-cell office:value-type="float" office:value="0.370253">
                <text:p>0.370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91">
                <text:p>4.91</text:p>
              </table:table-cell>
              <table:table-cell office:value-type="float" office:value="0.294804">
                <text:p>0.2948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96">
                <text:p>4.96</text:p>
              </table:table-cell>
              <table:table-cell office:value-type="float" office:value="0.378722">
                <text:p>0.378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96">
                <text:p>4.96</text:p>
              </table:table-cell>
              <table:table-cell office:value-type="float" office:value="0.302172">
                <text:p>0.3021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0.387456">
                <text:p>0.3874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  <table:table-cell office:value-type="float" office:value="0.310078">
                <text:p>0.310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1">
                <text:p>5.01</text:p>
              </table:table-cell>
              <table:table-cell office:value-type="float" office:value="0.311181">
                <text:p>0.311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02">
                <text:p>5.02</text:p>
              </table:table-cell>
              <table:table-cell office:value-type="float" office:value="0.312343">
                <text:p>0.3123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">
                <text:p>5.06</text:p>
              </table:table-cell>
              <table:table-cell office:value-type="float" office:value="0.399874">
                <text:p>0.3998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1">
                <text:p>5.1</text:p>
              </table:table-cell>
              <table:table-cell office:value-type="float" office:value="0.410609">
                <text:p>0.4106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1">
                <text:p>5.1</text:p>
              </table:table-cell>
              <table:table-cell office:value-type="float" office:value="0.331622">
                <text:p>0.3316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14">
                <text:p>5.14</text:p>
              </table:table-cell>
              <table:table-cell office:value-type="float" office:value="0.417759">
                <text:p>0.4177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14">
                <text:p>5.14</text:p>
              </table:table-cell>
              <table:table-cell office:value-type="float" office:value="0.338422">
                <text:p>0.3384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15">
                <text:p>5.15</text:p>
              </table:table-cell>
              <table:table-cell office:value-type="float" office:value="0.427853">
                <text:p>0.427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16">
                <text:p>5.16</text:p>
              </table:table-cell>
              <table:table-cell office:value-type="float" office:value="0.429321">
                <text:p>0.429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2">
                <text:p>5.2</text:p>
              </table:table-cell>
              <table:table-cell office:value-type="float" office:value="0.288466">
                <text:p>0.2884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4">
                <text:p>5.24</text:p>
              </table:table-cell>
              <table:table-cell office:value-type="float" office:value="0.295466">
                <text:p>0.2954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29">
                <text:p>5.29</text:p>
              </table:table-cell>
              <table:table-cell office:value-type="float" office:value="0.544016">
                <text:p>0.5440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9">
                <text:p>5.29</text:p>
              </table:table-cell>
              <table:table-cell office:value-type="float" office:value="0.376431">
                <text:p>0.3764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3">
                <text:p>5.33</text:p>
              </table:table-cell>
              <table:table-cell office:value-type="float" office:value="0.38588">
                <text:p>0.385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33">
                <text:p>5.33</text:p>
              </table:table-cell>
              <table:table-cell office:value-type="float" office:value="0.321167">
                <text:p>0.321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4">
                <text:p>5.34</text:p>
              </table:table-cell>
              <table:table-cell office:value-type="float" office:value="0.322803">
                <text:p>0.3228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35">
                <text:p>5.35</text:p>
              </table:table-cell>
              <table:table-cell office:value-type="float" office:value="0.324445">
                <text:p>0.324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39">
                <text:p>5.39</text:p>
              </table:table-cell>
              <table:table-cell office:value-type="float" office:value="0.401726">
                <text:p>0.401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39">
                <text:p>5.39</text:p>
              </table:table-cell>
              <table:table-cell office:value-type="float" office:value="0.337807">
                <text:p>0.3378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43">
                <text:p>5.43</text:p>
              </table:table-cell>
              <table:table-cell office:value-type="float" office:value="0.485242">
                <text:p>0.4852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43">
                <text:p>5.43</text:p>
              </table:table-cell>
              <table:table-cell office:value-type="float" office:value="0.344932">
                <text:p>0.3449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48">
                <text:p>5.48</text:p>
              </table:table-cell>
              <table:table-cell office:value-type="float" office:value="0.482872">
                <text:p>0.4828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48">
                <text:p>5.48</text:p>
              </table:table-cell>
              <table:table-cell office:value-type="float" office:value="0.407161">
                <text:p>0.407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52">
                <text:p>5.52</text:p>
              </table:table-cell>
              <table:table-cell office:value-type="float" office:value="0.405632">
                <text:p>0.4056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56">
                <text:p>5.56</text:p>
              </table:table-cell>
              <table:table-cell office:value-type="float" office:value="0.407027">
                <text:p>0.4070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56">
                <text:p>5.56</text:p>
              </table:table-cell>
              <table:table-cell office:value-type="float" office:value="0.356787">
                <text:p>0.3567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57">
                <text:p>5.57</text:p>
              </table:table-cell>
              <table:table-cell office:value-type="float" office:value="0.357022">
                <text:p>0.3570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58">
                <text:p>5.58</text:p>
              </table:table-cell>
              <table:table-cell office:value-type="float" office:value="0.35721">
                <text:p>0.35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62">
                <text:p>5.62</text:p>
              </table:table-cell>
              <table:table-cell office:value-type="float" office:value="0.359663">
                <text:p>0.3596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6">
                <text:p>5.66</text:p>
              </table:table-cell>
              <table:table-cell office:value-type="float" office:value="0.411681">
                <text:p>0.4116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66">
                <text:p>5.66</text:p>
              </table:table-cell>
              <table:table-cell office:value-type="float" office:value="0.366289">
                <text:p>0.366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71">
                <text:p>5.71</text:p>
              </table:table-cell>
              <table:table-cell office:value-type="float" office:value="0.479281">
                <text:p>0.4792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71">
                <text:p>5.71</text:p>
              </table:table-cell>
              <table:table-cell office:value-type="float" office:value="0.351236">
                <text:p>0.351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75">
                <text:p>5.75</text:p>
              </table:table-cell>
              <table:table-cell office:value-type="float" office:value="0.350568">
                <text:p>0.350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76">
                <text:p>5.76</text:p>
              </table:table-cell>
              <table:table-cell office:value-type="float" office:value="0.349991">
                <text:p>0.349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77">
                <text:p>5.77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81">
                <text:p>5.81</text:p>
              </table:table-cell>
              <table:table-cell office:value-type="float" office:value="0.357691">
                <text:p>0.3576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85">
                <text:p>5.85</text:p>
              </table:table-cell>
              <table:table-cell office:value-type="float" office:value="0.417378">
                <text:p>0.417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85">
                <text:p>5.85</text:p>
              </table:table-cell>
              <table:table-cell office:value-type="float" office:value="0.33976">
                <text:p>0.339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9">
                <text:p>5.9</text:p>
              </table:table-cell>
              <table:table-cell office:value-type="float" office:value="0.357706">
                <text:p>0.357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9">
                <text:p>5.9</text:p>
              </table:table-cell>
              <table:table-cell office:value-type="float" office:value="0.328264">
                <text:p>0.328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94">
                <text:p>5.94</text:p>
              </table:table-cell>
              <table:table-cell office:value-type="float" office:value="0.350472">
                <text:p>0.3504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94">
                <text:p>5.94</text:p>
              </table:table-cell>
              <table:table-cell office:value-type="float" office:value="0.317626">
                <text:p>0.317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95">
                <text:p>5.95</text:p>
              </table:table-cell>
              <table:table-cell office:value-type="float" office:value="0.314626">
                <text:p>0.3146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6">
                <text:p>5.96</text:p>
              </table:table-cell>
              <table:table-cell office:value-type="float" office:value="0.311571">
                <text:p>0.3115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0.340041">
                <text:p>0.3400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  <table:table-cell office:value-type="float" office:value="0.300152">
                <text:p>0.3001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05">
                <text:p>6.05</text:p>
              </table:table-cell>
              <table:table-cell office:value-type="float" office:value="0.394851">
                <text:p>0.3948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05">
                <text:p>6.05</text:p>
              </table:table-cell>
              <table:table-cell office:value-type="float" office:value="0.331622">
                <text:p>0.3316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">
                <text:p>6.1</text:p>
              </table:table-cell>
              <table:table-cell office:value-type="float" office:value="0.641738">
                <text:p>0.6417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">
                <text:p>6.1</text:p>
              </table:table-cell>
              <table:table-cell office:value-type="float" office:value="0.398585">
                <text:p>0.398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14">
                <text:p>6.14</text:p>
              </table:table-cell>
              <table:table-cell office:value-type="float" office:value="0.479813">
                <text:p>0.4798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14">
                <text:p>6.14</text:p>
              </table:table-cell>
              <table:table-cell office:value-type="float" office:value="0.265911">
                <text:p>0.2659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19">
                <text:p>6.19</text:p>
              </table:table-cell>
              <table:table-cell office:value-type="float" office:value="0.406342">
                <text:p>0.4063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19">
                <text:p>6.19</text:p>
              </table:table-cell>
              <table:table-cell office:value-type="float" office:value="0.209406">
                <text:p>0.2094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3">
                <text:p>6.23</text:p>
              </table:table-cell>
              <table:table-cell office:value-type="float" office:value="0.258949">
                <text:p>0.2589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23">
                <text:p>6.23</text:p>
              </table:table-cell>
              <table:table-cell office:value-type="float" office:value="0.198085">
                <text:p>0.1980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24">
                <text:p>6.24</text:p>
              </table:table-cell>
              <table:table-cell office:value-type="float" office:value="0.195297">
                <text:p>0.1952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25">
                <text:p>6.25</text:p>
              </table:table-cell>
              <table:table-cell office:value-type="float" office:value="0.19271">
                <text:p>0.192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29">
                <text:p>6.29</text:p>
              </table:table-cell>
              <table:table-cell office:value-type="float" office:value="0.338293">
                <text:p>0.3382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29">
                <text:p>6.29</text:p>
              </table:table-cell>
              <table:table-cell office:value-type="float" office:value="0.187644">
                <text:p>0.187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34">
                <text:p>6.34</text:p>
              </table:table-cell>
              <table:table-cell office:value-type="float" office:value="0.516437">
                <text:p>0.5164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34">
                <text:p>6.34</text:p>
              </table:table-cell>
              <table:table-cell office:value-type="float" office:value="0.264896">
                <text:p>0.2648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38">
                <text:p>6.38</text:p>
              </table:table-cell>
              <table:table-cell office:value-type="float" office:value="0.360143">
                <text:p>0.3601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38">
                <text:p>6.38</text:p>
              </table:table-cell>
              <table:table-cell office:value-type="float" office:value="0.195042">
                <text:p>0.1950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39">
                <text:p>6.39</text:p>
              </table:table-cell>
              <table:table-cell office:value-type="float" office:value="0.196087">
                <text:p>0.1960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4">
                <text:p>6.4</text:p>
              </table:table-cell>
              <table:table-cell office:value-type="float" office:value="0.197334">
                <text:p>0.1973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44">
                <text:p>6.44</text:p>
              </table:table-cell>
              <table:table-cell office:value-type="float" office:value="0.292933">
                <text:p>0.2929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48">
                <text:p>6.48</text:p>
              </table:table-cell>
              <table:table-cell office:value-type="float" office:value="0.221021">
                <text:p>0.221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3">
                <text:p>6.53</text:p>
              </table:table-cell>
              <table:table-cell office:value-type="float" office:value="0.322156">
                <text:p>0.3221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8">
                <text:p>6.58</text:p>
              </table:table-cell>
              <table:table-cell office:value-type="float" office:value="0.591421">
                <text:p>0.5914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58">
                <text:p>6.58</text:p>
              </table:table-cell>
              <table:table-cell office:value-type="float" office:value="0.34269">
                <text:p>0.342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62">
                <text:p>6.62</text:p>
              </table:table-cell>
              <table:table-cell office:value-type="float" office:value="0.440776">
                <text:p>0.4407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62">
                <text:p>6.62</text:p>
              </table:table-cell>
              <table:table-cell office:value-type="float" office:value="0.277523">
                <text:p>0.2775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67">
                <text:p>6.67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72">
                <text:p>6.72</text:p>
              </table:table-cell>
              <table:table-cell office:value-type="float" office:value="0.5523">
                <text:p>0.5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72">
                <text:p>6.72</text:p>
              </table:table-cell>
              <table:table-cell office:value-type="float" office:value="0.311117">
                <text:p>0.311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77">
                <text:p>6.77</text:p>
              </table:table-cell>
              <table:table-cell office:value-type="float" office:value="0.48624">
                <text:p>0.486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77">
                <text:p>6.77</text:p>
              </table:table-cell>
              <table:table-cell office:value-type="float" office:value="0.406227">
                <text:p>0.40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77">
                <text:p>6.77</text:p>
              </table:table-cell>
              <table:table-cell office:value-type="float" office:value="0.327577">
                <text:p>0.327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78">
                <text:p>6.78</text:p>
              </table:table-cell>
              <table:table-cell office:value-type="float" office:value="0.333903">
                <text:p>0.333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82">
                <text:p>6.82</text:p>
              </table:table-cell>
              <table:table-cell office:value-type="float" office:value="0.421385">
                <text:p>0.4213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82">
                <text:p>6.82</text:p>
              </table:table-cell>
              <table:table-cell office:value-type="float" office:value="0.34341">
                <text:p>0.343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6">
                <text:p>6.86</text:p>
              </table:table-cell>
              <table:table-cell office:value-type="float" office:value="0.356017">
                <text:p>0.3560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91">
                <text:p>6.91</text:p>
              </table:table-cell>
              <table:table-cell office:value-type="float" office:value="0.413735">
                <text:p>0.4137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95">
                <text:p>6.95</text:p>
              </table:table-cell>
              <table:table-cell office:value-type="float" office:value="0.43656">
                <text:p>0.436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5">
                <text:p>6.95</text:p>
              </table:table-cell>
              <table:table-cell office:value-type="float" office:value="0.360556">
                <text:p>0.360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0.450134">
                <text:p>0.450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">
                <text:p>7</text:p>
              </table:table-cell>
              <table:table-cell office:value-type="float" office:value="0.374371">
                <text:p>0.374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01">
                <text:p>7.01</text:p>
              </table:table-cell>
              <table:table-cell office:value-type="float" office:value="0.375953">
                <text:p>0.3759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5">
                <text:p>7.05</text:p>
              </table:table-cell>
              <table:table-cell office:value-type="float" office:value="0.386094">
                <text:p>0.386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1">
                <text:p>7.1</text:p>
              </table:table-cell>
              <table:table-cell office:value-type="float" office:value="0.500801">
                <text:p>0.5008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1">
                <text:p>7.1</text:p>
              </table:table-cell>
              <table:table-cell office:value-type="float" office:value="0.424061">
                <text:p>0.424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4">
                <text:p>7.14</text:p>
              </table:table-cell>
              <table:table-cell office:value-type="float" office:value="0.671033">
                <text:p>0.6710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4">
                <text:p>7.14</text:p>
              </table:table-cell>
              <table:table-cell office:value-type="float" office:value="0.434893">
                <text:p>0.4348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18">
                <text:p>7.18</text:p>
              </table:table-cell>
              <table:table-cell office:value-type="float" office:value="0.438118">
                <text:p>0.4381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19">
                <text:p>7.19</text:p>
              </table:table-cell>
              <table:table-cell office:value-type="float" office:value="0.438863">
                <text:p>0.4388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">
                <text:p>7.2</text:p>
              </table:table-cell>
              <table:table-cell office:value-type="float" office:value="0.385021">
                <text:p>0.385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24">
                <text:p>7.24</text:p>
              </table:table-cell>
              <table:table-cell office:value-type="float" office:value="0.387921">
                <text:p>0.3879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28">
                <text:p>7.28</text:p>
              </table:table-cell>
              <table:table-cell office:value-type="float" office:value="0.394523">
                <text:p>0.394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33">
                <text:p>7.33</text:p>
              </table:table-cell>
              <table:table-cell office:value-type="float" office:value="0.553757">
                <text:p>0.5537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33">
                <text:p>7.33</text:p>
              </table:table-cell>
              <table:table-cell office:value-type="float" office:value="0.400522">
                <text:p>0.4005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38">
                <text:p>7.38</text:p>
              </table:table-cell>
              <table:table-cell office:value-type="float" office:value="0.482036">
                <text:p>0.482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38">
                <text:p>7.38</text:p>
              </table:table-cell>
              <table:table-cell office:value-type="float" office:value="0.406783">
                <text:p>0.4067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39">
                <text:p>7.39</text:p>
              </table:table-cell>
              <table:table-cell office:value-type="float" office:value="0.407139">
                <text:p>0.407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43">
                <text:p>7.43</text:p>
              </table:table-cell>
              <table:table-cell office:value-type="float" office:value="0.649077">
                <text:p>0.6490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43">
                <text:p>7.43</text:p>
              </table:table-cell>
              <table:table-cell office:value-type="float" office:value="0.488072">
                <text:p>0.488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47">
                <text:p>7.47</text:p>
              </table:table-cell>
              <table:table-cell office:value-type="float" office:value="0.492766">
                <text:p>0.4927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47">
                <text:p>7.47</text:p>
              </table:table-cell>
              <table:table-cell office:value-type="float" office:value="0.416629">
                <text:p>0.4166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2">
                <text:p>7.52</text:p>
              </table:table-cell>
              <table:table-cell office:value-type="float" office:value="0.581905">
                <text:p>0.5819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2">
                <text:p>7.52</text:p>
              </table:table-cell>
              <table:table-cell office:value-type="float" office:value="0.424393">
                <text:p>0.4243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3">
                <text:p>7.53</text:p>
              </table:table-cell>
              <table:table-cell office:value-type="float" office:value="0.424539">
                <text:p>0.424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8">
                <text:p>7.58</text:p>
              </table:table-cell>
              <table:table-cell office:value-type="float" office:value="0.506995">
                <text:p>0.5069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62">
                <text:p>7.62</text:p>
              </table:table-cell>
              <table:table-cell office:value-type="float" office:value="0.677801">
                <text:p>0.6778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62">
                <text:p>7.62</text:p>
              </table:table-cell>
              <table:table-cell office:value-type="float" office:value="0.432861">
                <text:p>0.4328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66">
                <text:p>7.66</text:p>
              </table:table-cell>
              <table:table-cell office:value-type="float" office:value="0.435564">
                <text:p>0.4355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66">
                <text:p>7.66</text:p>
              </table:table-cell>
              <table:table-cell office:value-type="float" office:value="0.363675">
                <text:p>0.3636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67">
                <text:p>7.67</text:p>
              </table:table-cell>
              <table:table-cell office:value-type="float" office:value="0.363609">
                <text:p>0.3636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68">
                <text:p>7.68</text:p>
              </table:table-cell>
              <table:table-cell office:value-type="float" office:value="0.363516">
                <text:p>0.363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72">
                <text:p>7.72</text:p>
              </table:table-cell>
              <table:table-cell office:value-type="float" office:value="0.441136">
                <text:p>0.4411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72">
                <text:p>7.72</text:p>
              </table:table-cell>
              <table:table-cell office:value-type="float" office:value="0.368349">
                <text:p>0.3683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77">
                <text:p>7.77</text:p>
              </table:table-cell>
              <table:table-cell office:value-type="float" office:value="0.478462">
                <text:p>0.4784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82">
                <text:p>7.82</text:p>
              </table:table-cell>
              <table:table-cell office:value-type="float" office:value="0.481812">
                <text:p>0.481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86">
                <text:p>7.86</text:p>
              </table:table-cell>
              <table:table-cell office:value-type="float" office:value="0.661678">
                <text:p>0.6616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86">
                <text:p>7.86</text:p>
              </table:table-cell>
              <table:table-cell office:value-type="float" office:value="0.409569">
                <text:p>0.4095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1">
                <text:p>7.91</text:p>
              </table:table-cell>
              <table:table-cell office:value-type="float" office:value="0.677708">
                <text:p>0.6777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1">
                <text:p>7.91</text:p>
              </table:table-cell>
              <table:table-cell office:value-type="float" office:value="0.502056">
                <text:p>0.502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91">
                <text:p>7.91</text:p>
              </table:table-cell>
              <table:table-cell office:value-type="float" office:value="0.421291">
                <text:p>0.421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92">
                <text:p>7.92</text:p>
              </table:table-cell>
              <table:table-cell office:value-type="float" office:value="0.420948">
                <text:p>0.4209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96">
                <text:p>7.96</text:p>
              </table:table-cell>
              <table:table-cell office:value-type="float" office:value="0.599518">
                <text:p>0.5995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96">
                <text:p>7.96</text:p>
              </table:table-cell>
              <table:table-cell office:value-type="float" office:value="0.3572">
                <text:p>0.35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01">
                <text:p>8.01</text:p>
              </table:table-cell>
              <table:table-cell office:value-type="float" office:value="0.633497">
                <text:p>0.633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01">
                <text:p>8.01</text:p>
              </table:table-cell>
              <table:table-cell office:value-type="float" office:value="0.381631">
                <text:p>0.3816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06">
                <text:p>8.06</text:p>
              </table:table-cell>
              <table:table-cell office:value-type="float" office:value="0.72809">
                <text:p>0.728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06">
                <text:p>8.06</text:p>
              </table:table-cell>
              <table:table-cell office:value-type="float" office:value="0.380872">
                <text:p>0.3808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11">
                <text:p>8.11</text:p>
              </table:table-cell>
              <table:table-cell office:value-type="float" office:value="0.636346">
                <text:p>0.6363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11">
                <text:p>8.11</text:p>
              </table:table-cell>
              <table:table-cell office:value-type="float" office:value="0.379552">
                <text:p>0.3795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16">
                <text:p>8.16</text:p>
              </table:table-cell>
              <table:table-cell office:value-type="float" office:value="0.607791">
                <text:p>0.6077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16">
                <text:p>8.16</text:p>
              </table:table-cell>
              <table:table-cell office:value-type="float" office:value="0.430625">
                <text:p>0.43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16">
                <text:p>8.16</text:p>
              </table:table-cell>
              <table:table-cell office:value-type="float" office:value="0.355027">
                <text:p>0.3550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17">
                <text:p>8.17</text:p>
              </table:table-cell>
              <table:table-cell office:value-type="float" office:value="0.354021">
                <text:p>0.3540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21">
                <text:p>8.21</text:p>
              </table:table-cell>
              <table:table-cell office:value-type="float" office:value="0.698274">
                <text:p>0.6982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21">
                <text:p>8.21</text:p>
              </table:table-cell>
              <table:table-cell office:value-type="float" office:value="0.510262">
                <text:p>0.5102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26">
                <text:p>8.26</text:p>
              </table:table-cell>
              <table:table-cell office:value-type="float" office:value="0.452246">
                <text:p>0.4522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3">
                <text:p>8.3</text:p>
              </table:table-cell>
              <table:table-cell office:value-type="float" office:value="0.586083">
                <text:p>0.5860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3">
                <text:p>8.3</text:p>
              </table:table-cell>
              <table:table-cell office:value-type="float" office:value="0.332486">
                <text:p>0.3324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35">
                <text:p>8.35</text:p>
              </table:table-cell>
              <table:table-cell office:value-type="float" office:value="0.480065">
                <text:p>0.4800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35">
                <text:p>8.35</text:p>
              </table:table-cell>
              <table:table-cell office:value-type="float" office:value="0.394056">
                <text:p>0.394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35">
                <text:p>8.35</text:p>
              </table:table-cell>
              <table:table-cell office:value-type="float" office:value="0.320889">
                <text:p>0.3208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36">
                <text:p>8.36</text:p>
              </table:table-cell>
              <table:table-cell office:value-type="float" office:value="0.351735">
                <text:p>0.3517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4">
                <text:p>8.4</text:p>
              </table:table-cell>
              <table:table-cell office:value-type="float" office:value="0.418904">
                <text:p>0.4189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4">
                <text:p>8.4</text:p>
              </table:table-cell>
              <table:table-cell office:value-type="float" office:value="0.339328">
                <text:p>0.3393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45">
                <text:p>8.45</text:p>
              </table:table-cell>
              <table:table-cell office:value-type="float" office:value="0.600477">
                <text:p>0.6004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45">
                <text:p>8.45</text:p>
              </table:table-cell>
              <table:table-cell office:value-type="float" office:value="0.504318">
                <text:p>0.5043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5">
                <text:p>8.5</text:p>
              </table:table-cell>
              <table:table-cell office:value-type="float" office:value="0.681708">
                <text:p>0.6817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5">
                <text:p>8.5</text:p>
              </table:table-cell>
              <table:table-cell office:value-type="float" office:value="0.487392">
                <text:p>0.4873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54">
                <text:p>8.54</text:p>
              </table:table-cell>
              <table:table-cell office:value-type="float" office:value="0.484997">
                <text:p>0.484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54">
                <text:p>8.54</text:p>
              </table:table-cell>
              <table:table-cell office:value-type="float" office:value="0.259827">
                <text:p>0.2598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59">
                <text:p>8.59</text:p>
              </table:table-cell>
              <table:table-cell office:value-type="float" office:value="0.572745">
                <text:p>0.5727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59">
                <text:p>8.59</text:p>
              </table:table-cell>
              <table:table-cell office:value-type="float" office:value="0.312424">
                <text:p>0.3124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63">
                <text:p>8.63</text:p>
              </table:table-cell>
              <table:table-cell office:value-type="float" office:value="0.541983">
                <text:p>0.5419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63">
                <text:p>8.63</text:p>
              </table:table-cell>
              <table:table-cell office:value-type="float" office:value="0.363783">
                <text:p>0.3637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64">
                <text:p>8.64</text:p>
              </table:table-cell>
              <table:table-cell office:value-type="float" office:value="0.357339">
                <text:p>0.3573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65">
                <text:p>8.65</text:p>
              </table:table-cell>
              <table:table-cell office:value-type="float" office:value="0.350851">
                <text:p>0.3508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7">
                <text:p>8.7</text:p>
              </table:table-cell>
              <table:table-cell office:value-type="float" office:value="0.455371">
                <text:p>0.4553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7">
                <text:p>8.7</text:p>
              </table:table-cell>
              <table:table-cell office:value-type="float" office:value="0.294697">
                <text:p>0.2946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4">
                <text:p>8.74</text:p>
              </table:table-cell>
              <table:table-cell office:value-type="float" office:value="0.222476">
                <text:p>0.2224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79">
                <text:p>8.79</text:p>
              </table:table-cell>
              <table:table-cell office:value-type="float" office:value="0.224219">
                <text:p>0.224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83">
                <text:p>8.83</text:p>
              </table:table-cell>
              <table:table-cell office:value-type="float" office:value="0.22082">
                <text:p>0.220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84">
                <text:p>8.84</text:p>
              </table:table-cell>
              <table:table-cell office:value-type="float" office:value="0.219839">
                <text:p>0.2198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84">
                <text:p>8.84</text:p>
              </table:table-cell>
              <table:table-cell office:value-type="float" office:value="0.233178">
                <text:p>0.2331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85">
                <text:p>8.85</text:p>
              </table:table-cell>
              <table:table-cell office:value-type="float" office:value="0.248152">
                <text:p>0.2481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89">
                <text:p>8.89</text:p>
              </table:table-cell>
              <table:table-cell office:value-type="float" office:value="0.224466">
                <text:p>0.2244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89">
                <text:p>8.89</text:p>
              </table:table-cell>
              <table:table-cell office:value-type="float" office:value="0.261033">
                <text:p>0.2610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4">
                <text:p>8.94</text:p>
              </table:table-cell>
              <table:table-cell office:value-type="float" office:value="0.222201">
                <text:p>0.2222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94">
                <text:p>8.94</text:p>
              </table:table-cell>
              <table:table-cell office:value-type="float" office:value="0.2447">
                <text:p>0.24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8">
                <text:p>8.98</text:p>
              </table:table-cell>
              <table:table-cell office:value-type="float" office:value="0.227738">
                <text:p>0.2277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98">
                <text:p>8.98</text:p>
              </table:table-cell>
              <table:table-cell office:value-type="float" office:value="0.255109">
                <text:p>0.255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99">
                <text:p>8.99</text:p>
              </table:table-cell>
              <table:table-cell office:value-type="float" office:value="0.257859">
                <text:p>0.2578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">
                <text:p>9</text:p>
              </table:table-cell>
              <table:table-cell office:value-type="float" office:value="0.260499">
                <text:p>0.2604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04">
                <text:p>9.04</text:p>
              </table:table-cell>
              <table:table-cell office:value-type="float" office:value="0.233241">
                <text:p>0.2332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04">
                <text:p>9.04</text:p>
              </table:table-cell>
              <table:table-cell office:value-type="float" office:value="0.30502">
                <text:p>0.305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09">
                <text:p>9.09</text:p>
              </table:table-cell>
              <table:table-cell office:value-type="float" office:value="0.239189">
                <text:p>0.2391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09">
                <text:p>9.09</text:p>
              </table:table-cell>
              <table:table-cell office:value-type="float" office:value="0.266872">
                <text:p>0.2668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13">
                <text:p>9.13</text:p>
              </table:table-cell>
              <table:table-cell office:value-type="float" office:value="0.23755">
                <text:p>0.237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14">
                <text:p>9.14</text:p>
              </table:table-cell>
              <table:table-cell office:value-type="float" office:value="0.264731">
                <text:p>0.2647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18">
                <text:p>9.18</text:p>
              </table:table-cell>
              <table:table-cell office:value-type="float" office:value="0.257088">
                <text:p>0.257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18">
                <text:p>9.18</text:p>
              </table:table-cell>
              <table:table-cell office:value-type="float" office:value="0.286261">
                <text:p>0.2862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23">
                <text:p>9.23</text:p>
              </table:table-cell>
              <table:table-cell office:value-type="float" office:value="0.250128">
                <text:p>0.250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23">
                <text:p>9.23</text:p>
              </table:table-cell>
              <table:table-cell office:value-type="float" office:value="0.268602">
                <text:p>0.2686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23">
                <text:p>9.23</text:p>
              </table:table-cell>
              <table:table-cell office:value-type="float" office:value="0.29868">
                <text:p>0.298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24">
                <text:p>9.24</text:p>
              </table:table-cell>
              <table:table-cell office:value-type="float" office:value="0.298069">
                <text:p>0.298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28">
                <text:p>9.28</text:p>
              </table:table-cell>
              <table:table-cell office:value-type="float" office:value="0.261605">
                <text:p>0.2616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28">
                <text:p>9.28</text:p>
              </table:table-cell>
              <table:table-cell office:value-type="float" office:value="0.283227">
                <text:p>0.283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33">
                <text:p>9.33</text:p>
              </table:table-cell>
              <table:table-cell office:value-type="float" office:value="0.275255">
                <text:p>0.2752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33">
                <text:p>9.33</text:p>
              </table:table-cell>
              <table:table-cell office:value-type="float" office:value="0.299513">
                <text:p>0.2995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37">
                <text:p>9.37</text:p>
              </table:table-cell>
              <table:table-cell office:value-type="float" office:value="0.274123">
                <text:p>0.2741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37">
                <text:p>9.37</text:p>
              </table:table-cell>
              <table:table-cell office:value-type="float" office:value="0.294461">
                <text:p>0.2944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38">
                <text:p>9.38</text:p>
              </table:table-cell>
              <table:table-cell office:value-type="float" office:value="0.29646">
                <text:p>0.296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39">
                <text:p>9.39</text:p>
              </table:table-cell>
              <table:table-cell office:value-type="float" office:value="0.295049">
                <text:p>0.2950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43">
                <text:p>9.43</text:p>
              </table:table-cell>
              <table:table-cell office:value-type="float" office:value="0.26557">
                <text:p>0.265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43">
                <text:p>9.43</text:p>
              </table:table-cell>
              <table:table-cell office:value-type="float" office:value="0.28651">
                <text:p>0.286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48">
                <text:p>9.48</text:p>
              </table:table-cell>
              <table:table-cell office:value-type="float" office:value="0.270633">
                <text:p>0.2706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52">
                <text:p>9.52</text:p>
              </table:table-cell>
              <table:table-cell office:value-type="float" office:value="0.278826">
                <text:p>0.2788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52">
                <text:p>9.52</text:p>
              </table:table-cell>
              <table:table-cell office:value-type="float" office:value="0.273955">
                <text:p>0.273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57">
                <text:p>9.57</text:p>
              </table:table-cell>
              <table:table-cell office:value-type="float" office:value="0.274897">
                <text:p>0.2748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57">
                <text:p>9.57</text:p>
              </table:table-cell>
              <table:table-cell office:value-type="float" office:value="0.269052">
                <text:p>0.26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57">
                <text:p>9.57</text:p>
              </table:table-cell>
              <table:table-cell office:value-type="float" office:value="0.268732">
                <text:p>0.2687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58">
                <text:p>9.58</text:p>
              </table:table-cell>
              <table:table-cell office:value-type="float" office:value="0.268042">
                <text:p>0.2680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62">
                <text:p>9.62</text:p>
              </table:table-cell>
              <table:table-cell office:value-type="float" office:value="0.272285">
                <text:p>0.2722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62">
                <text:p>9.62</text:p>
              </table:table-cell>
              <table:table-cell office:value-type="float" office:value="0.2664">
                <text:p>0.2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66">
                <text:p>9.66</text:p>
              </table:table-cell>
              <table:table-cell office:value-type="float" office:value="0.274631">
                <text:p>0.2746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66">
                <text:p>9.66</text:p>
              </table:table-cell>
              <table:table-cell office:value-type="float" office:value="0.262498">
                <text:p>0.2624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71">
                <text:p>9.71</text:p>
              </table:table-cell>
              <table:table-cell office:value-type="float" office:value="0.293666">
                <text:p>0.2936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71">
                <text:p>9.71</text:p>
              </table:table-cell>
              <table:table-cell office:value-type="float" office:value="0.260637">
                <text:p>0.2606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75">
                <text:p>9.75</text:p>
              </table:table-cell>
              <table:table-cell office:value-type="float" office:value="0.283889">
                <text:p>0.283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76">
                <text:p>9.76</text:p>
              </table:table-cell>
              <table:table-cell office:value-type="float" office:value="0.271243">
                <text:p>0.2712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76">
                <text:p>9.76</text:p>
              </table:table-cell>
              <table:table-cell office:value-type="float" office:value="0.260971">
                <text:p>0.260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77">
                <text:p>9.77</text:p>
              </table:table-cell>
              <table:table-cell office:value-type="float" office:value="0.260775">
                <text:p>0.2607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81">
                <text:p>9.81</text:p>
              </table:table-cell>
              <table:table-cell office:value-type="float" office:value="0.300825">
                <text:p>0.3008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1">
                <text:p>9.81</text:p>
              </table:table-cell>
              <table:table-cell office:value-type="float" office:value="0.260449">
                <text:p>0.2604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5">
                <text:p>9.85</text:p>
              </table:table-cell>
              <table:table-cell office:value-type="float" office:value="0.273253">
                <text:p>0.273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5">
                <text:p>9.85</text:p>
              </table:table-cell>
              <table:table-cell office:value-type="float" office:value="0.261058">
                <text:p>0.2610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89">
                <text:p>9.89</text:p>
              </table:table-cell>
              <table:table-cell office:value-type="float" office:value="0.271772">
                <text:p>0.2717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9">
                <text:p>9.9</text:p>
              </table:table-cell>
              <table:table-cell office:value-type="float" office:value="0.271246">
                <text:p>0.2712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94">
                <text:p>9.94</text:p>
              </table:table-cell>
              <table:table-cell office:value-type="float" office:value="0.288492">
                <text:p>0.288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94">
                <text:p>9.94</text:p>
              </table:table-cell>
              <table:table-cell office:value-type="float" office:value="0.250751">
                <text:p>0.2507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98">
                <text:p>9.98</text:p>
              </table:table-cell>
              <table:table-cell office:value-type="float" office:value="0.273755">
                <text:p>0.2737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98">
                <text:p>9.98</text:p>
              </table:table-cell>
              <table:table-cell office:value-type="float" office:value="0.250174">
                <text:p>0.2501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99">
                <text:p>9.99</text:p>
              </table:table-cell>
              <table:table-cell office:value-type="float" office:value="0.249356">
                <text:p>0.2493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">
                <text:p>10</text:p>
              </table:table-cell>
              <table:table-cell office:value-type="float" office:value="0.248497">
                <text:p>0.2484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05">
                <text:p>10.05</text:p>
              </table:table-cell>
              <table:table-cell office:value-type="float" office:value="0.276479">
                <text:p>0.276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05">
                <text:p>10.05</text:p>
              </table:table-cell>
              <table:table-cell office:value-type="float" office:value="0.244098">
                <text:p>0.244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09">
                <text:p>10.09</text:p>
              </table:table-cell>
              <table:table-cell office:value-type="float" office:value="0.248895">
                <text:p>0.2488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09">
                <text:p>10.09</text:p>
              </table:table-cell>
              <table:table-cell office:value-type="float" office:value="0.239704">
                <text:p>0.2397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1">
                <text:p>10.1</text:p>
              </table:table-cell>
              <table:table-cell office:value-type="float" office:value="0.238414">
                <text:p>0.2384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11">
                <text:p>10.11</text:p>
              </table:table-cell>
              <table:table-cell office:value-type="float" office:value="0.237539">
                <text:p>0.2375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15">
                <text:p>10.15</text:p>
              </table:table-cell>
              <table:table-cell office:value-type="float" office:value="0.247469">
                <text:p>0.2474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16">
                <text:p>10.16</text:p>
              </table:table-cell>
              <table:table-cell office:value-type="float" office:value="0.237718">
                <text:p>0.2377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2">
                <text:p>10.2</text:p>
              </table:table-cell>
              <table:table-cell office:value-type="float" office:value="0.24253">
                <text:p>0.24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2">
                <text:p>10.2</text:p>
              </table:table-cell>
              <table:table-cell office:value-type="float" office:value="0.229811">
                <text:p>0.2298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25">
                <text:p>10.25</text:p>
              </table:table-cell>
              <table:table-cell office:value-type="float" office:value="0.227993">
                <text:p>0.2279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25">
                <text:p>10.25</text:p>
              </table:table-cell>
              <table:table-cell office:value-type="float" office:value="0.215111">
                <text:p>0.2151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29">
                <text:p>10.29</text:p>
              </table:table-cell>
              <table:table-cell office:value-type="float" office:value="0.212057">
                <text:p>0.2120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29">
                <text:p>10.29</text:p>
              </table:table-cell>
              <table:table-cell office:value-type="float" office:value="0.207028">
                <text:p>0.2070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3">
                <text:p>10.3</text:p>
              </table:table-cell>
              <table:table-cell office:value-type="float" office:value="0.204897">
                <text:p>0.2048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31">
                <text:p>10.31</text:p>
              </table:table-cell>
              <table:table-cell office:value-type="float" office:value="0.203661">
                <text:p>0.2036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35">
                <text:p>10.35</text:p>
              </table:table-cell>
              <table:table-cell office:value-type="float" office:value="0.201939">
                <text:p>0.2019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35">
                <text:p>10.35</text:p>
              </table:table-cell>
              <table:table-cell office:value-type="float" office:value="0.202299">
                <text:p>0.202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39">
                <text:p>10.39</text:p>
              </table:table-cell>
              <table:table-cell office:value-type="float" office:value="0.204446">
                <text:p>0.2044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4">
                <text:p>10.4</text:p>
              </table:table-cell>
              <table:table-cell office:value-type="float" office:value="0.208501">
                <text:p>0.2085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44">
                <text:p>10.44</text:p>
              </table:table-cell>
              <table:table-cell office:value-type="float" office:value="0.214432">
                <text:p>0.2144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44">
                <text:p>10.44</text:p>
              </table:table-cell>
              <table:table-cell office:value-type="float" office:value="0.222159">
                <text:p>0.2221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49">
                <text:p>10.49</text:p>
              </table:table-cell>
              <table:table-cell office:value-type="float" office:value="0.23679">
                <text:p>0.236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49">
                <text:p>10.49</text:p>
              </table:table-cell>
              <table:table-cell office:value-type="float" office:value="0.254412">
                <text:p>0.2544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53">
                <text:p>10.53</text:p>
              </table:table-cell>
              <table:table-cell office:value-type="float" office:value="0.267354">
                <text:p>0.2673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53">
                <text:p>10.53</text:p>
              </table:table-cell>
              <table:table-cell office:value-type="float" office:value="0.280863">
                <text:p>0.2808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54">
                <text:p>10.54</text:p>
              </table:table-cell>
              <table:table-cell office:value-type="float" office:value="0.287693">
                <text:p>0.2876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55">
                <text:p>10.55</text:p>
              </table:table-cell>
              <table:table-cell office:value-type="float" office:value="0.294508">
                <text:p>0.2945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59">
                <text:p>10.59</text:p>
              </table:table-cell>
              <table:table-cell office:value-type="float" office:value="0.314371">
                <text:p>0.3143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6">
                <text:p>10.6</text:p>
              </table:table-cell>
              <table:table-cell office:value-type="float" office:value="0.32063">
                <text:p>0.320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64">
                <text:p>10.64</text:p>
              </table:table-cell>
              <table:table-cell office:value-type="float" office:value="0.332378">
                <text:p>0.3323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64">
                <text:p>10.64</text:p>
              </table:table-cell>
              <table:table-cell office:value-type="float" office:value="0.347677">
                <text:p>0.3476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69">
                <text:p>10.69</text:p>
              </table:table-cell>
              <table:table-cell office:value-type="float" office:value="0.356084">
                <text:p>0.3560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69">
                <text:p>10.69</text:p>
              </table:table-cell>
              <table:table-cell office:value-type="float" office:value="0.365779">
                <text:p>0.3657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73">
                <text:p>10.73</text:p>
              </table:table-cell>
              <table:table-cell office:value-type="float" office:value="0.370278">
                <text:p>0.3702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73">
                <text:p>10.73</text:p>
              </table:table-cell>
              <table:table-cell office:value-type="float" office:value="0.373258">
                <text:p>0.3732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74">
                <text:p>10.74</text:p>
              </table:table-cell>
              <table:table-cell office:value-type="float" office:value="0.374199">
                <text:p>0.3741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75">
                <text:p>10.75</text:p>
              </table:table-cell>
              <table:table-cell office:value-type="float" office:value="0.374794">
                <text:p>0.3747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79">
                <text:p>10.79</text:p>
              </table:table-cell>
              <table:table-cell office:value-type="float" office:value="0.374006">
                <text:p>0.374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83">
                <text:p>10.83</text:p>
              </table:table-cell>
              <table:table-cell office:value-type="float" office:value="0.368903">
                <text:p>0.3689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88">
                <text:p>10.88</text:p>
              </table:table-cell>
              <table:table-cell office:value-type="float" office:value="0.362816">
                <text:p>0.3628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88">
                <text:p>10.88</text:p>
              </table:table-cell>
              <table:table-cell office:value-type="float" office:value="0.357869">
                <text:p>0.3578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93">
                <text:p>10.93</text:p>
              </table:table-cell>
              <table:table-cell office:value-type="float" office:value="0.352308">
                <text:p>0.3523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93">
                <text:p>10.93</text:p>
              </table:table-cell>
              <table:table-cell office:value-type="float" office:value="0.342967">
                <text:p>0.3429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97">
                <text:p>10.97</text:p>
              </table:table-cell>
              <table:table-cell office:value-type="float" office:value="0.336152">
                <text:p>0.3361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97">
                <text:p>10.97</text:p>
              </table:table-cell>
              <table:table-cell office:value-type="float" office:value="0.328928">
                <text:p>0.3289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">
                <text:p>10.98</text:p>
              </table:table-cell>
              <table:table-cell office:value-type="float" office:value="0.325174">
                <text:p>0.3251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99">
                <text:p>10.99</text:p>
              </table:table-cell>
              <table:table-cell office:value-type="float" office:value="0.321333">
                <text:p>0.321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03">
                <text:p>11.03</text:p>
              </table:table-cell>
              <table:table-cell office:value-type="float" office:value="0.313407">
                <text:p>0.3134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03">
                <text:p>11.03</text:p>
              </table:table-cell>
              <table:table-cell office:value-type="float" office:value="0.305187">
                <text:p>0.305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08">
                <text:p>11.08</text:p>
              </table:table-cell>
              <table:table-cell office:value-type="float" office:value="0.283578">
                <text:p>0.2835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12">
                <text:p>11.12</text:p>
              </table:table-cell>
              <table:table-cell office:value-type="float" office:value="0.274602">
                <text:p>0.274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12">
                <text:p>11.12</text:p>
              </table:table-cell>
              <table:table-cell office:value-type="float" office:value="0.265489">
                <text:p>0.2654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13">
                <text:p>11.13</text:p>
              </table:table-cell>
              <table:table-cell office:value-type="float" office:value="0.260893">
                <text:p>0.2608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14">
                <text:p>11.14</text:p>
              </table:table-cell>
              <table:table-cell office:value-type="float" office:value="0.256276">
                <text:p>0.2562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18">
                <text:p>11.18</text:p>
              </table:table-cell>
              <table:table-cell office:value-type="float" office:value="0.242351">
                <text:p>0.2423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18">
                <text:p>11.18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23">
                <text:p>11.23</text:p>
              </table:table-cell>
              <table:table-cell office:value-type="float" office:value="0.228412">
                <text:p>0.2284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23">
                <text:p>11.23</text:p>
              </table:table-cell>
              <table:table-cell office:value-type="float" office:value="0.214579">
                <text:p>0.2145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27">
                <text:p>11.27</text:p>
              </table:table-cell>
              <table:table-cell office:value-type="float" office:value="0.205467">
                <text:p>0.2054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28">
                <text:p>11.28</text:p>
              </table:table-cell>
              <table:table-cell office:value-type="float" office:value="0.196474">
                <text:p>0.196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28">
                <text:p>11.28</text:p>
              </table:table-cell>
              <table:table-cell office:value-type="float" office:value="0.192029">
                <text:p>0.1920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29">
                <text:p>11.29</text:p>
              </table:table-cell>
              <table:table-cell office:value-type="float" office:value="0.187623">
                <text:p>0.1876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33">
                <text:p>11.33</text:p>
              </table:table-cell>
              <table:table-cell office:value-type="float" office:value="0.170422">
                <text:p>0.1704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37">
                <text:p>11.37</text:p>
              </table:table-cell>
              <table:table-cell office:value-type="float" office:value="0.158023">
                <text:p>0.1580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38">
                <text:p>11.38</text:p>
              </table:table-cell>
              <table:table-cell office:value-type="float" office:value="0.153995">
                <text:p>0.1539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42">
                <text:p>11.42</text:p>
              </table:table-cell>
              <table:table-cell office:value-type="float" office:value="0.146106">
                <text:p>0.1461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42">
                <text:p>11.42</text:p>
              </table:table-cell>
              <table:table-cell office:value-type="float" office:value="0.134708">
                <text:p>0.1347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47">
                <text:p>11.47</text:p>
              </table:table-cell>
              <table:table-cell office:value-type="float" office:value="0.127414">
                <text:p>0.1274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47">
                <text:p>11.47</text:p>
              </table:table-cell>
              <table:table-cell office:value-type="float" office:value="0.116947">
                <text:p>0.1169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52">
                <text:p>11.52</text:p>
              </table:table-cell>
              <table:table-cell office:value-type="float" office:value="0.113587">
                <text:p>0.1135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52">
                <text:p>11.52</text:p>
              </table:table-cell>
              <table:table-cell office:value-type="float" office:value="0.100816">
                <text:p>0.1008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57">
                <text:p>11.57</text:p>
              </table:table-cell>
              <table:table-cell office:value-type="float" office:value="0.08639">
                <text:p>0.086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61">
                <text:p>11.61</text:p>
              </table:table-cell>
              <table:table-cell office:value-type="float" office:value="0.0811064">
                <text:p>0.08110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61">
                <text:p>11.61</text:p>
              </table:table-cell>
              <table:table-cell office:value-type="float" office:value="0.0761023">
                <text:p>0.07610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62">
                <text:p>11.62</text:p>
              </table:table-cell>
              <table:table-cell office:value-type="float" office:value="0.0737049">
                <text:p>0.0737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63">
                <text:p>11.63</text:p>
              </table:table-cell>
              <table:table-cell office:value-type="float" office:value="0.0713769">
                <text:p>0.07137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67">
                <text:p>11.67</text:p>
              </table:table-cell>
              <table:table-cell office:value-type="float" office:value="0.0669281">
                <text:p>0.06692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67">
                <text:p>11.67</text:p>
              </table:table-cell>
              <table:table-cell office:value-type="float" office:value="0.062753">
                <text:p>0.0627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72">
                <text:p>11.72</text:p>
              </table:table-cell>
              <table:table-cell office:value-type="float" office:value="0.056996">
                <text:p>0.0569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72">
                <text:p>11.72</text:p>
              </table:table-cell>
              <table:table-cell office:value-type="float" office:value="0.05521">
                <text:p>0.055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76">
                <text:p>11.76</text:p>
              </table:table-cell>
              <table:table-cell office:value-type="float" office:value="0.050245">
                <text:p>0.0502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76">
                <text:p>11.76</text:p>
              </table:table-cell>
              <table:table-cell office:value-type="float" office:value="0.0472581">
                <text:p>0.04725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81">
                <text:p>11.81</text:p>
              </table:table-cell>
              <table:table-cell office:value-type="float" office:value="0.0432548">
                <text:p>0.04325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81">
                <text:p>11.81</text:p>
              </table:table-cell>
              <table:table-cell office:value-type="float" office:value="0.0420461">
                <text:p>0.04204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81">
                <text:p>11.81</text:p>
              </table:table-cell>
              <table:table-cell office:value-type="float" office:value="0.0408997">
                <text:p>0.04089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82">
                <text:p>11.82</text:p>
              </table:table-cell>
              <table:table-cell office:value-type="float" office:value="0.0398152">
                <text:p>0.03981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86">
                <text:p>11.86</text:p>
              </table:table-cell>
              <table:table-cell office:value-type="float" office:value="0.0378302">
                <text:p>0.03783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86">
                <text:p>11.86</text:p>
              </table:table-cell>
              <table:table-cell office:value-type="float" office:value="0.0360875">
                <text:p>0.0360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9">
                <text:p>11.9</text:p>
              </table:table-cell>
              <table:table-cell office:value-type="float" office:value="0.0353057">
                <text:p>0.03530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9">
                <text:p>11.9</text:p>
              </table:table-cell>
              <table:table-cell office:value-type="float" office:value="0.0333098">
                <text:p>0.03330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95">
                <text:p>11.95</text:p>
              </table:table-cell>
              <table:table-cell office:value-type="float" office:value="0.0314271">
                <text:p>0.03142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99">
                <text:p>11.99</text:p>
              </table:table-cell>
              <table:table-cell office:value-type="float" office:value="0.0305494">
                <text:p>0.03054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99">
                <text:p>11.99</text:p>
              </table:table-cell>
              <table:table-cell office:value-type="float" office:value="0.0301897">
                <text:p>0.03018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03">
                <text:p>12.03</text:p>
              </table:table-cell>
              <table:table-cell office:value-type="float" office:value="0.0299437">
                <text:p>0.02994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03">
                <text:p>12.03</text:p>
              </table:table-cell>
              <table:table-cell office:value-type="float" office:value="0.0299304">
                <text:p>0.0299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04">
                <text:p>12.04</text:p>
              </table:table-cell>
              <table:table-cell office:value-type="float" office:value="0.0299475">
                <text:p>0.02994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05">
                <text:p>12.05</text:p>
              </table:table-cell>
              <table:table-cell office:value-type="float" office:value="0.0299925">
                <text:p>0.02999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09">
                <text:p>12.09</text:p>
              </table:table-cell>
              <table:table-cell office:value-type="float" office:value="0.0302724">
                <text:p>0.03027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09">
                <text:p>12.09</text:p>
              </table:table-cell>
              <table:table-cell office:value-type="float" office:value="0.030407">
                <text:p>0.0304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14">
                <text:p>12.14</text:p>
              </table:table-cell>
              <table:table-cell office:value-type="float" office:value="0.0309067">
                <text:p>0.03090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14">
                <text:p>12.14</text:p>
              </table:table-cell>
              <table:table-cell office:value-type="float" office:value="0.0313022">
                <text:p>0.03130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18">
                <text:p>12.18</text:p>
              </table:table-cell>
              <table:table-cell office:value-type="float" office:value="0.0319589">
                <text:p>0.03195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18">
                <text:p>12.18</text:p>
              </table:table-cell>
              <table:table-cell office:value-type="float" office:value="0.0321896">
                <text:p>0.03218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19">
                <text:p>12.19</text:p>
              </table:table-cell>
              <table:table-cell office:value-type="float" office:value="0.0324247">
                <text:p>0.03242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2">
                <text:p>12.2</text:p>
              </table:table-cell>
              <table:table-cell office:value-type="float" office:value="0.032663">
                <text:p>0.0326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24">
                <text:p>12.24</text:p>
              </table:table-cell>
              <table:table-cell office:value-type="float" office:value="0.033146">
                <text:p>0.0331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24">
                <text:p>12.24</text:p>
              </table:table-cell>
              <table:table-cell office:value-type="float" office:value="0.0336334">
                <text:p>0.03363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29">
                <text:p>12.29</text:p>
              </table:table-cell>
              <table:table-cell office:value-type="float" office:value="0.034602">
                <text:p>0.0346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29">
                <text:p>12.29</text:p>
              </table:table-cell>
              <table:table-cell office:value-type="float" office:value="0.0348401">
                <text:p>0.03484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33">
                <text:p>12.33</text:p>
              </table:table-cell>
              <table:table-cell office:value-type="float" office:value="0.0355387">
                <text:p>0.03553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33">
                <text:p>12.33</text:p>
              </table:table-cell>
              <table:table-cell office:value-type="float" office:value="0.0357655">
                <text:p>0.03576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34">
                <text:p>12.34</text:p>
              </table:table-cell>
              <table:table-cell office:value-type="float" office:value="0.0359891">
                <text:p>0.03598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35">
                <text:p>12.35</text:p>
              </table:table-cell>
              <table:table-cell office:value-type="float" office:value="0.0362092">
                <text:p>0.03620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39">
                <text:p>12.39</text:p>
              </table:table-cell>
              <table:table-cell office:value-type="float" office:value="0.0370526">
                <text:p>0.03705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43">
                <text:p>12.43</text:p>
              </table:table-cell>
              <table:table-cell office:value-type="float" office:value="0.0378328">
                <text:p>0.03783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48">
                <text:p>12.48</text:p>
              </table:table-cell>
              <table:table-cell office:value-type="float" office:value="0.0385448">
                <text:p>0.03854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48">
                <text:p>12.48</text:p>
              </table:table-cell>
              <table:table-cell office:value-type="float" office:value="0.0387121">
                <text:p>0.03871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53">
                <text:p>12.53</text:p>
              </table:table-cell>
              <table:table-cell office:value-type="float" office:value="0.0390334">
                <text:p>0.0390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53">
                <text:p>12.53</text:p>
              </table:table-cell>
              <table:table-cell office:value-type="float" office:value="0.039337">
                <text:p>0.0393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53">
                <text:p>12.53</text:p>
              </table:table-cell>
              <table:table-cell office:value-type="float" office:value="0.0394824">
                <text:p>0.03948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54">
                <text:p>12.54</text:p>
              </table:table-cell>
              <table:table-cell office:value-type="float" office:value="0.0396237">
                <text:p>0.03962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58">
                <text:p>12.58</text:p>
              </table:table-cell>
              <table:table-cell office:value-type="float" office:value="0.0400218">
                <text:p>0.0400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58">
                <text:p>12.58</text:p>
              </table:table-cell>
              <table:table-cell office:value-type="float" office:value="0.0401464">
                <text:p>0.04014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63">
                <text:p>12.63</text:p>
              </table:table-cell>
              <table:table-cell office:value-type="float" office:value="0.0403839">
                <text:p>0.04038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63">
                <text:p>12.63</text:p>
              </table:table-cell>
              <table:table-cell office:value-type="float" office:value="0.040711">
                <text:p>0.0407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67">
                <text:p>12.67</text:p>
              </table:table-cell>
              <table:table-cell office:value-type="float" office:value="0.0409105">
                <text:p>0.04091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67">
                <text:p>12.67</text:p>
              </table:table-cell>
              <table:table-cell office:value-type="float" office:value="0.0410951">
                <text:p>0.04109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68">
                <text:p>12.68</text:p>
              </table:table-cell>
              <table:table-cell office:value-type="float" office:value="0.0411823">
                <text:p>0.04118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69">
                <text:p>12.69</text:p>
              </table:table-cell>
              <table:table-cell office:value-type="float" office:value="0.041266">
                <text:p>0.0412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73">
                <text:p>12.73</text:p>
              </table:table-cell>
              <table:table-cell office:value-type="float" office:value="0.0414235">
                <text:p>0.04142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73">
                <text:p>12.73</text:p>
              </table:table-cell>
              <table:table-cell office:value-type="float" office:value="0.0414975">
                <text:p>0.04149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77">
                <text:p>12.77</text:p>
              </table:table-cell>
              <table:table-cell office:value-type="float" office:value="0.0417638">
                <text:p>0.04176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77">
                <text:p>12.77</text:p>
              </table:table-cell>
              <table:table-cell office:value-type="float" office:value="0.041823">
                <text:p>0.0418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81">
                <text:p>12.81</text:p>
              </table:table-cell>
              <table:table-cell office:value-type="float" office:value="0.0419329">
                <text:p>0.04193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81">
                <text:p>12.81</text:p>
              </table:table-cell>
              <table:table-cell office:value-type="float" office:value="0.0420318">
                <text:p>0.04203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82">
                <text:p>12.82</text:p>
              </table:table-cell>
              <table:table-cell office:value-type="float" office:value="0.0420774">
                <text:p>0.0420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83">
                <text:p>12.83</text:p>
              </table:table-cell>
              <table:table-cell office:value-type="float" office:value="0.0421205">
                <text:p>0.0421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87">
                <text:p>12.87</text:p>
              </table:table-cell>
              <table:table-cell office:value-type="float" office:value="0.0422353">
                <text:p>0.04223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87">
                <text:p>12.87</text:p>
              </table:table-cell>
              <table:table-cell office:value-type="float" office:value="0.0422691">
                <text:p>0.04226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91">
                <text:p>12.91</text:p>
              </table:table-cell>
              <table:table-cell office:value-type="float" office:value="0.042383">
                <text:p>0.0423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95">
                <text:p>12.95</text:p>
              </table:table-cell>
              <table:table-cell office:value-type="float" office:value="0.0424651">
                <text:p>0.04246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">
                <text:p>13</text:p>
              </table:table-cell>
              <table:table-cell office:value-type="float" office:value="0.0425281">
                <text:p>0.04252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04">
                <text:p>13.04</text:p>
              </table:table-cell>
              <table:table-cell office:value-type="float" office:value="0.0425469">
                <text:p>0.04254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04">
                <text:p>13.04</text:p>
              </table:table-cell>
              <table:table-cell office:value-type="float" office:value="0.0425503">
                <text:p>0.04255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05">
                <text:p>13.05</text:p>
              </table:table-cell>
              <table:table-cell office:value-type="float" office:value="0.0425523">
                <text:p>0.04255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06">
                <text:p>13.06</text:p>
              </table:table-cell>
              <table:table-cell office:value-type="float" office:value="0.042553">
                <text:p>0.0425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1">
                <text:p>13.1</text:p>
              </table:table-cell>
              <table:table-cell office:value-type="float" office:value="0.0425475">
                <text:p>0.04254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1">
                <text:p>13.1</text:p>
              </table:table-cell>
              <table:table-cell office:value-type="float" office:value="0.0425434">
                <text:p>0.04254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14">
                <text:p>13.14</text:p>
              </table:table-cell>
              <table:table-cell office:value-type="float" office:value="0.0425249">
                <text:p>0.04252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14">
                <text:p>13.14</text:p>
              </table:table-cell>
              <table:table-cell office:value-type="float" office:value="0.0425167">
                <text:p>0.04251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.19">
                <text:p>13.19</text:p>
              </table:table-cell>
              <table:table-cell office:value-type="float" office:value="0.0424864">
                <text:p>0.04248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.19">
                <text:p>13.19</text:p>
              </table:table-cell>
              <table:table-cell office:value-type="float" office:value="0.0424619">
                <text:p>0.04246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23">
                <text:p>13.23</text:p>
              </table:table-cell>
              <table:table-cell office:value-type="float" office:value="0.0424343">
                <text:p>0.04243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.23">
                <text:p>13.23</text:p>
              </table:table-cell>
              <table:table-cell office:value-type="float" office:value="0.0424036">
                <text:p>0.04240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.24">
                <text:p>13.24</text:p>
              </table:table-cell>
              <table:table-cell office:value-type="float" office:value="0.0423873">
                <text:p>0.04238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.25">
                <text:p>13.25</text:p>
              </table:table-cell>
              <table:table-cell office:value-type="float" office:value="0.0423703">
                <text:p>0.04237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.29">
                <text:p>13.29</text:p>
              </table:table-cell>
              <table:table-cell office:value-type="float" office:value="0.0423527">
                <text:p>0.04235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.29">
                <text:p>13.29</text:p>
              </table:table-cell>
              <table:table-cell office:value-type="float" office:value="0.0422966">
                <text:p>0.04229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33">
                <text:p>13.33</text:p>
              </table:table-cell>
              <table:table-cell office:value-type="float" office:value="0.0422152">
                <text:p>0.04221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.38">
                <text:p>13.38</text:p>
              </table:table-cell>
              <table:table-cell office:value-type="float" office:value="0.0421273">
                <text:p>0.04212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.38">
                <text:p>13.38</text:p>
              </table:table-cell>
              <table:table-cell office:value-type="float" office:value="0.0421045">
                <text:p>0.0421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42">
                <text:p>13.42</text:p>
              </table:table-cell>
              <table:table-cell office:value-type="float" office:value="0.0420344">
                <text:p>0.04203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42">
                <text:p>13.42</text:p>
              </table:table-cell>
              <table:table-cell office:value-type="float" office:value="0.0420105">
                <text:p>0.04201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.43">
                <text:p>13.43</text:p>
              </table:table-cell>
              <table:table-cell office:value-type="float" office:value="0.0419863">
                <text:p>0.04198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.44">
                <text:p>13.44</text:p>
              </table:table-cell>
              <table:table-cell office:value-type="float" office:value="0.041962">
                <text:p>0.0419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.48">
                <text:p>13.48</text:p>
              </table:table-cell>
              <table:table-cell office:value-type="float" office:value="0.0419375">
                <text:p>0.0419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48">
                <text:p>13.48</text:p>
              </table:table-cell>
              <table:table-cell office:value-type="float" office:value="0.041863">
                <text:p>0.0418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52">
                <text:p>13.52</text:p>
              </table:table-cell>
              <table:table-cell office:value-type="float" office:value="0.0417877">
                <text:p>0.04178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52">
                <text:p>13.52</text:p>
              </table:table-cell>
              <table:table-cell office:value-type="float" office:value="0.0417624">
                <text:p>0.04176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57">
                <text:p>13.57</text:p>
              </table:table-cell>
              <table:table-cell office:value-type="float" office:value="0.0416353">
                <text:p>0.04163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61">
                <text:p>13.61</text:p>
              </table:table-cell>
              <table:table-cell office:value-type="float" office:value="0.041559">
                <text:p>0.0415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61">
                <text:p>13.61</text:p>
              </table:table-cell>
              <table:table-cell office:value-type="float" office:value="0.0415336">
                <text:p>0.04153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62">
                <text:p>13.62</text:p>
              </table:table-cell>
              <table:table-cell office:value-type="float" office:value="0.0415083">
                <text:p>0.04150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63">
                <text:p>13.63</text:p>
              </table:table-cell>
              <table:table-cell office:value-type="float" office:value="0.041483">
                <text:p>0.0414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67">
                <text:p>13.67</text:p>
              </table:table-cell>
              <table:table-cell office:value-type="float" office:value="0.0414076">
                <text:p>0.04140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71">
                <text:p>13.71</text:p>
              </table:table-cell>
              <table:table-cell office:value-type="float" office:value="0.0413578">
                <text:p>0.04135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71">
                <text:p>13.71</text:p>
              </table:table-cell>
              <table:table-cell office:value-type="float" office:value="0.041284">
                <text:p>0.041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75">
                <text:p>13.75</text:p>
              </table:table-cell>
              <table:table-cell office:value-type="float" office:value="0.0412354">
                <text:p>0.04123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75">
                <text:p>13.75</text:p>
              </table:table-cell>
              <table:table-cell office:value-type="float" office:value="0.0411874">
                <text:p>0.04118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76">
                <text:p>13.76</text:p>
              </table:table-cell>
              <table:table-cell office:value-type="float" office:value="0.0411636">
                <text:p>0.04116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77">
                <text:p>13.77</text:p>
              </table:table-cell>
              <table:table-cell office:value-type="float" office:value="0.04114">
                <text:p>0.041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81">
                <text:p>13.81</text:p>
              </table:table-cell>
              <table:table-cell office:value-type="float" office:value="0.0410933">
                <text:p>0.04109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81">
                <text:p>13.81</text:p>
              </table:table-cell>
              <table:table-cell office:value-type="float" office:value="0.0410473">
                <text:p>0.04104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85">
                <text:p>13.85</text:p>
              </table:table-cell>
              <table:table-cell office:value-type="float" office:value="0.0409577">
                <text:p>0.04095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9">
                <text:p>13.9</text:p>
              </table:table-cell>
              <table:table-cell office:value-type="float" office:value="0.0409141">
                <text:p>0.04091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9">
                <text:p>13.9</text:p>
              </table:table-cell>
              <table:table-cell office:value-type="float" office:value="0.0408503">
                <text:p>0.04085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94">
                <text:p>13.94</text:p>
              </table:table-cell>
              <table:table-cell office:value-type="float" office:value="0.0407885">
                <text:p>0.04078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94">
                <text:p>13.94</text:p>
              </table:table-cell>
              <table:table-cell office:value-type="float" office:value="0.0407684">
                <text:p>0.04076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95">
                <text:p>13.95</text:p>
              </table:table-cell>
              <table:table-cell office:value-type="float" office:value="0.0407484">
                <text:p>0.04074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96">
                <text:p>13.96</text:p>
              </table:table-cell>
              <table:table-cell office:value-type="float" office:value="0.0407287">
                <text:p>0.04072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">
                <text:p>14</text:p>
              </table:table-cell>
              <table:table-cell office:value-type="float" office:value="0.04069">
                <text:p>0.040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">
                <text:p>14</text:p>
              </table:table-cell>
              <table:table-cell office:value-type="float" office:value="0.0406523">
                <text:p>0.04065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05">
                <text:p>14.05</text:p>
              </table:table-cell>
              <table:table-cell office:value-type="float" office:value="0.0405797">
                <text:p>0.04057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05">
                <text:p>14.05</text:p>
              </table:table-cell>
              <table:table-cell office:value-type="float" office:value="0.0405622">
                <text:p>0.04056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.09">
                <text:p>14.09</text:p>
              </table:table-cell>
              <table:table-cell office:value-type="float" office:value="0.0405278">
                <text:p>0.04052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09">
                <text:p>14.09</text:p>
              </table:table-cell>
              <table:table-cell office:value-type="float" office:value="0.0404944">
                <text:p>0.04049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1">
                <text:p>14.1</text:p>
              </table:table-cell>
              <table:table-cell office:value-type="float" office:value="0.040478">
                <text:p>0.0404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11">
                <text:p>14.11</text:p>
              </table:table-cell>
              <table:table-cell office:value-type="float" office:value="0.0404619">
                <text:p>0.04046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15">
                <text:p>14.15</text:p>
              </table:table-cell>
              <table:table-cell office:value-type="float" office:value="0.0403999">
                <text:p>0.04039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19">
                <text:p>14.19</text:p>
              </table:table-cell>
              <table:table-cell office:value-type="float" office:value="0.0403704">
                <text:p>0.04037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19">
                <text:p>14.19</text:p>
              </table:table-cell>
              <table:table-cell office:value-type="float" office:value="0.0403418">
                <text:p>0.04034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23">
                <text:p>14.23</text:p>
              </table:table-cell>
              <table:table-cell office:value-type="float" office:value="0.0402873">
                <text:p>0.04028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28">
                <text:p>14.28</text:p>
              </table:table-cell>
              <table:table-cell office:value-type="float" office:value="0.0402244">
                <text:p>0.04022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32">
                <text:p>14.32</text:p>
              </table:table-cell>
              <table:table-cell office:value-type="float" office:value="0.0401781">
                <text:p>0.04017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33">
                <text:p>14.33</text:p>
              </table:table-cell>
              <table:table-cell office:value-type="float" office:value="0.0401671">
                <text:p>0.04016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34">
                <text:p>14.34</text:p>
              </table:table-cell>
              <table:table-cell office:value-type="float" office:value="0.0401562">
                <text:p>0.04015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38">
                <text:p>14.38</text:p>
              </table:table-cell>
              <table:table-cell office:value-type="float" office:value="0.040115">
                <text:p>0.0401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43">
                <text:p>14.43</text:p>
              </table:table-cell>
              <table:table-cell office:value-type="float" office:value="0.0400769">
                <text:p>0.04007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47">
                <text:p>14.47</text:p>
              </table:table-cell>
              <table:table-cell office:value-type="float" office:value="0.0400337">
                <text:p>0.04003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52">
                <text:p>14.52</text:p>
              </table:table-cell>
              <table:table-cell office:value-type="float" office:value="0.0400099">
                <text:p>0.04000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52">
                <text:p>14.52</text:p>
              </table:table-cell>
              <table:table-cell office:value-type="float" office:value="0.039995">
                <text:p>0.0399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56">
                <text:p>14.56</text:p>
              </table:table-cell>
              <table:table-cell office:value-type="float" office:value="0.0399807">
                <text:p>0.03998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56">
                <text:p>14.56</text:p>
              </table:table-cell>
              <table:table-cell office:value-type="float" office:value="0.0399671">
                <text:p>0.03996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57">
                <text:p>14.57</text:p>
              </table:table-cell>
              <table:table-cell office:value-type="float" office:value="0.0399605">
                <text:p>0.03996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58">
                <text:p>14.58</text:p>
              </table:table-cell>
              <table:table-cell office:value-type="float" office:value="0.0399541">
                <text:p>0.03995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62">
                <text:p>14.62</text:p>
              </table:table-cell>
              <table:table-cell office:value-type="float" office:value="0.0399301">
                <text:p>0.03993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67">
                <text:p>14.67</text:p>
              </table:table-cell>
              <table:table-cell office:value-type="float" office:value="0.0399136">
                <text:p>0.03991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67">
                <text:p>14.67</text:p>
              </table:table-cell>
              <table:table-cell office:value-type="float" office:value="0.0399083">
                <text:p>0.03990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71">
                <text:p>14.71</text:p>
              </table:table-cell>
              <table:table-cell office:value-type="float" office:value="0.0398887">
                <text:p>0.03988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71">
                <text:p>14.71</text:p>
              </table:table-cell>
              <table:table-cell office:value-type="float" office:value="0.0398842">
                <text:p>0.03988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76">
                <text:p>14.76</text:p>
              </table:table-cell>
              <table:table-cell office:value-type="float" office:value="0.0398671">
                <text:p>0.03986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76">
                <text:p>14.76</text:p>
              </table:table-cell>
              <table:table-cell office:value-type="float" office:value="0.0398632">
                <text:p>0.03986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8">
                <text:p>14.8</text:p>
              </table:table-cell>
              <table:table-cell office:value-type="float" office:value="0.0398484">
                <text:p>0.03984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81">
                <text:p>14.81</text:p>
              </table:table-cell>
              <table:table-cell office:value-type="float" office:value="0.039845">
                <text:p>0.0398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82">
                <text:p>14.82</text:p>
              </table:table-cell>
              <table:table-cell office:value-type="float" office:value="0.0398417">
                <text:p>0.03984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86">
                <text:p>14.86</text:p>
              </table:table-cell>
              <table:table-cell office:value-type="float" office:value="0.0398295">
                <text:p>0.03982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91">
                <text:p>14.91</text:p>
              </table:table-cell>
              <table:table-cell office:value-type="float" office:value="0.0398214">
                <text:p>0.03982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91">
                <text:p>14.91</text:p>
              </table:table-cell>
              <table:table-cell office:value-type="float" office:value="0.0398164">
                <text:p>0.03981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95">
                <text:p>14.95</text:p>
              </table:table-cell>
              <table:table-cell office:value-type="float" office:value="0.0398074">
                <text:p>0.03980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96">
                <text:p>14.96</text:p>
              </table:table-cell>
              <table:table-cell office:value-type="float" office:value="0.0398053">
                <text:p>0.03980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97">
                <text:p>14.97</text:p>
              </table:table-cell>
              <table:table-cell office:value-type="float" office:value="0.0398033">
                <text:p>0.0398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22cm" svg:height="13.335cm" xlink:href=".." xlink:type="simple" chart:class="chart:bar" chart:style-name="ch1">
        <chart:title svg:x="8.881cm" svg:y="0.402cm" chart:style-name="ch2">
          <text:p>Error Distribuition</text:p>
        </chart:title>
        <chart:plot-area chart:style-name="ch3" table:cell-range-address="Sheet2.I40:Sheet2.J103" chart:data-source-has-labels="column" svg:x="1.439cm" svg:y="1.447cm" svg:width="19.555cm" svg:height="10.641cm">
          <chartooo:coordinate-region svg:x="2.246cm" svg:y="1.599cm" svg:width="18.748cm" svg:height="9.444cm"/>
          <chart:axis chart:dimension="x" chart:name="primary-x" chart:style-name="ch4" chartooo:axis-type="auto">
            <chartooo:date-scale/>
            <chart:title svg:x="10.167cm" svg:y="12.354cm" chart:style-name="ch5">
              <text:p>Error (meters)</text:p>
            </chart:title>
            <chart:categories table:cell-range-address="Sheet2.I40:Sheet2.I103"/>
          </chart:axis>
          <chart:axis chart:dimension="y" chart:name="primary-y" chart:style-name="ch6">
            <chart:title svg:x="0.451cm" svg:y="8.293cm" chart:style-name="ch7">
              <text:p>Number of  readings</text:p>
            </chart:title>
            <chart:grid chart:style-name="ch8" chart:class="major"/>
          </chart:axis>
          <chart:series chart:style-name="ch9" chart:values-cell-range-address="Sheet2.J40:Sheet2.J103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I40:Sheet2.I103</svg:desc>
                </draw:g>
              </table:table-cell>
              <table:table-cell office:value-type="float" office:value="0">
                <text:p>0</text:p>
                <draw:g>
                  <svg:desc>Sheet2.J40:Sheet2.J103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